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4.26cm" svg:height="12.516cm" svg:x="12.492cm" svg:y="0.996cm">
            <draw:object draw:notify-on-update-of-ranges="Sheet1.A1:Sheet1.A1 Sheet1.A2:Sheet1.A301 Sheet1.B1:Sheet1.B1 Sheet1.B2:Sheet1.B301 Sheet1.C1:Sheet1.C1 Sheet1.C2:Sheet1.C301 Sheet1.D1:Sheet1.D1 Sheet1.D2:Sheet1.D301 Sheet1.E1:Sheet1.E1 Sheet1.E2:Sheet1.E3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GLBO</text:p>
          </table:table-cell>
          <table:table-cell office:value-type="string" calcext:value-type="string">
            <text:p>SGLBO + SUR</text:p>
          </table:table-cell>
          <table:table-cell office:value-type="string" calcext:value-type="string">
            <text:p>SGLBO + SUR + AVRG</text:p>
          </table:table-cell>
          <table:table-cell office:value-type="string" calcext:value-type="string">
            <text:p>ADAM LR = 0.05</text:p>
          </table:table-cell>
          <table:table-cell office:value-type="string" calcext:value-type="string">
            <text:p>ADAM LR = 0.005</text:p>
          </table:table-cell>
        </table:table-row>
        <table:table-row table:style-name="ro1">
          <table:table-cell office:value-type="float" office:value="3.7235169" calcext:value-type="float">
            <text:p>3.7235169</text:p>
          </table:table-cell>
          <table:table-cell office:value-type="float" office:value="3.7079283" calcext:value-type="float">
            <text:p>3.7079283</text:p>
          </table:table-cell>
          <table:table-cell office:value-type="float" office:value="3.7780231" calcext:value-type="float">
            <text:p>3.7780231</text:p>
          </table:table-cell>
          <table:table-cell office:value-type="float" office:value="3.7344908" calcext:value-type="float">
            <text:p>3.7344908</text:p>
          </table:table-cell>
          <table:table-cell office:value-type="float" office:value="3.7899" calcext:value-type="float">
            <text:p>3.7899</text:p>
          </table:table-cell>
        </table:table-row>
        <table:table-row table:style-name="ro1">
          <table:table-cell office:value-type="float" office:value="0.671901" calcext:value-type="float">
            <text:p>0.671901</text:p>
          </table:table-cell>
          <table:table-cell office:value-type="float" office:value="0.7263298" calcext:value-type="float">
            <text:p>0.7263298</text:p>
          </table:table-cell>
          <table:table-cell office:value-type="float" office:value="0.832771" calcext:value-type="float">
            <text:p>0.832771</text:p>
          </table:table-cell>
          <table:table-cell office:value-type="float" office:value="2.3528194" calcext:value-type="float">
            <text:p>2.3528194</text:p>
          </table:table-cell>
          <table:table-cell office:value-type="float" office:value="3.53683" calcext:value-type="float">
            <text:p>3.53683</text:p>
          </table:table-cell>
        </table:table-row>
        <table:table-row table:style-name="ro1">
          <table:table-cell office:value-type="float" office:value="0.332045" calcext:value-type="float">
            <text:p>0.332045</text:p>
          </table:table-cell>
          <table:table-cell office:value-type="float" office:value="0.3842194" calcext:value-type="float">
            <text:p>0.3842194</text:p>
          </table:table-cell>
          <table:table-cell office:value-type="float" office:value="0.5009559" calcext:value-type="float">
            <text:p>0.5009559</text:p>
          </table:table-cell>
          <table:table-cell office:value-type="float" office:value="1.2301988" calcext:value-type="float">
            <text:p>1.2301988</text:p>
          </table:table-cell>
          <table:table-cell office:value-type="float" office:value="3.36408" calcext:value-type="float">
            <text:p>3.36408</text:p>
          </table:table-cell>
        </table:table-row>
        <table:table-row table:style-name="ro1">
          <table:table-cell office:value-type="float" office:value="0.1929535" calcext:value-type="float">
            <text:p>0.1929535</text:p>
          </table:table-cell>
          <table:table-cell office:value-type="float" office:value="0.213455" calcext:value-type="float">
            <text:p>0.213455</text:p>
          </table:table-cell>
          <table:table-cell office:value-type="float" office:value="0.5433729" calcext:value-type="float">
            <text:p>0.5433729</text:p>
          </table:table-cell>
          <table:table-cell office:value-type="float" office:value="0.7102206" calcext:value-type="float">
            <text:p>0.7102206</text:p>
          </table:table-cell>
          <table:table-cell office:value-type="float" office:value="3.22305" calcext:value-type="float">
            <text:p>3.22305</text:p>
          </table:table-cell>
        </table:table-row>
        <table:table-row table:style-name="ro1">
          <table:table-cell office:value-type="float" office:value="0.1624951" calcext:value-type="float">
            <text:p>0.1624951</text:p>
          </table:table-cell>
          <table:table-cell office:value-type="float" office:value="0.1435269" calcext:value-type="float">
            <text:p>0.1435269</text:p>
          </table:table-cell>
          <table:table-cell office:value-type="float" office:value="0.4849034" calcext:value-type="float">
            <text:p>0.4849034</text:p>
          </table:table-cell>
          <table:table-cell office:value-type="float" office:value="0.5437982" calcext:value-type="float">
            <text:p>0.5437982</text:p>
          </table:table-cell>
          <table:table-cell office:value-type="float" office:value="3.01956" calcext:value-type="float">
            <text:p>3.01956</text:p>
          </table:table-cell>
        </table:table-row>
        <table:table-row table:style-name="ro1">
          <table:table-cell office:value-type="float" office:value="0.1290361" calcext:value-type="float">
            <text:p>0.1290361</text:p>
          </table:table-cell>
          <table:table-cell office:value-type="float" office:value="0.1074085" calcext:value-type="float">
            <text:p>0.1074085</text:p>
          </table:table-cell>
          <table:table-cell office:value-type="float" office:value="0.1285395" calcext:value-type="float">
            <text:p>0.1285395</text:p>
          </table:table-cell>
          <table:table-cell office:value-type="float" office:value="0.4832748" calcext:value-type="float">
            <text:p>0.4832748</text:p>
          </table:table-cell>
          <table:table-cell office:value-type="float" office:value="2.89474" calcext:value-type="float">
            <text:p>2.89474</text:p>
          </table:table-cell>
        </table:table-row>
        <table:table-row table:style-name="ro1">
          <table:table-cell office:value-type="float" office:value="0.1260583" calcext:value-type="float">
            <text:p>0.1260583</text:p>
          </table:table-cell>
          <table:table-cell office:value-type="float" office:value="0.1006053" calcext:value-type="float">
            <text:p>0.1006053</text:p>
          </table:table-cell>
          <table:table-cell office:value-type="float" office:value="0.1483395" calcext:value-type="float">
            <text:p>0.1483395</text:p>
          </table:table-cell>
          <table:table-cell office:value-type="float" office:value="0.4302411" calcext:value-type="float">
            <text:p>0.4302411</text:p>
          </table:table-cell>
          <table:table-cell office:value-type="float" office:value="2.78429" calcext:value-type="float">
            <text:p>2.78429</text:p>
          </table:table-cell>
        </table:table-row>
        <table:table-row table:style-name="ro1">
          <table:table-cell office:value-type="float" office:value="0.1201635" calcext:value-type="float">
            <text:p>0.1201635</text:p>
          </table:table-cell>
          <table:table-cell office:value-type="float" office:value="0.0858871" calcext:value-type="float">
            <text:p>0.0858871</text:p>
          </table:table-cell>
          <table:table-cell office:value-type="float" office:value="0.1363642" calcext:value-type="float">
            <text:p>0.1363642</text:p>
          </table:table-cell>
          <table:table-cell office:value-type="float" office:value="0.3529066" calcext:value-type="float">
            <text:p>0.3529066</text:p>
          </table:table-cell>
          <table:table-cell office:value-type="float" office:value="2.69522" calcext:value-type="float">
            <text:p>2.69522</text:p>
          </table:table-cell>
        </table:table-row>
        <table:table-row table:style-name="ro1">
          <table:table-cell office:value-type="float" office:value="0.1039431" calcext:value-type="float">
            <text:p>0.1039431</text:p>
          </table:table-cell>
          <table:table-cell office:value-type="float" office:value="0.084131" calcext:value-type="float">
            <text:p>0.084131</text:p>
          </table:table-cell>
          <table:table-cell office:value-type="float" office:value="0.143478" calcext:value-type="float">
            <text:p>0.143478</text:p>
          </table:table-cell>
          <table:table-cell office:value-type="float" office:value="0.2661766" calcext:value-type="float">
            <text:p>0.2661766</text:p>
          </table:table-cell>
          <table:table-cell office:value-type="float" office:value="2.46942" calcext:value-type="float">
            <text:p>2.46942</text:p>
          </table:table-cell>
        </table:table-row>
        <table:table-row table:style-name="ro1">
          <table:table-cell office:value-type="float" office:value="0.1059099" calcext:value-type="float">
            <text:p>0.1059099</text:p>
          </table:table-cell>
          <table:table-cell office:value-type="float" office:value="0.0845443" calcext:value-type="float">
            <text:p>0.0845443</text:p>
          </table:table-cell>
          <table:table-cell office:value-type="float" office:value="0.1101839" calcext:value-type="float">
            <text:p>0.1101839</text:p>
          </table:table-cell>
          <table:table-cell office:value-type="float" office:value="0.1912943" calcext:value-type="float">
            <text:p>0.1912943</text:p>
          </table:table-cell>
          <table:table-cell office:value-type="float" office:value="2.43005" calcext:value-type="float">
            <text:p>2.43005</text:p>
          </table:table-cell>
        </table:table-row>
        <table:table-row table:style-name="ro1">
          <table:table-cell office:value-type="float" office:value="0.0922916" calcext:value-type="float">
            <text:p>0.0922916</text:p>
          </table:table-cell>
          <table:table-cell office:value-type="float" office:value="0.0529817" calcext:value-type="float">
            <text:p>0.0529817</text:p>
          </table:table-cell>
          <table:table-cell office:value-type="float" office:value="0.0661877" calcext:value-type="float">
            <text:p>0.0661877</text:p>
          </table:table-cell>
          <table:table-cell office:value-type="float" office:value="0.1584156" calcext:value-type="float">
            <text:p>0.1584156</text:p>
          </table:table-cell>
          <table:table-cell office:value-type="float" office:value="2.28796" calcext:value-type="float">
            <text:p>2.28796</text:p>
          </table:table-cell>
        </table:table-row>
        <table:table-row table:style-name="ro1">
          <table:table-cell office:value-type="float" office:value="0.0709657" calcext:value-type="float">
            <text:p>0.0709657</text:p>
          </table:table-cell>
          <table:table-cell office:value-type="float" office:value="0.0602046" calcext:value-type="float">
            <text:p>0.0602046</text:p>
          </table:table-cell>
          <table:table-cell office:value-type="float" office:value="0.0506931" calcext:value-type="float">
            <text:p>0.0506931</text:p>
          </table:table-cell>
          <table:table-cell office:value-type="float" office:value="0.1011587" calcext:value-type="float">
            <text:p>0.1011587</text:p>
          </table:table-cell>
          <table:table-cell office:value-type="float" office:value="2.08114" calcext:value-type="float">
            <text:p>2.08114</text:p>
          </table:table-cell>
        </table:table-row>
        <table:table-row table:style-name="ro1">
          <table:table-cell office:value-type="float" office:value="0.0570277" calcext:value-type="float">
            <text:p>0.0570277</text:p>
          </table:table-cell>
          <table:table-cell office:value-type="float" office:value="0.0556948" calcext:value-type="float">
            <text:p>0.0556948</text:p>
          </table:table-cell>
          <table:table-cell office:value-type="float" office:value="0.0522673" calcext:value-type="float">
            <text:p>0.0522673</text:p>
          </table:table-cell>
          <table:table-cell office:value-type="float" office:value="0.0923619" calcext:value-type="float">
            <text:p>0.0923619</text:p>
          </table:table-cell>
          <table:table-cell office:value-type="float" office:value="1.997" calcext:value-type="float">
            <text:p>1.997</text:p>
          </table:table-cell>
        </table:table-row>
        <table:table-row table:style-name="ro1">
          <table:table-cell office:value-type="float" office:value="0.0562644" calcext:value-type="float">
            <text:p>0.0562644</text:p>
          </table:table-cell>
          <table:table-cell office:value-type="float" office:value="0.0536442" calcext:value-type="float">
            <text:p>0.0536442</text:p>
          </table:table-cell>
          <table:table-cell office:value-type="float" office:value="0.0532444" calcext:value-type="float">
            <text:p>0.0532444</text:p>
          </table:table-cell>
          <table:table-cell office:value-type="float" office:value="0.0866675" calcext:value-type="float">
            <text:p>0.0866675</text:p>
          </table:table-cell>
          <table:table-cell office:value-type="float" office:value="1.93854" calcext:value-type="float">
            <text:p>1.93854</text:p>
          </table:table-cell>
        </table:table-row>
        <table:table-row table:style-name="ro1">
          <table:table-cell office:value-type="float" office:value="0.050116" calcext:value-type="float">
            <text:p>0.050116</text:p>
          </table:table-cell>
          <table:table-cell office:value-type="float" office:value="0.0515693" calcext:value-type="float">
            <text:p>0.0515693</text:p>
          </table:table-cell>
          <table:table-cell office:value-type="float" office:value="0.0330618" calcext:value-type="float">
            <text:p>0.0330618</text:p>
          </table:table-cell>
          <table:table-cell office:value-type="float" office:value="0.057337" calcext:value-type="float">
            <text:p>0.057337</text:p>
          </table:table-cell>
          <table:table-cell office:value-type="float" office:value="1.80558" calcext:value-type="float">
            <text:p>1.80558</text:p>
          </table:table-cell>
        </table:table-row>
        <table:table-row table:style-name="ro1">
          <table:table-cell office:value-type="float" office:value="0.0573912" calcext:value-type="float">
            <text:p>0.0573912</text:p>
          </table:table-cell>
          <table:table-cell office:value-type="float" office:value="0.0466929" calcext:value-type="float">
            <text:p>0.0466929</text:p>
          </table:table-cell>
          <table:table-cell office:value-type="float" office:value="0.026433" calcext:value-type="float">
            <text:p>0.026433</text:p>
          </table:table-cell>
          <table:table-cell office:value-type="float" office:value="0.0761962" calcext:value-type="float">
            <text:p>0.0761962</text:p>
          </table:table-cell>
          <table:table-cell office:value-type="float" office:value="1.72557" calcext:value-type="float">
            <text:p>1.72557</text:p>
          </table:table-cell>
        </table:table-row>
        <table:table-row table:style-name="ro1">
          <table:table-cell office:value-type="float" office:value="0.0486673" calcext:value-type="float">
            <text:p>0.0486673</text:p>
          </table:table-cell>
          <table:table-cell office:value-type="float" office:value="0.0482043" calcext:value-type="float">
            <text:p>0.0482043</text:p>
          </table:table-cell>
          <table:table-cell office:value-type="float" office:value="0.0225911" calcext:value-type="float">
            <text:p>0.0225911</text:p>
          </table:table-cell>
          <table:table-cell office:value-type="float" office:value="0.0879772" calcext:value-type="float">
            <text:p>0.0879772</text:p>
          </table:table-cell>
          <table:table-cell office:value-type="float" office:value="1.64222" calcext:value-type="float">
            <text:p>1.64222</text:p>
          </table:table-cell>
        </table:table-row>
        <table:table-row table:style-name="ro1">
          <table:table-cell office:value-type="float" office:value="0.0390578" calcext:value-type="float">
            <text:p>0.0390578</text:p>
          </table:table-cell>
          <table:table-cell office:value-type="float" office:value="0.0489797" calcext:value-type="float">
            <text:p>0.0489797</text:p>
          </table:table-cell>
          <table:table-cell office:value-type="float" office:value="0.0225524" calcext:value-type="float">
            <text:p>0.0225524</text:p>
          </table:table-cell>
          <table:table-cell office:value-type="float" office:value="0.0775256" calcext:value-type="float">
            <text:p>0.0775256</text:p>
          </table:table-cell>
          <table:table-cell office:value-type="float" office:value="1.5365" calcext:value-type="float">
            <text:p>1.5365</text:p>
          </table:table-cell>
        </table:table-row>
        <table:table-row table:style-name="ro1">
          <table:table-cell office:value-type="float" office:value="0.0407917" calcext:value-type="float">
            <text:p>0.0407917</text:p>
          </table:table-cell>
          <table:table-cell office:value-type="float" office:value="0.0518795" calcext:value-type="float">
            <text:p>0.0518795</text:p>
          </table:table-cell>
          <table:table-cell office:value-type="float" office:value="0.017752" calcext:value-type="float">
            <text:p>0.017752</text:p>
          </table:table-cell>
          <table:table-cell office:value-type="float" office:value="0.080078" calcext:value-type="float">
            <text:p>0.080078</text:p>
          </table:table-cell>
          <table:table-cell office:value-type="float" office:value="1.47144" calcext:value-type="float">
            <text:p>1.47144</text:p>
          </table:table-cell>
        </table:table-row>
        <table:table-row table:style-name="ro1">
          <table:table-cell office:value-type="float" office:value="0.0425803" calcext:value-type="float">
            <text:p>0.0425803</text:p>
          </table:table-cell>
          <table:table-cell office:value-type="float" office:value="0.0461729" calcext:value-type="float">
            <text:p>0.0461729</text:p>
          </table:table-cell>
          <table:table-cell office:value-type="float" office:value="0.023306" calcext:value-type="float">
            <text:p>0.023306</text:p>
          </table:table-cell>
          <table:table-cell office:value-type="float" office:value="0.0598659" calcext:value-type="float">
            <text:p>0.0598659</text:p>
          </table:table-cell>
          <table:table-cell office:value-type="float" office:value="1.39529" calcext:value-type="float">
            <text:p>1.39529</text:p>
          </table:table-cell>
        </table:table-row>
        <table:table-row table:style-name="ro1">
          <table:table-cell office:value-type="float" office:value="0.0416513" calcext:value-type="float">
            <text:p>0.0416513</text:p>
          </table:table-cell>
          <table:table-cell office:value-type="float" office:value="0.0479893" calcext:value-type="float">
            <text:p>0.0479893</text:p>
          </table:table-cell>
          <table:table-cell office:value-type="float" office:value="0.0180127" calcext:value-type="float">
            <text:p>0.0180127</text:p>
          </table:table-cell>
          <table:table-cell office:value-type="float" office:value="0.0442931" calcext:value-type="float">
            <text:p>0.0442931</text:p>
          </table:table-cell>
          <table:table-cell office:value-type="float" office:value="1.32737" calcext:value-type="float">
            <text:p>1.32737</text:p>
          </table:table-cell>
        </table:table-row>
        <table:table-row table:style-name="ro1">
          <table:table-cell office:value-type="float" office:value="0.0404014" calcext:value-type="float">
            <text:p>0.0404014</text:p>
          </table:table-cell>
          <table:table-cell office:value-type="float" office:value="0.0383169" calcext:value-type="float">
            <text:p>0.0383169</text:p>
          </table:table-cell>
          <table:table-cell office:value-type="float" office:value="0.0226432" calcext:value-type="float">
            <text:p>0.0226432</text:p>
          </table:table-cell>
          <table:table-cell office:value-type="float" office:value="0.0370614" calcext:value-type="float">
            <text:p>0.0370614</text:p>
          </table:table-cell>
          <table:table-cell office:value-type="float" office:value="1.28224" calcext:value-type="float">
            <text:p>1.28224</text:p>
          </table:table-cell>
        </table:table-row>
        <table:table-row table:style-name="ro1">
          <table:table-cell office:value-type="float" office:value="0.0413139" calcext:value-type="float">
            <text:p>0.0413139</text:p>
          </table:table-cell>
          <table:table-cell office:value-type="float" office:value="0.0334697" calcext:value-type="float">
            <text:p>0.0334697</text:p>
          </table:table-cell>
          <table:table-cell office:value-type="float" office:value="0.016098" calcext:value-type="float">
            <text:p>0.016098</text:p>
          </table:table-cell>
          <table:table-cell office:value-type="float" office:value="0.0473543" calcext:value-type="float">
            <text:p>0.0473543</text:p>
          </table:table-cell>
          <table:table-cell office:value-type="float" office:value="1.20975" calcext:value-type="float">
            <text:p>1.20975</text:p>
          </table:table-cell>
        </table:table-row>
        <table:table-row table:style-name="ro1">
          <table:table-cell office:value-type="float" office:value="0.0399126" calcext:value-type="float">
            <text:p>0.0399126</text:p>
          </table:table-cell>
          <table:table-cell office:value-type="float" office:value="0.0319512" calcext:value-type="float">
            <text:p>0.0319512</text:p>
          </table:table-cell>
          <table:table-cell office:value-type="float" office:value="0.020016" calcext:value-type="float">
            <text:p>0.020016</text:p>
          </table:table-cell>
          <table:table-cell office:value-type="float" office:value="0.0531231" calcext:value-type="float">
            <text:p>0.0531231</text:p>
          </table:table-cell>
          <table:table-cell office:value-type="float" office:value="1.13912" calcext:value-type="float">
            <text:p>1.13912</text:p>
          </table:table-cell>
        </table:table-row>
        <table:table-row table:style-name="ro1">
          <table:table-cell office:value-type="float" office:value="0.0245489" calcext:value-type="float">
            <text:p>0.0245489</text:p>
          </table:table-cell>
          <table:table-cell office:value-type="float" office:value="0.0381447" calcext:value-type="float">
            <text:p>0.0381447</text:p>
          </table:table-cell>
          <table:table-cell office:value-type="float" office:value="0.0216116" calcext:value-type="float">
            <text:p>0.0216116</text:p>
          </table:table-cell>
          <table:table-cell office:value-type="float" office:value="0.022247" calcext:value-type="float">
            <text:p>0.022247</text:p>
          </table:table-cell>
          <table:table-cell office:value-type="float" office:value="1.06717" calcext:value-type="float">
            <text:p>1.06717</text:p>
          </table:table-cell>
        </table:table-row>
        <table:table-row table:style-name="ro1">
          <table:table-cell office:value-type="float" office:value="0.025919" calcext:value-type="float">
            <text:p>0.025919</text:p>
          </table:table-cell>
          <table:table-cell office:value-type="float" office:value="0.0316476" calcext:value-type="float">
            <text:p>0.0316476</text:p>
          </table:table-cell>
          <table:table-cell office:value-type="float" office:value="0.0164721" calcext:value-type="float">
            <text:p>0.0164721</text:p>
          </table:table-cell>
          <table:table-cell office:value-type="float" office:value="0.0303445" calcext:value-type="float">
            <text:p>0.0303445</text:p>
          </table:table-cell>
          <table:table-cell office:value-type="float" office:value="1.07648" calcext:value-type="float">
            <text:p>1.07648</text:p>
          </table:table-cell>
        </table:table-row>
        <table:table-row table:style-name="ro1">
          <table:table-cell office:value-type="float" office:value="0.0262844" calcext:value-type="float">
            <text:p>0.0262844</text:p>
          </table:table-cell>
          <table:table-cell office:value-type="float" office:value="0.0361201" calcext:value-type="float">
            <text:p>0.0361201</text:p>
          </table:table-cell>
          <table:table-cell office:value-type="float" office:value="0.0188141" calcext:value-type="float">
            <text:p>0.0188141</text:p>
          </table:table-cell>
          <table:table-cell office:value-type="float" office:value="0.0368952" calcext:value-type="float">
            <text:p>0.0368952</text:p>
          </table:table-cell>
          <table:table-cell office:value-type="float" office:value="1.0094" calcext:value-type="float">
            <text:p>1.0094</text:p>
          </table:table-cell>
        </table:table-row>
        <table:table-row table:style-name="ro1">
          <table:table-cell office:value-type="float" office:value="0.0251037" calcext:value-type="float">
            <text:p>0.0251037</text:p>
          </table:table-cell>
          <table:table-cell office:value-type="float" office:value="0.0415941" calcext:value-type="float">
            <text:p>0.0415941</text:p>
          </table:table-cell>
          <table:table-cell office:value-type="float" office:value="0.0172807" calcext:value-type="float">
            <text:p>0.0172807</text:p>
          </table:table-cell>
          <table:table-cell office:value-type="float" office:value="0.0380918" calcext:value-type="float">
            <text:p>0.0380918</text:p>
          </table:table-cell>
          <table:table-cell office:value-type="float" office:value="0.96877" calcext:value-type="float">
            <text:p>0.96877</text:p>
          </table:table-cell>
        </table:table-row>
        <table:table-row table:style-name="ro1">
          <table:table-cell office:value-type="float" office:value="0.0283209" calcext:value-type="float">
            <text:p>0.0283209</text:p>
          </table:table-cell>
          <table:table-cell office:value-type="float" office:value="0.0271712" calcext:value-type="float">
            <text:p>0.0271712</text:p>
          </table:table-cell>
          <table:table-cell office:value-type="float" office:value="0.0229514" calcext:value-type="float">
            <text:p>0.0229514</text:p>
          </table:table-cell>
          <table:table-cell office:value-type="float" office:value="0.0207686" calcext:value-type="float">
            <text:p>0.0207686</text:p>
          </table:table-cell>
          <table:table-cell office:value-type="float" office:value="0.91336" calcext:value-type="float">
            <text:p>0.91336</text:p>
          </table:table-cell>
        </table:table-row>
        <table:table-row table:style-name="ro1">
          <table:table-cell office:value-type="float" office:value="0.0237733" calcext:value-type="float">
            <text:p>0.0237733</text:p>
          </table:table-cell>
          <table:table-cell office:value-type="float" office:value="0.0407644" calcext:value-type="float">
            <text:p>0.0407644</text:p>
          </table:table-cell>
          <table:table-cell office:value-type="float" office:value="0.0156808" calcext:value-type="float">
            <text:p>0.0156808</text:p>
          </table:table-cell>
          <table:table-cell office:value-type="float" office:value="0.0223054" calcext:value-type="float">
            <text:p>0.0223054</text:p>
          </table:table-cell>
          <table:table-cell office:value-type="float" office:value="0.86356" calcext:value-type="float">
            <text:p>0.86356</text:p>
          </table:table-cell>
        </table:table-row>
        <table:table-row table:style-name="ro1">
          <table:table-cell office:value-type="float" office:value="0.0265494" calcext:value-type="float">
            <text:p>0.0265494</text:p>
          </table:table-cell>
          <table:table-cell office:value-type="float" office:value="0.0436535" calcext:value-type="float">
            <text:p>0.0436535</text:p>
          </table:table-cell>
          <table:table-cell office:value-type="float" office:value="0.0066751" calcext:value-type="float">
            <text:p>0.0066751</text:p>
          </table:table-cell>
          <table:table-cell office:value-type="float" office:value="0.0494117" calcext:value-type="float">
            <text:p>0.0494117</text:p>
          </table:table-cell>
          <table:table-cell office:value-type="float" office:value="0.85494" calcext:value-type="float">
            <text:p>0.85494</text:p>
          </table:table-cell>
        </table:table-row>
        <table:table-row table:style-name="ro1">
          <table:table-cell office:value-type="float" office:value="0.0240603" calcext:value-type="float">
            <text:p>0.0240603</text:p>
          </table:table-cell>
          <table:table-cell office:value-type="float" office:value="0.0427045" calcext:value-type="float">
            <text:p>0.0427045</text:p>
          </table:table-cell>
          <table:table-cell office:value-type="float" office:value="0.0273138" calcext:value-type="float">
            <text:p>0.0273138</text:p>
          </table:table-cell>
          <table:table-cell office:value-type="float" office:value="0.0400822" calcext:value-type="float">
            <text:p>0.0400822</text:p>
          </table:table-cell>
          <table:table-cell office:value-type="float" office:value="0.75586" calcext:value-type="float">
            <text:p>0.75586</text:p>
          </table:table-cell>
        </table:table-row>
        <table:table-row table:style-name="ro1">
          <table:table-cell office:value-type="float" office:value="0.0247989" calcext:value-type="float">
            <text:p>0.0247989</text:p>
          </table:table-cell>
          <table:table-cell office:value-type="float" office:value="0.0270319" calcext:value-type="float">
            <text:p>0.0270319</text:p>
          </table:table-cell>
          <table:table-cell office:value-type="float" office:value="0.020453" calcext:value-type="float">
            <text:p>0.020453</text:p>
          </table:table-cell>
          <table:table-cell office:value-type="float" office:value="0.0316346" calcext:value-type="float">
            <text:p>0.0316346</text:p>
          </table:table-cell>
          <table:table-cell office:value-type="float" office:value="0.72599" calcext:value-type="float">
            <text:p>0.72599</text:p>
          </table:table-cell>
        </table:table-row>
        <table:table-row table:style-name="ro1">
          <table:table-cell office:value-type="float" office:value="0.0250053" calcext:value-type="float">
            <text:p>0.0250053</text:p>
          </table:table-cell>
          <table:table-cell office:value-type="float" office:value="0.02628" calcext:value-type="float">
            <text:p>0.02628</text:p>
          </table:table-cell>
          <table:table-cell office:value-type="float" office:value="0.0197329" calcext:value-type="float">
            <text:p>0.0197329</text:p>
          </table:table-cell>
          <table:table-cell office:value-type="float" office:value="0.0279808" calcext:value-type="float">
            <text:p>0.0279808</text:p>
          </table:table-cell>
          <table:table-cell office:value-type="float" office:value="0.69234" calcext:value-type="float">
            <text:p>0.69234</text:p>
          </table:table-cell>
        </table:table-row>
        <table:table-row table:style-name="ro1">
          <table:table-cell office:value-type="float" office:value="0.0213889" calcext:value-type="float">
            <text:p>0.0213889</text:p>
          </table:table-cell>
          <table:table-cell office:value-type="float" office:value="0.0306366" calcext:value-type="float">
            <text:p>0.0306366</text:p>
          </table:table-cell>
          <table:table-cell office:value-type="float" office:value="0.0157083" calcext:value-type="float">
            <text:p>0.0157083</text:p>
          </table:table-cell>
          <table:table-cell office:value-type="float" office:value="0.0287028" calcext:value-type="float">
            <text:p>0.0287028</text:p>
          </table:table-cell>
          <table:table-cell office:value-type="float" office:value="0.68247" calcext:value-type="float">
            <text:p>0.68247</text:p>
          </table:table-cell>
        </table:table-row>
        <table:table-row table:style-name="ro1">
          <table:table-cell office:value-type="float" office:value="0.0213548" calcext:value-type="float">
            <text:p>0.0213548</text:p>
          </table:table-cell>
          <table:table-cell office:value-type="float" office:value="0.0261825" calcext:value-type="float">
            <text:p>0.0261825</text:p>
          </table:table-cell>
          <table:table-cell office:value-type="float" office:value="0.0161613" calcext:value-type="float">
            <text:p>0.0161613</text:p>
          </table:table-cell>
          <table:table-cell office:value-type="float" office:value="0.0260877" calcext:value-type="float">
            <text:p>0.0260877</text:p>
          </table:table-cell>
          <table:table-cell office:value-type="float" office:value="0.62761" calcext:value-type="float">
            <text:p>0.62761</text:p>
          </table:table-cell>
        </table:table-row>
        <table:table-row table:style-name="ro1">
          <table:table-cell office:value-type="float" office:value="0.0203597" calcext:value-type="float">
            <text:p>0.0203597</text:p>
          </table:table-cell>
          <table:table-cell office:value-type="float" office:value="0.0192175" calcext:value-type="float">
            <text:p>0.0192175</text:p>
          </table:table-cell>
          <table:table-cell office:value-type="float" office:value="0.0184757" calcext:value-type="float">
            <text:p>0.0184757</text:p>
          </table:table-cell>
          <table:table-cell office:value-type="float" office:value="0.0238855" calcext:value-type="float">
            <text:p>0.0238855</text:p>
          </table:table-cell>
          <table:table-cell office:value-type="float" office:value="0.66621" calcext:value-type="float">
            <text:p>0.66621</text:p>
          </table:table-cell>
        </table:table-row>
        <table:table-row table:style-name="ro1">
          <table:table-cell office:value-type="float" office:value="0.0174912" calcext:value-type="float">
            <text:p>0.0174912</text:p>
          </table:table-cell>
          <table:table-cell office:value-type="float" office:value="0.0408108" calcext:value-type="float">
            <text:p>0.0408108</text:p>
          </table:table-cell>
          <table:table-cell office:value-type="float" office:value="0.0200269" calcext:value-type="float">
            <text:p>0.0200269</text:p>
          </table:table-cell>
          <table:table-cell office:value-type="float" office:value="0.0253673" calcext:value-type="float">
            <text:p>0.0253673</text:p>
          </table:table-cell>
          <table:table-cell office:value-type="float" office:value="0.59252" calcext:value-type="float">
            <text:p>0.59252</text:p>
          </table:table-cell>
        </table:table-row>
        <table:table-row table:style-name="ro1">
          <table:table-cell office:value-type="float" office:value="0.0161888" calcext:value-type="float">
            <text:p>0.0161888</text:p>
          </table:table-cell>
          <table:table-cell office:value-type="float" office:value="0.0264227" calcext:value-type="float">
            <text:p>0.0264227</text:p>
          </table:table-cell>
          <table:table-cell office:value-type="float" office:value="0.0148278" calcext:value-type="float">
            <text:p>0.0148278</text:p>
          </table:table-cell>
          <table:table-cell office:value-type="float" office:value="0.0250012" calcext:value-type="float">
            <text:p>0.0250012</text:p>
          </table:table-cell>
          <table:table-cell office:value-type="float" office:value="0.55646" calcext:value-type="float">
            <text:p>0.55646</text:p>
          </table:table-cell>
        </table:table-row>
        <table:table-row table:style-name="ro1">
          <table:table-cell office:value-type="float" office:value="0.0208986" calcext:value-type="float">
            <text:p>0.0208986</text:p>
          </table:table-cell>
          <table:table-cell office:value-type="float" office:value="0.0254409" calcext:value-type="float">
            <text:p>0.0254409</text:p>
          </table:table-cell>
          <table:table-cell office:value-type="float" office:value="0.0134221" calcext:value-type="float">
            <text:p>0.0134221</text:p>
          </table:table-cell>
          <table:table-cell office:value-type="float" office:value="0.0270536" calcext:value-type="float">
            <text:p>0.0270536</text:p>
          </table:table-cell>
          <table:table-cell office:value-type="float" office:value="0.55774" calcext:value-type="float">
            <text:p>0.55774</text:p>
          </table:table-cell>
        </table:table-row>
        <table:table-row table:style-name="ro1">
          <table:table-cell office:value-type="float" office:value="0.017053" calcext:value-type="float">
            <text:p>0.017053</text:p>
          </table:table-cell>
          <table:table-cell office:value-type="float" office:value="0.0259254" calcext:value-type="float">
            <text:p>0.0259254</text:p>
          </table:table-cell>
          <table:table-cell office:value-type="float" office:value="0.0167979" calcext:value-type="float">
            <text:p>0.0167979</text:p>
          </table:table-cell>
          <table:table-cell office:value-type="float" office:value="0.0217947" calcext:value-type="float">
            <text:p>0.0217947</text:p>
          </table:table-cell>
          <table:table-cell office:value-type="float" office:value="0.54792" calcext:value-type="float">
            <text:p>0.54792</text:p>
          </table:table-cell>
        </table:table-row>
        <table:table-row table:style-name="ro1">
          <table:table-cell office:value-type="float" office:value="0.0182476" calcext:value-type="float">
            <text:p>0.0182476</text:p>
          </table:table-cell>
          <table:table-cell office:value-type="float" office:value="0.0312329" calcext:value-type="float">
            <text:p>0.0312329</text:p>
          </table:table-cell>
          <table:table-cell office:value-type="float" office:value="0.0170273" calcext:value-type="float">
            <text:p>0.0170273</text:p>
          </table:table-cell>
          <table:table-cell office:value-type="float" office:value="0.0294355" calcext:value-type="float">
            <text:p>0.0294355</text:p>
          </table:table-cell>
          <table:table-cell office:value-type="float" office:value="0.52328" calcext:value-type="float">
            <text:p>0.52328</text:p>
          </table:table-cell>
        </table:table-row>
        <table:table-row table:style-name="ro1">
          <table:table-cell office:value-type="float" office:value="0.0172415" calcext:value-type="float">
            <text:p>0.0172415</text:p>
          </table:table-cell>
          <table:table-cell office:value-type="float" office:value="0.0284837" calcext:value-type="float">
            <text:p>0.0284837</text:p>
          </table:table-cell>
          <table:table-cell office:value-type="float" office:value="0.0196213" calcext:value-type="float">
            <text:p>0.0196213</text:p>
          </table:table-cell>
          <table:table-cell office:value-type="float" office:value="0.0185631" calcext:value-type="float">
            <text:p>0.0185631</text:p>
          </table:table-cell>
          <table:table-cell office:value-type="float" office:value="0.52343" calcext:value-type="float">
            <text:p>0.52343</text:p>
          </table:table-cell>
        </table:table-row>
        <table:table-row table:style-name="ro1">
          <table:table-cell office:value-type="float" office:value="0.0191522" calcext:value-type="float">
            <text:p>0.0191522</text:p>
          </table:table-cell>
          <table:table-cell office:value-type="float" office:value="0.0274878" calcext:value-type="float">
            <text:p>0.0274878</text:p>
          </table:table-cell>
          <table:table-cell office:value-type="float" office:value="0.0157307" calcext:value-type="float">
            <text:p>0.0157307</text:p>
          </table:table-cell>
          <table:table-cell office:value-type="float" office:value="0.0258562" calcext:value-type="float">
            <text:p>0.0258562</text:p>
          </table:table-cell>
          <table:table-cell office:value-type="float" office:value="0.4654" calcext:value-type="float">
            <text:p>0.4654</text:p>
          </table:table-cell>
        </table:table-row>
        <table:table-row table:style-name="ro1">
          <table:table-cell office:value-type="float" office:value="0.017274" calcext:value-type="float">
            <text:p>0.017274</text:p>
          </table:table-cell>
          <table:table-cell office:value-type="float" office:value="0.0261767" calcext:value-type="float">
            <text:p>0.0261767</text:p>
          </table:table-cell>
          <table:table-cell office:value-type="float" office:value="0.0131999" calcext:value-type="float">
            <text:p>0.0131999</text:p>
          </table:table-cell>
          <table:table-cell office:value-type="float" office:value="0.0316013" calcext:value-type="float">
            <text:p>0.0316013</text:p>
          </table:table-cell>
          <table:table-cell office:value-type="float" office:value="0.48267" calcext:value-type="float">
            <text:p>0.48267</text:p>
          </table:table-cell>
        </table:table-row>
        <table:table-row table:style-name="ro1">
          <table:table-cell office:value-type="float" office:value="0.0191215" calcext:value-type="float">
            <text:p>0.0191215</text:p>
          </table:table-cell>
          <table:table-cell office:value-type="float" office:value="0.0209209" calcext:value-type="float">
            <text:p>0.0209209</text:p>
          </table:table-cell>
          <table:table-cell office:value-type="float" office:value="0.0099217" calcext:value-type="float">
            <text:p>0.0099217</text:p>
          </table:table-cell>
          <table:table-cell office:value-type="float" office:value="0.0200107" calcext:value-type="float">
            <text:p>0.0200107</text:p>
          </table:table-cell>
          <table:table-cell office:value-type="float" office:value="0.43994" calcext:value-type="float">
            <text:p>0.43994</text:p>
          </table:table-cell>
        </table:table-row>
        <table:table-row table:style-name="ro1">
          <table:table-cell office:value-type="float" office:value="0.0153196" calcext:value-type="float">
            <text:p>0.0153196</text:p>
          </table:table-cell>
          <table:table-cell office:value-type="float" office:value="0.0290925" calcext:value-type="float">
            <text:p>0.0290925</text:p>
          </table:table-cell>
          <table:table-cell office:value-type="float" office:value="0.0218933" calcext:value-type="float">
            <text:p>0.0218933</text:p>
          </table:table-cell>
          <table:table-cell office:value-type="float" office:value="0.0187661" calcext:value-type="float">
            <text:p>0.0187661</text:p>
          </table:table-cell>
          <table:table-cell office:value-type="float" office:value="0.41515" calcext:value-type="float">
            <text:p>0.41515</text:p>
          </table:table-cell>
        </table:table-row>
        <table:table-row table:style-name="ro1">
          <table:table-cell office:value-type="float" office:value="0.0154844" calcext:value-type="float">
            <text:p>0.0154844</text:p>
          </table:table-cell>
          <table:table-cell office:value-type="float" office:value="0.0235414" calcext:value-type="float">
            <text:p>0.0235414</text:p>
          </table:table-cell>
          <table:table-cell office:value-type="float" office:value="0.0152762" calcext:value-type="float">
            <text:p>0.0152762</text:p>
          </table:table-cell>
          <table:table-cell office:value-type="float" office:value="0.0348968" calcext:value-type="float">
            <text:p>0.0348968</text:p>
          </table:table-cell>
          <table:table-cell office:value-type="float" office:value="0.42671" calcext:value-type="float">
            <text:p>0.42671</text:p>
          </table:table-cell>
        </table:table-row>
        <table:table-row table:style-name="ro1">
          <table:table-cell office:value-type="float" office:value="0.0147519" calcext:value-type="float">
            <text:p>0.0147519</text:p>
          </table:table-cell>
          <table:table-cell office:value-type="float" office:value="0.0252347" calcext:value-type="float">
            <text:p>0.0252347</text:p>
          </table:table-cell>
          <table:table-cell office:value-type="float" office:value="0.0175586" calcext:value-type="float">
            <text:p>0.0175586</text:p>
          </table:table-cell>
          <table:table-cell office:value-type="float" office:value="0.0164626" calcext:value-type="float">
            <text:p>0.0164626</text:p>
          </table:table-cell>
          <table:table-cell office:value-type="float" office:value="0.37295" calcext:value-type="float">
            <text:p>0.37295</text:p>
          </table:table-cell>
        </table:table-row>
        <table:table-row table:style-name="ro1">
          <table:table-cell office:value-type="float" office:value="0.016782" calcext:value-type="float">
            <text:p>0.016782</text:p>
          </table:table-cell>
          <table:table-cell office:value-type="float" office:value="0.0282089" calcext:value-type="float">
            <text:p>0.0282089</text:p>
          </table:table-cell>
          <table:table-cell office:value-type="float" office:value="0.0199279" calcext:value-type="float">
            <text:p>0.0199279</text:p>
          </table:table-cell>
          <table:table-cell office:value-type="float" office:value="0.0175027" calcext:value-type="float">
            <text:p>0.0175027</text:p>
          </table:table-cell>
          <table:table-cell office:value-type="float" office:value="0.40799" calcext:value-type="float">
            <text:p>0.40799</text:p>
          </table:table-cell>
        </table:table-row>
        <table:table-row table:style-name="ro1">
          <table:table-cell office:value-type="float" office:value="0.0190183" calcext:value-type="float">
            <text:p>0.0190183</text:p>
          </table:table-cell>
          <table:table-cell office:value-type="float" office:value="0.0222358" calcext:value-type="float">
            <text:p>0.0222358</text:p>
          </table:table-cell>
          <table:table-cell office:value-type="float" office:value="0.0206847" calcext:value-type="float">
            <text:p>0.0206847</text:p>
          </table:table-cell>
          <table:table-cell office:value-type="float" office:value="0.0377609" calcext:value-type="float">
            <text:p>0.0377609</text:p>
          </table:table-cell>
          <table:table-cell office:value-type="float" office:value="0.4264" calcext:value-type="float">
            <text:p>0.4264</text:p>
          </table:table-cell>
        </table:table-row>
        <table:table-row table:style-name="ro1">
          <table:table-cell office:value-type="float" office:value="0.0148488" calcext:value-type="float">
            <text:p>0.0148488</text:p>
          </table:table-cell>
          <table:table-cell office:value-type="float" office:value="0.0171152" calcext:value-type="float">
            <text:p>0.0171152</text:p>
          </table:table-cell>
          <table:table-cell office:value-type="float" office:value="0.0144389" calcext:value-type="float">
            <text:p>0.0144389</text:p>
          </table:table-cell>
          <table:table-cell office:value-type="float" office:value="0.0157434" calcext:value-type="float">
            <text:p>0.0157434</text:p>
          </table:table-cell>
          <table:table-cell office:value-type="float" office:value="0.37581" calcext:value-type="float">
            <text:p>0.37581</text:p>
          </table:table-cell>
        </table:table-row>
        <table:table-row table:style-name="ro1">
          <table:table-cell office:value-type="float" office:value="0.017193" calcext:value-type="float">
            <text:p>0.017193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28058" calcext:value-type="float">
            <text:p>0.0128058</text:p>
          </table:table-cell>
          <table:table-cell office:value-type="float" office:value="0.0257005" calcext:value-type="float">
            <text:p>0.0257005</text:p>
          </table:table-cell>
          <table:table-cell office:value-type="float" office:value="0.32862" calcext:value-type="float">
            <text:p>0.32862</text:p>
          </table:table-cell>
        </table:table-row>
        <table:table-row table:style-name="ro1">
          <table:table-cell office:value-type="float" office:value="0.0134037" calcext:value-type="float">
            <text:p>0.0134037</text:p>
          </table:table-cell>
          <table:table-cell office:value-type="float" office:value="0.0228327" calcext:value-type="float">
            <text:p>0.0228327</text:p>
          </table:table-cell>
          <table:table-cell office:value-type="float" office:value="0.0128604" calcext:value-type="float">
            <text:p>0.0128604</text:p>
          </table:table-cell>
          <table:table-cell office:value-type="float" office:value="0.028957" calcext:value-type="float">
            <text:p>0.028957</text:p>
          </table:table-cell>
          <table:table-cell office:value-type="float" office:value="0.32545" calcext:value-type="float">
            <text:p>0.32545</text:p>
          </table:table-cell>
        </table:table-row>
        <table:table-row table:style-name="ro1">
          <table:table-cell office:value-type="float" office:value="0.0143506" calcext:value-type="float">
            <text:p>0.0143506</text:p>
          </table:table-cell>
          <table:table-cell office:value-type="float" office:value="0.017458" calcext:value-type="float">
            <text:p>0.017458</text:p>
          </table:table-cell>
          <table:table-cell office:value-type="float" office:value="0.0176412" calcext:value-type="float">
            <text:p>0.0176412</text:p>
          </table:table-cell>
          <table:table-cell office:value-type="float" office:value="0.0235023" calcext:value-type="float">
            <text:p>0.0235023</text:p>
          </table:table-cell>
          <table:table-cell office:value-type="float" office:value="0.35347" calcext:value-type="float">
            <text:p>0.35347</text:p>
          </table:table-cell>
        </table:table-row>
        <table:table-row table:style-name="ro1">
          <table:table-cell office:value-type="float" office:value="0.0137415" calcext:value-type="float">
            <text:p>0.0137415</text:p>
          </table:table-cell>
          <table:table-cell office:value-type="float" office:value="0.0128877" calcext:value-type="float">
            <text:p>0.0128877</text:p>
          </table:table-cell>
          <table:table-cell office:value-type="float" office:value="0.0142901" calcext:value-type="float">
            <text:p>0.0142901</text:p>
          </table:table-cell>
          <table:table-cell office:value-type="float" office:value="0.0294495" calcext:value-type="float">
            <text:p>0.0294495</text:p>
          </table:table-cell>
          <table:table-cell office:value-type="float" office:value="0.31164" calcext:value-type="float">
            <text:p>0.31164</text:p>
          </table:table-cell>
        </table:table-row>
        <table:table-row table:style-name="ro1">
          <table:table-cell office:value-type="float" office:value="0.0146441" calcext:value-type="float">
            <text:p>0.0146441</text:p>
          </table:table-cell>
          <table:table-cell office:value-type="float" office:value="0.0242938" calcext:value-type="float">
            <text:p>0.0242938</text:p>
          </table:table-cell>
          <table:table-cell office:value-type="float" office:value="0.0109676" calcext:value-type="float">
            <text:p>0.0109676</text:p>
          </table:table-cell>
          <table:table-cell office:value-type="float" office:value="0.0374584" calcext:value-type="float">
            <text:p>0.0374584</text:p>
          </table:table-cell>
          <table:table-cell office:value-type="float" office:value="0.30739" calcext:value-type="float">
            <text:p>0.30739</text:p>
          </table:table-cell>
        </table:table-row>
        <table:table-row table:style-name="ro1">
          <table:table-cell office:value-type="float" office:value="0.0115786" calcext:value-type="float">
            <text:p>0.0115786</text:p>
          </table:table-cell>
          <table:table-cell office:value-type="float" office:value="0.017639" calcext:value-type="float">
            <text:p>0.017639</text:p>
          </table:table-cell>
          <table:table-cell office:value-type="float" office:value="0.0166903" calcext:value-type="float">
            <text:p>0.0166903</text:p>
          </table:table-cell>
          <table:table-cell office:value-type="float" office:value="0.023417" calcext:value-type="float">
            <text:p>0.023417</text:p>
          </table:table-cell>
          <table:table-cell office:value-type="float" office:value="0.29306" calcext:value-type="float">
            <text:p>0.29306</text:p>
          </table:table-cell>
        </table:table-row>
        <table:table-row table:style-name="ro1">
          <table:table-cell office:value-type="float" office:value="0.0146399" calcext:value-type="float">
            <text:p>0.0146399</text:p>
          </table:table-cell>
          <table:table-cell office:value-type="float" office:value="0.0211948" calcext:value-type="float">
            <text:p>0.0211948</text:p>
          </table:table-cell>
          <table:table-cell office:value-type="float" office:value="0.012494" calcext:value-type="float">
            <text:p>0.012494</text:p>
          </table:table-cell>
          <table:table-cell office:value-type="float" office:value="0.0282743" calcext:value-type="float">
            <text:p>0.0282743</text:p>
          </table:table-cell>
          <table:table-cell office:value-type="float" office:value="0.29247" calcext:value-type="float">
            <text:p>0.29247</text:p>
          </table:table-cell>
        </table:table-row>
        <table:table-row table:style-name="ro1">
          <table:table-cell office:value-type="float" office:value="0.0166755" calcext:value-type="float">
            <text:p>0.0166755</text:p>
          </table:table-cell>
          <table:table-cell office:value-type="float" office:value="0.0191187" calcext:value-type="float">
            <text:p>0.0191187</text:p>
          </table:table-cell>
          <table:table-cell office:value-type="float" office:value="0.0187205" calcext:value-type="float">
            <text:p>0.0187205</text:p>
          </table:table-cell>
          <table:table-cell office:value-type="float" office:value="0.0342185" calcext:value-type="float">
            <text:p>0.0342185</text:p>
          </table:table-cell>
          <table:table-cell office:value-type="float" office:value="0.31138" calcext:value-type="float">
            <text:p>0.31138</text:p>
          </table:table-cell>
        </table:table-row>
        <table:table-row table:style-name="ro1">
          <table:table-cell office:value-type="float" office:value="0.0144213" calcext:value-type="float">
            <text:p>0.0144213</text:p>
          </table:table-cell>
          <table:table-cell office:value-type="float" office:value="0.020727" calcext:value-type="float">
            <text:p>0.020727</text:p>
          </table:table-cell>
          <table:table-cell office:value-type="float" office:value="0.0185024" calcext:value-type="float">
            <text:p>0.0185024</text:p>
          </table:table-cell>
          <table:table-cell office:value-type="float" office:value="0.0265792" calcext:value-type="float">
            <text:p>0.0265792</text:p>
          </table:table-cell>
          <table:table-cell office:value-type="float" office:value="0.28559" calcext:value-type="float">
            <text:p>0.28559</text:p>
          </table:table-cell>
        </table:table-row>
        <table:table-row table:style-name="ro1">
          <table:table-cell office:value-type="float" office:value="0.0162978" calcext:value-type="float">
            <text:p>0.0162978</text:p>
          </table:table-cell>
          <table:table-cell office:value-type="float" office:value="0.0185527" calcext:value-type="float">
            <text:p>0.0185527</text:p>
          </table:table-cell>
          <table:table-cell office:value-type="float" office:value="0.0106295" calcext:value-type="float">
            <text:p>0.0106295</text:p>
          </table:table-cell>
          <table:table-cell office:value-type="float" office:value="0.0369334" calcext:value-type="float">
            <text:p>0.0369334</text:p>
          </table:table-cell>
          <table:table-cell office:value-type="float" office:value="0.29077" calcext:value-type="float">
            <text:p>0.29077</text:p>
          </table:table-cell>
        </table:table-row>
        <table:table-row table:style-name="ro1">
          <table:table-cell office:value-type="float" office:value="0.0119246" calcext:value-type="float">
            <text:p>0.0119246</text:p>
          </table:table-cell>
          <table:table-cell office:value-type="float" office:value="0.0187024" calcext:value-type="float">
            <text:p>0.0187024</text:p>
          </table:table-cell>
          <table:table-cell office:value-type="float" office:value="0.0203649" calcext:value-type="float">
            <text:p>0.0203649</text:p>
          </table:table-cell>
          <table:table-cell office:value-type="float" office:value="0.0165657" calcext:value-type="float">
            <text:p>0.0165657</text:p>
          </table:table-cell>
          <table:table-cell office:value-type="float" office:value="0.22214" calcext:value-type="float">
            <text:p>0.22214</text:p>
          </table:table-cell>
        </table:table-row>
        <table:table-row table:style-name="ro1">
          <table:table-cell office:value-type="float" office:value="0.0140103" calcext:value-type="float">
            <text:p>0.0140103</text:p>
          </table:table-cell>
          <table:table-cell office:value-type="float" office:value="0.0218722" calcext:value-type="float">
            <text:p>0.0218722</text:p>
          </table:table-cell>
          <table:table-cell office:value-type="float" office:value="0.0158464" calcext:value-type="float">
            <text:p>0.0158464</text:p>
          </table:table-cell>
          <table:table-cell office:value-type="float" office:value="0.0217554" calcext:value-type="float">
            <text:p>0.0217554</text:p>
          </table:table-cell>
          <table:table-cell office:value-type="float" office:value="0.24459" calcext:value-type="float">
            <text:p>0.24459</text:p>
          </table:table-cell>
        </table:table-row>
        <table:table-row table:style-name="ro1">
          <table:table-cell office:value-type="float" office:value="0.0149821" calcext:value-type="float">
            <text:p>0.0149821</text:p>
          </table:table-cell>
          <table:table-cell office:value-type="float" office:value="0.0183841" calcext:value-type="float">
            <text:p>0.0183841</text:p>
          </table:table-cell>
          <table:table-cell office:value-type="float" office:value="0.015871" calcext:value-type="float">
            <text:p>0.015871</text:p>
          </table:table-cell>
          <table:table-cell office:value-type="float" office:value="0.0436912" calcext:value-type="float">
            <text:p>0.0436912</text:p>
          </table:table-cell>
          <table:table-cell office:value-type="float" office:value="0.24434" calcext:value-type="float">
            <text:p>0.24434</text:p>
          </table:table-cell>
        </table:table-row>
        <table:table-row table:style-name="ro1">
          <table:table-cell office:value-type="float" office:value="0.014152" calcext:value-type="float">
            <text:p>0.014152</text:p>
          </table:table-cell>
          <table:table-cell office:value-type="float" office:value="0.0129899" calcext:value-type="float">
            <text:p>0.0129899</text:p>
          </table:table-cell>
          <table:table-cell office:value-type="float" office:value="0.01534" calcext:value-type="float">
            <text:p>0.01534</text:p>
          </table:table-cell>
          <table:table-cell office:value-type="float" office:value="0.0214365" calcext:value-type="float">
            <text:p>0.0214365</text:p>
          </table:table-cell>
          <table:table-cell office:value-type="float" office:value="0.23151" calcext:value-type="float">
            <text:p>0.23151</text:p>
          </table:table-cell>
        </table:table-row>
        <table:table-row table:style-name="ro1">
          <table:table-cell office:value-type="float" office:value="0.0112826" calcext:value-type="float">
            <text:p>0.0112826</text:p>
          </table:table-cell>
          <table:table-cell office:value-type="float" office:value="0.0235149" calcext:value-type="float">
            <text:p>0.0235149</text:p>
          </table:table-cell>
          <table:table-cell office:value-type="float" office:value="0.0157315" calcext:value-type="float">
            <text:p>0.0157315</text:p>
          </table:table-cell>
          <table:table-cell office:value-type="float" office:value="0.0375022" calcext:value-type="float">
            <text:p>0.0375022</text:p>
          </table:table-cell>
          <table:table-cell office:value-type="float" office:value="0.18887" calcext:value-type="float">
            <text:p>0.18887</text:p>
          </table:table-cell>
        </table:table-row>
        <table:table-row table:style-name="ro1">
          <table:table-cell office:value-type="float" office:value="0.0137973" calcext:value-type="float">
            <text:p>0.0137973</text:p>
          </table:table-cell>
          <table:table-cell office:value-type="float" office:value="0.0236304" calcext:value-type="float">
            <text:p>0.0236304</text:p>
          </table:table-cell>
          <table:table-cell office:value-type="float" office:value="0.014905" calcext:value-type="float">
            <text:p>0.014905</text:p>
          </table:table-cell>
          <table:table-cell office:value-type="float" office:value="0.0234958" calcext:value-type="float">
            <text:p>0.0234958</text:p>
          </table:table-cell>
          <table:table-cell office:value-type="float" office:value="0.18681" calcext:value-type="float">
            <text:p>0.18681</text:p>
          </table:table-cell>
        </table:table-row>
        <table:table-row table:style-name="ro1">
          <table:table-cell office:value-type="float" office:value="0.0104754" calcext:value-type="float">
            <text:p>0.0104754</text:p>
          </table:table-cell>
          <table:table-cell office:value-type="float" office:value="0.0209975" calcext:value-type="float">
            <text:p>0.0209975</text:p>
          </table:table-cell>
          <table:table-cell office:value-type="float" office:value="0.0112481" calcext:value-type="float">
            <text:p>0.0112481</text:p>
          </table:table-cell>
          <table:table-cell office:value-type="float" office:value="0.0168057" calcext:value-type="float">
            <text:p>0.0168057</text:p>
          </table:table-cell>
          <table:table-cell office:value-type="float" office:value="0.18944" calcext:value-type="float">
            <text:p>0.18944</text:p>
          </table:table-cell>
        </table:table-row>
        <table:table-row table:style-name="ro1">
          <table:table-cell office:value-type="float" office:value="0.0098827" calcext:value-type="float">
            <text:p>0.0098827</text:p>
          </table:table-cell>
          <table:table-cell office:value-type="float" office:value="0.0196444" calcext:value-type="float">
            <text:p>0.0196444</text:p>
          </table:table-cell>
          <table:table-cell office:value-type="float" office:value="0.0163249" calcext:value-type="float">
            <text:p>0.0163249</text:p>
          </table:table-cell>
          <table:table-cell office:value-type="float" office:value="0.0399062" calcext:value-type="float">
            <text:p>0.0399062</text:p>
          </table:table-cell>
          <table:table-cell office:value-type="float" office:value="0.16953" calcext:value-type="float">
            <text:p>0.16953</text:p>
          </table:table-cell>
        </table:table-row>
        <table:table-row table:style-name="ro1">
          <table:table-cell office:value-type="float" office:value="0.0108645" calcext:value-type="float">
            <text:p>0.0108645</text:p>
          </table:table-cell>
          <table:table-cell office:value-type="float" office:value="0.0199713" calcext:value-type="float">
            <text:p>0.0199713</text:p>
          </table:table-cell>
          <table:table-cell office:value-type="float" office:value="0.0201968" calcext:value-type="float">
            <text:p>0.0201968</text:p>
          </table:table-cell>
          <table:table-cell office:value-type="float" office:value="0.0255875" calcext:value-type="float">
            <text:p>0.0255875</text:p>
          </table:table-cell>
          <table:table-cell office:value-type="float" office:value="0.18858" calcext:value-type="float">
            <text:p>0.18858</text:p>
          </table:table-cell>
        </table:table-row>
        <table:table-row table:style-name="ro1">
          <table:table-cell office:value-type="float" office:value="0.0111438" calcext:value-type="float">
            <text:p>0.0111438</text:p>
          </table:table-cell>
          <table:table-cell office:value-type="float" office:value="0.0158899" calcext:value-type="float">
            <text:p>0.0158899</text:p>
          </table:table-cell>
          <table:table-cell office:value-type="float" office:value="0.0115509" calcext:value-type="float">
            <text:p>0.0115509</text:p>
          </table:table-cell>
          <table:table-cell office:value-type="float" office:value="0.0233524" calcext:value-type="float">
            <text:p>0.0233524</text:p>
          </table:table-cell>
          <table:table-cell office:value-type="float" office:value="0.15366" calcext:value-type="float">
            <text:p>0.15366</text:p>
          </table:table-cell>
        </table:table-row>
        <table:table-row table:style-name="ro1">
          <table:table-cell office:value-type="float" office:value="0.0130511" calcext:value-type="float">
            <text:p>0.0130511</text:p>
          </table:table-cell>
          <table:table-cell office:value-type="float" office:value="0.0164559" calcext:value-type="float">
            <text:p>0.0164559</text:p>
          </table:table-cell>
          <table:table-cell office:value-type="float" office:value="0.0164522" calcext:value-type="float">
            <text:p>0.0164522</text:p>
          </table:table-cell>
          <table:table-cell office:value-type="float" office:value="0.0368577" calcext:value-type="float">
            <text:p>0.0368577</text:p>
          </table:table-cell>
          <table:table-cell office:value-type="float" office:value="0.14893" calcext:value-type="float">
            <text:p>0.14893</text:p>
          </table:table-cell>
        </table:table-row>
        <table:table-row table:style-name="ro1">
          <table:table-cell office:value-type="float" office:value="0.0102222" calcext:value-type="float">
            <text:p>0.0102222</text:p>
          </table:table-cell>
          <table:table-cell office:value-type="float" office:value="0.0145437" calcext:value-type="float">
            <text:p>0.0145437</text:p>
          </table:table-cell>
          <table:table-cell office:value-type="float" office:value="0.0176236" calcext:value-type="float">
            <text:p>0.0176236</text:p>
          </table:table-cell>
          <table:table-cell office:value-type="float" office:value="0.0243851" calcext:value-type="float">
            <text:p>0.0243851</text:p>
          </table:table-cell>
          <table:table-cell office:value-type="float" office:value="0.12332" calcext:value-type="float">
            <text:p>0.12332</text:p>
          </table:table-cell>
        </table:table-row>
        <table:table-row table:style-name="ro1">
          <table:table-cell office:value-type="float" office:value="0.0123745" calcext:value-type="float">
            <text:p>0.0123745</text:p>
          </table:table-cell>
          <table:table-cell office:value-type="float" office:value="0.0162093" calcext:value-type="float">
            <text:p>0.0162093</text:p>
          </table:table-cell>
          <table:table-cell office:value-type="float" office:value="0.0119408" calcext:value-type="float">
            <text:p>0.0119408</text:p>
          </table:table-cell>
          <table:table-cell office:value-type="float" office:value="0.0109808" calcext:value-type="float">
            <text:p>0.0109808</text:p>
          </table:table-cell>
          <table:table-cell office:value-type="float" office:value="0.15201" calcext:value-type="float">
            <text:p>0.15201</text:p>
          </table:table-cell>
        </table:table-row>
        <table:table-row table:style-name="ro1">
          <table:table-cell office:value-type="float" office:value="0.0143836" calcext:value-type="float">
            <text:p>0.0143836</text:p>
          </table:table-cell>
          <table:table-cell office:value-type="float" office:value="0.0180968" calcext:value-type="float">
            <text:p>0.0180968</text:p>
          </table:table-cell>
          <table:table-cell office:value-type="float" office:value="0.0132719" calcext:value-type="float">
            <text:p>0.0132719</text:p>
          </table:table-cell>
          <table:table-cell office:value-type="float" office:value="0.0215377" calcext:value-type="float">
            <text:p>0.0215377</text:p>
          </table:table-cell>
          <table:table-cell office:value-type="float" office:value="0.14817" calcext:value-type="float">
            <text:p>0.14817</text:p>
          </table:table-cell>
        </table:table-row>
        <table:table-row table:style-name="ro1">
          <table:table-cell office:value-type="float" office:value="0.0129832" calcext:value-type="float">
            <text:p>0.0129832</text:p>
          </table:table-cell>
          <table:table-cell office:value-type="float" office:value="0.0132624" calcext:value-type="float">
            <text:p>0.0132624</text:p>
          </table:table-cell>
          <table:table-cell office:value-type="float" office:value="0.0116905" calcext:value-type="float">
            <text:p>0.0116905</text:p>
          </table:table-cell>
          <table:table-cell office:value-type="float" office:value="0.0186727" calcext:value-type="float">
            <text:p>0.0186727</text:p>
          </table:table-cell>
          <table:table-cell office:value-type="float" office:value="0.13864" calcext:value-type="float">
            <text:p>0.13864</text:p>
          </table:table-cell>
        </table:table-row>
        <table:table-row table:style-name="ro1">
          <table:table-cell office:value-type="float" office:value="0.0123159" calcext:value-type="float">
            <text:p>0.0123159</text:p>
          </table:table-cell>
          <table:table-cell office:value-type="float" office:value="0.0197025" calcext:value-type="float">
            <text:p>0.0197025</text:p>
          </table:table-cell>
          <table:table-cell office:value-type="float" office:value="0.0119512" calcext:value-type="float">
            <text:p>0.0119512</text:p>
          </table:table-cell>
          <table:table-cell office:value-type="float" office:value="0.0220854" calcext:value-type="float">
            <text:p>0.0220854</text:p>
          </table:table-cell>
          <table:table-cell office:value-type="float" office:value="0.13246" calcext:value-type="float">
            <text:p>0.13246</text:p>
          </table:table-cell>
        </table:table-row>
        <table:table-row table:style-name="ro1">
          <table:table-cell office:value-type="float" office:value="0.0112345" calcext:value-type="float">
            <text:p>0.0112345</text:p>
          </table:table-cell>
          <table:table-cell office:value-type="float" office:value="0.0278373" calcext:value-type="float">
            <text:p>0.0278373</text:p>
          </table:table-cell>
          <table:table-cell office:value-type="float" office:value="0.0096568" calcext:value-type="float">
            <text:p>0.0096568</text:p>
          </table:table-cell>
          <table:table-cell office:value-type="float" office:value="0.0168841" calcext:value-type="float">
            <text:p>0.0168841</text:p>
          </table:table-cell>
          <table:table-cell office:value-type="float" office:value="0.11831" calcext:value-type="float">
            <text:p>0.11831</text:p>
          </table:table-cell>
        </table:table-row>
        <table:table-row table:style-name="ro1">
          <table:table-cell office:value-type="float" office:value="0.0121829" calcext:value-type="float">
            <text:p>0.0121829</text:p>
          </table:table-cell>
          <table:table-cell office:value-type="float" office:value="0.0118384" calcext:value-type="float">
            <text:p>0.0118384</text:p>
          </table:table-cell>
          <table:table-cell office:value-type="float" office:value="0.0147964" calcext:value-type="float">
            <text:p>0.0147964</text:p>
          </table:table-cell>
          <table:table-cell office:value-type="float" office:value="0.0133476" calcext:value-type="float">
            <text:p>0.0133476</text:p>
          </table:table-cell>
          <table:table-cell office:value-type="float" office:value="0.10151" calcext:value-type="float">
            <text:p>0.10151</text:p>
          </table:table-cell>
        </table:table-row>
        <table:table-row table:style-name="ro1">
          <table:table-cell office:value-type="float" office:value="0.0110318" calcext:value-type="float">
            <text:p>0.0110318</text:p>
          </table:table-cell>
          <table:table-cell office:value-type="float" office:value="0.0167422" calcext:value-type="float">
            <text:p>0.0167422</text:p>
          </table:table-cell>
          <table:table-cell office:value-type="float" office:value="0.0173441" calcext:value-type="float">
            <text:p>0.0173441</text:p>
          </table:table-cell>
          <table:table-cell office:value-type="float" office:value="0.02155" calcext:value-type="float">
            <text:p>0.02155</text:p>
          </table:table-cell>
          <table:table-cell office:value-type="float" office:value="0.11191" calcext:value-type="float">
            <text:p>0.11191</text:p>
          </table:table-cell>
        </table:table-row>
        <table:table-row table:style-name="ro1">
          <table:table-cell office:value-type="float" office:value="0.0105478" calcext:value-type="float">
            <text:p>0.0105478</text:p>
          </table:table-cell>
          <table:table-cell office:value-type="float" office:value="0.0179551" calcext:value-type="float">
            <text:p>0.0179551</text:p>
          </table:table-cell>
          <table:table-cell office:value-type="float" office:value="0.0074158" calcext:value-type="float">
            <text:p>0.0074158</text:p>
          </table:table-cell>
          <table:table-cell office:value-type="float" office:value="0.0350968" calcext:value-type="float">
            <text:p>0.0350968</text:p>
          </table:table-cell>
          <table:table-cell office:value-type="float" office:value="0.10712" calcext:value-type="float">
            <text:p>0.10712</text:p>
          </table:table-cell>
        </table:table-row>
        <table:table-row table:style-name="ro1">
          <table:table-cell office:value-type="float" office:value="0.0108568" calcext:value-type="float">
            <text:p>0.0108568</text:p>
          </table:table-cell>
          <table:table-cell office:value-type="float" office:value="0.0205179" calcext:value-type="float">
            <text:p>0.0205179</text:p>
          </table:table-cell>
          <table:table-cell office:value-type="float" office:value="0.0088636" calcext:value-type="float">
            <text:p>0.0088636</text:p>
          </table:table-cell>
          <table:table-cell office:value-type="float" office:value="0.0208242" calcext:value-type="float">
            <text:p>0.0208242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0.0097072" calcext:value-type="float">
            <text:p>0.0097072</text:p>
          </table:table-cell>
          <table:table-cell office:value-type="float" office:value="0.019685" calcext:value-type="float">
            <text:p>0.019685</text:p>
          </table:table-cell>
          <table:table-cell office:value-type="float" office:value="0.0158754" calcext:value-type="float">
            <text:p>0.0158754</text:p>
          </table:table-cell>
          <table:table-cell office:value-type="float" office:value="0.0259457" calcext:value-type="float">
            <text:p>0.0259457</text:p>
          </table:table-cell>
          <table:table-cell office:value-type="float" office:value="0.07888" calcext:value-type="float">
            <text:p>0.07888</text:p>
          </table:table-cell>
        </table:table-row>
        <table:table-row table:style-name="ro1">
          <table:table-cell office:value-type="float" office:value="0.0130478" calcext:value-type="float">
            <text:p>0.0130478</text:p>
          </table:table-cell>
          <table:table-cell office:value-type="float" office:value="0.0161887" calcext:value-type="float">
            <text:p>0.0161887</text:p>
          </table:table-cell>
          <table:table-cell office:value-type="float" office:value="0.0144157" calcext:value-type="float">
            <text:p>0.0144157</text:p>
          </table:table-cell>
          <table:table-cell office:value-type="float" office:value="0.0230851" calcext:value-type="float">
            <text:p>0.0230851</text:p>
          </table:table-cell>
          <table:table-cell office:value-type="float" office:value="0.09509" calcext:value-type="float">
            <text:p>0.09509</text:p>
          </table:table-cell>
        </table:table-row>
        <table:table-row table:style-name="ro1">
          <table:table-cell office:value-type="float" office:value="0.0094962" calcext:value-type="float">
            <text:p>0.0094962</text:p>
          </table:table-cell>
          <table:table-cell office:value-type="float" office:value="0.0186663" calcext:value-type="float">
            <text:p>0.0186663</text:p>
          </table:table-cell>
          <table:table-cell office:value-type="float" office:value="0.0195035" calcext:value-type="float">
            <text:p>0.0195035</text:p>
          </table:table-cell>
          <table:table-cell office:value-type="float" office:value="0.0313158" calcext:value-type="float">
            <text:p>0.0313158</text:p>
          </table:table-cell>
          <table:table-cell office:value-type="float" office:value="0.0783" calcext:value-type="float">
            <text:p>0.0783</text:p>
          </table:table-cell>
        </table:table-row>
        <table:table-row table:style-name="ro1">
          <table:table-cell office:value-type="float" office:value="0.0099463" calcext:value-type="float">
            <text:p>0.0099463</text:p>
          </table:table-cell>
          <table:table-cell office:value-type="float" office:value="0.0178349" calcext:value-type="float">
            <text:p>0.0178349</text:p>
          </table:table-cell>
          <table:table-cell office:value-type="float" office:value="0.0147194" calcext:value-type="float">
            <text:p>0.0147194</text:p>
          </table:table-cell>
          <table:table-cell office:value-type="float" office:value="0.0367182" calcext:value-type="float">
            <text:p>0.0367182</text:p>
          </table:table-cell>
          <table:table-cell office:value-type="float" office:value="0.07188" calcext:value-type="float">
            <text:p>0.07188</text:p>
          </table:table-cell>
        </table:table-row>
        <table:table-row table:style-name="ro1">
          <table:table-cell office:value-type="float" office:value="0.0104117" calcext:value-type="float">
            <text:p>0.0104117</text:p>
          </table:table-cell>
          <table:table-cell office:value-type="float" office:value="0.0135963" calcext:value-type="float">
            <text:p>0.0135963</text:p>
          </table:table-cell>
          <table:table-cell office:value-type="float" office:value="0.021085" calcext:value-type="float">
            <text:p>0.021085</text:p>
          </table:table-cell>
          <table:table-cell office:value-type="float" office:value="0.0210483" calcext:value-type="float">
            <text:p>0.0210483</text:p>
          </table:table-cell>
          <table:table-cell office:value-type="float" office:value="0.06952" calcext:value-type="float">
            <text:p>0.06952</text:p>
          </table:table-cell>
        </table:table-row>
        <table:table-row table:style-name="ro1">
          <table:table-cell office:value-type="float" office:value="0.0076219" calcext:value-type="float">
            <text:p>0.0076219</text:p>
          </table:table-cell>
          <table:table-cell office:value-type="float" office:value="0.0139196" calcext:value-type="float">
            <text:p>0.0139196</text:p>
          </table:table-cell>
          <table:table-cell office:value-type="float" office:value="0.0117844" calcext:value-type="float">
            <text:p>0.0117844</text:p>
          </table:table-cell>
          <table:table-cell office:value-type="float" office:value="0.034743" calcext:value-type="float">
            <text:p>0.034743</text:p>
          </table:table-cell>
          <table:table-cell office:value-type="float" office:value="0.06905" calcext:value-type="float">
            <text:p>0.06905</text:p>
          </table:table-cell>
        </table:table-row>
        <table:table-row table:style-name="ro1">
          <table:table-cell office:value-type="float" office:value="0.0076893" calcext:value-type="float">
            <text:p>0.0076893</text:p>
          </table:table-cell>
          <table:table-cell office:value-type="float" office:value="0.0173078" calcext:value-type="float">
            <text:p>0.0173078</text:p>
          </table:table-cell>
          <table:table-cell office:value-type="float" office:value="0.017441" calcext:value-type="float">
            <text:p>0.017441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5687" calcext:value-type="float">
            <text:p>0.05687</text:p>
          </table:table-cell>
        </table:table-row>
        <table:table-row table:style-name="ro1">
          <table:table-cell office:value-type="float" office:value="0.0097798" calcext:value-type="float">
            <text:p>0.0097798</text:p>
          </table:table-cell>
          <table:table-cell office:value-type="float" office:value="0.0196974" calcext:value-type="float">
            <text:p>0.0196974</text:p>
          </table:table-cell>
          <table:table-cell office:value-type="float" office:value="0.0090068" calcext:value-type="float">
            <text:p>0.0090068</text:p>
          </table:table-cell>
          <table:table-cell office:value-type="float" office:value="0.0398823" calcext:value-type="float">
            <text:p>0.0398823</text:p>
          </table:table-cell>
          <table:table-cell office:value-type="float" office:value="0.04956" calcext:value-type="float">
            <text:p>0.04956</text:p>
          </table:table-cell>
        </table:table-row>
        <table:table-row table:style-name="ro1">
          <table:table-cell office:value-type="float" office:value="0.0103407" calcext:value-type="float">
            <text:p>0.0103407</text:p>
          </table:table-cell>
          <table:table-cell office:value-type="float" office:value="0.0136367" calcext:value-type="float">
            <text:p>0.0136367</text:p>
          </table:table-cell>
          <table:table-cell office:value-type="float" office:value="0.0129724" calcext:value-type="float">
            <text:p>0.0129724</text:p>
          </table:table-cell>
          <table:table-cell office:value-type="float" office:value="0.021188" calcext:value-type="float">
            <text:p>0.021188</text:p>
          </table:table-cell>
          <table:table-cell office:value-type="float" office:value="0.05138" calcext:value-type="float">
            <text:p>0.05138</text:p>
          </table:table-cell>
        </table:table-row>
        <table:table-row table:style-name="ro1">
          <table:table-cell office:value-type="float" office:value="0.0079692" calcext:value-type="float">
            <text:p>0.0079692</text:p>
          </table:table-cell>
          <table:table-cell office:value-type="float" office:value="0.0155787" calcext:value-type="float">
            <text:p>0.0155787</text:p>
          </table:table-cell>
          <table:table-cell office:value-type="float" office:value="0.0130815" calcext:value-type="float">
            <text:p>0.0130815</text:p>
          </table:table-cell>
          <table:table-cell office:value-type="float" office:value="0.0281446" calcext:value-type="float">
            <text:p>0.0281446</text:p>
          </table:table-cell>
          <table:table-cell office:value-type="float" office:value="0.06199" calcext:value-type="float">
            <text:p>0.06199</text:p>
          </table:table-cell>
        </table:table-row>
        <table:table-row table:style-name="ro1">
          <table:table-cell office:value-type="float" office:value="0.009022" calcext:value-type="float">
            <text:p>0.009022</text:p>
          </table:table-cell>
          <table:table-cell office:value-type="float" office:value="0.0206047" calcext:value-type="float">
            <text:p>0.0206047</text:p>
          </table:table-cell>
          <table:table-cell office:value-type="float" office:value="0.0127726" calcext:value-type="float">
            <text:p>0.0127726</text:p>
          </table:table-cell>
          <table:table-cell office:value-type="float" office:value="0.0202086" calcext:value-type="float">
            <text:p>0.0202086</text:p>
          </table:table-cell>
          <table:table-cell office:value-type="float" office:value="0.06223" calcext:value-type="float">
            <text:p>0.06223</text:p>
          </table:table-cell>
        </table:table-row>
        <table:table-row table:style-name="ro1">
          <table:table-cell office:value-type="float" office:value="0.0099309" calcext:value-type="float">
            <text:p>0.0099309</text:p>
          </table:table-cell>
          <table:table-cell office:value-type="float" office:value="0.0226573" calcext:value-type="float">
            <text:p>0.0226573</text:p>
          </table:table-cell>
          <table:table-cell office:value-type="float" office:value="0.0139221" calcext:value-type="float">
            <text:p>0.0139221</text:p>
          </table:table-cell>
          <table:table-cell office:value-type="float" office:value="0.0194403" calcext:value-type="float">
            <text:p>0.0194403</text:p>
          </table:table-cell>
          <table:table-cell office:value-type="float" office:value="0.05716" calcext:value-type="float">
            <text:p>0.05716</text:p>
          </table:table-cell>
        </table:table-row>
        <table:table-row table:style-name="ro1">
          <table:table-cell office:value-type="float" office:value="0.0086309" calcext:value-type="float">
            <text:p>0.0086309</text:p>
          </table:table-cell>
          <table:table-cell office:value-type="float" office:value="0.0150018" calcext:value-type="float">
            <text:p>0.0150018</text:p>
          </table:table-cell>
          <table:table-cell office:value-type="float" office:value="0.0142473" calcext:value-type="float">
            <text:p>0.0142473</text:p>
          </table:table-cell>
          <table:table-cell office:value-type="float" office:value="0.0254286" calcext:value-type="float">
            <text:p>0.0254286</text:p>
          </table:table-cell>
          <table:table-cell office:value-type="float" office:value="0.05607" calcext:value-type="float">
            <text:p>0.05607</text:p>
          </table:table-cell>
        </table:table-row>
        <table:table-row table:style-name="ro1">
          <table:table-cell office:value-type="float" office:value="0.0103864" calcext:value-type="float">
            <text:p>0.0103864</text:p>
          </table:table-cell>
          <table:table-cell office:value-type="float" office:value="0.0120878" calcext:value-type="float">
            <text:p>0.0120878</text:p>
          </table:table-cell>
          <table:table-cell office:value-type="float" office:value="0.0151889" calcext:value-type="float">
            <text:p>0.0151889</text:p>
          </table:table-cell>
          <table:table-cell office:value-type="float" office:value="0.041909" calcext:value-type="float">
            <text:p>0.041909</text:p>
          </table:table-cell>
          <table:table-cell office:value-type="float" office:value="0.04754" calcext:value-type="float">
            <text:p>0.04754</text:p>
          </table:table-cell>
        </table:table-row>
        <table:table-row table:style-name="ro1">
          <table:table-cell office:value-type="float" office:value="0.010025" calcext:value-type="float">
            <text:p>0.010025</text:p>
          </table:table-cell>
          <table:table-cell office:value-type="float" office:value="0.0219305" calcext:value-type="float">
            <text:p>0.0219305</text:p>
          </table:table-cell>
          <table:table-cell office:value-type="float" office:value="0.0159954" calcext:value-type="float">
            <text:p>0.0159954</text:p>
          </table:table-cell>
          <table:table-cell office:value-type="float" office:value="0.0205659" calcext:value-type="float">
            <text:p>0.0205659</text:p>
          </table:table-cell>
          <table:table-cell office:value-type="float" office:value="0.04774" calcext:value-type="float">
            <text:p>0.04774</text:p>
          </table:table-cell>
        </table:table-row>
        <table:table-row table:style-name="ro1">
          <table:table-cell office:value-type="float" office:value="0.0097524" calcext:value-type="float">
            <text:p>0.0097524</text:p>
          </table:table-cell>
          <table:table-cell office:value-type="float" office:value="0.01456" calcext:value-type="float">
            <text:p>0.01456</text:p>
          </table:table-cell>
          <table:table-cell office:value-type="float" office:value="0.0160252" calcext:value-type="float">
            <text:p>0.0160252</text:p>
          </table:table-cell>
          <table:table-cell office:value-type="float" office:value="0.0295602" calcext:value-type="float">
            <text:p>0.0295602</text:p>
          </table:table-cell>
          <table:table-cell office:value-type="float" office:value="0.03764" calcext:value-type="float">
            <text:p>0.03764</text:p>
          </table:table-cell>
        </table:table-row>
        <table:table-row table:style-name="ro1">
          <table:table-cell office:value-type="float" office:value="0.0095781" calcext:value-type="float">
            <text:p>0.0095781</text:p>
          </table:table-cell>
          <table:table-cell office:value-type="float" office:value="0.0098763" calcext:value-type="float">
            <text:p>0.0098763</text:p>
          </table:table-cell>
          <table:table-cell office:value-type="float" office:value="0.0135474" calcext:value-type="float">
            <text:p>0.0135474</text:p>
          </table:table-cell>
          <table:table-cell office:value-type="float" office:value="0.0327894" calcext:value-type="float">
            <text:p>0.0327894</text:p>
          </table:table-cell>
          <table:table-cell office:value-type="float" office:value="0.02902" calcext:value-type="float">
            <text:p>0.02902</text:p>
          </table:table-cell>
        </table:table-row>
        <table:table-row table:style-name="ro1">
          <table:table-cell office:value-type="float" office:value="0.0096747" calcext:value-type="float">
            <text:p>0.0096747</text:p>
          </table:table-cell>
          <table:table-cell office:value-type="float" office:value="0.0128033" calcext:value-type="float">
            <text:p>0.0128033</text:p>
          </table:table-cell>
          <table:table-cell office:value-type="float" office:value="0.0151038" calcext:value-type="float">
            <text:p>0.0151038</text:p>
          </table:table-cell>
          <table:table-cell office:value-type="float" office:value="0.0155073" calcext:value-type="float">
            <text:p>0.0155073</text:p>
          </table:table-cell>
          <table:table-cell office:value-type="float" office:value="0.04252" calcext:value-type="float">
            <text:p>0.04252</text:p>
          </table:table-cell>
        </table:table-row>
        <table:table-row table:style-name="ro1">
          <table:table-cell office:value-type="float" office:value="0.0074808" calcext:value-type="float">
            <text:p>0.0074808</text:p>
          </table:table-cell>
          <table:table-cell office:value-type="float" office:value="0.0164555" calcext:value-type="float">
            <text:p>0.0164555</text:p>
          </table:table-cell>
          <table:table-cell office:value-type="float" office:value="0.0171412" calcext:value-type="float">
            <text:p>0.0171412</text:p>
          </table:table-cell>
          <table:table-cell office:value-type="float" office:value="0.0201089" calcext:value-type="float">
            <text:p>0.0201089</text:p>
          </table:table-cell>
          <table:table-cell office:value-type="float" office:value="0.04092" calcext:value-type="float">
            <text:p>0.04092</text:p>
          </table:table-cell>
        </table:table-row>
        <table:table-row table:style-name="ro1">
          <table:table-cell office:value-type="float" office:value="0.0090971" calcext:value-type="float">
            <text:p>0.0090971</text:p>
          </table:table-cell>
          <table:table-cell office:value-type="float" office:value="0.0137751" calcext:value-type="float">
            <text:p>0.0137751</text:p>
          </table:table-cell>
          <table:table-cell office:value-type="float" office:value="0.0130914" calcext:value-type="float">
            <text:p>0.0130914</text:p>
          </table:table-cell>
          <table:table-cell office:value-type="float" office:value="0.0268567" calcext:value-type="float">
            <text:p>0.0268567</text:p>
          </table:table-cell>
          <table:table-cell office:value-type="float" office:value="0.0399" calcext:value-type="float">
            <text:p>0.0399</text:p>
          </table:table-cell>
        </table:table-row>
        <table:table-row table:style-name="ro1">
          <table:table-cell office:value-type="float" office:value="0.0096125" calcext:value-type="float">
            <text:p>0.0096125</text:p>
          </table:table-cell>
          <table:table-cell office:value-type="float" office:value="0.0175269" calcext:value-type="float">
            <text:p>0.0175269</text:p>
          </table:table-cell>
          <table:table-cell office:value-type="float" office:value="0.0131128" calcext:value-type="float">
            <text:p>0.0131128</text:p>
          </table:table-cell>
          <table:table-cell office:value-type="float" office:value="0.0155468" calcext:value-type="float">
            <text:p>0.0155468</text:p>
          </table:table-cell>
          <table:table-cell office:value-type="float" office:value="0.04153" calcext:value-type="float">
            <text:p>0.04153</text:p>
          </table:table-cell>
        </table:table-row>
        <table:table-row table:style-name="ro1">
          <table:table-cell office:value-type="float" office:value="0.0080889" calcext:value-type="float">
            <text:p>0.0080889</text:p>
          </table:table-cell>
          <table:table-cell office:value-type="float" office:value="0.0153359" calcext:value-type="float">
            <text:p>0.0153359</text:p>
          </table:table-cell>
          <table:table-cell office:value-type="float" office:value="0.0103814" calcext:value-type="float">
            <text:p>0.0103814</text:p>
          </table:table-cell>
          <table:table-cell office:value-type="float" office:value="0.0181222" calcext:value-type="float">
            <text:p>0.0181222</text:p>
          </table:table-cell>
          <table:table-cell office:value-type="float" office:value="0.03358" calcext:value-type="float">
            <text:p>0.03358</text:p>
          </table:table-cell>
        </table:table-row>
        <table:table-row table:style-name="ro1">
          <table:table-cell office:value-type="float" office:value="0.0091999" calcext:value-type="float">
            <text:p>0.0091999</text:p>
          </table:table-cell>
          <table:table-cell office:value-type="float" office:value="0.0173767" calcext:value-type="float">
            <text:p>0.0173767</text:p>
          </table:table-cell>
          <table:table-cell office:value-type="float" office:value="0.0121769" calcext:value-type="float">
            <text:p>0.0121769</text:p>
          </table:table-cell>
          <table:table-cell office:value-type="float" office:value="0.0359667" calcext:value-type="float">
            <text:p>0.0359667</text:p>
          </table:table-cell>
          <table:table-cell office:value-type="float" office:value="0.03871" calcext:value-type="float">
            <text:p>0.03871</text:p>
          </table:table-cell>
        </table:table-row>
        <table:table-row table:style-name="ro1">
          <table:table-cell office:value-type="float" office:value="0.0087277" calcext:value-type="float">
            <text:p>0.0087277</text:p>
          </table:table-cell>
          <table:table-cell office:value-type="float" office:value="0.0189179" calcext:value-type="float">
            <text:p>0.0189179</text:p>
          </table:table-cell>
          <table:table-cell office:value-type="float" office:value="0.0087729" calcext:value-type="float">
            <text:p>0.0087729</text:p>
          </table:table-cell>
          <table:table-cell office:value-type="float" office:value="0.0361364" calcext:value-type="float">
            <text:p>0.0361364</text:p>
          </table:table-cell>
          <table:table-cell office:value-type="float" office:value="0.03713" calcext:value-type="float">
            <text:p>0.03713</text:p>
          </table:table-cell>
        </table:table-row>
        <table:table-row table:style-name="ro1">
          <table:table-cell office:value-type="float" office:value="0.00798" calcext:value-type="float">
            <text:p>0.00798</text:p>
          </table:table-cell>
          <table:table-cell office:value-type="float" office:value="0.0272774" calcext:value-type="float">
            <text:p>0.0272774</text:p>
          </table:table-cell>
          <table:table-cell office:value-type="float" office:value="0.0185955" calcext:value-type="float">
            <text:p>0.0185955</text:p>
          </table:table-cell>
          <table:table-cell office:value-type="float" office:value="0.0187753" calcext:value-type="float">
            <text:p>0.0187753</text:p>
          </table:table-cell>
          <table:table-cell office:value-type="float" office:value="0.02869" calcext:value-type="float">
            <text:p>0.02869</text:p>
          </table:table-cell>
        </table:table-row>
        <table:table-row table:style-name="ro1">
          <table:table-cell office:value-type="float" office:value="0.009829" calcext:value-type="float">
            <text:p>0.009829</text:p>
          </table:table-cell>
          <table:table-cell office:value-type="float" office:value="0.0175955" calcext:value-type="float">
            <text:p>0.0175955</text:p>
          </table:table-cell>
          <table:table-cell office:value-type="float" office:value="0.0163771" calcext:value-type="float">
            <text:p>0.0163771</text:p>
          </table:table-cell>
          <table:table-cell office:value-type="float" office:value="0.0183528" calcext:value-type="float">
            <text:p>0.0183528</text:p>
          </table:table-cell>
          <table:table-cell office:value-type="float" office:value="0.03513" calcext:value-type="float">
            <text:p>0.03513</text:p>
          </table:table-cell>
        </table:table-row>
        <table:table-row table:style-name="ro1">
          <table:table-cell office:value-type="float" office:value="0.0097673" calcext:value-type="float">
            <text:p>0.0097673</text:p>
          </table:table-cell>
          <table:table-cell office:value-type="float" office:value="0.0193696" calcext:value-type="float">
            <text:p>0.0193696</text:p>
          </table:table-cell>
          <table:table-cell office:value-type="float" office:value="0.0170347" calcext:value-type="float">
            <text:p>0.0170347</text:p>
          </table:table-cell>
          <table:table-cell office:value-type="float" office:value="0.0298845" calcext:value-type="float">
            <text:p>0.0298845</text:p>
          </table:table-cell>
          <table:table-cell office:value-type="float" office:value="0.03241" calcext:value-type="float">
            <text:p>0.03241</text:p>
          </table:table-cell>
        </table:table-row>
        <table:table-row table:style-name="ro1">
          <table:table-cell office:value-type="float" office:value="0.010232" calcext:value-type="float">
            <text:p>0.010232</text:p>
          </table:table-cell>
          <table:table-cell office:value-type="float" office:value="0.0198331" calcext:value-type="float">
            <text:p>0.0198331</text:p>
          </table:table-cell>
          <table:table-cell office:value-type="float" office:value="0.0100745" calcext:value-type="float">
            <text:p>0.0100745</text:p>
          </table:table-cell>
          <table:table-cell office:value-type="float" office:value="0.0171335" calcext:value-type="float">
            <text:p>0.0171335</text:p>
          </table:table-cell>
          <table:table-cell office:value-type="float" office:value="0.02382" calcext:value-type="float">
            <text:p>0.02382</text:p>
          </table:table-cell>
        </table:table-row>
        <table:table-row table:style-name="ro1">
          <table:table-cell office:value-type="float" office:value="0.0095942" calcext:value-type="float">
            <text:p>0.0095942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09259" calcext:value-type="float">
            <text:p>0.0109259</text:p>
          </table:table-cell>
          <table:table-cell office:value-type="float" office:value="0.0142332" calcext:value-type="float">
            <text:p>0.0142332</text:p>
          </table:table-cell>
          <table:table-cell office:value-type="float" office:value="0.01477" calcext:value-type="float">
            <text:p>0.01477</text:p>
          </table:table-cell>
        </table:table-row>
        <table:table-row table:style-name="ro1">
          <table:table-cell office:value-type="float" office:value="0.0090569" calcext:value-type="float">
            <text:p>0.0090569</text:p>
          </table:table-cell>
          <table:table-cell office:value-type="float" office:value="0.0160062" calcext:value-type="float">
            <text:p>0.0160062</text:p>
          </table:table-cell>
          <table:table-cell office:value-type="float" office:value="0.0160757" calcext:value-type="float">
            <text:p>0.0160757</text:p>
          </table:table-cell>
          <table:table-cell office:value-type="float" office:value="0.0133672" calcext:value-type="float">
            <text:p>0.0133672</text:p>
          </table:table-cell>
          <table:table-cell office:value-type="float" office:value="0.03204" calcext:value-type="float">
            <text:p>0.03204</text:p>
          </table:table-cell>
        </table:table-row>
        <table:table-row table:style-name="ro1">
          <table:table-cell office:value-type="float" office:value="0.0076078" calcext:value-type="float">
            <text:p>0.0076078</text:p>
          </table:table-cell>
          <table:table-cell office:value-type="float" office:value="0.0180657" calcext:value-type="float">
            <text:p>0.0180657</text:p>
          </table:table-cell>
          <table:table-cell office:value-type="float" office:value="0.0144341" calcext:value-type="float">
            <text:p>0.0144341</text:p>
          </table:table-cell>
          <table:table-cell office:value-type="float" office:value="0.0189693" calcext:value-type="float">
            <text:p>0.0189693</text:p>
          </table:table-cell>
          <table:table-cell office:value-type="float" office:value="0.03615" calcext:value-type="float">
            <text:p>0.03615</text:p>
          </table:table-cell>
        </table:table-row>
        <table:table-row table:style-name="ro1">
          <table:table-cell office:value-type="float" office:value="0.0101925" calcext:value-type="float">
            <text:p>0.0101925</text:p>
          </table:table-cell>
          <table:table-cell office:value-type="float" office:value="0.0162678" calcext:value-type="float">
            <text:p>0.0162678</text:p>
          </table:table-cell>
          <table:table-cell office:value-type="float" office:value="0.0148387" calcext:value-type="float">
            <text:p>0.0148387</text:p>
          </table:table-cell>
          <table:table-cell office:value-type="float" office:value="0.0221671" calcext:value-type="float">
            <text:p>0.0221671</text:p>
          </table:table-cell>
          <table:table-cell office:value-type="float" office:value="0.02755" calcext:value-type="float">
            <text:p>0.02755</text:p>
          </table:table-cell>
        </table:table-row>
        <table:table-row table:style-name="ro1">
          <table:table-cell office:value-type="float" office:value="0.01044" calcext:value-type="float">
            <text:p>0.01044</text:p>
          </table:table-cell>
          <table:table-cell office:value-type="float" office:value="0.0141415" calcext:value-type="float">
            <text:p>0.0141415</text:p>
          </table:table-cell>
          <table:table-cell office:value-type="float" office:value="0.0139008" calcext:value-type="float">
            <text:p>0.0139008</text:p>
          </table:table-cell>
          <table:table-cell office:value-type="float" office:value="0.0168341" calcext:value-type="float">
            <text:p>0.0168341</text:p>
          </table:table-cell>
          <table:table-cell office:value-type="float" office:value="0.02563" calcext:value-type="float">
            <text:p>0.02563</text:p>
          </table:table-cell>
        </table:table-row>
        <table:table-row table:style-name="ro1">
          <table:table-cell office:value-type="float" office:value="0.0082156" calcext:value-type="float">
            <text:p>0.0082156</text:p>
          </table:table-cell>
          <table:table-cell office:value-type="float" office:value="0.0103998" calcext:value-type="float">
            <text:p>0.0103998</text:p>
          </table:table-cell>
          <table:table-cell office:value-type="float" office:value="0.0098015" calcext:value-type="float">
            <text:p>0.0098015</text:p>
          </table:table-cell>
          <table:table-cell office:value-type="float" office:value="0.0109424" calcext:value-type="float">
            <text:p>0.0109424</text:p>
          </table:table-cell>
          <table:table-cell office:value-type="float" office:value="0.03038" calcext:value-type="float">
            <text:p>0.03038</text:p>
          </table:table-cell>
        </table:table-row>
        <table:table-row table:style-name="ro1">
          <table:table-cell office:value-type="float" office:value="0.0083565" calcext:value-type="float">
            <text:p>0.0083565</text:p>
          </table:table-cell>
          <table:table-cell office:value-type="float" office:value="0.0157244" calcext:value-type="float">
            <text:p>0.0157244</text:p>
          </table:table-cell>
          <table:table-cell office:value-type="float" office:value="0.0178759" calcext:value-type="float">
            <text:p>0.0178759</text:p>
          </table:table-cell>
          <table:table-cell office:value-type="float" office:value="0.0102104" calcext:value-type="float">
            <text:p>0.0102104</text:p>
          </table:table-cell>
          <table:table-cell office:value-type="float" office:value="0.02664" calcext:value-type="float">
            <text:p>0.02664</text:p>
          </table:table-cell>
        </table:table-row>
        <table:table-row table:style-name="ro1">
          <table:table-cell office:value-type="float" office:value="0.0085273" calcext:value-type="float">
            <text:p>0.0085273</text:p>
          </table:table-cell>
          <table:table-cell office:value-type="float" office:value="0.016855" calcext:value-type="float">
            <text:p>0.016855</text:p>
          </table:table-cell>
          <table:table-cell office:value-type="float" office:value="0.0155363" calcext:value-type="float">
            <text:p>0.0155363</text:p>
          </table:table-cell>
          <table:table-cell office:value-type="float" office:value="0.0150868" calcext:value-type="float">
            <text:p>0.0150868</text:p>
          </table:table-cell>
          <table:table-cell office:value-type="float" office:value="0.01673" calcext:value-type="float">
            <text:p>0.01673</text:p>
          </table:table-cell>
        </table:table-row>
        <table:table-row table:style-name="ro1">
          <table:table-cell office:value-type="float" office:value="0.0091643" calcext:value-type="float">
            <text:p>0.0091643</text:p>
          </table:table-cell>
          <table:table-cell office:value-type="float" office:value="0.0195661" calcext:value-type="float">
            <text:p>0.0195661</text:p>
          </table:table-cell>
          <table:table-cell office:value-type="float" office:value="0.0185763" calcext:value-type="float">
            <text:p>0.0185763</text:p>
          </table:table-cell>
          <table:table-cell office:value-type="float" office:value="0.0226733" calcext:value-type="float">
            <text:p>0.0226733</text:p>
          </table:table-cell>
          <table:table-cell office:value-type="float" office:value="0.01369" calcext:value-type="float">
            <text:p>0.01369</text:p>
          </table:table-cell>
        </table:table-row>
        <table:table-row table:style-name="ro1">
          <table:table-cell office:value-type="float" office:value="0.0090821" calcext:value-type="float">
            <text:p>0.0090821</text:p>
          </table:table-cell>
          <table:table-cell office:value-type="float" office:value="0.0125071" calcext:value-type="float">
            <text:p>0.0125071</text:p>
          </table:table-cell>
          <table:table-cell office:value-type="float" office:value="0.0080546" calcext:value-type="float">
            <text:p>0.0080546</text:p>
          </table:table-cell>
          <table:table-cell office:value-type="float" office:value="0.0187416" calcext:value-type="float">
            <text:p>0.0187416</text:p>
          </table:table-cell>
          <table:table-cell office:value-type="float" office:value="0.03435" calcext:value-type="float">
            <text:p>0.03435</text:p>
          </table:table-cell>
        </table:table-row>
        <table:table-row table:style-name="ro1">
          <table:table-cell office:value-type="float" office:value="0.0082668" calcext:value-type="float">
            <text:p>0.0082668</text:p>
          </table:table-cell>
          <table:table-cell office:value-type="float" office:value="0.0132274" calcext:value-type="float">
            <text:p>0.0132274</text:p>
          </table:table-cell>
          <table:table-cell office:value-type="float" office:value="0.0111212" calcext:value-type="float">
            <text:p>0.0111212</text:p>
          </table:table-cell>
          <table:table-cell office:value-type="float" office:value="0.0243548" calcext:value-type="float">
            <text:p>0.0243548</text:p>
          </table:table-cell>
          <table:table-cell office:value-type="float" office:value="0.02113" calcext:value-type="float">
            <text:p>0.02113</text:p>
          </table:table-cell>
        </table:table-row>
        <table:table-row table:style-name="ro1">
          <table:table-cell office:value-type="float" office:value="0.0082728" calcext:value-type="float">
            <text:p>0.0082728</text:p>
          </table:table-cell>
          <table:table-cell office:value-type="float" office:value="0.0160541" calcext:value-type="float">
            <text:p>0.0160541</text:p>
          </table:table-cell>
          <table:table-cell office:value-type="float" office:value="0.0130273" calcext:value-type="float">
            <text:p>0.0130273</text:p>
          </table:table-cell>
          <table:table-cell office:value-type="float" office:value="0.0287047" calcext:value-type="float">
            <text:p>0.0287047</text:p>
          </table:table-cell>
          <table:table-cell office:value-type="float" office:value="0.02056" calcext:value-type="float">
            <text:p>0.02056</text:p>
          </table:table-cell>
        </table:table-row>
        <table:table-row table:style-name="ro1">
          <table:table-cell office:value-type="float" office:value="0.0090412" calcext:value-type="float">
            <text:p>0.0090412</text:p>
          </table:table-cell>
          <table:table-cell office:value-type="float" office:value="0.0085227" calcext:value-type="float">
            <text:p>0.0085227</text:p>
          </table:table-cell>
          <table:table-cell office:value-type="float" office:value="0.0147331" calcext:value-type="float">
            <text:p>0.0147331</text:p>
          </table:table-cell>
          <table:table-cell office:value-type="float" office:value="0.0114125" calcext:value-type="float">
            <text:p>0.0114125</text:p>
          </table:table-cell>
          <table:table-cell office:value-type="float" office:value="0.01883" calcext:value-type="float">
            <text:p>0.01883</text:p>
          </table:table-cell>
        </table:table-row>
        <table:table-row table:style-name="ro1">
          <table:table-cell office:value-type="float" office:value="0.0094528" calcext:value-type="float">
            <text:p>0.0094528</text:p>
          </table:table-cell>
          <table:table-cell office:value-type="float" office:value="0.0133101" calcext:value-type="float">
            <text:p>0.0133101</text:p>
          </table:table-cell>
          <table:table-cell office:value-type="float" office:value="0.0108105" calcext:value-type="float">
            <text:p>0.0108105</text:p>
          </table:table-cell>
          <table:table-cell office:value-type="float" office:value="0.0191944" calcext:value-type="float">
            <text:p>0.0191944</text:p>
          </table:table-cell>
          <table:table-cell office:value-type="float" office:value="0.02769" calcext:value-type="float">
            <text:p>0.02769</text:p>
          </table:table-cell>
        </table:table-row>
        <table:table-row table:style-name="ro1">
          <table:table-cell office:value-type="float" office:value="0.0087846" calcext:value-type="float">
            <text:p>0.0087846</text:p>
          </table:table-cell>
          <table:table-cell office:value-type="float" office:value="0.0237238" calcext:value-type="float">
            <text:p>0.0237238</text:p>
          </table:table-cell>
          <table:table-cell office:value-type="float" office:value="0.0124027" calcext:value-type="float">
            <text:p>0.0124027</text:p>
          </table:table-cell>
          <table:table-cell office:value-type="float" office:value="0.0195811" calcext:value-type="float">
            <text:p>0.0195811</text:p>
          </table:table-cell>
          <table:table-cell office:value-type="float" office:value="0.02505" calcext:value-type="float">
            <text:p>0.02505</text:p>
          </table:table-cell>
        </table:table-row>
        <table:table-row table:style-name="ro1">
          <table:table-cell office:value-type="float" office:value="0.0095518" calcext:value-type="float">
            <text:p>0.0095518</text:p>
          </table:table-cell>
          <table:table-cell office:value-type="float" office:value="0.0123112" calcext:value-type="float">
            <text:p>0.0123112</text:p>
          </table:table-cell>
          <table:table-cell office:value-type="float" office:value="0.010742" calcext:value-type="float">
            <text:p>0.010742</text:p>
          </table:table-cell>
          <table:table-cell office:value-type="float" office:value="0.020848" calcext:value-type="float">
            <text:p>0.020848</text:p>
          </table:table-cell>
          <table:table-cell office:value-type="float" office:value="0.03091" calcext:value-type="float">
            <text:p>0.03091</text:p>
          </table:table-cell>
        </table:table-row>
        <table:table-row table:style-name="ro1">
          <table:table-cell office:value-type="float" office:value="0.008407" calcext:value-type="float">
            <text:p>0.008407</text:p>
          </table:table-cell>
          <table:table-cell office:value-type="float" office:value="0.0171489" calcext:value-type="float">
            <text:p>0.0171489</text:p>
          </table:table-cell>
          <table:table-cell office:value-type="float" office:value="0.0130083" calcext:value-type="float">
            <text:p>0.0130083</text:p>
          </table:table-cell>
          <table:table-cell office:value-type="float" office:value="0.0318039" calcext:value-type="float">
            <text:p>0.0318039</text:p>
          </table:table-cell>
          <table:table-cell office:value-type="float" office:value="0.02572" calcext:value-type="float">
            <text:p>0.02572</text:p>
          </table:table-cell>
        </table:table-row>
        <table:table-row table:style-name="ro1">
          <table:table-cell office:value-type="float" office:value="0.0097324" calcext:value-type="float">
            <text:p>0.0097324</text:p>
          </table:table-cell>
          <table:table-cell office:value-type="float" office:value="0.0112222" calcext:value-type="float">
            <text:p>0.0112222</text:p>
          </table:table-cell>
          <table:table-cell office:value-type="float" office:value="0.0176738" calcext:value-type="float">
            <text:p>0.0176738</text:p>
          </table:table-cell>
          <table:table-cell office:value-type="float" office:value="0.0248443" calcext:value-type="float">
            <text:p>0.0248443</text:p>
          </table:table-cell>
          <table:table-cell office:value-type="float" office:value="0.01897" calcext:value-type="float">
            <text:p>0.01897</text:p>
          </table:table-cell>
        </table:table-row>
        <table:table-row table:style-name="ro1">
          <table:table-cell office:value-type="float" office:value="0.008301" calcext:value-type="float">
            <text:p>0.008301</text:p>
          </table:table-cell>
          <table:table-cell office:value-type="float" office:value="0.0232573" calcext:value-type="float">
            <text:p>0.0232573</text:p>
          </table:table-cell>
          <table:table-cell office:value-type="float" office:value="0.0095027" calcext:value-type="float">
            <text:p>0.0095027</text:p>
          </table:table-cell>
          <table:table-cell office:value-type="float" office:value="0.0149162" calcext:value-type="float">
            <text:p>0.0149162</text:p>
          </table:table-cell>
          <table:table-cell office:value-type="float" office:value="0.02186" calcext:value-type="float">
            <text:p>0.02186</text:p>
          </table:table-cell>
        </table:table-row>
        <table:table-row table:style-name="ro1">
          <table:table-cell office:value-type="float" office:value="0.0065093" calcext:value-type="float">
            <text:p>0.0065093</text:p>
          </table:table-cell>
          <table:table-cell office:value-type="float" office:value="0.0144867" calcext:value-type="float">
            <text:p>0.0144867</text:p>
          </table:table-cell>
          <table:table-cell office:value-type="float" office:value="0.0145541" calcext:value-type="float">
            <text:p>0.0145541</text:p>
          </table:table-cell>
          <table:table-cell office:value-type="float" office:value="0.0182169" calcext:value-type="float">
            <text:p>0.0182169</text:p>
          </table:table-cell>
          <table:table-cell office:value-type="float" office:value="0.02107" calcext:value-type="float">
            <text:p>0.02107</text:p>
          </table:table-cell>
        </table:table-row>
        <table:table-row table:style-name="ro1">
          <table:table-cell office:value-type="float" office:value="0.0088248" calcext:value-type="float">
            <text:p>0.0088248</text:p>
          </table:table-cell>
          <table:table-cell office:value-type="float" office:value="0.0158208" calcext:value-type="float">
            <text:p>0.0158208</text:p>
          </table:table-cell>
          <table:table-cell office:value-type="float" office:value="0.0075413" calcext:value-type="float">
            <text:p>0.0075413</text:p>
          </table:table-cell>
          <table:table-cell office:value-type="float" office:value="0.0208377" calcext:value-type="float">
            <text:p>0.0208377</text:p>
          </table:table-cell>
          <table:table-cell office:value-type="float" office:value="0.02406" calcext:value-type="float">
            <text:p>0.02406</text:p>
          </table:table-cell>
        </table:table-row>
        <table:table-row table:style-name="ro1">
          <table:table-cell office:value-type="float" office:value="0.0092129" calcext:value-type="float">
            <text:p>0.0092129</text:p>
          </table:table-cell>
          <table:table-cell office:value-type="float" office:value="0.0151209" calcext:value-type="float">
            <text:p>0.0151209</text:p>
          </table:table-cell>
          <table:table-cell office:value-type="float" office:value="0.0084453" calcext:value-type="float">
            <text:p>0.0084453</text:p>
          </table:table-cell>
          <table:table-cell office:value-type="float" office:value="0.0194305" calcext:value-type="float">
            <text:p>0.0194305</text:p>
          </table:table-cell>
          <table:table-cell office:value-type="float" office:value="0.02057" calcext:value-type="float">
            <text:p>0.02057</text:p>
          </table:table-cell>
        </table:table-row>
        <table:table-row table:style-name="ro1">
          <table:table-cell office:value-type="float" office:value="0.0095897" calcext:value-type="float">
            <text:p>0.0095897</text:p>
          </table:table-cell>
          <table:table-cell office:value-type="float" office:value="0.0177336" calcext:value-type="float">
            <text:p>0.0177336</text:p>
          </table:table-cell>
          <table:table-cell office:value-type="float" office:value="0.0122786" calcext:value-type="float">
            <text:p>0.0122786</text:p>
          </table:table-cell>
          <table:table-cell office:value-type="float" office:value="0.0262488" calcext:value-type="float">
            <text:p>0.0262488</text:p>
          </table:table-cell>
          <table:table-cell office:value-type="float" office:value="0.03422" calcext:value-type="float">
            <text:p>0.03422</text:p>
          </table:table-cell>
        </table:table-row>
        <table:table-row table:style-name="ro1">
          <table:table-cell office:value-type="float" office:value="0.0067387" calcext:value-type="float">
            <text:p>0.0067387</text:p>
          </table:table-cell>
          <table:table-cell office:value-type="float" office:value="0.0168424" calcext:value-type="float">
            <text:p>0.0168424</text:p>
          </table:table-cell>
          <table:table-cell office:value-type="float" office:value="0.0220491" calcext:value-type="float">
            <text:p>0.0220491</text:p>
          </table:table-cell>
          <table:table-cell office:value-type="float" office:value="0.0163998" calcext:value-type="float">
            <text:p>0.0163998</text:p>
          </table:table-cell>
          <table:table-cell office:value-type="float" office:value="0.01712" calcext:value-type="float">
            <text:p>0.01712</text:p>
          </table:table-cell>
        </table:table-row>
        <table:table-row table:style-name="ro1">
          <table:table-cell office:value-type="float" office:value="0.009399" calcext:value-type="float">
            <text:p>0.009399</text:p>
          </table:table-cell>
          <table:table-cell office:value-type="float" office:value="0.0167755" calcext:value-type="float">
            <text:p>0.0167755</text:p>
          </table:table-cell>
          <table:table-cell office:value-type="float" office:value="0.0135738" calcext:value-type="float">
            <text:p>0.0135738</text:p>
          </table:table-cell>
          <table:table-cell office:value-type="float" office:value="0.0242325" calcext:value-type="float">
            <text:p>0.0242325</text:p>
          </table:table-cell>
          <table:table-cell office:value-type="float" office:value="0.02277" calcext:value-type="float">
            <text:p>0.02277</text:p>
          </table:table-cell>
        </table:table-row>
        <table:table-row table:style-name="ro1">
          <table:table-cell office:value-type="float" office:value="0.0095187" calcext:value-type="float">
            <text:p>0.0095187</text:p>
          </table:table-cell>
          <table:table-cell office:value-type="float" office:value="0.01642" calcext:value-type="float">
            <text:p>0.01642</text:p>
          </table:table-cell>
          <table:table-cell office:value-type="float" office:value="0.0117036" calcext:value-type="float">
            <text:p>0.0117036</text:p>
          </table:table-cell>
          <table:table-cell office:value-type="float" office:value="0.0275861" calcext:value-type="float">
            <text:p>0.0275861</text:p>
          </table:table-cell>
          <table:table-cell office:value-type="float" office:value="0.01998" calcext:value-type="float">
            <text:p>0.01998</text:p>
          </table:table-cell>
        </table:table-row>
        <table:table-row table:style-name="ro1">
          <table:table-cell office:value-type="float" office:value="0.0064388" calcext:value-type="float">
            <text:p>0.0064388</text:p>
          </table:table-cell>
          <table:table-cell office:value-type="float" office:value="0.011126" calcext:value-type="float">
            <text:p>0.011126</text:p>
          </table:table-cell>
          <table:table-cell office:value-type="float" office:value="0.0168967" calcext:value-type="float">
            <text:p>0.0168967</text:p>
          </table:table-cell>
          <table:table-cell office:value-type="float" office:value="0.017871" calcext:value-type="float">
            <text:p>0.017871</text:p>
          </table:table-cell>
          <table:table-cell office:value-type="float" office:value="0.02701" calcext:value-type="float">
            <text:p>0.02701</text:p>
          </table:table-cell>
        </table:table-row>
        <table:table-row table:style-name="ro1">
          <table:table-cell office:value-type="float" office:value="0.0107774" calcext:value-type="float">
            <text:p>0.0107774</text:p>
          </table:table-cell>
          <table:table-cell office:value-type="float" office:value="0.0178386" calcext:value-type="float">
            <text:p>0.0178386</text:p>
          </table:table-cell>
          <table:table-cell office:value-type="float" office:value="0.0114694" calcext:value-type="float">
            <text:p>0.0114694</text:p>
          </table:table-cell>
          <table:table-cell office:value-type="float" office:value="0.0353319" calcext:value-type="float">
            <text:p>0.0353319</text:p>
          </table:table-cell>
          <table:table-cell office:value-type="float" office:value="0.02686" calcext:value-type="float">
            <text:p>0.02686</text:p>
          </table:table-cell>
        </table:table-row>
        <table:table-row table:style-name="ro1">
          <table:table-cell office:value-type="float" office:value="0.007983" calcext:value-type="float">
            <text:p>0.007983</text:p>
          </table:table-cell>
          <table:table-cell office:value-type="float" office:value="0.0148851" calcext:value-type="float">
            <text:p>0.0148851</text:p>
          </table:table-cell>
          <table:table-cell office:value-type="float" office:value="0.0189233" calcext:value-type="float">
            <text:p>0.0189233</text:p>
          </table:table-cell>
          <table:table-cell office:value-type="float" office:value="0.0296728" calcext:value-type="float">
            <text:p>0.0296728</text:p>
          </table:table-cell>
          <table:table-cell office:value-type="float" office:value="0.01939" calcext:value-type="float">
            <text:p>0.01939</text:p>
          </table:table-cell>
        </table:table-row>
        <table:table-row table:style-name="ro1">
          <table:table-cell office:value-type="float" office:value="0.0085241" calcext:value-type="float">
            <text:p>0.0085241</text:p>
          </table:table-cell>
          <table:table-cell office:value-type="float" office:value="0.0161313" calcext:value-type="float">
            <text:p>0.0161313</text:p>
          </table:table-cell>
          <table:table-cell office:value-type="float" office:value="0.0143838" calcext:value-type="float">
            <text:p>0.0143838</text:p>
          </table:table-cell>
          <table:table-cell office:value-type="float" office:value="0.0283176" calcext:value-type="float">
            <text:p>0.0283176</text:p>
          </table:table-cell>
          <table:table-cell office:value-type="float" office:value="0.02283" calcext:value-type="float">
            <text:p>0.02283</text:p>
          </table:table-cell>
        </table:table-row>
        <table:table-row table:style-name="ro1">
          <table:table-cell office:value-type="float" office:value="0.0108965" calcext:value-type="float">
            <text:p>0.0108965</text:p>
          </table:table-cell>
          <table:table-cell office:value-type="float" office:value="0.0163038" calcext:value-type="float">
            <text:p>0.0163038</text:p>
          </table:table-cell>
          <table:table-cell office:value-type="float" office:value="0.0192735" calcext:value-type="float">
            <text:p>0.0192735</text:p>
          </table:table-cell>
          <table:table-cell office:value-type="float" office:value="0.0356481" calcext:value-type="float">
            <text:p>0.0356481</text:p>
          </table:table-cell>
          <table:table-cell office:value-type="float" office:value="0.01847" calcext:value-type="float">
            <text:p>0.01847</text:p>
          </table:table-cell>
        </table:table-row>
        <table:table-row table:style-name="ro1">
          <table:table-cell office:value-type="float" office:value="0.0096696" calcext:value-type="float">
            <text:p>0.0096696</text:p>
          </table:table-cell>
          <table:table-cell office:value-type="float" office:value="0.0157161" calcext:value-type="float">
            <text:p>0.0157161</text:p>
          </table:table-cell>
          <table:table-cell office:value-type="float" office:value="0.0120431" calcext:value-type="float">
            <text:p>0.0120431</text:p>
          </table:table-cell>
          <table:table-cell office:value-type="float" office:value="0.0269548" calcext:value-type="float">
            <text:p>0.0269548</text:p>
          </table:table-cell>
          <table:table-cell office:value-type="float" office:value="0.02293" calcext:value-type="float">
            <text:p>0.02293</text:p>
          </table:table-cell>
        </table:table-row>
        <table:table-row table:style-name="ro1">
          <table:table-cell office:value-type="float" office:value="0.0070104" calcext:value-type="float">
            <text:p>0.0070104</text:p>
          </table:table-cell>
          <table:table-cell office:value-type="float" office:value="0.013841" calcext:value-type="float">
            <text:p>0.013841</text:p>
          </table:table-cell>
          <table:table-cell office:value-type="float" office:value="0.0201815" calcext:value-type="float">
            <text:p>0.0201815</text:p>
          </table:table-cell>
          <table:table-cell office:value-type="float" office:value="0.0412407" calcext:value-type="float">
            <text:p>0.0412407</text:p>
          </table:table-cell>
          <table:table-cell office:value-type="float" office:value="0.01391" calcext:value-type="float">
            <text:p>0.01391</text:p>
          </table:table-cell>
        </table:table-row>
        <table:table-row table:style-name="ro1">
          <table:table-cell office:value-type="float" office:value="0.0091191" calcext:value-type="float">
            <text:p>0.0091191</text:p>
          </table:table-cell>
          <table:table-cell office:value-type="float" office:value="0.0101873" calcext:value-type="float">
            <text:p>0.0101873</text:p>
          </table:table-cell>
          <table:table-cell office:value-type="float" office:value="0.0179333" calcext:value-type="float">
            <text:p>0.0179333</text:p>
          </table:table-cell>
          <table:table-cell office:value-type="float" office:value="0.029089" calcext:value-type="float">
            <text:p>0.029089</text:p>
          </table:table-cell>
          <table:table-cell office:value-type="float" office:value="0.01458" calcext:value-type="float">
            <text:p>0.01458</text:p>
          </table:table-cell>
        </table:table-row>
        <table:table-row table:style-name="ro1">
          <table:table-cell office:value-type="float" office:value="0.0087859" calcext:value-type="float">
            <text:p>0.0087859</text:p>
          </table:table-cell>
          <table:table-cell office:value-type="float" office:value="0.0098372" calcext:value-type="float">
            <text:p>0.0098372</text:p>
          </table:table-cell>
          <table:table-cell office:value-type="float" office:value="0.0131049" calcext:value-type="float">
            <text:p>0.0131049</text:p>
          </table:table-cell>
          <table:table-cell office:value-type="float" office:value="0.0191929" calcext:value-type="float">
            <text:p>0.0191929</text:p>
          </table:table-cell>
          <table:table-cell office:value-type="float" office:value="0.0119" calcext:value-type="float">
            <text:p>0.0119</text:p>
          </table:table-cell>
        </table:table-row>
        <table:table-row table:style-name="ro1">
          <table:table-cell office:value-type="float" office:value="0.0083197" calcext:value-type="float">
            <text:p>0.0083197</text:p>
          </table:table-cell>
          <table:table-cell office:value-type="float" office:value="0.0127274" calcext:value-type="float">
            <text:p>0.0127274</text:p>
          </table:table-cell>
          <table:table-cell office:value-type="float" office:value="0.0088107" calcext:value-type="float">
            <text:p>0.0088107</text:p>
          </table:table-cell>
          <table:table-cell office:value-type="float" office:value="0.0360775" calcext:value-type="float">
            <text:p>0.0360775</text:p>
          </table:table-cell>
          <table:table-cell office:value-type="float" office:value="0.01696" calcext:value-type="float">
            <text:p>0.01696</text:p>
          </table:table-cell>
        </table:table-row>
        <table:table-row table:style-name="ro1">
          <table:table-cell office:value-type="float" office:value="0.0092667" calcext:value-type="float">
            <text:p>0.0092667</text:p>
          </table:table-cell>
          <table:table-cell office:value-type="float" office:value="0.009738" calcext:value-type="float">
            <text:p>0.009738</text:p>
          </table:table-cell>
          <table:table-cell office:value-type="float" office:value="0.0088544" calcext:value-type="float">
            <text:p>0.0088544</text:p>
          </table:table-cell>
          <table:table-cell office:value-type="float" office:value="0.0168697" calcext:value-type="float">
            <text:p>0.0168697</text:p>
          </table:table-cell>
          <table:table-cell office:value-type="float" office:value="0.01595" calcext:value-type="float">
            <text:p>0.01595</text:p>
          </table:table-cell>
        </table:table-row>
        <table:table-row table:style-name="ro1">
          <table:table-cell office:value-type="float" office:value="0.0100296" calcext:value-type="float">
            <text:p>0.0100296</text:p>
          </table:table-cell>
          <table:table-cell office:value-type="float" office:value="0.0110632" calcext:value-type="float">
            <text:p>0.0110632</text:p>
          </table:table-cell>
          <table:table-cell office:value-type="float" office:value="0.0122639" calcext:value-type="float">
            <text:p>0.0122639</text:p>
          </table:table-cell>
          <table:table-cell office:value-type="float" office:value="0.0261817" calcext:value-type="float">
            <text:p>0.0261817</text:p>
          </table:table-cell>
          <table:table-cell office:value-type="float" office:value="0.01984" calcext:value-type="float">
            <text:p>0.01984</text:p>
          </table:table-cell>
        </table:table-row>
        <table:table-row table:style-name="ro1">
          <table:table-cell office:value-type="float" office:value="0.0084604" calcext:value-type="float">
            <text:p>0.0084604</text:p>
          </table:table-cell>
          <table:table-cell office:value-type="float" office:value="0.0151634" calcext:value-type="float">
            <text:p>0.0151634</text:p>
          </table:table-cell>
          <table:table-cell office:value-type="float" office:value="0.0146395" calcext:value-type="float">
            <text:p>0.0146395</text:p>
          </table:table-cell>
          <table:table-cell office:value-type="float" office:value="0.0229939" calcext:value-type="float">
            <text:p>0.0229939</text:p>
          </table:table-cell>
          <table:table-cell office:value-type="float" office:value="0.02361" calcext:value-type="float">
            <text:p>0.02361</text:p>
          </table:table-cell>
        </table:table-row>
        <table:table-row table:style-name="ro1">
          <table:table-cell office:value-type="float" office:value="0.0064785" calcext:value-type="float">
            <text:p>0.0064785</text:p>
          </table:table-cell>
          <table:table-cell office:value-type="float" office:value="0.0131062" calcext:value-type="float">
            <text:p>0.0131062</text:p>
          </table:table-cell>
          <table:table-cell office:value-type="float" office:value="0.0153454" calcext:value-type="float">
            <text:p>0.0153454</text:p>
          </table:table-cell>
          <table:table-cell office:value-type="float" office:value="0.0193013" calcext:value-type="float">
            <text:p>0.0193013</text:p>
          </table:table-cell>
          <table:table-cell office:value-type="float" office:value="0.02237" calcext:value-type="float">
            <text:p>0.02237</text:p>
          </table:table-cell>
        </table:table-row>
        <table:table-row table:style-name="ro1">
          <table:table-cell office:value-type="float" office:value="0.0073743" calcext:value-type="float">
            <text:p>0.0073743</text:p>
          </table:table-cell>
          <table:table-cell office:value-type="float" office:value="0.0238227" calcext:value-type="float">
            <text:p>0.0238227</text:p>
          </table:table-cell>
          <table:table-cell office:value-type="float" office:value="0.0146547" calcext:value-type="float">
            <text:p>0.0146547</text:p>
          </table:table-cell>
          <table:table-cell office:value-type="float" office:value="0.0347786" calcext:value-type="float">
            <text:p>0.0347786</text:p>
          </table:table-cell>
          <table:table-cell office:value-type="float" office:value="0.02222" calcext:value-type="float">
            <text:p>0.02222</text:p>
          </table:table-cell>
        </table:table-row>
        <table:table-row table:style-name="ro1">
          <table:table-cell office:value-type="float" office:value="0.009756" calcext:value-type="float">
            <text:p>0.009756</text:p>
          </table:table-cell>
          <table:table-cell office:value-type="float" office:value="0.0204341" calcext:value-type="float">
            <text:p>0.0204341</text:p>
          </table:table-cell>
          <table:table-cell office:value-type="float" office:value="0.0096827" calcext:value-type="float">
            <text:p>0.0096827</text:p>
          </table:table-cell>
          <table:table-cell office:value-type="float" office:value="0.0213415" calcext:value-type="float">
            <text:p>0.0213415</text:p>
          </table:table-cell>
          <table:table-cell office:value-type="float" office:value="0.03511" calcext:value-type="float">
            <text:p>0.03511</text:p>
          </table:table-cell>
        </table:table-row>
        <table:table-row table:style-name="ro1">
          <table:table-cell office:value-type="float" office:value="0.0081825" calcext:value-type="float">
            <text:p>0.0081825</text:p>
          </table:table-cell>
          <table:table-cell office:value-type="float" office:value="0.0192134" calcext:value-type="float">
            <text:p>0.0192134</text:p>
          </table:table-cell>
          <table:table-cell office:value-type="float" office:value="0.0134848" calcext:value-type="float">
            <text:p>0.0134848</text:p>
          </table:table-cell>
          <table:table-cell office:value-type="float" office:value="0.0312037" calcext:value-type="float">
            <text:p>0.0312037</text:p>
          </table:table-cell>
          <table:table-cell office:value-type="float" office:value="0.02256" calcext:value-type="float">
            <text:p>0.02256</text:p>
          </table:table-cell>
        </table:table-row>
        <table:table-row table:style-name="ro1">
          <table:table-cell office:value-type="float" office:value="0.0077773" calcext:value-type="float">
            <text:p>0.0077773</text:p>
          </table:table-cell>
          <table:table-cell office:value-type="float" office:value="0.0146018" calcext:value-type="float">
            <text:p>0.0146018</text:p>
          </table:table-cell>
          <table:table-cell office:value-type="float" office:value="0.0154959" calcext:value-type="float">
            <text:p>0.0154959</text:p>
          </table:table-cell>
          <table:table-cell office:value-type="float" office:value="0.0203035" calcext:value-type="float">
            <text:p>0.0203035</text:p>
          </table:table-cell>
          <table:table-cell office:value-type="float" office:value="0.01793" calcext:value-type="float">
            <text:p>0.01793</text:p>
          </table:table-cell>
        </table:table-row>
        <table:table-row table:style-name="ro1">
          <table:table-cell office:value-type="float" office:value="0.010068" calcext:value-type="float">
            <text:p>0.010068</text:p>
          </table:table-cell>
          <table:table-cell office:value-type="float" office:value="0.0167919" calcext:value-type="float">
            <text:p>0.0167919</text:p>
          </table:table-cell>
          <table:table-cell office:value-type="float" office:value="0.0134615" calcext:value-type="float">
            <text:p>0.0134615</text:p>
          </table:table-cell>
          <table:table-cell office:value-type="float" office:value="0.0181271" calcext:value-type="float">
            <text:p>0.0181271</text:p>
          </table:table-cell>
          <table:table-cell office:value-type="float" office:value="0.0231" calcext:value-type="float">
            <text:p>0.0231</text:p>
          </table:table-cell>
        </table:table-row>
        <table:table-row table:style-name="ro1">
          <table:table-cell office:value-type="float" office:value="0.0090894" calcext:value-type="float">
            <text:p>0.0090894</text:p>
          </table:table-cell>
          <table:table-cell office:value-type="float" office:value="0.0108993" calcext:value-type="float">
            <text:p>0.0108993</text:p>
          </table:table-cell>
          <table:table-cell office:value-type="float" office:value="0.0134469" calcext:value-type="float">
            <text:p>0.0134469</text:p>
          </table:table-cell>
          <table:table-cell office:value-type="float" office:value="0.0220459" calcext:value-type="float">
            <text:p>0.0220459</text:p>
          </table:table-cell>
          <table:table-cell office:value-type="float" office:value="0.0243" calcext:value-type="float">
            <text:p>0.0243</text:p>
          </table:table-cell>
        </table:table-row>
        <table:table-row table:style-name="ro1">
          <table:table-cell office:value-type="float" office:value="0.0055082" calcext:value-type="float">
            <text:p>0.0055082</text:p>
          </table:table-cell>
          <table:table-cell office:value-type="float" office:value="0.0135173" calcext:value-type="float">
            <text:p>0.0135173</text:p>
          </table:table-cell>
          <table:table-cell office:value-type="float" office:value="0.0103392" calcext:value-type="float">
            <text:p>0.0103392</text:p>
          </table:table-cell>
          <table:table-cell office:value-type="float" office:value="0.0147429" calcext:value-type="float">
            <text:p>0.0147429</text:p>
          </table:table-cell>
          <table:table-cell office:value-type="float" office:value="0.03318" calcext:value-type="float">
            <text:p>0.03318</text:p>
          </table:table-cell>
        </table:table-row>
        <table:table-row table:style-name="ro1">
          <table:table-cell office:value-type="float" office:value="0.0084339" calcext:value-type="float">
            <text:p>0.0084339</text:p>
          </table:table-cell>
          <table:table-cell office:value-type="float" office:value="0.0181222" calcext:value-type="float">
            <text:p>0.0181222</text:p>
          </table:table-cell>
          <table:table-cell office:value-type="float" office:value="0.0129273" calcext:value-type="float">
            <text:p>0.0129273</text:p>
          </table:table-cell>
          <table:table-cell office:value-type="float" office:value="0.0146761" calcext:value-type="float">
            <text:p>0.0146761</text:p>
          </table:table-cell>
          <table:table-cell office:value-type="float" office:value="0.01564" calcext:value-type="float">
            <text:p>0.01564</text:p>
          </table:table-cell>
        </table:table-row>
        <table:table-row table:style-name="ro1">
          <table:table-cell office:value-type="float" office:value="0.009776" calcext:value-type="float">
            <text:p>0.009776</text:p>
          </table:table-cell>
          <table:table-cell office:value-type="float" office:value="0.0134052" calcext:value-type="float">
            <text:p>0.0134052</text:p>
          </table:table-cell>
          <table:table-cell office:value-type="float" office:value="0.011996" calcext:value-type="float">
            <text:p>0.011996</text:p>
          </table:table-cell>
          <table:table-cell office:value-type="float" office:value="0.0234658" calcext:value-type="float">
            <text:p>0.0234658</text:p>
          </table:table-cell>
          <table:table-cell office:value-type="float" office:value="0.01834" calcext:value-type="float">
            <text:p>0.01834</text:p>
          </table:table-cell>
        </table:table-row>
        <table:table-row table:style-name="ro1">
          <table:table-cell office:value-type="float" office:value="0.0076977" calcext:value-type="float">
            <text:p>0.0076977</text:p>
          </table:table-cell>
          <table:table-cell office:value-type="float" office:value="0.0130577" calcext:value-type="float">
            <text:p>0.0130577</text:p>
          </table:table-cell>
          <table:table-cell office:value-type="float" office:value="0.0137332" calcext:value-type="float">
            <text:p>0.0137332</text:p>
          </table:table-cell>
          <table:table-cell office:value-type="float" office:value="0.0129148" calcext:value-type="float">
            <text:p>0.0129148</text:p>
          </table:table-cell>
          <table:table-cell office:value-type="float" office:value="0.0367" calcext:value-type="float">
            <text:p>0.0367</text:p>
          </table:table-cell>
        </table:table-row>
        <table:table-row table:style-name="ro1">
          <table:table-cell office:value-type="float" office:value="0.0091819" calcext:value-type="float">
            <text:p>0.0091819</text:p>
          </table:table-cell>
          <table:table-cell office:value-type="float" office:value="0.0138593" calcext:value-type="float">
            <text:p>0.0138593</text:p>
          </table:table-cell>
          <table:table-cell office:value-type="float" office:value="0.0220498" calcext:value-type="float">
            <text:p>0.0220498</text:p>
          </table:table-cell>
          <table:table-cell office:value-type="float" office:value="0.0314561" calcext:value-type="float">
            <text:p>0.0314561</text:p>
          </table:table-cell>
          <table:table-cell office:value-type="float" office:value="0.01578" calcext:value-type="float">
            <text:p>0.01578</text:p>
          </table:table-cell>
        </table:table-row>
        <table:table-row table:style-name="ro1">
          <table:table-cell office:value-type="float" office:value="0.008313" calcext:value-type="float">
            <text:p>0.008313</text:p>
          </table:table-cell>
          <table:table-cell office:value-type="float" office:value="0.0152664" calcext:value-type="float">
            <text:p>0.0152664</text:p>
          </table:table-cell>
          <table:table-cell office:value-type="float" office:value="0.011783" calcext:value-type="float">
            <text:p>0.011783</text:p>
          </table:table-cell>
          <table:table-cell office:value-type="float" office:value="0.0245443" calcext:value-type="float">
            <text:p>0.0245443</text:p>
          </table:table-cell>
          <table:table-cell office:value-type="float" office:value="0.03106" calcext:value-type="float">
            <text:p>0.03106</text:p>
          </table:table-cell>
        </table:table-row>
        <table:table-row table:style-name="ro1">
          <table:table-cell office:value-type="float" office:value="0.009311" calcext:value-type="float">
            <text:p>0.009311</text:p>
          </table:table-cell>
          <table:table-cell office:value-type="float" office:value="0.0151222" calcext:value-type="float">
            <text:p>0.0151222</text:p>
          </table:table-cell>
          <table:table-cell office:value-type="float" office:value="0.0164962" calcext:value-type="float">
            <text:p>0.0164962</text:p>
          </table:table-cell>
          <table:table-cell office:value-type="float" office:value="0.0179437" calcext:value-type="float">
            <text:p>0.0179437</text:p>
          </table:table-cell>
          <table:table-cell office:value-type="float" office:value="0.02265" calcext:value-type="float">
            <text:p>0.02265</text:p>
          </table:table-cell>
        </table:table-row>
        <table:table-row table:style-name="ro1">
          <table:table-cell office:value-type="float" office:value="0.0085802" calcext:value-type="float">
            <text:p>0.0085802</text:p>
          </table:table-cell>
          <table:table-cell office:value-type="float" office:value="0.0157607" calcext:value-type="float">
            <text:p>0.0157607</text:p>
          </table:table-cell>
          <table:table-cell office:value-type="float" office:value="0.0115905" calcext:value-type="float">
            <text:p>0.0115905</text:p>
          </table:table-cell>
          <table:table-cell office:value-type="float" office:value="0.0202906" calcext:value-type="float">
            <text:p>0.0202906</text:p>
          </table:table-cell>
          <table:table-cell office:value-type="float" office:value="0.01918" calcext:value-type="float">
            <text:p>0.01918</text:p>
          </table:table-cell>
        </table:table-row>
        <table:table-row table:style-name="ro1">
          <table:table-cell office:value-type="float" office:value="0.0073269" calcext:value-type="float">
            <text:p>0.0073269</text:p>
          </table:table-cell>
          <table:table-cell office:value-type="float" office:value="0.0147466" calcext:value-type="float">
            <text:p>0.0147466</text:p>
          </table:table-cell>
          <table:table-cell office:value-type="float" office:value="0.0102587" calcext:value-type="float">
            <text:p>0.0102587</text:p>
          </table:table-cell>
          <table:table-cell office:value-type="float" office:value="0.0169736" calcext:value-type="float">
            <text:p>0.0169736</text:p>
          </table:table-cell>
          <table:table-cell office:value-type="float" office:value="0.02298" calcext:value-type="float">
            <text:p>0.02298</text:p>
          </table:table-cell>
        </table:table-row>
        <table:table-row table:style-name="ro1">
          <table:table-cell office:value-type="float" office:value="0.0067105" calcext:value-type="float">
            <text:p>0.0067105</text:p>
          </table:table-cell>
          <table:table-cell office:value-type="float" office:value="0.0173492" calcext:value-type="float">
            <text:p>0.0173492</text:p>
          </table:table-cell>
          <table:table-cell office:value-type="float" office:value="0.0123587" calcext:value-type="float">
            <text:p>0.0123587</text:p>
          </table:table-cell>
          <table:table-cell office:value-type="float" office:value="0.019292" calcext:value-type="float">
            <text:p>0.019292</text:p>
          </table:table-cell>
          <table:table-cell office:value-type="float" office:value="0.02052" calcext:value-type="float">
            <text:p>0.02052</text:p>
          </table:table-cell>
        </table:table-row>
        <table:table-row table:style-name="ro1">
          <table:table-cell office:value-type="float" office:value="0.0083267" calcext:value-type="float">
            <text:p>0.0083267</text:p>
          </table:table-cell>
          <table:table-cell office:value-type="float" office:value="0.0093798" calcext:value-type="float">
            <text:p>0.0093798</text:p>
          </table:table-cell>
          <table:table-cell office:value-type="float" office:value="0.0139798" calcext:value-type="float">
            <text:p>0.0139798</text:p>
          </table:table-cell>
          <table:table-cell office:value-type="float" office:value="0.0200726" calcext:value-type="float">
            <text:p>0.0200726</text:p>
          </table:table-cell>
          <table:table-cell office:value-type="float" office:value="0.01391" calcext:value-type="float">
            <text:p>0.01391</text:p>
          </table:table-cell>
        </table:table-row>
        <table:table-row table:style-name="ro1">
          <table:table-cell office:value-type="float" office:value="0.0088285" calcext:value-type="float">
            <text:p>0.0088285</text:p>
          </table:table-cell>
          <table:table-cell office:value-type="float" office:value="0.0116622" calcext:value-type="float">
            <text:p>0.0116622</text:p>
          </table:table-cell>
          <table:table-cell office:value-type="float" office:value="0.0100184" calcext:value-type="float">
            <text:p>0.0100184</text:p>
          </table:table-cell>
          <table:table-cell office:value-type="float" office:value="0.0213332" calcext:value-type="float">
            <text:p>0.0213332</text:p>
          </table:table-cell>
          <table:table-cell office:value-type="float" office:value="0.02302" calcext:value-type="float">
            <text:p>0.02302</text:p>
          </table:table-cell>
        </table:table-row>
        <table:table-row table:style-name="ro1">
          <table:table-cell office:value-type="float" office:value="0.0096323" calcext:value-type="float">
            <text:p>0.0096323</text:p>
          </table:table-cell>
          <table:table-cell office:value-type="float" office:value="0.0141937" calcext:value-type="float">
            <text:p>0.0141937</text:p>
          </table:table-cell>
          <table:table-cell office:value-type="float" office:value="0.0151248" calcext:value-type="float">
            <text:p>0.0151248</text:p>
          </table:table-cell>
          <table:table-cell office:value-type="float" office:value="0.0181881" calcext:value-type="float">
            <text:p>0.0181881</text:p>
          </table:table-cell>
          <table:table-cell office:value-type="float" office:value="0.01602" calcext:value-type="float">
            <text:p>0.01602</text:p>
          </table:table-cell>
        </table:table-row>
        <table:table-row table:style-name="ro1">
          <table:table-cell office:value-type="float" office:value="0.0064563" calcext:value-type="float">
            <text:p>0.0064563</text:p>
          </table:table-cell>
          <table:table-cell office:value-type="float" office:value="0.0123461" calcext:value-type="float">
            <text:p>0.0123461</text:p>
          </table:table-cell>
          <table:table-cell office:value-type="float" office:value="0.0148282" calcext:value-type="float">
            <text:p>0.0148282</text:p>
          </table:table-cell>
          <table:table-cell office:value-type="float" office:value="0.0188259" calcext:value-type="float">
            <text:p>0.0188259</text:p>
          </table:table-cell>
          <table:table-cell office:value-type="float" office:value="0.01746" calcext:value-type="float">
            <text:p>0.01746</text:p>
          </table:table-cell>
        </table:table-row>
        <table:table-row table:style-name="ro1">
          <table:table-cell office:value-type="float" office:value="0.0078566" calcext:value-type="float">
            <text:p>0.0078566</text:p>
          </table:table-cell>
          <table:table-cell office:value-type="float" office:value="0.0169393" calcext:value-type="float">
            <text:p>0.0169393</text:p>
          </table:table-cell>
          <table:table-cell office:value-type="float" office:value="0.0118677" calcext:value-type="float">
            <text:p>0.0118677</text:p>
          </table:table-cell>
          <table:table-cell office:value-type="float" office:value="0.0174524" calcext:value-type="float">
            <text:p>0.0174524</text:p>
          </table:table-cell>
          <table:table-cell office:value-type="float" office:value="0.02503" calcext:value-type="float">
            <text:p>0.02503</text:p>
          </table:table-cell>
        </table:table-row>
        <table:table-row table:style-name="ro1">
          <table:table-cell office:value-type="float" office:value="0.0091118" calcext:value-type="float">
            <text:p>0.0091118</text:p>
          </table:table-cell>
          <table:table-cell office:value-type="float" office:value="0.0152114" calcext:value-type="float">
            <text:p>0.0152114</text:p>
          </table:table-cell>
          <table:table-cell office:value-type="float" office:value="0.0159613" calcext:value-type="float">
            <text:p>0.0159613</text:p>
          </table:table-cell>
          <table:table-cell office:value-type="float" office:value="0.0137776" calcext:value-type="float">
            <text:p>0.013777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0075491" calcext:value-type="float">
            <text:p>0.0075491</text:p>
          </table:table-cell>
          <table:table-cell office:value-type="float" office:value="0.0178194" calcext:value-type="float">
            <text:p>0.0178194</text:p>
          </table:table-cell>
          <table:table-cell office:value-type="float" office:value="0.0151612" calcext:value-type="float">
            <text:p>0.0151612</text:p>
          </table:table-cell>
          <table:table-cell office:value-type="float" office:value="0.02463" calcext:value-type="float">
            <text:p>0.02463</text:p>
          </table:table-cell>
          <table:table-cell office:value-type="float" office:value="0.01812" calcext:value-type="float">
            <text:p>0.01812</text:p>
          </table:table-cell>
        </table:table-row>
        <table:table-row table:style-name="ro1">
          <table:table-cell office:value-type="float" office:value="0.0081277" calcext:value-type="float">
            <text:p>0.0081277</text:p>
          </table:table-cell>
          <table:table-cell office:value-type="float" office:value="0.0105309" calcext:value-type="float">
            <text:p>0.0105309</text:p>
          </table:table-cell>
          <table:table-cell office:value-type="float" office:value="0.0199918" calcext:value-type="float">
            <text:p>0.0199918</text:p>
          </table:table-cell>
          <table:table-cell office:value-type="float" office:value="0.0147517" calcext:value-type="float">
            <text:p>0.0147517</text:p>
          </table:table-cell>
          <table:table-cell office:value-type="float" office:value="0.02093" calcext:value-type="float">
            <text:p>0.02093</text:p>
          </table:table-cell>
        </table:table-row>
        <table:table-row table:style-name="ro1">
          <table:table-cell office:value-type="float" office:value="0.0100344" calcext:value-type="float">
            <text:p>0.0100344</text:p>
          </table:table-cell>
          <table:table-cell office:value-type="float" office:value="0.0168892" calcext:value-type="float">
            <text:p>0.0168892</text:p>
          </table:table-cell>
          <table:table-cell office:value-type="float" office:value="0.0165251" calcext:value-type="float">
            <text:p>0.0165251</text:p>
          </table:table-cell>
          <table:table-cell office:value-type="float" office:value="0.02354" calcext:value-type="float">
            <text:p>0.02354</text:p>
          </table:table-cell>
          <table:table-cell office:value-type="float" office:value="0.02039" calcext:value-type="float">
            <text:p>0.02039</text:p>
          </table:table-cell>
        </table:table-row>
        <table:table-row table:style-name="ro1">
          <table:table-cell office:value-type="float" office:value="0.0054833" calcext:value-type="float">
            <text:p>0.0054833</text:p>
          </table:table-cell>
          <table:table-cell office:value-type="float" office:value="0.013582" calcext:value-type="float">
            <text:p>0.013582</text:p>
          </table:table-cell>
          <table:table-cell office:value-type="float" office:value="0.013211" calcext:value-type="float">
            <text:p>0.013211</text:p>
          </table:table-cell>
          <table:table-cell office:value-type="float" office:value="0.0168068" calcext:value-type="float">
            <text:p>0.0168068</text:p>
          </table:table-cell>
          <table:table-cell office:value-type="float" office:value="0.01151" calcext:value-type="float">
            <text:p>0.01151</text:p>
          </table:table-cell>
        </table:table-row>
        <table:table-row table:style-name="ro1">
          <table:table-cell office:value-type="float" office:value="0.0094615" calcext:value-type="float">
            <text:p>0.0094615</text:p>
          </table:table-cell>
          <table:table-cell office:value-type="float" office:value="0.0164568" calcext:value-type="float">
            <text:p>0.0164568</text:p>
          </table:table-cell>
          <table:table-cell office:value-type="float" office:value="0.0141948" calcext:value-type="float">
            <text:p>0.0141948</text:p>
          </table:table-cell>
          <table:table-cell office:value-type="float" office:value="0.0182428" calcext:value-type="float">
            <text:p>0.0182428</text:p>
          </table:table-cell>
          <table:table-cell office:value-type="float" office:value="0.02331" calcext:value-type="float">
            <text:p>0.02331</text:p>
          </table:table-cell>
        </table:table-row>
        <table:table-row table:style-name="ro1">
          <table:table-cell office:value-type="float" office:value="0.0081845" calcext:value-type="float">
            <text:p>0.0081845</text:p>
          </table:table-cell>
          <table:table-cell office:value-type="float" office:value="0.0162301" calcext:value-type="float">
            <text:p>0.0162301</text:p>
          </table:table-cell>
          <table:table-cell office:value-type="float" office:value="0.0102701" calcext:value-type="float">
            <text:p>0.0102701</text:p>
          </table:table-cell>
          <table:table-cell office:value-type="float" office:value="0.0160108" calcext:value-type="float">
            <text:p>0.0160108</text:p>
          </table:table-cell>
          <table:table-cell office:value-type="float" office:value="0.02857" calcext:value-type="float">
            <text:p>0.02857</text:p>
          </table:table-cell>
        </table:table-row>
        <table:table-row table:style-name="ro1">
          <table:table-cell office:value-type="float" office:value="0.0084531" calcext:value-type="float">
            <text:p>0.0084531</text:p>
          </table:table-cell>
          <table:table-cell office:value-type="float" office:value="0.0169222" calcext:value-type="float">
            <text:p>0.0169222</text:p>
          </table:table-cell>
          <table:table-cell office:value-type="float" office:value="0.0187089" calcext:value-type="float">
            <text:p>0.0187089</text:p>
          </table:table-cell>
          <table:table-cell office:value-type="float" office:value="0.0239109" calcext:value-type="float">
            <text:p>0.0239109</text:p>
          </table:table-cell>
          <table:table-cell office:value-type="float" office:value="0.01526" calcext:value-type="float">
            <text:p>0.01526</text:p>
          </table:table-cell>
        </table:table-row>
        <table:table-row table:style-name="ro1">
          <table:table-cell office:value-type="float" office:value="0.0090403" calcext:value-type="float">
            <text:p>0.0090403</text:p>
          </table:table-cell>
          <table:table-cell office:value-type="float" office:value="0.0122272" calcext:value-type="float">
            <text:p>0.0122272</text:p>
          </table:table-cell>
          <table:table-cell office:value-type="float" office:value="0.0090953" calcext:value-type="float">
            <text:p>0.0090953</text:p>
          </table:table-cell>
          <table:table-cell office:value-type="float" office:value="0.0239568" calcext:value-type="float">
            <text:p>0.0239568</text:p>
          </table:table-cell>
          <table:table-cell office:value-type="float" office:value="0.02516" calcext:value-type="float">
            <text:p>0.02516</text:p>
          </table:table-cell>
        </table:table-row>
        <table:table-row table:style-name="ro1">
          <table:table-cell office:value-type="float" office:value="0.0084803" calcext:value-type="float">
            <text:p>0.0084803</text:p>
          </table:table-cell>
          <table:table-cell office:value-type="float" office:value="0.0164153" calcext:value-type="float">
            <text:p>0.0164153</text:p>
          </table:table-cell>
          <table:table-cell office:value-type="float" office:value="0.0123814" calcext:value-type="float">
            <text:p>0.0123814</text:p>
          </table:table-cell>
          <table:table-cell office:value-type="float" office:value="0.0161936" calcext:value-type="float">
            <text:p>0.0161936</text:p>
          </table:table-cell>
          <table:table-cell office:value-type="float" office:value="0.0239" calcext:value-type="float">
            <text:p>0.0239</text:p>
          </table:table-cell>
        </table:table-row>
        <table:table-row table:style-name="ro1">
          <table:table-cell office:value-type="float" office:value="0.0077017" calcext:value-type="float">
            <text:p>0.0077017</text:p>
          </table:table-cell>
          <table:table-cell office:value-type="float" office:value="0.0141459" calcext:value-type="float">
            <text:p>0.0141459</text:p>
          </table:table-cell>
          <table:table-cell office:value-type="float" office:value="0.0160837" calcext:value-type="float">
            <text:p>0.0160837</text:p>
          </table:table-cell>
          <table:table-cell office:value-type="float" office:value="0.0235371" calcext:value-type="float">
            <text:p>0.0235371</text:p>
          </table:table-cell>
          <table:table-cell office:value-type="float" office:value="0.01745" calcext:value-type="float">
            <text:p>0.01745</text:p>
          </table:table-cell>
        </table:table-row>
        <table:table-row table:style-name="ro1">
          <table:table-cell office:value-type="float" office:value="0.009225" calcext:value-type="float">
            <text:p>0.009225</text:p>
          </table:table-cell>
          <table:table-cell office:value-type="float" office:value="0.0158361" calcext:value-type="float">
            <text:p>0.0158361</text:p>
          </table:table-cell>
          <table:table-cell office:value-type="float" office:value="0.0146276" calcext:value-type="float">
            <text:p>0.0146276</text:p>
          </table:table-cell>
          <table:table-cell office:value-type="float" office:value="0.03611" calcext:value-type="float">
            <text:p>0.03611</text:p>
          </table:table-cell>
          <table:table-cell office:value-type="float" office:value="0.02462" calcext:value-type="float">
            <text:p>0.02462</text:p>
          </table:table-cell>
        </table:table-row>
        <table:table-row table:style-name="ro1">
          <table:table-cell office:value-type="float" office:value="0.006584" calcext:value-type="float">
            <text:p>0.006584</text:p>
          </table:table-cell>
          <table:table-cell office:value-type="float" office:value="0.0113579" calcext:value-type="float">
            <text:p>0.0113579</text:p>
          </table:table-cell>
          <table:table-cell office:value-type="float" office:value="0.0173045" calcext:value-type="float">
            <text:p>0.0173045</text:p>
          </table:table-cell>
          <table:table-cell office:value-type="float" office:value="0.0193185" calcext:value-type="float">
            <text:p>0.0193185</text:p>
          </table:table-cell>
          <table:table-cell office:value-type="float" office:value="0.01957" calcext:value-type="float">
            <text:p>0.01957</text:p>
          </table:table-cell>
        </table:table-row>
        <table:table-row table:style-name="ro1">
          <table:table-cell office:value-type="float" office:value="0.008213" calcext:value-type="float">
            <text:p>0.008213</text:p>
          </table:table-cell>
          <table:table-cell office:value-type="float" office:value="0.0116655" calcext:value-type="float">
            <text:p>0.0116655</text:p>
          </table:table-cell>
          <table:table-cell office:value-type="float" office:value="0.0115004" calcext:value-type="float">
            <text:p>0.0115004</text:p>
          </table:table-cell>
          <table:table-cell office:value-type="float" office:value="0.0284348" calcext:value-type="float">
            <text:p>0.0284348</text:p>
          </table:table-cell>
          <table:table-cell office:value-type="float" office:value="0.02724" calcext:value-type="float">
            <text:p>0.02724</text:p>
          </table:table-cell>
        </table:table-row>
        <table:table-row table:style-name="ro1">
          <table:table-cell office:value-type="float" office:value="0.0085013" calcext:value-type="float">
            <text:p>0.0085013</text:p>
          </table:table-cell>
          <table:table-cell office:value-type="float" office:value="0.0147133" calcext:value-type="float">
            <text:p>0.0147133</text:p>
          </table:table-cell>
          <table:table-cell office:value-type="float" office:value="0.013265" calcext:value-type="float">
            <text:p>0.013265</text:p>
          </table:table-cell>
          <table:table-cell office:value-type="float" office:value="0.0164951" calcext:value-type="float">
            <text:p>0.0164951</text:p>
          </table:table-cell>
          <table:table-cell office:value-type="float" office:value="0.01927" calcext:value-type="float">
            <text:p>0.01927</text:p>
          </table:table-cell>
        </table:table-row>
        <table:table-row table:style-name="ro1">
          <table:table-cell office:value-type="float" office:value="0.0073293" calcext:value-type="float">
            <text:p>0.0073293</text:p>
          </table:table-cell>
          <table:table-cell office:value-type="float" office:value="0.0088969" calcext:value-type="float">
            <text:p>0.0088969</text:p>
          </table:table-cell>
          <table:table-cell office:value-type="float" office:value="0.0100664" calcext:value-type="float">
            <text:p>0.0100664</text:p>
          </table:table-cell>
          <table:table-cell office:value-type="float" office:value="0.0183201" calcext:value-type="float">
            <text:p>0.0183201</text:p>
          </table:table-cell>
          <table:table-cell office:value-type="float" office:value="0.03053" calcext:value-type="float">
            <text:p>0.03053</text:p>
          </table:table-cell>
        </table:table-row>
        <table:table-row table:style-name="ro1">
          <table:table-cell office:value-type="float" office:value="0.0080396" calcext:value-type="float">
            <text:p>0.0080396</text:p>
          </table:table-cell>
          <table:table-cell office:value-type="float" office:value="0.0142979" calcext:value-type="float">
            <text:p>0.0142979</text:p>
          </table:table-cell>
          <table:table-cell office:value-type="float" office:value="0.0161092" calcext:value-type="float">
            <text:p>0.0161092</text:p>
          </table:table-cell>
          <table:table-cell office:value-type="float" office:value="0.0259107" calcext:value-type="float">
            <text:p>0.0259107</text:p>
          </table:table-cell>
          <table:table-cell office:value-type="float" office:value="0.02433" calcext:value-type="float">
            <text:p>0.02433</text:p>
          </table:table-cell>
        </table:table-row>
        <table:table-row table:style-name="ro1">
          <table:table-cell office:value-type="float" office:value="0.0080229" calcext:value-type="float">
            <text:p>0.0080229</text:p>
          </table:table-cell>
          <table:table-cell office:value-type="float" office:value="0.0121713" calcext:value-type="float">
            <text:p>0.0121713</text:p>
          </table:table-cell>
          <table:table-cell office:value-type="float" office:value="0.0105923" calcext:value-type="float">
            <text:p>0.0105923</text:p>
          </table:table-cell>
          <table:table-cell office:value-type="float" office:value="0.0169495" calcext:value-type="float">
            <text:p>0.0169495</text:p>
          </table:table-cell>
          <table:table-cell office:value-type="float" office:value="0.0233" calcext:value-type="float">
            <text:p>0.0233</text:p>
          </table:table-cell>
        </table:table-row>
        <table:table-row table:style-name="ro1">
          <table:table-cell office:value-type="float" office:value="0.0079626" calcext:value-type="float">
            <text:p>0.0079626</text:p>
          </table:table-cell>
          <table:table-cell office:value-type="float" office:value="0.0141947" calcext:value-type="float">
            <text:p>0.0141947</text:p>
          </table:table-cell>
          <table:table-cell office:value-type="float" office:value="0.011513" calcext:value-type="float">
            <text:p>0.011513</text:p>
          </table:table-cell>
          <table:table-cell office:value-type="float" office:value="0.0184978" calcext:value-type="float">
            <text:p>0.0184978</text:p>
          </table:table-cell>
          <table:table-cell office:value-type="float" office:value="0.01626" calcext:value-type="float">
            <text:p>0.01626</text:p>
          </table:table-cell>
        </table:table-row>
        <table:table-row table:style-name="ro1">
          <table:table-cell office:value-type="float" office:value="0.0076991" calcext:value-type="float">
            <text:p>0.0076991</text:p>
          </table:table-cell>
          <table:table-cell office:value-type="float" office:value="0.0133703" calcext:value-type="float">
            <text:p>0.0133703</text:p>
          </table:table-cell>
          <table:table-cell office:value-type="float" office:value="0.0126194" calcext:value-type="float">
            <text:p>0.0126194</text:p>
          </table:table-cell>
          <table:table-cell office:value-type="float" office:value="0.0269249" calcext:value-type="float">
            <text:p>0.0269249</text:p>
          </table:table-cell>
          <table:table-cell office:value-type="float" office:value="0.02869" calcext:value-type="float">
            <text:p>0.02869</text:p>
          </table:table-cell>
        </table:table-row>
        <table:table-row table:style-name="ro1">
          <table:table-cell office:value-type="float" office:value="0.0074553" calcext:value-type="float">
            <text:p>0.0074553</text:p>
          </table:table-cell>
          <table:table-cell office:value-type="float" office:value="0.0177707" calcext:value-type="float">
            <text:p>0.0177707</text:p>
          </table:table-cell>
          <table:table-cell office:value-type="float" office:value="0.0145247" calcext:value-type="float">
            <text:p>0.0145247</text:p>
          </table:table-cell>
          <table:table-cell office:value-type="float" office:value="0.0181059" calcext:value-type="float">
            <text:p>0.0181059</text:p>
          </table:table-cell>
          <table:table-cell office:value-type="float" office:value="0.02148" calcext:value-type="float">
            <text:p>0.02148</text:p>
          </table:table-cell>
        </table:table-row>
        <table:table-row table:style-name="ro1">
          <table:table-cell office:value-type="float" office:value="0.009295" calcext:value-type="float">
            <text:p>0.009295</text:p>
          </table:table-cell>
          <table:table-cell office:value-type="float" office:value="0.0096182" calcext:value-type="float">
            <text:p>0.0096182</text:p>
          </table:table-cell>
          <table:table-cell office:value-type="float" office:value="0.0116964" calcext:value-type="float">
            <text:p>0.0116964</text:p>
          </table:table-cell>
          <table:table-cell office:value-type="float" office:value="0.0142248" calcext:value-type="float">
            <text:p>0.0142248</text:p>
          </table:table-cell>
          <table:table-cell office:value-type="float" office:value="0.01708" calcext:value-type="float">
            <text:p>0.01708</text:p>
          </table:table-cell>
        </table:table-row>
        <table:table-row table:style-name="ro1">
          <table:table-cell office:value-type="float" office:value="0.007098" calcext:value-type="float">
            <text:p>0.007098</text:p>
          </table:table-cell>
          <table:table-cell office:value-type="float" office:value="0.019238" calcext:value-type="float">
            <text:p>0.019238</text:p>
          </table:table-cell>
          <table:table-cell office:value-type="float" office:value="0.0114756" calcext:value-type="float">
            <text:p>0.0114756</text:p>
          </table:table-cell>
          <table:table-cell office:value-type="float" office:value="0.0153605" calcext:value-type="float">
            <text:p>0.0153605</text:p>
          </table:table-cell>
          <table:table-cell office:value-type="float" office:value="0.02479" calcext:value-type="float">
            <text:p>0.02479</text:p>
          </table:table-cell>
        </table:table-row>
        <table:table-row table:style-name="ro1">
          <table:table-cell office:value-type="float" office:value="0.0079608" calcext:value-type="float">
            <text:p>0.0079608</text:p>
          </table:table-cell>
          <table:table-cell office:value-type="float" office:value="0.0156261" calcext:value-type="float">
            <text:p>0.0156261</text:p>
          </table:table-cell>
          <table:table-cell office:value-type="float" office:value="0.0114722" calcext:value-type="float">
            <text:p>0.0114722</text:p>
          </table:table-cell>
          <table:table-cell office:value-type="float" office:value="0.018922" calcext:value-type="float">
            <text:p>0.018922</text:p>
          </table:table-cell>
          <table:table-cell office:value-type="float" office:value="0.01198" calcext:value-type="float">
            <text:p>0.01198</text:p>
          </table:table-cell>
        </table:table-row>
        <table:table-row table:style-name="ro1">
          <table:table-cell office:value-type="float" office:value="0.0079816" calcext:value-type="float">
            <text:p>0.0079816</text:p>
          </table:table-cell>
          <table:table-cell office:value-type="float" office:value="0.0142918" calcext:value-type="float">
            <text:p>0.0142918</text:p>
          </table:table-cell>
          <table:table-cell office:value-type="float" office:value="0.0179064" calcext:value-type="float">
            <text:p>0.0179064</text:p>
          </table:table-cell>
          <table:table-cell office:value-type="float" office:value="0.0139009" calcext:value-type="float">
            <text:p>0.0139009</text:p>
          </table:table-cell>
          <table:table-cell office:value-type="float" office:value="0.01842" calcext:value-type="float">
            <text:p>0.01842</text:p>
          </table:table-cell>
        </table:table-row>
        <table:table-row table:style-name="ro1">
          <table:table-cell office:value-type="float" office:value="0.0067401" calcext:value-type="float">
            <text:p>0.0067401</text:p>
          </table:table-cell>
          <table:table-cell office:value-type="float" office:value="0.0147613" calcext:value-type="float">
            <text:p>0.0147613</text:p>
          </table:table-cell>
          <table:table-cell office:value-type="float" office:value="0.0139447" calcext:value-type="float">
            <text:p>0.0139447</text:p>
          </table:table-cell>
          <table:table-cell office:value-type="float" office:value="0.0155455" calcext:value-type="float">
            <text:p>0.0155455</text:p>
          </table:table-cell>
          <table:table-cell office:value-type="float" office:value="0.02293" calcext:value-type="float">
            <text:p>0.02293</text:p>
          </table:table-cell>
        </table:table-row>
        <table:table-row table:style-name="ro1">
          <table:table-cell office:value-type="float" office:value="0.0098629" calcext:value-type="float">
            <text:p>0.0098629</text:p>
          </table:table-cell>
          <table:table-cell office:value-type="float" office:value="0.0172586" calcext:value-type="float">
            <text:p>0.0172586</text:p>
          </table:table-cell>
          <table:table-cell office:value-type="float" office:value="0.0135976" calcext:value-type="float">
            <text:p>0.0135976</text:p>
          </table:table-cell>
          <table:table-cell office:value-type="float" office:value="0.0163439" calcext:value-type="float">
            <text:p>0.0163439</text:p>
          </table:table-cell>
          <table:table-cell office:value-type="float" office:value="0.01717" calcext:value-type="float">
            <text:p>0.01717</text:p>
          </table:table-cell>
        </table:table-row>
        <table:table-row table:style-name="ro1">
          <table:table-cell office:value-type="float" office:value="0.0078149" calcext:value-type="float">
            <text:p>0.0078149</text:p>
          </table:table-cell>
          <table:table-cell office:value-type="float" office:value="0.0205725" calcext:value-type="float">
            <text:p>0.0205725</text:p>
          </table:table-cell>
          <table:table-cell office:value-type="float" office:value="0.0088859" calcext:value-type="float">
            <text:p>0.0088859</text:p>
          </table:table-cell>
          <table:table-cell office:value-type="float" office:value="0.0338156" calcext:value-type="float">
            <text:p>0.0338156</text:p>
          </table:table-cell>
          <table:table-cell office:value-type="float" office:value="0.02301" calcext:value-type="float">
            <text:p>0.02301</text:p>
          </table:table-cell>
        </table:table-row>
        <table:table-row table:style-name="ro1">
          <table:table-cell office:value-type="float" office:value="0.0086292" calcext:value-type="float">
            <text:p>0.0086292</text:p>
          </table:table-cell>
          <table:table-cell office:value-type="float" office:value="0.0130813" calcext:value-type="float">
            <text:p>0.0130813</text:p>
          </table:table-cell>
          <table:table-cell office:value-type="float" office:value="0.010068" calcext:value-type="float">
            <text:p>0.010068</text:p>
          </table:table-cell>
          <table:table-cell office:value-type="float" office:value="0.0231418" calcext:value-type="float">
            <text:p>0.0231418</text:p>
          </table:table-cell>
          <table:table-cell office:value-type="float" office:value="0.02678" calcext:value-type="float">
            <text:p>0.02678</text:p>
          </table:table-cell>
        </table:table-row>
        <table:table-row table:style-name="ro1">
          <table:table-cell office:value-type="float" office:value="0.0076254" calcext:value-type="float">
            <text:p>0.0076254</text:p>
          </table:table-cell>
          <table:table-cell office:value-type="float" office:value="0.0157365" calcext:value-type="float">
            <text:p>0.0157365</text:p>
          </table:table-cell>
          <table:table-cell office:value-type="float" office:value="0.0103056" calcext:value-type="float">
            <text:p>0.0103056</text:p>
          </table:table-cell>
          <table:table-cell office:value-type="float" office:value="0.0362969" calcext:value-type="float">
            <text:p>0.0362969</text:p>
          </table:table-cell>
          <table:table-cell office:value-type="float" office:value="0.01361" calcext:value-type="float">
            <text:p>0.01361</text:p>
          </table:table-cell>
        </table:table-row>
        <table:table-row table:style-name="ro1">
          <table:table-cell office:value-type="float" office:value="0.0076246" calcext:value-type="float">
            <text:p>0.0076246</text:p>
          </table:table-cell>
          <table:table-cell office:value-type="float" office:value="0.0106228" calcext:value-type="float">
            <text:p>0.0106228</text:p>
          </table:table-cell>
          <table:table-cell office:value-type="float" office:value="0.0121268" calcext:value-type="float">
            <text:p>0.0121268</text:p>
          </table:table-cell>
          <table:table-cell office:value-type="float" office:value="0.0188958" calcext:value-type="float">
            <text:p>0.0188958</text:p>
          </table:table-cell>
          <table:table-cell office:value-type="float" office:value="0.02352" calcext:value-type="float">
            <text:p>0.02352</text:p>
          </table:table-cell>
        </table:table-row>
        <table:table-row table:style-name="ro1">
          <table:table-cell office:value-type="float" office:value="0.0076772" calcext:value-type="float">
            <text:p>0.0076772</text:p>
          </table:table-cell>
          <table:table-cell office:value-type="float" office:value="0.0130362" calcext:value-type="float">
            <text:p>0.0130362</text:p>
          </table:table-cell>
          <table:table-cell office:value-type="float" office:value="0.0117064" calcext:value-type="float">
            <text:p>0.0117064</text:p>
          </table:table-cell>
          <table:table-cell office:value-type="float" office:value="0.034842" calcext:value-type="float">
            <text:p>0.034842</text:p>
          </table:table-cell>
          <table:table-cell office:value-type="float" office:value="0.01775" calcext:value-type="float">
            <text:p>0.01775</text:p>
          </table:table-cell>
        </table:table-row>
        <table:table-row table:style-name="ro1">
          <table:table-cell office:value-type="float" office:value="0.0088903" calcext:value-type="float">
            <text:p>0.0088903</text:p>
          </table:table-cell>
          <table:table-cell office:value-type="float" office:value="0.0147176" calcext:value-type="float">
            <text:p>0.0147176</text:p>
          </table:table-cell>
          <table:table-cell office:value-type="float" office:value="0.0132431" calcext:value-type="float">
            <text:p>0.0132431</text:p>
          </table:table-cell>
          <table:table-cell office:value-type="float" office:value="0.0232052" calcext:value-type="float">
            <text:p>0.0232052</text:p>
          </table:table-cell>
          <table:table-cell office:value-type="float" office:value="0.01863" calcext:value-type="float">
            <text:p>0.01863</text:p>
          </table:table-cell>
        </table:table-row>
        <table:table-row table:style-name="ro1">
          <table:table-cell office:value-type="float" office:value="0.0083931" calcext:value-type="float">
            <text:p>0.0083931</text:p>
          </table:table-cell>
          <table:table-cell office:value-type="float" office:value="0.0136653" calcext:value-type="float">
            <text:p>0.0136653</text:p>
          </table:table-cell>
          <table:table-cell office:value-type="float" office:value="0.0119478" calcext:value-type="float">
            <text:p>0.0119478</text:p>
          </table:table-cell>
          <table:table-cell office:value-type="float" office:value="0.0096533" calcext:value-type="float">
            <text:p>0.0096533</text:p>
          </table:table-cell>
          <table:table-cell office:value-type="float" office:value="0.02135" calcext:value-type="float">
            <text:p>0.02135</text:p>
          </table:table-cell>
        </table:table-row>
        <table:table-row table:style-name="ro1">
          <table:table-cell office:value-type="float" office:value="0.0069316" calcext:value-type="float">
            <text:p>0.0069316</text:p>
          </table:table-cell>
          <table:table-cell office:value-type="float" office:value="0.0150101" calcext:value-type="float">
            <text:p>0.0150101</text:p>
          </table:table-cell>
          <table:table-cell office:value-type="float" office:value="0.0148792" calcext:value-type="float">
            <text:p>0.0148792</text:p>
          </table:table-cell>
          <table:table-cell office:value-type="float" office:value="0.0405168" calcext:value-type="float">
            <text:p>0.0405168</text:p>
          </table:table-cell>
          <table:table-cell office:value-type="float" office:value="0.01927" calcext:value-type="float">
            <text:p>0.01927</text:p>
          </table:table-cell>
        </table:table-row>
        <table:table-row table:style-name="ro1">
          <table:table-cell office:value-type="float" office:value="0.0092906" calcext:value-type="float">
            <text:p>0.0092906</text:p>
          </table:table-cell>
          <table:table-cell office:value-type="float" office:value="0.0186159" calcext:value-type="float">
            <text:p>0.0186159</text:p>
          </table:table-cell>
          <table:table-cell office:value-type="float" office:value="0.0123643" calcext:value-type="float">
            <text:p>0.0123643</text:p>
          </table:table-cell>
          <table:table-cell office:value-type="float" office:value="0.0300085" calcext:value-type="float">
            <text:p>0.0300085</text:p>
          </table:table-cell>
          <table:table-cell office:value-type="float" office:value="0.01613" calcext:value-type="float">
            <text:p>0.01613</text:p>
          </table:table-cell>
        </table:table-row>
        <table:table-row table:style-name="ro1">
          <table:table-cell office:value-type="float" office:value="0.0087527" calcext:value-type="float">
            <text:p>0.0087527</text:p>
          </table:table-cell>
          <table:table-cell office:value-type="float" office:value="0.011906" calcext:value-type="float">
            <text:p>0.011906</text:p>
          </table:table-cell>
          <table:table-cell office:value-type="float" office:value="0.014321" calcext:value-type="float">
            <text:p>0.014321</text:p>
          </table:table-cell>
          <table:table-cell office:value-type="float" office:value="0.0382784" calcext:value-type="float">
            <text:p>0.0382784</text:p>
          </table:table-cell>
          <table:table-cell office:value-type="float" office:value="0.0168" calcext:value-type="float">
            <text:p>0.0168</text:p>
          </table:table-cell>
        </table:table-row>
        <table:table-row table:style-name="ro1">
          <table:table-cell office:value-type="float" office:value="0.0085786" calcext:value-type="float">
            <text:p>0.0085786</text:p>
          </table:table-cell>
          <table:table-cell office:value-type="float" office:value="0.011291" calcext:value-type="float">
            <text:p>0.011291</text:p>
          </table:table-cell>
          <table:table-cell office:value-type="float" office:value="0.0088768" calcext:value-type="float">
            <text:p>0.0088768</text:p>
          </table:table-cell>
          <table:table-cell office:value-type="float" office:value="0.0357912" calcext:value-type="float">
            <text:p>0.0357912</text:p>
          </table:table-cell>
          <table:table-cell office:value-type="float" office:value="0.02487" calcext:value-type="float">
            <text:p>0.02487</text:p>
          </table:table-cell>
        </table:table-row>
        <table:table-row table:style-name="ro1">
          <table:table-cell office:value-type="float" office:value="0.0092199" calcext:value-type="float">
            <text:p>0.0092199</text:p>
          </table:table-cell>
          <table:table-cell office:value-type="float" office:value="0.0107336" calcext:value-type="float">
            <text:p>0.0107336</text:p>
          </table:table-cell>
          <table:table-cell office:value-type="float" office:value="0.0103072" calcext:value-type="float">
            <text:p>0.0103072</text:p>
          </table:table-cell>
          <table:table-cell office:value-type="float" office:value="0.0171314" calcext:value-type="float">
            <text:p>0.0171314</text:p>
          </table:table-cell>
          <table:table-cell office:value-type="float" office:value="0.02005" calcext:value-type="float">
            <text:p>0.02005</text:p>
          </table:table-cell>
        </table:table-row>
        <table:table-row table:style-name="ro1">
          <table:table-cell office:value-type="float" office:value="0.0090196" calcext:value-type="float">
            <text:p>0.0090196</text:p>
          </table:table-cell>
          <table:table-cell office:value-type="float" office:value="0.0116141" calcext:value-type="float">
            <text:p>0.0116141</text:p>
          </table:table-cell>
          <table:table-cell office:value-type="float" office:value="0.009021" calcext:value-type="float">
            <text:p>0.009021</text:p>
          </table:table-cell>
          <table:table-cell office:value-type="float" office:value="0.0273217" calcext:value-type="float">
            <text:p>0.027321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0.0070607" calcext:value-type="float">
            <text:p>0.0070607</text:p>
          </table:table-cell>
          <table:table-cell office:value-type="float" office:value="0.0161972" calcext:value-type="float">
            <text:p>0.0161972</text:p>
          </table:table-cell>
          <table:table-cell office:value-type="float" office:value="0.0093703" calcext:value-type="float">
            <text:p>0.0093703</text:p>
          </table:table-cell>
          <table:table-cell office:value-type="float" office:value="0.022735" calcext:value-type="float">
            <text:p>0.022735</text:p>
          </table:table-cell>
          <table:table-cell office:value-type="float" office:value="0.01559" calcext:value-type="float">
            <text:p>0.01559</text:p>
          </table:table-cell>
        </table:table-row>
        <table:table-row table:style-name="ro1">
          <table:table-cell office:value-type="float" office:value="0.0072946" calcext:value-type="float">
            <text:p>0.0072946</text:p>
          </table:table-cell>
          <table:table-cell office:value-type="float" office:value="0.0142562" calcext:value-type="float">
            <text:p>0.0142562</text:p>
          </table:table-cell>
          <table:table-cell office:value-type="float" office:value="0.0151823" calcext:value-type="float">
            <text:p>0.0151823</text:p>
          </table:table-cell>
          <table:table-cell office:value-type="float" office:value="0.0230229" calcext:value-type="float">
            <text:p>0.0230229</text:p>
          </table:table-cell>
          <table:table-cell office:value-type="float" office:value="0.02844" calcext:value-type="float">
            <text:p>0.02844</text:p>
          </table:table-cell>
        </table:table-row>
        <table:table-row table:style-name="ro1">
          <table:table-cell office:value-type="float" office:value="0.0095337" calcext:value-type="float">
            <text:p>0.0095337</text:p>
          </table:table-cell>
          <table:table-cell office:value-type="float" office:value="0.0134109" calcext:value-type="float">
            <text:p>0.0134109</text:p>
          </table:table-cell>
          <table:table-cell office:value-type="float" office:value="0.0186436" calcext:value-type="float">
            <text:p>0.0186436</text:p>
          </table:table-cell>
          <table:table-cell office:value-type="float" office:value="0.0444018" calcext:value-type="float">
            <text:p>0.0444018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float" office:value="0.009202" calcext:value-type="float">
            <text:p>0.009202</text:p>
          </table:table-cell>
          <table:table-cell office:value-type="float" office:value="0.0196103" calcext:value-type="float">
            <text:p>0.0196103</text:p>
          </table:table-cell>
          <table:table-cell office:value-type="float" office:value="0.012858" calcext:value-type="float">
            <text:p>0.012858</text:p>
          </table:table-cell>
          <table:table-cell office:value-type="float" office:value="0.0157396" calcext:value-type="float">
            <text:p>0.0157396</text:p>
          </table:table-cell>
          <table:table-cell office:value-type="float" office:value="0.01967" calcext:value-type="float">
            <text:p>0.01967</text:p>
          </table:table-cell>
        </table:table-row>
        <table:table-row table:style-name="ro1">
          <table:table-cell office:value-type="float" office:value="0.0086308" calcext:value-type="float">
            <text:p>0.0086308</text:p>
          </table:table-cell>
          <table:table-cell office:value-type="float" office:value="0.0150406" calcext:value-type="float">
            <text:p>0.0150406</text:p>
          </table:table-cell>
          <table:table-cell office:value-type="float" office:value="0.0117858" calcext:value-type="float">
            <text:p>0.0117858</text:p>
          </table:table-cell>
          <table:table-cell office:value-type="float" office:value="0.0272329" calcext:value-type="float">
            <text:p>0.0272329</text:p>
          </table:table-cell>
          <table:table-cell office:value-type="float" office:value="0.01927" calcext:value-type="float">
            <text:p>0.01927</text:p>
          </table:table-cell>
        </table:table-row>
        <table:table-row table:style-name="ro1">
          <table:table-cell office:value-type="float" office:value="0.0082934" calcext:value-type="float">
            <text:p>0.0082934</text:p>
          </table:table-cell>
          <table:table-cell office:value-type="float" office:value="0.0130502" calcext:value-type="float">
            <text:p>0.0130502</text:p>
          </table:table-cell>
          <table:table-cell office:value-type="float" office:value="0.0166723" calcext:value-type="float">
            <text:p>0.0166723</text:p>
          </table:table-cell>
          <table:table-cell office:value-type="float" office:value="0.0357467" calcext:value-type="float">
            <text:p>0.0357467</text:p>
          </table:table-cell>
          <table:table-cell office:value-type="float" office:value="0.02673" calcext:value-type="float">
            <text:p>0.02673</text:p>
          </table:table-cell>
        </table:table-row>
        <table:table-row table:style-name="ro1">
          <table:table-cell office:value-type="float" office:value="0.0076875" calcext:value-type="float">
            <text:p>0.0076875</text:p>
          </table:table-cell>
          <table:table-cell office:value-type="float" office:value="0.013894" calcext:value-type="float">
            <text:p>0.013894</text:p>
          </table:table-cell>
          <table:table-cell office:value-type="float" office:value="0.0156283" calcext:value-type="float">
            <text:p>0.0156283</text:p>
          </table:table-cell>
          <table:table-cell office:value-type="float" office:value="0.0125203" calcext:value-type="float">
            <text:p>0.0125203</text:p>
          </table:table-cell>
          <table:table-cell office:value-type="float" office:value="0.0156" calcext:value-type="float">
            <text:p>0.0156</text:p>
          </table:table-cell>
        </table:table-row>
        <table:table-row table:style-name="ro1">
          <table:table-cell office:value-type="float" office:value="0.0073373" calcext:value-type="float">
            <text:p>0.0073373</text:p>
          </table:table-cell>
          <table:table-cell office:value-type="float" office:value="0.0122187" calcext:value-type="float">
            <text:p>0.0122187</text:p>
          </table:table-cell>
          <table:table-cell office:value-type="float" office:value="0.0154936" calcext:value-type="float">
            <text:p>0.0154936</text:p>
          </table:table-cell>
          <table:table-cell office:value-type="float" office:value="0.0378188" calcext:value-type="float">
            <text:p>0.0378188</text:p>
          </table:table-cell>
          <table:table-cell office:value-type="float" office:value="0.01676" calcext:value-type="float">
            <text:p>0.01676</text:p>
          </table:table-cell>
        </table:table-row>
        <table:table-row table:style-name="ro1">
          <table:table-cell office:value-type="float" office:value="0.0075914" calcext:value-type="float">
            <text:p>0.0075914</text:p>
          </table:table-cell>
          <table:table-cell office:value-type="float" office:value="0.0100366" calcext:value-type="float">
            <text:p>0.0100366</text:p>
          </table:table-cell>
          <table:table-cell office:value-type="float" office:value="0.0141725" calcext:value-type="float">
            <text:p>0.0141725</text:p>
          </table:table-cell>
          <table:table-cell office:value-type="float" office:value="0.0163082" calcext:value-type="float">
            <text:p>0.0163082</text:p>
          </table:table-cell>
          <table:table-cell office:value-type="float" office:value="0.02286" calcext:value-type="float">
            <text:p>0.02286</text:p>
          </table:table-cell>
        </table:table-row>
        <table:table-row table:style-name="ro1">
          <table:table-cell office:value-type="float" office:value="0.0092455" calcext:value-type="float">
            <text:p>0.0092455</text:p>
          </table:table-cell>
          <table:table-cell office:value-type="float" office:value="0.01048" calcext:value-type="float">
            <text:p>0.01048</text:p>
          </table:table-cell>
          <table:table-cell office:value-type="float" office:value="0.0131164" calcext:value-type="float">
            <text:p>0.0131164</text:p>
          </table:table-cell>
          <table:table-cell office:value-type="float" office:value="0.0248571" calcext:value-type="float">
            <text:p>0.0248571</text:p>
          </table:table-cell>
          <table:table-cell office:value-type="float" office:value="0.01088" calcext:value-type="float">
            <text:p>0.01088</text:p>
          </table:table-cell>
        </table:table-row>
        <table:table-row table:style-name="ro1">
          <table:table-cell office:value-type="float" office:value="0.0092642" calcext:value-type="float">
            <text:p>0.0092642</text:p>
          </table:table-cell>
          <table:table-cell office:value-type="float" office:value="0.0155113" calcext:value-type="float">
            <text:p>0.0155113</text:p>
          </table:table-cell>
          <table:table-cell office:value-type="float" office:value="0.0119491" calcext:value-type="float">
            <text:p>0.0119491</text:p>
          </table:table-cell>
          <table:table-cell office:value-type="float" office:value="0.0389242" calcext:value-type="float">
            <text:p>0.0389242</text:p>
          </table:table-cell>
          <table:table-cell office:value-type="float" office:value="0.01578" calcext:value-type="float">
            <text:p>0.01578</text:p>
          </table:table-cell>
        </table:table-row>
        <table:table-row table:style-name="ro1">
          <table:table-cell office:value-type="float" office:value="0.0068955" calcext:value-type="float">
            <text:p>0.0068955</text:p>
          </table:table-cell>
          <table:table-cell office:value-type="float" office:value="0.0114365" calcext:value-type="float">
            <text:p>0.0114365</text:p>
          </table:table-cell>
          <table:table-cell office:value-type="float" office:value="0.0104952" calcext:value-type="float">
            <text:p>0.0104952</text:p>
          </table:table-cell>
          <table:table-cell office:value-type="float" office:value="0.0115384" calcext:value-type="float">
            <text:p>0.0115384</text:p>
          </table:table-cell>
          <table:table-cell office:value-type="float" office:value="0.01828" calcext:value-type="float">
            <text:p>0.01828</text:p>
          </table:table-cell>
        </table:table-row>
        <table:table-row table:style-name="ro1">
          <table:table-cell office:value-type="float" office:value="0.0103091" calcext:value-type="float">
            <text:p>0.0103091</text:p>
          </table:table-cell>
          <table:table-cell office:value-type="float" office:value="0.0192438" calcext:value-type="float">
            <text:p>0.0192438</text:p>
          </table:table-cell>
          <table:table-cell office:value-type="float" office:value="0.0118577" calcext:value-type="float">
            <text:p>0.0118577</text:p>
          </table:table-cell>
          <table:table-cell office:value-type="float" office:value="0.0464028" calcext:value-type="float">
            <text:p>0.0464028</text:p>
          </table:table-cell>
          <table:table-cell office:value-type="float" office:value="0.02203" calcext:value-type="float">
            <text:p>0.02203</text:p>
          </table:table-cell>
        </table:table-row>
        <table:table-row table:style-name="ro1">
          <table:table-cell office:value-type="float" office:value="0.008235" calcext:value-type="float">
            <text:p>0.008235</text:p>
          </table:table-cell>
          <table:table-cell office:value-type="float" office:value="0.0120262" calcext:value-type="float">
            <text:p>0.0120262</text:p>
          </table:table-cell>
          <table:table-cell office:value-type="float" office:value="0.0176254" calcext:value-type="float">
            <text:p>0.0176254</text:p>
          </table:table-cell>
          <table:table-cell office:value-type="float" office:value="0.0249897" calcext:value-type="float">
            <text:p>0.0249897</text:p>
          </table:table-cell>
          <table:table-cell office:value-type="float" office:value="0.0277" calcext:value-type="float">
            <text:p>0.0277</text:p>
          </table:table-cell>
        </table:table-row>
        <table:table-row table:style-name="ro1">
          <table:table-cell office:value-type="float" office:value="0.007219" calcext:value-type="float">
            <text:p>0.007219</text:p>
          </table:table-cell>
          <table:table-cell office:value-type="float" office:value="0.0122273" calcext:value-type="float">
            <text:p>0.0122273</text:p>
          </table:table-cell>
          <table:table-cell office:value-type="float" office:value="0.0208058" calcext:value-type="float">
            <text:p>0.0208058</text:p>
          </table:table-cell>
          <table:table-cell office:value-type="float" office:value="0.0225656" calcext:value-type="float">
            <text:p>0.0225656</text:p>
          </table:table-cell>
          <table:table-cell office:value-type="float" office:value="0.02916" calcext:value-type="float">
            <text:p>0.02916</text:p>
          </table:table-cell>
        </table:table-row>
        <table:table-row table:style-name="ro1">
          <table:table-cell office:value-type="float" office:value="0.0075806" calcext:value-type="float">
            <text:p>0.0075806</text:p>
          </table:table-cell>
          <table:table-cell office:value-type="float" office:value="0.0137547" calcext:value-type="float">
            <text:p>0.0137547</text:p>
          </table:table-cell>
          <table:table-cell office:value-type="float" office:value="0.0120653" calcext:value-type="float">
            <text:p>0.0120653</text:p>
          </table:table-cell>
          <table:table-cell office:value-type="float" office:value="0.0298909" calcext:value-type="float">
            <text:p>0.0298909</text:p>
          </table:table-cell>
          <table:table-cell office:value-type="float" office:value="0.02291" calcext:value-type="float">
            <text:p>0.02291</text:p>
          </table:table-cell>
        </table:table-row>
        <table:table-row table:style-name="ro1">
          <table:table-cell office:value-type="float" office:value="0.0075729" calcext:value-type="float">
            <text:p>0.0075729</text:p>
          </table:table-cell>
          <table:table-cell office:value-type="float" office:value="0.0143952" calcext:value-type="float">
            <text:p>0.0143952</text:p>
          </table:table-cell>
          <table:table-cell office:value-type="float" office:value="0.0119446" calcext:value-type="float">
            <text:p>0.0119446</text:p>
          </table:table-cell>
          <table:table-cell office:value-type="float" office:value="0.0187256" calcext:value-type="float">
            <text:p>0.0187256</text:p>
          </table:table-cell>
          <table:table-cell office:value-type="float" office:value="0.01262" calcext:value-type="float">
            <text:p>0.01262</text:p>
          </table:table-cell>
        </table:table-row>
        <table:table-row table:style-name="ro1">
          <table:table-cell office:value-type="float" office:value="0.0067369" calcext:value-type="float">
            <text:p>0.0067369</text:p>
          </table:table-cell>
          <table:table-cell office:value-type="float" office:value="0.0189858" calcext:value-type="float">
            <text:p>0.0189858</text:p>
          </table:table-cell>
          <table:table-cell office:value-type="float" office:value="0.0145063" calcext:value-type="float">
            <text:p>0.0145063</text:p>
          </table:table-cell>
          <table:table-cell office:value-type="float" office:value="0.0249717" calcext:value-type="float">
            <text:p>0.0249717</text:p>
          </table:table-cell>
          <table:table-cell office:value-type="float" office:value="0.01592" calcext:value-type="float">
            <text:p>0.01592</text:p>
          </table:table-cell>
        </table:table-row>
        <table:table-row table:style-name="ro1">
          <table:table-cell office:value-type="float" office:value="0.0070353" calcext:value-type="float">
            <text:p>0.0070353</text:p>
          </table:table-cell>
          <table:table-cell office:value-type="float" office:value="0.0109677" calcext:value-type="float">
            <text:p>0.0109677</text:p>
          </table:table-cell>
          <table:table-cell office:value-type="float" office:value="0.0175906" calcext:value-type="float">
            <text:p>0.0175906</text:p>
          </table:table-cell>
          <table:table-cell office:value-type="float" office:value="0.0181885" calcext:value-type="float">
            <text:p>0.0181885</text:p>
          </table:table-cell>
          <table:table-cell office:value-type="float" office:value="0.02279" calcext:value-type="float">
            <text:p>0.02279</text:p>
          </table:table-cell>
        </table:table-row>
        <table:table-row table:style-name="ro1">
          <table:table-cell office:value-type="float" office:value="0.0073844" calcext:value-type="float">
            <text:p>0.0073844</text:p>
          </table:table-cell>
          <table:table-cell office:value-type="float" office:value="0.0145799" calcext:value-type="float">
            <text:p>0.0145799</text:p>
          </table:table-cell>
          <table:table-cell office:value-type="float" office:value="0.0140307" calcext:value-type="float">
            <text:p>0.0140307</text:p>
          </table:table-cell>
          <table:table-cell office:value-type="float" office:value="0.0150284" calcext:value-type="float">
            <text:p>0.0150284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0.0063252" calcext:value-type="float">
            <text:p>0.0063252</text:p>
          </table:table-cell>
          <table:table-cell office:value-type="float" office:value="0.0104331" calcext:value-type="float">
            <text:p>0.0104331</text:p>
          </table:table-cell>
          <table:table-cell office:value-type="float" office:value="0.0130645" calcext:value-type="float">
            <text:p>0.0130645</text:p>
          </table:table-cell>
          <table:table-cell office:value-type="float" office:value="0.0158773" calcext:value-type="float">
            <text:p>0.0158773</text:p>
          </table:table-cell>
          <table:table-cell office:value-type="float" office:value="0.02228" calcext:value-type="float">
            <text:p>0.02228</text:p>
          </table:table-cell>
        </table:table-row>
        <table:table-row table:style-name="ro1">
          <table:table-cell office:value-type="float" office:value="0.0076106" calcext:value-type="float">
            <text:p>0.0076106</text:p>
          </table:table-cell>
          <table:table-cell office:value-type="float" office:value="0.0089584" calcext:value-type="float">
            <text:p>0.0089584</text:p>
          </table:table-cell>
          <table:table-cell office:value-type="float" office:value="0.0080138" calcext:value-type="float">
            <text:p>0.0080138</text:p>
          </table:table-cell>
          <table:table-cell office:value-type="float" office:value="0.0155578" calcext:value-type="float">
            <text:p>0.0155578</text:p>
          </table:table-cell>
          <table:table-cell office:value-type="float" office:value="0.01867" calcext:value-type="float">
            <text:p>0.01867</text:p>
          </table:table-cell>
        </table:table-row>
        <table:table-row table:style-name="ro1">
          <table:table-cell office:value-type="float" office:value="0.0103696" calcext:value-type="float">
            <text:p>0.0103696</text:p>
          </table:table-cell>
          <table:table-cell office:value-type="float" office:value="0.0160658" calcext:value-type="float">
            <text:p>0.0160658</text:p>
          </table:table-cell>
          <table:table-cell office:value-type="float" office:value="0.0110695" calcext:value-type="float">
            <text:p>0.0110695</text:p>
          </table:table-cell>
          <table:table-cell office:value-type="float" office:value="0.0152309" calcext:value-type="float">
            <text:p>0.0152309</text:p>
          </table:table-cell>
          <table:table-cell office:value-type="float" office:value="0.01658" calcext:value-type="float">
            <text:p>0.01658</text:p>
          </table:table-cell>
        </table:table-row>
        <table:table-row table:style-name="ro1">
          <table:table-cell office:value-type="float" office:value="0.0080975" calcext:value-type="float">
            <text:p>0.0080975</text:p>
          </table:table-cell>
          <table:table-cell office:value-type="float" office:value="0.0181192" calcext:value-type="float">
            <text:p>0.0181192</text:p>
          </table:table-cell>
          <table:table-cell office:value-type="float" office:value="0.0148421" calcext:value-type="float">
            <text:p>0.0148421</text:p>
          </table:table-cell>
          <table:table-cell office:value-type="float" office:value="0.0148291" calcext:value-type="float">
            <text:p>0.0148291</text:p>
          </table:table-cell>
          <table:table-cell office:value-type="float" office:value="0.01839" calcext:value-type="float">
            <text:p>0.01839</text:p>
          </table:table-cell>
        </table:table-row>
        <table:table-row table:style-name="ro1">
          <table:table-cell office:value-type="float" office:value="0.0073461" calcext:value-type="float">
            <text:p>0.0073461</text:p>
          </table:table-cell>
          <table:table-cell office:value-type="float" office:value="0.010777" calcext:value-type="float">
            <text:p>0.010777</text:p>
          </table:table-cell>
          <table:table-cell office:value-type="float" office:value="0.0127549" calcext:value-type="float">
            <text:p>0.0127549</text:p>
          </table:table-cell>
          <table:table-cell office:value-type="float" office:value="0.0184721" calcext:value-type="float">
            <text:p>0.0184721</text:p>
          </table:table-cell>
          <table:table-cell office:value-type="float" office:value="0.01917" calcext:value-type="float">
            <text:p>0.01917</text:p>
          </table:table-cell>
        </table:table-row>
        <table:table-row table:style-name="ro1">
          <table:table-cell office:value-type="float" office:value="0.0079264" calcext:value-type="float">
            <text:p>0.0079264</text:p>
          </table:table-cell>
          <table:table-cell office:value-type="float" office:value="0.0113531" calcext:value-type="float">
            <text:p>0.0113531</text:p>
          </table:table-cell>
          <table:table-cell office:value-type="float" office:value="0.0161039" calcext:value-type="float">
            <text:p>0.0161039</text:p>
          </table:table-cell>
          <table:table-cell office:value-type="float" office:value="0.0153962" calcext:value-type="float">
            <text:p>0.0153962</text:p>
          </table:table-cell>
          <table:table-cell office:value-type="float" office:value="0.01351" calcext:value-type="float">
            <text:p>0.01351</text:p>
          </table:table-cell>
        </table:table-row>
        <table:table-row table:style-name="ro1">
          <table:table-cell office:value-type="float" office:value="0.0094063" calcext:value-type="float">
            <text:p>0.0094063</text:p>
          </table:table-cell>
          <table:table-cell office:value-type="float" office:value="0.0117878" calcext:value-type="float">
            <text:p>0.0117878</text:p>
          </table:table-cell>
          <table:table-cell office:value-type="float" office:value="0.0165943" calcext:value-type="float">
            <text:p>0.0165943</text:p>
          </table:table-cell>
          <table:table-cell office:value-type="float" office:value="0.0119411" calcext:value-type="float">
            <text:p>0.0119411</text:p>
          </table:table-cell>
          <table:table-cell office:value-type="float" office:value="0.01769" calcext:value-type="float">
            <text:p>0.01769</text:p>
          </table:table-cell>
        </table:table-row>
        <table:table-row table:style-name="ro1">
          <table:table-cell office:value-type="float" office:value="0.0089851" calcext:value-type="float">
            <text:p>0.0089851</text:p>
          </table:table-cell>
          <table:table-cell office:value-type="float" office:value="0.0085923" calcext:value-type="float">
            <text:p>0.0085923</text:p>
          </table:table-cell>
          <table:table-cell office:value-type="float" office:value="0.0201076" calcext:value-type="float">
            <text:p>0.0201076</text:p>
          </table:table-cell>
          <table:table-cell office:value-type="float" office:value="0.0156006" calcext:value-type="float">
            <text:p>0.0156006</text:p>
          </table:table-cell>
          <table:table-cell office:value-type="float" office:value="0.01716" calcext:value-type="float">
            <text:p>0.01716</text:p>
          </table:table-cell>
        </table:table-row>
        <table:table-row table:style-name="ro1">
          <table:table-cell office:value-type="float" office:value="0.0082924" calcext:value-type="float">
            <text:p>0.0082924</text:p>
          </table:table-cell>
          <table:table-cell office:value-type="float" office:value="0.0097291" calcext:value-type="float">
            <text:p>0.0097291</text:p>
          </table:table-cell>
          <table:table-cell office:value-type="float" office:value="0.0114072" calcext:value-type="float">
            <text:p>0.0114072</text:p>
          </table:table-cell>
          <table:table-cell office:value-type="float" office:value="0.0172237" calcext:value-type="float">
            <text:p>0.0172237</text:p>
          </table:table-cell>
          <table:table-cell office:value-type="float" office:value="0.01793" calcext:value-type="float">
            <text:p>0.01793</text:p>
          </table:table-cell>
        </table:table-row>
        <table:table-row table:style-name="ro1">
          <table:table-cell office:value-type="float" office:value="0.0085961" calcext:value-type="float">
            <text:p>0.0085961</text:p>
          </table:table-cell>
          <table:table-cell office:value-type="float" office:value="0.0111592" calcext:value-type="float">
            <text:p>0.0111592</text:p>
          </table:table-cell>
          <table:table-cell office:value-type="float" office:value="0.0054185" calcext:value-type="float">
            <text:p>0.0054185</text:p>
          </table:table-cell>
          <table:table-cell office:value-type="float" office:value="0.0135417" calcext:value-type="float">
            <text:p>0.0135417</text:p>
          </table:table-cell>
          <table:table-cell office:value-type="float" office:value="0.01921" calcext:value-type="float">
            <text:p>0.01921</text:p>
          </table:table-cell>
        </table:table-row>
        <table:table-row table:style-name="ro1">
          <table:table-cell office:value-type="float" office:value="0.007554" calcext:value-type="float">
            <text:p>0.007554</text:p>
          </table:table-cell>
          <table:table-cell office:value-type="float" office:value="0.0186438" calcext:value-type="float">
            <text:p>0.0186438</text:p>
          </table:table-cell>
          <table:table-cell office:value-type="float" office:value="0.0080655" calcext:value-type="float">
            <text:p>0.0080655</text:p>
          </table:table-cell>
          <table:table-cell office:value-type="float" office:value="0.0249876" calcext:value-type="float">
            <text:p>0.0249876</text:p>
          </table:table-cell>
          <table:table-cell office:value-type="float" office:value="0.01741" calcext:value-type="float">
            <text:p>0.01741</text:p>
          </table:table-cell>
        </table:table-row>
        <table:table-row table:style-name="ro1">
          <table:table-cell office:value-type="float" office:value="0.0073344" calcext:value-type="float">
            <text:p>0.0073344</text:p>
          </table:table-cell>
          <table:table-cell office:value-type="float" office:value="0.0091256" calcext:value-type="float">
            <text:p>0.0091256</text:p>
          </table:table-cell>
          <table:table-cell office:value-type="float" office:value="0.0132347" calcext:value-type="float">
            <text:p>0.0132347</text:p>
          </table:table-cell>
          <table:table-cell office:value-type="float" office:value="0.0240303" calcext:value-type="float">
            <text:p>0.0240303</text:p>
          </table:table-cell>
          <table:table-cell office:value-type="float" office:value="0.01984" calcext:value-type="float">
            <text:p>0.01984</text:p>
          </table:table-cell>
        </table:table-row>
        <table:table-row table:style-name="ro1">
          <table:table-cell office:value-type="float" office:value="0.0084592" calcext:value-type="float">
            <text:p>0.0084592</text:p>
          </table:table-cell>
          <table:table-cell office:value-type="float" office:value="0.0161225" calcext:value-type="float">
            <text:p>0.0161225</text:p>
          </table:table-cell>
          <table:table-cell office:value-type="float" office:value="0.0097743" calcext:value-type="float">
            <text:p>0.0097743</text:p>
          </table:table-cell>
          <table:table-cell office:value-type="float" office:value="0.0162662" calcext:value-type="float">
            <text:p>0.0162662</text:p>
          </table:table-cell>
          <table:table-cell office:value-type="float" office:value="0.0204" calcext:value-type="float">
            <text:p>0.0204</text:p>
          </table:table-cell>
        </table:table-row>
        <table:table-row table:style-name="ro1">
          <table:table-cell office:value-type="float" office:value="0.0082344" calcext:value-type="float">
            <text:p>0.0082344</text:p>
          </table:table-cell>
          <table:table-cell office:value-type="float" office:value="0.0104966" calcext:value-type="float">
            <text:p>0.0104966</text:p>
          </table:table-cell>
          <table:table-cell office:value-type="float" office:value="0.0133903" calcext:value-type="float">
            <text:p>0.0133903</text:p>
          </table:table-cell>
          <table:table-cell office:value-type="float" office:value="0.0248352" calcext:value-type="float">
            <text:p>0.0248352</text:p>
          </table:table-cell>
          <table:table-cell office:value-type="float" office:value="0.02196" calcext:value-type="float">
            <text:p>0.02196</text:p>
          </table:table-cell>
        </table:table-row>
        <table:table-row table:style-name="ro1">
          <table:table-cell office:value-type="float" office:value="0.0085773" calcext:value-type="float">
            <text:p>0.0085773</text:p>
          </table:table-cell>
          <table:table-cell office:value-type="float" office:value="0.0176939" calcext:value-type="float">
            <text:p>0.0176939</text:p>
          </table:table-cell>
          <table:table-cell office:value-type="float" office:value="0.0167539" calcext:value-type="float">
            <text:p>0.0167539</text:p>
          </table:table-cell>
          <table:table-cell office:value-type="float" office:value="0.0221205" calcext:value-type="float">
            <text:p>0.0221205</text:p>
          </table:table-cell>
          <table:table-cell office:value-type="float" office:value="0.02302" calcext:value-type="float">
            <text:p>0.02302</text:p>
          </table:table-cell>
        </table:table-row>
        <table:table-row table:style-name="ro1">
          <table:table-cell office:value-type="float" office:value="0.0078799" calcext:value-type="float">
            <text:p>0.0078799</text:p>
          </table:table-cell>
          <table:table-cell office:value-type="float" office:value="0.0173303" calcext:value-type="float">
            <text:p>0.0173303</text:p>
          </table:table-cell>
          <table:table-cell office:value-type="float" office:value="0.0111883" calcext:value-type="float">
            <text:p>0.0111883</text:p>
          </table:table-cell>
          <table:table-cell office:value-type="float" office:value="0.0131392" calcext:value-type="float">
            <text:p>0.0131392</text:p>
          </table:table-cell>
          <table:table-cell office:value-type="float" office:value="0.01941" calcext:value-type="float">
            <text:p>0.01941</text:p>
          </table:table-cell>
        </table:table-row>
        <table:table-row table:style-name="ro1">
          <table:table-cell office:value-type="float" office:value="0.0084439" calcext:value-type="float">
            <text:p>0.0084439</text:p>
          </table:table-cell>
          <table:table-cell office:value-type="float" office:value="0.0149118" calcext:value-type="float">
            <text:p>0.0149118</text:p>
          </table:table-cell>
          <table:table-cell office:value-type="float" office:value="0.0063451" calcext:value-type="float">
            <text:p>0.0063451</text:p>
          </table:table-cell>
          <table:table-cell office:value-type="float" office:value="0.0266045" calcext:value-type="float">
            <text:p>0.0266045</text:p>
          </table:table-cell>
          <table:table-cell office:value-type="float" office:value="0.01374" calcext:value-type="float">
            <text:p>0.01374</text:p>
          </table:table-cell>
        </table:table-row>
        <table:table-row table:style-name="ro1">
          <table:table-cell office:value-type="float" office:value="0.0072169" calcext:value-type="float">
            <text:p>0.0072169</text:p>
          </table:table-cell>
          <table:table-cell office:value-type="float" office:value="0.0138678" calcext:value-type="float">
            <text:p>0.0138678</text:p>
          </table:table-cell>
          <table:table-cell office:value-type="float" office:value="0.0151961" calcext:value-type="float">
            <text:p>0.0151961</text:p>
          </table:table-cell>
          <table:table-cell office:value-type="float" office:value="0.0209424" calcext:value-type="float">
            <text:p>0.0209424</text:p>
          </table:table-cell>
          <table:table-cell office:value-type="float" office:value="0.0178" calcext:value-type="float">
            <text:p>0.0178</text:p>
          </table:table-cell>
        </table:table-row>
        <table:table-row table:style-name="ro1">
          <table:table-cell office:value-type="float" office:value="0.0084218" calcext:value-type="float">
            <text:p>0.0084218</text:p>
          </table:table-cell>
          <table:table-cell office:value-type="float" office:value="0.0102877" calcext:value-type="float">
            <text:p>0.0102877</text:p>
          </table:table-cell>
          <table:table-cell office:value-type="float" office:value="0.0104973" calcext:value-type="float">
            <text:p>0.0104973</text:p>
          </table:table-cell>
          <table:table-cell office:value-type="float" office:value="0.0251911" calcext:value-type="float">
            <text:p>0.0251911</text:p>
          </table:table-cell>
          <table:table-cell office:value-type="float" office:value="0.01108" calcext:value-type="float">
            <text:p>0.01108</text:p>
          </table:table-cell>
        </table:table-row>
        <table:table-row table:style-name="ro1">
          <table:table-cell office:value-type="float" office:value="0.0083948" calcext:value-type="float">
            <text:p>0.0083948</text:p>
          </table:table-cell>
          <table:table-cell office:value-type="float" office:value="0.0188325" calcext:value-type="float">
            <text:p>0.0188325</text:p>
          </table:table-cell>
          <table:table-cell office:value-type="float" office:value="0.0125342" calcext:value-type="float">
            <text:p>0.0125342</text:p>
          </table:table-cell>
          <table:table-cell office:value-type="float" office:value="0.0272825" calcext:value-type="float">
            <text:p>0.0272825</text:p>
          </table:table-cell>
          <table:table-cell office:value-type="float" office:value="0.01589" calcext:value-type="float">
            <text:p>0.01589</text:p>
          </table:table-cell>
        </table:table-row>
        <table:table-row table:style-name="ro1">
          <table:table-cell office:value-type="float" office:value="0.0071826" calcext:value-type="float">
            <text:p>0.0071826</text:p>
          </table:table-cell>
          <table:table-cell office:value-type="float" office:value="0.0103848" calcext:value-type="float">
            <text:p>0.0103848</text:p>
          </table:table-cell>
          <table:table-cell office:value-type="float" office:value="0.0091427" calcext:value-type="float">
            <text:p>0.0091427</text:p>
          </table:table-cell>
          <table:table-cell office:value-type="float" office:value="0.034379" calcext:value-type="float">
            <text:p>0.034379</text:p>
          </table:table-cell>
          <table:table-cell office:value-type="float" office:value="0.01848" calcext:value-type="float">
            <text:p>0.01848</text:p>
          </table:table-cell>
        </table:table-row>
        <table:table-row table:style-name="ro1">
          <table:table-cell office:value-type="float" office:value="0.0073991" calcext:value-type="float">
            <text:p>0.0073991</text:p>
          </table:table-cell>
          <table:table-cell office:value-type="float" office:value="0.0171538" calcext:value-type="float">
            <text:p>0.0171538</text:p>
          </table:table-cell>
          <table:table-cell office:value-type="float" office:value="0.0195918" calcext:value-type="float">
            <text:p>0.0195918</text:p>
          </table:table-cell>
          <table:table-cell office:value-type="float" office:value="0.0157385" calcext:value-type="float">
            <text:p>0.0157385</text:p>
          </table:table-cell>
          <table:table-cell office:value-type="float" office:value="0.02184" calcext:value-type="float">
            <text:p>0.02184</text:p>
          </table:table-cell>
        </table:table-row>
        <table:table-row table:style-name="ro1">
          <table:table-cell office:value-type="float" office:value="0.0072511" calcext:value-type="float">
            <text:p>0.0072511</text:p>
          </table:table-cell>
          <table:table-cell office:value-type="float" office:value="0.0138703" calcext:value-type="float">
            <text:p>0.0138703</text:p>
          </table:table-cell>
          <table:table-cell office:value-type="float" office:value="0.0171513" calcext:value-type="float">
            <text:p>0.0171513</text:p>
          </table:table-cell>
          <table:table-cell office:value-type="float" office:value="0.0297673" calcext:value-type="float">
            <text:p>0.0297673</text:p>
          </table:table-cell>
          <table:table-cell office:value-type="float" office:value="0.01649" calcext:value-type="float">
            <text:p>0.01649</text:p>
          </table:table-cell>
        </table:table-row>
        <table:table-row table:style-name="ro1">
          <table:table-cell office:value-type="float" office:value="0.0073256" calcext:value-type="float">
            <text:p>0.0073256</text:p>
          </table:table-cell>
          <table:table-cell office:value-type="float" office:value="0.011298" calcext:value-type="float">
            <text:p>0.011298</text:p>
          </table:table-cell>
          <table:table-cell office:value-type="float" office:value="0.0139495" calcext:value-type="float">
            <text:p>0.0139495</text:p>
          </table:table-cell>
          <table:table-cell office:value-type="float" office:value="0.0276053" calcext:value-type="float">
            <text:p>0.0276053</text:p>
          </table:table-cell>
          <table:table-cell office:value-type="float" office:value="0.01345" calcext:value-type="float">
            <text:p>0.01345</text:p>
          </table:table-cell>
        </table:table-row>
        <table:table-row table:style-name="ro1">
          <table:table-cell office:value-type="float" office:value="0.0097437" calcext:value-type="float">
            <text:p>0.0097437</text:p>
          </table:table-cell>
          <table:table-cell office:value-type="float" office:value="0.0127399" calcext:value-type="float">
            <text:p>0.0127399</text:p>
          </table:table-cell>
          <table:table-cell office:value-type="float" office:value="0.0187153" calcext:value-type="float">
            <text:p>0.0187153</text:p>
          </table:table-cell>
          <table:table-cell office:value-type="float" office:value="0.011628" calcext:value-type="float">
            <text:p>0.011628</text:p>
          </table:table-cell>
          <table:table-cell office:value-type="float" office:value="0.0134" calcext:value-type="float">
            <text:p>0.0134</text:p>
          </table:table-cell>
        </table:table-row>
        <table:table-row table:style-name="ro1">
          <table:table-cell office:value-type="float" office:value="0.0065825" calcext:value-type="float">
            <text:p>0.0065825</text:p>
          </table:table-cell>
          <table:table-cell office:value-type="float" office:value="0.0129482" calcext:value-type="float">
            <text:p>0.0129482</text:p>
          </table:table-cell>
          <table:table-cell office:value-type="float" office:value="0.0152111" calcext:value-type="float">
            <text:p>0.0152111</text:p>
          </table:table-cell>
          <table:table-cell office:value-type="float" office:value="0.0359386" calcext:value-type="float">
            <text:p>0.0359386</text:p>
          </table:table-cell>
          <table:table-cell office:value-type="float" office:value="0.0173" calcext:value-type="float">
            <text:p>0.0173</text:p>
          </table:table-cell>
        </table:table-row>
        <table:table-row table:style-name="ro1">
          <table:table-cell office:value-type="float" office:value="0.0079149" calcext:value-type="float">
            <text:p>0.0079149</text:p>
          </table:table-cell>
          <table:table-cell office:value-type="float" office:value="0.0200547" calcext:value-type="float">
            <text:p>0.0200547</text:p>
          </table:table-cell>
          <table:table-cell office:value-type="float" office:value="0.0139517" calcext:value-type="float">
            <text:p>0.0139517</text:p>
          </table:table-cell>
          <table:table-cell office:value-type="float" office:value="0.0257136" calcext:value-type="float">
            <text:p>0.0257136</text:p>
          </table:table-cell>
          <table:table-cell office:value-type="float" office:value="0.02094" calcext:value-type="float">
            <text:p>0.02094</text:p>
          </table:table-cell>
        </table:table-row>
        <table:table-row table:style-name="ro1">
          <table:table-cell office:value-type="float" office:value="0.0085459" calcext:value-type="float">
            <text:p>0.0085459</text:p>
          </table:table-cell>
          <table:table-cell office:value-type="float" office:value="0.0149947" calcext:value-type="float">
            <text:p>0.0149947</text:p>
          </table:table-cell>
          <table:table-cell office:value-type="float" office:value="0.0130732" calcext:value-type="float">
            <text:p>0.0130732</text:p>
          </table:table-cell>
          <table:table-cell office:value-type="float" office:value="0.0253932" calcext:value-type="float">
            <text:p>0.0253932</text:p>
          </table:table-cell>
          <table:table-cell office:value-type="float" office:value="0.01407" calcext:value-type="float">
            <text:p>0.01407</text:p>
          </table:table-cell>
        </table:table-row>
        <table:table-row table:style-name="ro1">
          <table:table-cell office:value-type="float" office:value="0.0080309" calcext:value-type="float">
            <text:p>0.0080309</text:p>
          </table:table-cell>
          <table:table-cell office:value-type="float" office:value="0.015514" calcext:value-type="float">
            <text:p>0.015514</text:p>
          </table:table-cell>
          <table:table-cell office:value-type="float" office:value="0.0114737" calcext:value-type="float">
            <text:p>0.0114737</text:p>
          </table:table-cell>
          <table:table-cell office:value-type="float" office:value="0.0252385" calcext:value-type="float">
            <text:p>0.0252385</text:p>
          </table:table-cell>
          <table:table-cell office:value-type="float" office:value="0.01843" calcext:value-type="float">
            <text:p>0.01843</text:p>
          </table:table-cell>
        </table:table-row>
        <table:table-row table:style-name="ro1">
          <table:table-cell office:value-type="float" office:value="0.007535" calcext:value-type="float">
            <text:p>0.007535</text:p>
          </table:table-cell>
          <table:table-cell office:value-type="float" office:value="0.0150705" calcext:value-type="float">
            <text:p>0.0150705</text:p>
          </table:table-cell>
          <table:table-cell office:value-type="float" office:value="0.0156891" calcext:value-type="float">
            <text:p>0.0156891</text:p>
          </table:table-cell>
          <table:table-cell office:value-type="float" office:value="0.0186926" calcext:value-type="float">
            <text:p>0.0186926</text:p>
          </table:table-cell>
          <table:table-cell office:value-type="float" office:value="0.0223" calcext:value-type="float">
            <text:p>0.0223</text:p>
          </table:table-cell>
        </table:table-row>
        <table:table-row table:style-name="ro1">
          <table:table-cell office:value-type="float" office:value="0.006853" calcext:value-type="float">
            <text:p>0.006853</text:p>
          </table:table-cell>
          <table:table-cell office:value-type="float" office:value="0.0105625" calcext:value-type="float">
            <text:p>0.0105625</text:p>
          </table:table-cell>
          <table:table-cell office:value-type="float" office:value="0.0157731" calcext:value-type="float">
            <text:p>0.0157731</text:p>
          </table:table-cell>
          <table:table-cell office:value-type="float" office:value="0.0208141" calcext:value-type="float">
            <text:p>0.0208141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float" office:value="0.0081725" calcext:value-type="float">
            <text:p>0.0081725</text:p>
          </table:table-cell>
          <table:table-cell office:value-type="float" office:value="0.0098546" calcext:value-type="float">
            <text:p>0.0098546</text:p>
          </table:table-cell>
          <table:table-cell office:value-type="float" office:value="0.0089187" calcext:value-type="float">
            <text:p>0.0089187</text:p>
          </table:table-cell>
          <table:table-cell office:value-type="float" office:value="0.0286378" calcext:value-type="float">
            <text:p>0.0286378</text:p>
          </table:table-cell>
          <table:table-cell office:value-type="float" office:value="0.0215" calcext:value-type="float">
            <text:p>0.0215</text:p>
          </table:table-cell>
        </table:table-row>
        <table:table-row table:style-name="ro1">
          <table:table-cell office:value-type="float" office:value="0.0080728" calcext:value-type="float">
            <text:p>0.0080728</text:p>
          </table:table-cell>
          <table:table-cell office:value-type="float" office:value="0.0096692" calcext:value-type="float">
            <text:p>0.0096692</text:p>
          </table:table-cell>
          <table:table-cell office:value-type="float" office:value="0.0150689" calcext:value-type="float">
            <text:p>0.0150689</text:p>
          </table:table-cell>
          <table:table-cell office:value-type="float" office:value="0.0144709" calcext:value-type="float">
            <text:p>0.0144709</text:p>
          </table:table-cell>
          <table:table-cell office:value-type="float" office:value="0.01947" calcext:value-type="float">
            <text:p>0.01947</text:p>
          </table:table-cell>
        </table:table-row>
        <table:table-row table:style-name="ro1">
          <table:table-cell office:value-type="float" office:value="0.0084469" calcext:value-type="float">
            <text:p>0.0084469</text:p>
          </table:table-cell>
          <table:table-cell office:value-type="float" office:value="0.0098765" calcext:value-type="float">
            <text:p>0.0098765</text:p>
          </table:table-cell>
          <table:table-cell office:value-type="float" office:value="0.0170532" calcext:value-type="float">
            <text:p>0.0170532</text:p>
          </table:table-cell>
          <table:table-cell office:value-type="float" office:value="0.0329004" calcext:value-type="float">
            <text:p>0.0329004</text:p>
          </table:table-cell>
          <table:table-cell office:value-type="float" office:value="0.0163" calcext:value-type="float">
            <text:p>0.0163</text:p>
          </table:table-cell>
        </table:table-row>
        <table:table-row table:style-name="ro1">
          <table:table-cell office:value-type="float" office:value="0.0067927" calcext:value-type="float">
            <text:p>0.0067927</text:p>
          </table:table-cell>
          <table:table-cell office:value-type="float" office:value="0.0082076" calcext:value-type="float">
            <text:p>0.0082076</text:p>
          </table:table-cell>
          <table:table-cell office:value-type="float" office:value="0.0180923" calcext:value-type="float">
            <text:p>0.0180923</text:p>
          </table:table-cell>
          <table:table-cell office:value-type="float" office:value="0.0140921" calcext:value-type="float">
            <text:p>0.0140921</text:p>
          </table:table-cell>
          <table:table-cell office:value-type="float" office:value="0.01534" calcext:value-type="float">
            <text:p>0.01534</text:p>
          </table:table-cell>
        </table:table-row>
        <table:table-row table:style-name="ro1">
          <table:table-cell office:value-type="float" office:value="0.0085002" calcext:value-type="float">
            <text:p>0.0085002</text:p>
          </table:table-cell>
          <table:table-cell office:value-type="float" office:value="0.0121885" calcext:value-type="float">
            <text:p>0.0121885</text:p>
          </table:table-cell>
          <table:table-cell office:value-type="float" office:value="0.0131479" calcext:value-type="float">
            <text:p>0.0131479</text:p>
          </table:table-cell>
          <table:table-cell office:value-type="float" office:value="0.0171544" calcext:value-type="float">
            <text:p>0.0171544</text:p>
          </table:table-cell>
          <table:table-cell office:value-type="float" office:value="0.01707" calcext:value-type="float">
            <text:p>0.01707</text:p>
          </table:table-cell>
        </table:table-row>
        <table:table-row table:style-name="ro1">
          <table:table-cell office:value-type="float" office:value="0.0070287" calcext:value-type="float">
            <text:p>0.0070287</text:p>
          </table:table-cell>
          <table:table-cell office:value-type="float" office:value="0.0136407" calcext:value-type="float">
            <text:p>0.0136407</text:p>
          </table:table-cell>
          <table:table-cell office:value-type="float" office:value="0.0188321" calcext:value-type="float">
            <text:p>0.0188321</text:p>
          </table:table-cell>
          <table:table-cell office:value-type="float" office:value="0.0268812" calcext:value-type="float">
            <text:p>0.0268812</text:p>
          </table:table-cell>
          <table:table-cell office:value-type="float" office:value="0.01333" calcext:value-type="float">
            <text:p>0.01333</text:p>
          </table:table-cell>
        </table:table-row>
        <table:table-row table:style-name="ro1">
          <table:table-cell office:value-type="float" office:value="0.0073603" calcext:value-type="float">
            <text:p>0.0073603</text:p>
          </table:table-cell>
          <table:table-cell office:value-type="float" office:value="0.0189833" calcext:value-type="float">
            <text:p>0.0189833</text:p>
          </table:table-cell>
          <table:table-cell office:value-type="float" office:value="0.0129052" calcext:value-type="float">
            <text:p>0.0129052</text:p>
          </table:table-cell>
          <table:table-cell office:value-type="float" office:value="0.0170872" calcext:value-type="float">
            <text:p>0.0170872</text:p>
          </table:table-cell>
          <table:table-cell office:value-type="float" office:value="0.02235" calcext:value-type="float">
            <text:p>0.02235</text:p>
          </table:table-cell>
        </table:table-row>
        <table:table-row table:style-name="ro1">
          <table:table-cell office:value-type="float" office:value="0.0079612" calcext:value-type="float">
            <text:p>0.0079612</text:p>
          </table:table-cell>
          <table:table-cell office:value-type="float" office:value="0.0136064" calcext:value-type="float">
            <text:p>0.0136064</text:p>
          </table:table-cell>
          <table:table-cell office:value-type="float" office:value="0.015184" calcext:value-type="float">
            <text:p>0.015184</text:p>
          </table:table-cell>
          <table:table-cell office:value-type="float" office:value="0.0304061" calcext:value-type="float">
            <text:p>0.0304061</text:p>
          </table:table-cell>
          <table:table-cell office:value-type="float" office:value="0.02239" calcext:value-type="float">
            <text:p>0.02239</text:p>
          </table:table-cell>
        </table:table-row>
        <table:table-row table:style-name="ro1">
          <table:table-cell office:value-type="float" office:value="0.0075162" calcext:value-type="float">
            <text:p>0.0075162</text:p>
          </table:table-cell>
          <table:table-cell office:value-type="float" office:value="0.0156522" calcext:value-type="float">
            <text:p>0.0156522</text:p>
          </table:table-cell>
          <table:table-cell office:value-type="float" office:value="0.013768" calcext:value-type="float">
            <text:p>0.013768</text:p>
          </table:table-cell>
          <table:table-cell office:value-type="float" office:value="0.0149957" calcext:value-type="float">
            <text:p>0.0149957</text:p>
          </table:table-cell>
          <table:table-cell office:value-type="float" office:value="0.01994" calcext:value-type="float">
            <text:p>0.01994</text:p>
          </table:table-cell>
        </table:table-row>
        <table:table-row table:style-name="ro1">
          <table:table-cell office:value-type="float" office:value="0.0080611" calcext:value-type="float">
            <text:p>0.0080611</text:p>
          </table:table-cell>
          <table:table-cell office:value-type="float" office:value="0.0181974" calcext:value-type="float">
            <text:p>0.0181974</text:p>
          </table:table-cell>
          <table:table-cell office:value-type="float" office:value="0.0124389" calcext:value-type="float">
            <text:p>0.0124389</text:p>
          </table:table-cell>
          <table:table-cell office:value-type="float" office:value="0.0161354" calcext:value-type="float">
            <text:p>0.0161354</text:p>
          </table:table-cell>
          <table:table-cell office:value-type="float" office:value="0.02314" calcext:value-type="float">
            <text:p>0.02314</text:p>
          </table:table-cell>
        </table:table-row>
        <table:table-row table:style-name="ro1">
          <table:table-cell office:value-type="float" office:value="0.0098583" calcext:value-type="float">
            <text:p>0.0098583</text:p>
          </table:table-cell>
          <table:table-cell office:value-type="float" office:value="0.0096182" calcext:value-type="float">
            <text:p>0.0096182</text:p>
          </table:table-cell>
          <table:table-cell office:value-type="float" office:value="0.0109083" calcext:value-type="float">
            <text:p>0.0109083</text:p>
          </table:table-cell>
          <table:table-cell office:value-type="float" office:value="0.015973" calcext:value-type="float">
            <text:p>0.015973</text:p>
          </table:table-cell>
          <table:table-cell office:value-type="float" office:value="0.02705" calcext:value-type="float">
            <text:p>0.02705</text:p>
          </table:table-cell>
        </table:table-row>
        <table:table-row table:style-name="ro1">
          <table:table-cell office:value-type="float" office:value="0.0082894" calcext:value-type="float">
            <text:p>0.0082894</text:p>
          </table:table-cell>
          <table:table-cell office:value-type="float" office:value="0.0143824" calcext:value-type="float">
            <text:p>0.0143824</text:p>
          </table:table-cell>
          <table:table-cell office:value-type="float" office:value="0.0190234" calcext:value-type="float">
            <text:p>0.0190234</text:p>
          </table:table-cell>
          <table:table-cell office:value-type="float" office:value="0.0145361" calcext:value-type="float">
            <text:p>0.0145361</text:p>
          </table:table-cell>
          <table:table-cell office:value-type="float" office:value="0.01737" calcext:value-type="float">
            <text:p>0.01737</text:p>
          </table:table-cell>
        </table:table-row>
        <table:table-row table:style-name="ro1">
          <table:table-cell office:value-type="float" office:value="0.0077693" calcext:value-type="float">
            <text:p>0.0077693</text:p>
          </table:table-cell>
          <table:table-cell office:value-type="float" office:value="0.0155609" calcext:value-type="float">
            <text:p>0.0155609</text:p>
          </table:table-cell>
          <table:table-cell office:value-type="float" office:value="0.0108328" calcext:value-type="float">
            <text:p>0.0108328</text:p>
          </table:table-cell>
          <table:table-cell office:value-type="float" office:value="0.0130254" calcext:value-type="float">
            <text:p>0.0130254</text:p>
          </table:table-cell>
          <table:table-cell office:value-type="float" office:value="0.01223" calcext:value-type="float">
            <text:p>0.01223</text:p>
          </table:table-cell>
        </table:table-row>
        <table:table-row table:style-name="ro1">
          <table:table-cell office:value-type="float" office:value="0.0072553" calcext:value-type="float">
            <text:p>0.0072553</text:p>
          </table:table-cell>
          <table:table-cell office:value-type="float" office:value="0.0123753" calcext:value-type="float">
            <text:p>0.0123753</text:p>
          </table:table-cell>
          <table:table-cell office:value-type="float" office:value="0.0169106" calcext:value-type="float">
            <text:p>0.0169106</text:p>
          </table:table-cell>
          <table:table-cell office:value-type="float" office:value="0.022315" calcext:value-type="float">
            <text:p>0.022315</text:p>
          </table:table-cell>
          <table:table-cell office:value-type="float" office:value="0.0208" calcext:value-type="float">
            <text:p>0.0208</text:p>
          </table:table-cell>
        </table:table-row>
        <table:table-row table:style-name="ro1">
          <table:table-cell office:value-type="float" office:value="0.0084294" calcext:value-type="float">
            <text:p>0.0084294</text:p>
          </table:table-cell>
          <table:table-cell office:value-type="float" office:value="0.0164174" calcext:value-type="float">
            <text:p>0.0164174</text:p>
          </table:table-cell>
          <table:table-cell office:value-type="float" office:value="0.0128049" calcext:value-type="float">
            <text:p>0.0128049</text:p>
          </table:table-cell>
          <table:table-cell office:value-type="float" office:value="0.0126104" calcext:value-type="float">
            <text:p>0.0126104</text:p>
          </table:table-cell>
          <table:table-cell office:value-type="float" office:value="0.01474" calcext:value-type="float">
            <text:p>0.01474</text:p>
          </table:table-cell>
        </table:table-row>
        <table:table-row table:style-name="ro1">
          <table:table-cell office:value-type="float" office:value="0.0072681" calcext:value-type="float">
            <text:p>0.0072681</text:p>
          </table:table-cell>
          <table:table-cell office:value-type="float" office:value="0.0158711" calcext:value-type="float">
            <text:p>0.0158711</text:p>
          </table:table-cell>
          <table:table-cell office:value-type="float" office:value="0.0102736" calcext:value-type="float">
            <text:p>0.0102736</text:p>
          </table:table-cell>
          <table:table-cell office:value-type="float" office:value="0.020075" calcext:value-type="float">
            <text:p>0.020075</text:p>
          </table:table-cell>
          <table:table-cell office:value-type="float" office:value="0.02005" calcext:value-type="float">
            <text:p>0.02005</text:p>
          </table:table-cell>
        </table:table-row>
        <table:table-row table:style-name="ro1">
          <table:table-cell office:value-type="float" office:value="0.0090072" calcext:value-type="float">
            <text:p>0.0090072</text:p>
          </table:table-cell>
          <table:table-cell office:value-type="float" office:value="0.0110382" calcext:value-type="float">
            <text:p>0.0110382</text:p>
          </table:table-cell>
          <table:table-cell office:value-type="float" office:value="0.0117753" calcext:value-type="float">
            <text:p>0.0117753</text:p>
          </table:table-cell>
          <table:table-cell office:value-type="float" office:value="0.0210444" calcext:value-type="float">
            <text:p>0.0210444</text:p>
          </table:table-cell>
          <table:table-cell office:value-type="float" office:value="0.01774" calcext:value-type="float">
            <text:p>0.01774</text:p>
          </table:table-cell>
        </table:table-row>
        <table:table-row table:style-name="ro1">
          <table:table-cell office:value-type="float" office:value="0.0078593" calcext:value-type="float">
            <text:p>0.0078593</text:p>
          </table:table-cell>
          <table:table-cell office:value-type="float" office:value="0.0110536" calcext:value-type="float">
            <text:p>0.0110536</text:p>
          </table:table-cell>
          <table:table-cell office:value-type="float" office:value="0.0133143" calcext:value-type="float">
            <text:p>0.0133143</text:p>
          </table:table-cell>
          <table:table-cell office:value-type="float" office:value="0.0242135" calcext:value-type="float">
            <text:p>0.0242135</text:p>
          </table:table-cell>
          <table:table-cell office:value-type="float" office:value="0.01716" calcext:value-type="float">
            <text:p>0.01716</text:p>
          </table:table-cell>
        </table:table-row>
        <table:table-row table:style-name="ro1">
          <table:table-cell office:value-type="float" office:value="0.0075511" calcext:value-type="float">
            <text:p>0.0075511</text:p>
          </table:table-cell>
          <table:table-cell office:value-type="float" office:value="0.0150067" calcext:value-type="float">
            <text:p>0.0150067</text:p>
          </table:table-cell>
          <table:table-cell office:value-type="float" office:value="0.0109981" calcext:value-type="float">
            <text:p>0.0109981</text:p>
          </table:table-cell>
          <table:table-cell office:value-type="float" office:value="0.0252909" calcext:value-type="float">
            <text:p>0.0252909</text:p>
          </table:table-cell>
          <table:table-cell office:value-type="float" office:value="0.02496" calcext:value-type="float">
            <text:p>0.02496</text:p>
          </table:table-cell>
        </table:table-row>
        <table:table-row table:style-name="ro1">
          <table:table-cell office:value-type="float" office:value="0.0083307" calcext:value-type="float">
            <text:p>0.0083307</text:p>
          </table:table-cell>
          <table:table-cell office:value-type="float" office:value="0.015781" calcext:value-type="float">
            <text:p>0.015781</text:p>
          </table:table-cell>
          <table:table-cell office:value-type="float" office:value="0.0120078" calcext:value-type="float">
            <text:p>0.0120078</text:p>
          </table:table-cell>
          <table:table-cell office:value-type="float" office:value="0.0105931" calcext:value-type="float">
            <text:p>0.0105931</text:p>
          </table:table-cell>
          <table:table-cell office:value-type="float" office:value="0.01713" calcext:value-type="float">
            <text:p>0.01713</text:p>
          </table:table-cell>
        </table:table-row>
        <table:table-row table:style-name="ro1">
          <table:table-cell office:value-type="float" office:value="0.0087479" calcext:value-type="float">
            <text:p>0.0087479</text:p>
          </table:table-cell>
          <table:table-cell office:value-type="float" office:value="0.0100028" calcext:value-type="float">
            <text:p>0.0100028</text:p>
          </table:table-cell>
          <table:table-cell office:value-type="float" office:value="0.0180763" calcext:value-type="float">
            <text:p>0.0180763</text:p>
          </table:table-cell>
          <table:table-cell office:value-type="float" office:value="0.0155921" calcext:value-type="float">
            <text:p>0.0155921</text:p>
          </table:table-cell>
          <table:table-cell office:value-type="float" office:value="0.01975" calcext:value-type="float">
            <text:p>0.01975</text:p>
          </table:table-cell>
        </table:table-row>
        <table:table-row table:style-name="ro1">
          <table:table-cell office:value-type="float" office:value="0.0085484" calcext:value-type="float">
            <text:p>0.0085484</text:p>
          </table:table-cell>
          <table:table-cell office:value-type="float" office:value="0.0165441" calcext:value-type="float">
            <text:p>0.0165441</text:p>
          </table:table-cell>
          <table:table-cell office:value-type="float" office:value="0.0138695" calcext:value-type="float">
            <text:p>0.0138695</text:p>
          </table:table-cell>
          <table:table-cell office:value-type="float" office:value="0.0177627" calcext:value-type="float">
            <text:p>0.0177627</text:p>
          </table:table-cell>
          <table:table-cell office:value-type="float" office:value="0.01857" calcext:value-type="float">
            <text:p>0.01857</text:p>
          </table:table-cell>
        </table:table-row>
        <table:table-row table:style-name="ro1">
          <table:table-cell office:value-type="float" office:value="0.0094892" calcext:value-type="float">
            <text:p>0.0094892</text:p>
          </table:table-cell>
          <table:table-cell office:value-type="float" office:value="0.0121917" calcext:value-type="float">
            <text:p>0.0121917</text:p>
          </table:table-cell>
          <table:table-cell office:value-type="float" office:value="0.0082285" calcext:value-type="float">
            <text:p>0.0082285</text:p>
          </table:table-cell>
          <table:table-cell office:value-type="float" office:value="0.0144582" calcext:value-type="float">
            <text:p>0.0144582</text:p>
          </table:table-cell>
          <table:table-cell office:value-type="float" office:value="0.02693" calcext:value-type="float">
            <text:p>0.02693</text:p>
          </table:table-cell>
        </table:table-row>
        <table:table-row table:style-name="ro1">
          <table:table-cell office:value-type="float" office:value="0.0076003" calcext:value-type="float">
            <text:p>0.0076003</text:p>
          </table:table-cell>
          <table:table-cell office:value-type="float" office:value="0.0146451" calcext:value-type="float">
            <text:p>0.0146451</text:p>
          </table:table-cell>
          <table:table-cell office:value-type="float" office:value="0.0120172" calcext:value-type="float">
            <text:p>0.0120172</text:p>
          </table:table-cell>
          <table:table-cell office:value-type="float" office:value="0.0220998" calcext:value-type="float">
            <text:p>0.0220998</text:p>
          </table:table-cell>
          <table:table-cell office:value-type="float" office:value="0.01082" calcext:value-type="float">
            <text:p>0.01082</text:p>
          </table:table-cell>
        </table:table-row>
        <table:table-row table:style-name="ro1">
          <table:table-cell office:value-type="float" office:value="0.0083382" calcext:value-type="float">
            <text:p>0.0083382</text:p>
          </table:table-cell>
          <table:table-cell office:value-type="float" office:value="0.0148681" calcext:value-type="float">
            <text:p>0.0148681</text:p>
          </table:table-cell>
          <table:table-cell office:value-type="float" office:value="0.0169139" calcext:value-type="float">
            <text:p>0.0169139</text:p>
          </table:table-cell>
          <table:table-cell office:value-type="float" office:value="0.0146842" calcext:value-type="float">
            <text:p>0.0146842</text:p>
          </table:table-cell>
          <table:table-cell office:value-type="float" office:value="0.00933" calcext:value-type="float">
            <text:p>0.00933</text:p>
          </table:table-cell>
        </table:table-row>
        <table:table-row table:style-name="ro1">
          <table:table-cell office:value-type="float" office:value="0.0073169" calcext:value-type="float">
            <text:p>0.0073169</text:p>
          </table:table-cell>
          <table:table-cell office:value-type="float" office:value="0.0156248" calcext:value-type="float">
            <text:p>0.0156248</text:p>
          </table:table-cell>
          <table:table-cell office:value-type="float" office:value="0.0136328" calcext:value-type="float">
            <text:p>0.0136328</text:p>
          </table:table-cell>
          <table:table-cell office:value-type="float" office:value="0.0139458" calcext:value-type="float">
            <text:p>0.0139458</text:p>
          </table:table-cell>
          <table:table-cell office:value-type="float" office:value="0.02688" calcext:value-type="float">
            <text:p>0.02688</text:p>
          </table:table-cell>
        </table:table-row>
        <table:table-row table:style-name="ro1">
          <table:table-cell office:value-type="float" office:value="0.0071848" calcext:value-type="float">
            <text:p>0.0071848</text:p>
          </table:table-cell>
          <table:table-cell office:value-type="float" office:value="0.0113236" calcext:value-type="float">
            <text:p>0.0113236</text:p>
          </table:table-cell>
          <table:table-cell office:value-type="float" office:value="0.0143613" calcext:value-type="float">
            <text:p>0.0143613</text:p>
          </table:table-cell>
          <table:table-cell office:value-type="float" office:value="0.0149069" calcext:value-type="float">
            <text:p>0.0149069</text:p>
          </table:table-cell>
          <table:table-cell office:value-type="float" office:value="0.01714" calcext:value-type="float">
            <text:p>0.01714</text:p>
          </table:table-cell>
        </table:table-row>
        <table:table-row table:style-name="ro1">
          <table:table-cell office:value-type="float" office:value="0.0090908" calcext:value-type="float">
            <text:p>0.0090908</text:p>
          </table:table-cell>
          <table:table-cell office:value-type="float" office:value="0.0142667" calcext:value-type="float">
            <text:p>0.0142667</text:p>
          </table:table-cell>
          <table:table-cell office:value-type="float" office:value="0.0142028" calcext:value-type="float">
            <text:p>0.0142028</text:p>
          </table:table-cell>
          <table:table-cell office:value-type="float" office:value="0.0149036" calcext:value-type="float">
            <text:p>0.0149036</text:p>
          </table:table-cell>
          <table:table-cell office:value-type="float" office:value="0.01907" calcext:value-type="float">
            <text:p>0.01907</text:p>
          </table:table-cell>
        </table:table-row>
        <table:table-row table:style-name="ro1">
          <table:table-cell office:value-type="float" office:value="0.0074399" calcext:value-type="float">
            <text:p>0.0074399</text:p>
          </table:table-cell>
          <table:table-cell office:value-type="float" office:value="0.0086328" calcext:value-type="float">
            <text:p>0.0086328</text:p>
          </table:table-cell>
          <table:table-cell office:value-type="float" office:value="0.012792" calcext:value-type="float">
            <text:p>0.012792</text:p>
          </table:table-cell>
          <table:table-cell office:value-type="float" office:value="0.0123039" calcext:value-type="float">
            <text:p>0.0123039</text:p>
          </table:table-cell>
          <table:table-cell office:value-type="float" office:value="0.0176" calcext:value-type="float">
            <text:p>0.0176</text:p>
          </table:table-cell>
        </table:table-row>
        <table:table-row table:style-name="ro1">
          <table:table-cell office:value-type="float" office:value="0.008576" calcext:value-type="float">
            <text:p>0.008576</text:p>
          </table:table-cell>
          <table:table-cell office:value-type="float" office:value="0.0151296" calcext:value-type="float">
            <text:p>0.0151296</text:p>
          </table:table-cell>
          <table:table-cell office:value-type="float" office:value="0.0071845" calcext:value-type="float">
            <text:p>0.0071845</text:p>
          </table:table-cell>
          <table:table-cell office:value-type="float" office:value="0.0099538" calcext:value-type="float">
            <text:p>0.0099538</text:p>
          </table:table-cell>
          <table:table-cell office:value-type="float" office:value="0.01567" calcext:value-type="float">
            <text:p>0.01567</text:p>
          </table:table-cell>
        </table:table-row>
        <table:table-row table:style-name="ro1">
          <table:table-cell office:value-type="float" office:value="0.0067871" calcext:value-type="float">
            <text:p>0.0067871</text:p>
          </table:table-cell>
          <table:table-cell office:value-type="float" office:value="0.0196341" calcext:value-type="float">
            <text:p>0.0196341</text:p>
          </table:table-cell>
          <table:table-cell office:value-type="float" office:value="0.0114942" calcext:value-type="float">
            <text:p>0.0114942</text:p>
          </table:table-cell>
          <table:table-cell office:value-type="float" office:value="0.0203957" calcext:value-type="float">
            <text:p>0.0203957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0.0076507" calcext:value-type="float">
            <text:p>0.0076507</text:p>
          </table:table-cell>
          <table:table-cell office:value-type="float" office:value="0.0130454" calcext:value-type="float">
            <text:p>0.0130454</text:p>
          </table:table-cell>
          <table:table-cell office:value-type="float" office:value="0.0126829" calcext:value-type="float">
            <text:p>0.0126829</text:p>
          </table:table-cell>
          <table:table-cell office:value-type="float" office:value="0.0133163" calcext:value-type="float">
            <text:p>0.0133163</text:p>
          </table:table-cell>
          <table:table-cell office:value-type="float" office:value="0.01933" calcext:value-type="float">
            <text:p>0.01933</text:p>
          </table:table-cell>
        </table:table-row>
        <table:table-row table:style-name="ro1">
          <table:table-cell office:value-type="float" office:value="0.0066745" calcext:value-type="float">
            <text:p>0.0066745</text:p>
          </table:table-cell>
          <table:table-cell office:value-type="float" office:value="0.0118015" calcext:value-type="float">
            <text:p>0.0118015</text:p>
          </table:table-cell>
          <table:table-cell office:value-type="float" office:value="0.015142" calcext:value-type="float">
            <text:p>0.015142</text:p>
          </table:table-cell>
          <table:table-cell office:value-type="float" office:value="0.0140597" calcext:value-type="float">
            <text:p>0.0140597</text:p>
          </table:table-cell>
          <table:table-cell office:value-type="float" office:value="0.01565" calcext:value-type="float">
            <text:p>0.01565</text:p>
          </table:table-cell>
        </table:table-row>
        <table:table-row table:style-name="ro1">
          <table:table-cell office:value-type="float" office:value="0.0072929" calcext:value-type="float">
            <text:p>0.0072929</text:p>
          </table:table-cell>
          <table:table-cell office:value-type="float" office:value="0.0103908" calcext:value-type="float">
            <text:p>0.0103908</text:p>
          </table:table-cell>
          <table:table-cell office:value-type="float" office:value="0.0102899" calcext:value-type="float">
            <text:p>0.0102899</text:p>
          </table:table-cell>
          <table:table-cell office:value-type="float" office:value="0.0127982" calcext:value-type="float">
            <text:p>0.0127982</text:p>
          </table:table-cell>
          <table:table-cell office:value-type="float" office:value="0.02409" calcext:value-type="float">
            <text:p>0.02409</text:p>
          </table:table-cell>
        </table:table-row>
        <table:table-row table:style-name="ro1">
          <table:table-cell office:value-type="float" office:value="0.0081752" calcext:value-type="float">
            <text:p>0.0081752</text:p>
          </table:table-cell>
          <table:table-cell office:value-type="float" office:value="0.0160792" calcext:value-type="float">
            <text:p>0.0160792</text:p>
          </table:table-cell>
          <table:table-cell office:value-type="float" office:value="0.0173281" calcext:value-type="float">
            <text:p>0.0173281</text:p>
          </table:table-cell>
          <table:table-cell office:value-type="float" office:value="0.0241653" calcext:value-type="float">
            <text:p>0.0241653</text:p>
          </table:table-cell>
          <table:table-cell office:value-type="float" office:value="0.01347" calcext:value-type="float">
            <text:p>0.01347</text:p>
          </table:table-cell>
        </table:table-row>
        <table:table-row table:style-name="ro1">
          <table:table-cell office:value-type="float" office:value="0.0063445" calcext:value-type="float">
            <text:p>0.0063445</text:p>
          </table:table-cell>
          <table:table-cell office:value-type="float" office:value="0.0103141" calcext:value-type="float">
            <text:p>0.0103141</text:p>
          </table:table-cell>
          <table:table-cell office:value-type="float" office:value="0.0149928" calcext:value-type="float">
            <text:p>0.0149928</text:p>
          </table:table-cell>
          <table:table-cell office:value-type="float" office:value="0.0157003" calcext:value-type="float">
            <text:p>0.0157003</text:p>
          </table:table-cell>
          <table:table-cell office:value-type="float" office:value="0.01374" calcext:value-type="float">
            <text:p>0.01374</text:p>
          </table:table-cell>
        </table:table-row>
        <table:table-row table:style-name="ro1">
          <table:table-cell office:value-type="float" office:value="0.008392" calcext:value-type="float">
            <text:p>0.008392</text:p>
          </table:table-cell>
          <table:table-cell office:value-type="float" office:value="0.0120784" calcext:value-type="float">
            <text:p>0.0120784</text:p>
          </table:table-cell>
          <table:table-cell office:value-type="float" office:value="0.0119555" calcext:value-type="float">
            <text:p>0.0119555</text:p>
          </table:table-cell>
          <table:table-cell office:value-type="float" office:value="0.0150348" calcext:value-type="float">
            <text:p>0.0150348</text:p>
          </table:table-cell>
          <table:table-cell office:value-type="float" office:value="0.01804" calcext:value-type="float">
            <text:p>0.018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21T09:26:14.425000000</meta:creation-date>
    <dc:date>2023-12-21T09:36:32.031000000</dc:date>
    <meta:editing-duration>PT10M18S</meta:editing-duration>
    <meta:editing-cycles>1</meta:editing-cycles>
    <meta:document-statistic meta:table-count="1" meta:cell-count="1505" meta:object-count="1"/>
    <meta:generator>LibreOffice/7.2.7.2$Windows_X86_64 LibreOffice_project/8d71d29d553c0f7dcbfa38fbfda25ee34cce99a2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61cm" svg:height="12.517cm" xlink:href=".." xlink:type="simple" chart:class="chart:line" chart:style-name="ch1">
        <chart:legend chart:legend-position="end" svg:x="19.243cm" svg:y="4.97cm" style:legend-expansion="high" chart:style-name="ch2"/>
        <chart:plot-area chart:style-name="ch3" table:cell-range-address="Sheet1.A1:Sheet1.E301" chart:data-source-has-labels="row" svg:x="1.019cm" svg:y="0.327cm" svg:width="17.839cm" svg:height="11.566cm">
          <chart:coordinate-region svg:x="2.147cm" svg:y="0.525cm" svg:width="16.683cm" svg:height="10.4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301" chart:label-cell-address="Sheet1.A1:Sheet1.A1" chart:class="chart:line">
            <chart:data-point chart:repeated="300"/>
          </chart:series>
          <chart:series chart:style-name="ch8" chart:values-cell-range-address="Sheet1.B2:Sheet1.B301" chart:label-cell-address="Sheet1.B1:Sheet1.B1" chart:class="chart:line">
            <chart:data-point chart:repeated="300"/>
          </chart:series>
          <chart:series chart:style-name="ch9" chart:values-cell-range-address="Sheet1.C2:Sheet1.C301" chart:label-cell-address="Sheet1.C1:Sheet1.C1" chart:class="chart:line">
            <chart:data-point chart:repeated="300"/>
          </chart:series>
          <chart:series chart:style-name="ch10" chart:values-cell-range-address="Sheet1.D2:Sheet1.D301" chart:label-cell-address="Sheet1.D1:Sheet1.D1" chart:class="chart:line">
            <chart:data-point chart:repeated="300"/>
          </chart:series>
          <chart:series chart:style-name="ch11" chart:values-cell-range-address="Sheet1.E2:Sheet1.E301" chart:label-cell-address="Sheet1.E1:Sheet1.E1" chart:class="chart:line">
            <chart:data-point chart:repeated="3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GLBO</text:p>
                <draw:g>
                  <svg:desc>Sheet1.A1:Sheet1.A1</svg:desc>
                </draw:g>
              </table:table-cell>
              <table:table-cell office:value-type="string">
                <text:p>SGLBO + SUR</text:p>
                <draw:g>
                  <svg:desc>Sheet1.B1:Sheet1.B1</svg:desc>
                </draw:g>
              </table:table-cell>
              <table:table-cell office:value-type="string">
                <text:p>SGLBO + SUR + AVRG</text:p>
                <draw:g>
                  <svg:desc>Sheet1.C1:Sheet1.C1</svg:desc>
                </draw:g>
              </table:table-cell>
              <table:table-cell office:value-type="string">
                <text:p>ADAM LR = 0.05</text:p>
                <draw:g>
                  <svg:desc>Sheet1.D1:Sheet1.D1</svg:desc>
                </draw:g>
              </table:table-cell>
              <table:table-cell office:value-type="string">
                <text:p>ADAM LR = 0.005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7235169">
                <text:p>3.7235169</text:p>
                <draw:g>
                  <svg:desc>Sheet1.A2:Sheet1.A301</svg:desc>
                </draw:g>
              </table:table-cell>
              <table:table-cell office:value-type="float" office:value="3.7079283">
                <text:p>3.7079283</text:p>
                <draw:g>
                  <svg:desc>Sheet1.B2:Sheet1.B301</svg:desc>
                </draw:g>
              </table:table-cell>
              <table:table-cell office:value-type="float" office:value="3.7780231">
                <text:p>3.7780231</text:p>
                <draw:g>
                  <svg:desc>Sheet1.C2:Sheet1.C301</svg:desc>
                </draw:g>
              </table:table-cell>
              <table:table-cell office:value-type="float" office:value="3.7344908">
                <text:p>3.7344908</text:p>
                <draw:g>
                  <svg:desc>Sheet1.D2:Sheet1.D301</svg:desc>
                </draw:g>
              </table:table-cell>
              <table:table-cell office:value-type="float" office:value="3.7899">
                <text:p>3.7899</text:p>
                <draw:g>
                  <svg:desc>Sheet1.E2:Sheet1.E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1901">
                <text:p>0.671901</text:p>
              </table:table-cell>
              <table:table-cell office:value-type="float" office:value="0.7263298">
                <text:p>0.7263298</text:p>
              </table:table-cell>
              <table:table-cell office:value-type="float" office:value="0.832771">
                <text:p>0.832771</text:p>
              </table:table-cell>
              <table:table-cell office:value-type="float" office:value="2.3528194">
                <text:p>2.3528194</text:p>
              </table:table-cell>
              <table:table-cell office:value-type="float" office:value="3.53683">
                <text:p>3.53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2045">
                <text:p>0.332045</text:p>
              </table:table-cell>
              <table:table-cell office:value-type="float" office:value="0.3842194">
                <text:p>0.3842194</text:p>
              </table:table-cell>
              <table:table-cell office:value-type="float" office:value="0.5009559">
                <text:p>0.5009559</text:p>
              </table:table-cell>
              <table:table-cell office:value-type="float" office:value="1.2301988">
                <text:p>1.2301988</text:p>
              </table:table-cell>
              <table:table-cell office:value-type="float" office:value="3.36408">
                <text:p>3.364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29535">
                <text:p>0.1929535</text:p>
              </table:table-cell>
              <table:table-cell office:value-type="float" office:value="0.213455">
                <text:p>0.213455</text:p>
              </table:table-cell>
              <table:table-cell office:value-type="float" office:value="0.5433729">
                <text:p>0.5433729</text:p>
              </table:table-cell>
              <table:table-cell office:value-type="float" office:value="0.7102206">
                <text:p>0.7102206</text:p>
              </table:table-cell>
              <table:table-cell office:value-type="float" office:value="3.22305">
                <text:p>3.223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24951">
                <text:p>0.1624951</text:p>
              </table:table-cell>
              <table:table-cell office:value-type="float" office:value="0.1435269">
                <text:p>0.1435269</text:p>
              </table:table-cell>
              <table:table-cell office:value-type="float" office:value="0.4849034">
                <text:p>0.4849034</text:p>
              </table:table-cell>
              <table:table-cell office:value-type="float" office:value="0.5437982">
                <text:p>0.5437982</text:p>
              </table:table-cell>
              <table:table-cell office:value-type="float" office:value="3.01956">
                <text:p>3.019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90361">
                <text:p>0.1290361</text:p>
              </table:table-cell>
              <table:table-cell office:value-type="float" office:value="0.1074085">
                <text:p>0.1074085</text:p>
              </table:table-cell>
              <table:table-cell office:value-type="float" office:value="0.1285395">
                <text:p>0.1285395</text:p>
              </table:table-cell>
              <table:table-cell office:value-type="float" office:value="0.4832748">
                <text:p>0.4832748</text:p>
              </table:table-cell>
              <table:table-cell office:value-type="float" office:value="2.89474">
                <text:p>2.89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60583">
                <text:p>0.1260583</text:p>
              </table:table-cell>
              <table:table-cell office:value-type="float" office:value="0.1006053">
                <text:p>0.1006053</text:p>
              </table:table-cell>
              <table:table-cell office:value-type="float" office:value="0.1483395">
                <text:p>0.1483395</text:p>
              </table:table-cell>
              <table:table-cell office:value-type="float" office:value="0.4302411">
                <text:p>0.4302411</text:p>
              </table:table-cell>
              <table:table-cell office:value-type="float" office:value="2.78429">
                <text:p>2.78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01635">
                <text:p>0.1201635</text:p>
              </table:table-cell>
              <table:table-cell office:value-type="float" office:value="0.0858871">
                <text:p>0.0858871</text:p>
              </table:table-cell>
              <table:table-cell office:value-type="float" office:value="0.1363642">
                <text:p>0.1363642</text:p>
              </table:table-cell>
              <table:table-cell office:value-type="float" office:value="0.3529066">
                <text:p>0.3529066</text:p>
              </table:table-cell>
              <table:table-cell office:value-type="float" office:value="2.69522">
                <text:p>2.695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39431">
                <text:p>0.1039431</text:p>
              </table:table-cell>
              <table:table-cell office:value-type="float" office:value="0.084131">
                <text:p>0.084131</text:p>
              </table:table-cell>
              <table:table-cell office:value-type="float" office:value="0.143478">
                <text:p>0.143478</text:p>
              </table:table-cell>
              <table:table-cell office:value-type="float" office:value="0.2661766">
                <text:p>0.2661766</text:p>
              </table:table-cell>
              <table:table-cell office:value-type="float" office:value="2.46942">
                <text:p>2.469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59099">
                <text:p>0.1059099</text:p>
              </table:table-cell>
              <table:table-cell office:value-type="float" office:value="0.0845443">
                <text:p>0.0845443</text:p>
              </table:table-cell>
              <table:table-cell office:value-type="float" office:value="0.1101839">
                <text:p>0.1101839</text:p>
              </table:table-cell>
              <table:table-cell office:value-type="float" office:value="0.1912943">
                <text:p>0.1912943</text:p>
              </table:table-cell>
              <table:table-cell office:value-type="float" office:value="2.43005">
                <text:p>2.43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22916">
                <text:p>0.0922916</text:p>
              </table:table-cell>
              <table:table-cell office:value-type="float" office:value="0.0529817">
                <text:p>0.0529817</text:p>
              </table:table-cell>
              <table:table-cell office:value-type="float" office:value="0.0661877">
                <text:p>0.0661877</text:p>
              </table:table-cell>
              <table:table-cell office:value-type="float" office:value="0.1584156">
                <text:p>0.1584156</text:p>
              </table:table-cell>
              <table:table-cell office:value-type="float" office:value="2.28796">
                <text:p>2.287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09657">
                <text:p>0.0709657</text:p>
              </table:table-cell>
              <table:table-cell office:value-type="float" office:value="0.0602046">
                <text:p>0.0602046</text:p>
              </table:table-cell>
              <table:table-cell office:value-type="float" office:value="0.0506931">
                <text:p>0.0506931</text:p>
              </table:table-cell>
              <table:table-cell office:value-type="float" office:value="0.1011587">
                <text:p>0.1011587</text:p>
              </table:table-cell>
              <table:table-cell office:value-type="float" office:value="2.08114">
                <text:p>2.081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70277">
                <text:p>0.0570277</text:p>
              </table:table-cell>
              <table:table-cell office:value-type="float" office:value="0.0556948">
                <text:p>0.0556948</text:p>
              </table:table-cell>
              <table:table-cell office:value-type="float" office:value="0.0522673">
                <text:p>0.0522673</text:p>
              </table:table-cell>
              <table:table-cell office:value-type="float" office:value="0.0923619">
                <text:p>0.0923619</text:p>
              </table:table-cell>
              <table:table-cell office:value-type="float" office:value="1.997">
                <text:p>1.9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62644">
                <text:p>0.0562644</text:p>
              </table:table-cell>
              <table:table-cell office:value-type="float" office:value="0.0536442">
                <text:p>0.0536442</text:p>
              </table:table-cell>
              <table:table-cell office:value-type="float" office:value="0.0532444">
                <text:p>0.0532444</text:p>
              </table:table-cell>
              <table:table-cell office:value-type="float" office:value="0.0866675">
                <text:p>0.0866675</text:p>
              </table:table-cell>
              <table:table-cell office:value-type="float" office:value="1.93854">
                <text:p>1.938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0116">
                <text:p>0.050116</text:p>
              </table:table-cell>
              <table:table-cell office:value-type="float" office:value="0.0515693">
                <text:p>0.0515693</text:p>
              </table:table-cell>
              <table:table-cell office:value-type="float" office:value="0.0330618">
                <text:p>0.0330618</text:p>
              </table:table-cell>
              <table:table-cell office:value-type="float" office:value="0.057337">
                <text:p>0.057337</text:p>
              </table:table-cell>
              <table:table-cell office:value-type="float" office:value="1.80558">
                <text:p>1.805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73912">
                <text:p>0.0573912</text:p>
              </table:table-cell>
              <table:table-cell office:value-type="float" office:value="0.0466929">
                <text:p>0.0466929</text:p>
              </table:table-cell>
              <table:table-cell office:value-type="float" office:value="0.026433">
                <text:p>0.026433</text:p>
              </table:table-cell>
              <table:table-cell office:value-type="float" office:value="0.0761962">
                <text:p>0.0761962</text:p>
              </table:table-cell>
              <table:table-cell office:value-type="float" office:value="1.72557">
                <text:p>1.725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86673">
                <text:p>0.0486673</text:p>
              </table:table-cell>
              <table:table-cell office:value-type="float" office:value="0.0482043">
                <text:p>0.0482043</text:p>
              </table:table-cell>
              <table:table-cell office:value-type="float" office:value="0.0225911">
                <text:p>0.0225911</text:p>
              </table:table-cell>
              <table:table-cell office:value-type="float" office:value="0.0879772">
                <text:p>0.0879772</text:p>
              </table:table-cell>
              <table:table-cell office:value-type="float" office:value="1.64222">
                <text:p>1.642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90578">
                <text:p>0.0390578</text:p>
              </table:table-cell>
              <table:table-cell office:value-type="float" office:value="0.0489797">
                <text:p>0.0489797</text:p>
              </table:table-cell>
              <table:table-cell office:value-type="float" office:value="0.0225524">
                <text:p>0.0225524</text:p>
              </table:table-cell>
              <table:table-cell office:value-type="float" office:value="0.0775256">
                <text:p>0.0775256</text:p>
              </table:table-cell>
              <table:table-cell office:value-type="float" office:value="1.5365">
                <text:p>1.53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07917">
                <text:p>0.0407917</text:p>
              </table:table-cell>
              <table:table-cell office:value-type="float" office:value="0.0518795">
                <text:p>0.0518795</text:p>
              </table:table-cell>
              <table:table-cell office:value-type="float" office:value="0.017752">
                <text:p>0.017752</text:p>
              </table:table-cell>
              <table:table-cell office:value-type="float" office:value="0.080078">
                <text:p>0.080078</text:p>
              </table:table-cell>
              <table:table-cell office:value-type="float" office:value="1.47144">
                <text:p>1.471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25803">
                <text:p>0.0425803</text:p>
              </table:table-cell>
              <table:table-cell office:value-type="float" office:value="0.0461729">
                <text:p>0.0461729</text:p>
              </table:table-cell>
              <table:table-cell office:value-type="float" office:value="0.023306">
                <text:p>0.023306</text:p>
              </table:table-cell>
              <table:table-cell office:value-type="float" office:value="0.0598659">
                <text:p>0.0598659</text:p>
              </table:table-cell>
              <table:table-cell office:value-type="float" office:value="1.39529">
                <text:p>1.395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16513">
                <text:p>0.0416513</text:p>
              </table:table-cell>
              <table:table-cell office:value-type="float" office:value="0.0479893">
                <text:p>0.0479893</text:p>
              </table:table-cell>
              <table:table-cell office:value-type="float" office:value="0.0180127">
                <text:p>0.0180127</text:p>
              </table:table-cell>
              <table:table-cell office:value-type="float" office:value="0.0442931">
                <text:p>0.0442931</text:p>
              </table:table-cell>
              <table:table-cell office:value-type="float" office:value="1.32737">
                <text:p>1.327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04014">
                <text:p>0.0404014</text:p>
              </table:table-cell>
              <table:table-cell office:value-type="float" office:value="0.0383169">
                <text:p>0.0383169</text:p>
              </table:table-cell>
              <table:table-cell office:value-type="float" office:value="0.0226432">
                <text:p>0.0226432</text:p>
              </table:table-cell>
              <table:table-cell office:value-type="float" office:value="0.0370614">
                <text:p>0.0370614</text:p>
              </table:table-cell>
              <table:table-cell office:value-type="float" office:value="1.28224">
                <text:p>1.282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13139">
                <text:p>0.0413139</text:p>
              </table:table-cell>
              <table:table-cell office:value-type="float" office:value="0.0334697">
                <text:p>0.0334697</text:p>
              </table:table-cell>
              <table:table-cell office:value-type="float" office:value="0.016098">
                <text:p>0.016098</text:p>
              </table:table-cell>
              <table:table-cell office:value-type="float" office:value="0.0473543">
                <text:p>0.0473543</text:p>
              </table:table-cell>
              <table:table-cell office:value-type="float" office:value="1.20975">
                <text:p>1.209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99126">
                <text:p>0.0399126</text:p>
              </table:table-cell>
              <table:table-cell office:value-type="float" office:value="0.0319512">
                <text:p>0.0319512</text:p>
              </table:table-cell>
              <table:table-cell office:value-type="float" office:value="0.020016">
                <text:p>0.020016</text:p>
              </table:table-cell>
              <table:table-cell office:value-type="float" office:value="0.0531231">
                <text:p>0.0531231</text:p>
              </table:table-cell>
              <table:table-cell office:value-type="float" office:value="1.13912">
                <text:p>1.139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45489">
                <text:p>0.0245489</text:p>
              </table:table-cell>
              <table:table-cell office:value-type="float" office:value="0.0381447">
                <text:p>0.0381447</text:p>
              </table:table-cell>
              <table:table-cell office:value-type="float" office:value="0.0216116">
                <text:p>0.0216116</text:p>
              </table:table-cell>
              <table:table-cell office:value-type="float" office:value="0.022247">
                <text:p>0.022247</text:p>
              </table:table-cell>
              <table:table-cell office:value-type="float" office:value="1.06717">
                <text:p>1.067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5919">
                <text:p>0.025919</text:p>
              </table:table-cell>
              <table:table-cell office:value-type="float" office:value="0.0316476">
                <text:p>0.0316476</text:p>
              </table:table-cell>
              <table:table-cell office:value-type="float" office:value="0.0164721">
                <text:p>0.0164721</text:p>
              </table:table-cell>
              <table:table-cell office:value-type="float" office:value="0.0303445">
                <text:p>0.0303445</text:p>
              </table:table-cell>
              <table:table-cell office:value-type="float" office:value="1.07648">
                <text:p>1.076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2844">
                <text:p>0.0262844</text:p>
              </table:table-cell>
              <table:table-cell office:value-type="float" office:value="0.0361201">
                <text:p>0.0361201</text:p>
              </table:table-cell>
              <table:table-cell office:value-type="float" office:value="0.0188141">
                <text:p>0.0188141</text:p>
              </table:table-cell>
              <table:table-cell office:value-type="float" office:value="0.0368952">
                <text:p>0.0368952</text:p>
              </table:table-cell>
              <table:table-cell office:value-type="float" office:value="1.0094">
                <text:p>1.00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51037">
                <text:p>0.0251037</text:p>
              </table:table-cell>
              <table:table-cell office:value-type="float" office:value="0.0415941">
                <text:p>0.0415941</text:p>
              </table:table-cell>
              <table:table-cell office:value-type="float" office:value="0.0172807">
                <text:p>0.0172807</text:p>
              </table:table-cell>
              <table:table-cell office:value-type="float" office:value="0.0380918">
                <text:p>0.0380918</text:p>
              </table:table-cell>
              <table:table-cell office:value-type="float" office:value="0.96877">
                <text:p>0.968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83209">
                <text:p>0.0283209</text:p>
              </table:table-cell>
              <table:table-cell office:value-type="float" office:value="0.0271712">
                <text:p>0.0271712</text:p>
              </table:table-cell>
              <table:table-cell office:value-type="float" office:value="0.0229514">
                <text:p>0.0229514</text:p>
              </table:table-cell>
              <table:table-cell office:value-type="float" office:value="0.0207686">
                <text:p>0.0207686</text:p>
              </table:table-cell>
              <table:table-cell office:value-type="float" office:value="0.91336">
                <text:p>0.913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37733">
                <text:p>0.0237733</text:p>
              </table:table-cell>
              <table:table-cell office:value-type="float" office:value="0.0407644">
                <text:p>0.0407644</text:p>
              </table:table-cell>
              <table:table-cell office:value-type="float" office:value="0.0156808">
                <text:p>0.0156808</text:p>
              </table:table-cell>
              <table:table-cell office:value-type="float" office:value="0.0223054">
                <text:p>0.0223054</text:p>
              </table:table-cell>
              <table:table-cell office:value-type="float" office:value="0.86356">
                <text:p>0.863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65494">
                <text:p>0.0265494</text:p>
              </table:table-cell>
              <table:table-cell office:value-type="float" office:value="0.0436535">
                <text:p>0.0436535</text:p>
              </table:table-cell>
              <table:table-cell office:value-type="float" office:value="0.0066751">
                <text:p>0.0066751</text:p>
              </table:table-cell>
              <table:table-cell office:value-type="float" office:value="0.0494117">
                <text:p>0.0494117</text:p>
              </table:table-cell>
              <table:table-cell office:value-type="float" office:value="0.85494">
                <text:p>0.854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40603">
                <text:p>0.0240603</text:p>
              </table:table-cell>
              <table:table-cell office:value-type="float" office:value="0.0427045">
                <text:p>0.0427045</text:p>
              </table:table-cell>
              <table:table-cell office:value-type="float" office:value="0.0273138">
                <text:p>0.0273138</text:p>
              </table:table-cell>
              <table:table-cell office:value-type="float" office:value="0.0400822">
                <text:p>0.0400822</text:p>
              </table:table-cell>
              <table:table-cell office:value-type="float" office:value="0.75586">
                <text:p>0.755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47989">
                <text:p>0.0247989</text:p>
              </table:table-cell>
              <table:table-cell office:value-type="float" office:value="0.0270319">
                <text:p>0.0270319</text:p>
              </table:table-cell>
              <table:table-cell office:value-type="float" office:value="0.020453">
                <text:p>0.020453</text:p>
              </table:table-cell>
              <table:table-cell office:value-type="float" office:value="0.0316346">
                <text:p>0.0316346</text:p>
              </table:table-cell>
              <table:table-cell office:value-type="float" office:value="0.72599">
                <text:p>0.725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50053">
                <text:p>0.0250053</text:p>
              </table:table-cell>
              <table:table-cell office:value-type="float" office:value="0.02628">
                <text:p>0.02628</text:p>
              </table:table-cell>
              <table:table-cell office:value-type="float" office:value="0.0197329">
                <text:p>0.0197329</text:p>
              </table:table-cell>
              <table:table-cell office:value-type="float" office:value="0.0279808">
                <text:p>0.0279808</text:p>
              </table:table-cell>
              <table:table-cell office:value-type="float" office:value="0.69234">
                <text:p>0.692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13889">
                <text:p>0.0213889</text:p>
              </table:table-cell>
              <table:table-cell office:value-type="float" office:value="0.0306366">
                <text:p>0.0306366</text:p>
              </table:table-cell>
              <table:table-cell office:value-type="float" office:value="0.0157083">
                <text:p>0.0157083</text:p>
              </table:table-cell>
              <table:table-cell office:value-type="float" office:value="0.0287028">
                <text:p>0.0287028</text:p>
              </table:table-cell>
              <table:table-cell office:value-type="float" office:value="0.68247">
                <text:p>0.682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13548">
                <text:p>0.0213548</text:p>
              </table:table-cell>
              <table:table-cell office:value-type="float" office:value="0.0261825">
                <text:p>0.0261825</text:p>
              </table:table-cell>
              <table:table-cell office:value-type="float" office:value="0.0161613">
                <text:p>0.0161613</text:p>
              </table:table-cell>
              <table:table-cell office:value-type="float" office:value="0.0260877">
                <text:p>0.0260877</text:p>
              </table:table-cell>
              <table:table-cell office:value-type="float" office:value="0.62761">
                <text:p>0.627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03597">
                <text:p>0.0203597</text:p>
              </table:table-cell>
              <table:table-cell office:value-type="float" office:value="0.0192175">
                <text:p>0.0192175</text:p>
              </table:table-cell>
              <table:table-cell office:value-type="float" office:value="0.0184757">
                <text:p>0.0184757</text:p>
              </table:table-cell>
              <table:table-cell office:value-type="float" office:value="0.0238855">
                <text:p>0.0238855</text:p>
              </table:table-cell>
              <table:table-cell office:value-type="float" office:value="0.66621">
                <text:p>0.666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74912">
                <text:p>0.0174912</text:p>
              </table:table-cell>
              <table:table-cell office:value-type="float" office:value="0.0408108">
                <text:p>0.0408108</text:p>
              </table:table-cell>
              <table:table-cell office:value-type="float" office:value="0.0200269">
                <text:p>0.0200269</text:p>
              </table:table-cell>
              <table:table-cell office:value-type="float" office:value="0.0253673">
                <text:p>0.0253673</text:p>
              </table:table-cell>
              <table:table-cell office:value-type="float" office:value="0.59252">
                <text:p>0.592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61888">
                <text:p>0.0161888</text:p>
              </table:table-cell>
              <table:table-cell office:value-type="float" office:value="0.0264227">
                <text:p>0.0264227</text:p>
              </table:table-cell>
              <table:table-cell office:value-type="float" office:value="0.0148278">
                <text:p>0.0148278</text:p>
              </table:table-cell>
              <table:table-cell office:value-type="float" office:value="0.0250012">
                <text:p>0.0250012</text:p>
              </table:table-cell>
              <table:table-cell office:value-type="float" office:value="0.55646">
                <text:p>0.556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08986">
                <text:p>0.0208986</text:p>
              </table:table-cell>
              <table:table-cell office:value-type="float" office:value="0.0254409">
                <text:p>0.0254409</text:p>
              </table:table-cell>
              <table:table-cell office:value-type="float" office:value="0.0134221">
                <text:p>0.0134221</text:p>
              </table:table-cell>
              <table:table-cell office:value-type="float" office:value="0.0270536">
                <text:p>0.0270536</text:p>
              </table:table-cell>
              <table:table-cell office:value-type="float" office:value="0.55774">
                <text:p>0.557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7053">
                <text:p>0.017053</text:p>
              </table:table-cell>
              <table:table-cell office:value-type="float" office:value="0.0259254">
                <text:p>0.0259254</text:p>
              </table:table-cell>
              <table:table-cell office:value-type="float" office:value="0.0167979">
                <text:p>0.0167979</text:p>
              </table:table-cell>
              <table:table-cell office:value-type="float" office:value="0.0217947">
                <text:p>0.0217947</text:p>
              </table:table-cell>
              <table:table-cell office:value-type="float" office:value="0.54792">
                <text:p>0.547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82476">
                <text:p>0.0182476</text:p>
              </table:table-cell>
              <table:table-cell office:value-type="float" office:value="0.0312329">
                <text:p>0.0312329</text:p>
              </table:table-cell>
              <table:table-cell office:value-type="float" office:value="0.0170273">
                <text:p>0.0170273</text:p>
              </table:table-cell>
              <table:table-cell office:value-type="float" office:value="0.0294355">
                <text:p>0.0294355</text:p>
              </table:table-cell>
              <table:table-cell office:value-type="float" office:value="0.52328">
                <text:p>0.523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72415">
                <text:p>0.0172415</text:p>
              </table:table-cell>
              <table:table-cell office:value-type="float" office:value="0.0284837">
                <text:p>0.0284837</text:p>
              </table:table-cell>
              <table:table-cell office:value-type="float" office:value="0.0196213">
                <text:p>0.0196213</text:p>
              </table:table-cell>
              <table:table-cell office:value-type="float" office:value="0.0185631">
                <text:p>0.0185631</text:p>
              </table:table-cell>
              <table:table-cell office:value-type="float" office:value="0.52343">
                <text:p>0.523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91522">
                <text:p>0.0191522</text:p>
              </table:table-cell>
              <table:table-cell office:value-type="float" office:value="0.0274878">
                <text:p>0.0274878</text:p>
              </table:table-cell>
              <table:table-cell office:value-type="float" office:value="0.0157307">
                <text:p>0.0157307</text:p>
              </table:table-cell>
              <table:table-cell office:value-type="float" office:value="0.0258562">
                <text:p>0.0258562</text:p>
              </table:table-cell>
              <table:table-cell office:value-type="float" office:value="0.4654">
                <text:p>0.46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7274">
                <text:p>0.017274</text:p>
              </table:table-cell>
              <table:table-cell office:value-type="float" office:value="0.0261767">
                <text:p>0.0261767</text:p>
              </table:table-cell>
              <table:table-cell office:value-type="float" office:value="0.0131999">
                <text:p>0.0131999</text:p>
              </table:table-cell>
              <table:table-cell office:value-type="float" office:value="0.0316013">
                <text:p>0.0316013</text:p>
              </table:table-cell>
              <table:table-cell office:value-type="float" office:value="0.48267">
                <text:p>0.482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91215">
                <text:p>0.0191215</text:p>
              </table:table-cell>
              <table:table-cell office:value-type="float" office:value="0.0209209">
                <text:p>0.0209209</text:p>
              </table:table-cell>
              <table:table-cell office:value-type="float" office:value="0.0099217">
                <text:p>0.0099217</text:p>
              </table:table-cell>
              <table:table-cell office:value-type="float" office:value="0.0200107">
                <text:p>0.0200107</text:p>
              </table:table-cell>
              <table:table-cell office:value-type="float" office:value="0.43994">
                <text:p>0.439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53196">
                <text:p>0.0153196</text:p>
              </table:table-cell>
              <table:table-cell office:value-type="float" office:value="0.0290925">
                <text:p>0.0290925</text:p>
              </table:table-cell>
              <table:table-cell office:value-type="float" office:value="0.0218933">
                <text:p>0.0218933</text:p>
              </table:table-cell>
              <table:table-cell office:value-type="float" office:value="0.0187661">
                <text:p>0.0187661</text:p>
              </table:table-cell>
              <table:table-cell office:value-type="float" office:value="0.41515">
                <text:p>0.415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54844">
                <text:p>0.0154844</text:p>
              </table:table-cell>
              <table:table-cell office:value-type="float" office:value="0.0235414">
                <text:p>0.0235414</text:p>
              </table:table-cell>
              <table:table-cell office:value-type="float" office:value="0.0152762">
                <text:p>0.0152762</text:p>
              </table:table-cell>
              <table:table-cell office:value-type="float" office:value="0.0348968">
                <text:p>0.0348968</text:p>
              </table:table-cell>
              <table:table-cell office:value-type="float" office:value="0.42671">
                <text:p>0.426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47519">
                <text:p>0.0147519</text:p>
              </table:table-cell>
              <table:table-cell office:value-type="float" office:value="0.0252347">
                <text:p>0.0252347</text:p>
              </table:table-cell>
              <table:table-cell office:value-type="float" office:value="0.0175586">
                <text:p>0.0175586</text:p>
              </table:table-cell>
              <table:table-cell office:value-type="float" office:value="0.0164626">
                <text:p>0.0164626</text:p>
              </table:table-cell>
              <table:table-cell office:value-type="float" office:value="0.37295">
                <text:p>0.372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6782">
                <text:p>0.016782</text:p>
              </table:table-cell>
              <table:table-cell office:value-type="float" office:value="0.0282089">
                <text:p>0.0282089</text:p>
              </table:table-cell>
              <table:table-cell office:value-type="float" office:value="0.0199279">
                <text:p>0.0199279</text:p>
              </table:table-cell>
              <table:table-cell office:value-type="float" office:value="0.0175027">
                <text:p>0.0175027</text:p>
              </table:table-cell>
              <table:table-cell office:value-type="float" office:value="0.40799">
                <text:p>0.407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90183">
                <text:p>0.0190183</text:p>
              </table:table-cell>
              <table:table-cell office:value-type="float" office:value="0.0222358">
                <text:p>0.0222358</text:p>
              </table:table-cell>
              <table:table-cell office:value-type="float" office:value="0.0206847">
                <text:p>0.0206847</text:p>
              </table:table-cell>
              <table:table-cell office:value-type="float" office:value="0.0377609">
                <text:p>0.0377609</text:p>
              </table:table-cell>
              <table:table-cell office:value-type="float" office:value="0.4264">
                <text:p>0.42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48488">
                <text:p>0.0148488</text:p>
              </table:table-cell>
              <table:table-cell office:value-type="float" office:value="0.0171152">
                <text:p>0.0171152</text:p>
              </table:table-cell>
              <table:table-cell office:value-type="float" office:value="0.0144389">
                <text:p>0.0144389</text:p>
              </table:table-cell>
              <table:table-cell office:value-type="float" office:value="0.0157434">
                <text:p>0.0157434</text:p>
              </table:table-cell>
              <table:table-cell office:value-type="float" office:value="0.37581">
                <text:p>0.375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7193">
                <text:p>0.017193</text:p>
              </table:table-cell>
              <table:table-cell office:value-type="float" office:value="0.0211344">
                <text:p>0.0211344</text:p>
              </table:table-cell>
              <table:table-cell office:value-type="float" office:value="0.0128058">
                <text:p>0.0128058</text:p>
              </table:table-cell>
              <table:table-cell office:value-type="float" office:value="0.0257005">
                <text:p>0.0257005</text:p>
              </table:table-cell>
              <table:table-cell office:value-type="float" office:value="0.32862">
                <text:p>0.328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34037">
                <text:p>0.0134037</text:p>
              </table:table-cell>
              <table:table-cell office:value-type="float" office:value="0.0228327">
                <text:p>0.0228327</text:p>
              </table:table-cell>
              <table:table-cell office:value-type="float" office:value="0.0128604">
                <text:p>0.0128604</text:p>
              </table:table-cell>
              <table:table-cell office:value-type="float" office:value="0.028957">
                <text:p>0.028957</text:p>
              </table:table-cell>
              <table:table-cell office:value-type="float" office:value="0.32545">
                <text:p>0.325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43506">
                <text:p>0.0143506</text:p>
              </table:table-cell>
              <table:table-cell office:value-type="float" office:value="0.017458">
                <text:p>0.017458</text:p>
              </table:table-cell>
              <table:table-cell office:value-type="float" office:value="0.0176412">
                <text:p>0.0176412</text:p>
              </table:table-cell>
              <table:table-cell office:value-type="float" office:value="0.0235023">
                <text:p>0.0235023</text:p>
              </table:table-cell>
              <table:table-cell office:value-type="float" office:value="0.35347">
                <text:p>0.353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37415">
                <text:p>0.0137415</text:p>
              </table:table-cell>
              <table:table-cell office:value-type="float" office:value="0.0128877">
                <text:p>0.0128877</text:p>
              </table:table-cell>
              <table:table-cell office:value-type="float" office:value="0.0142901">
                <text:p>0.0142901</text:p>
              </table:table-cell>
              <table:table-cell office:value-type="float" office:value="0.0294495">
                <text:p>0.0294495</text:p>
              </table:table-cell>
              <table:table-cell office:value-type="float" office:value="0.31164">
                <text:p>0.311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46441">
                <text:p>0.0146441</text:p>
              </table:table-cell>
              <table:table-cell office:value-type="float" office:value="0.0242938">
                <text:p>0.0242938</text:p>
              </table:table-cell>
              <table:table-cell office:value-type="float" office:value="0.0109676">
                <text:p>0.0109676</text:p>
              </table:table-cell>
              <table:table-cell office:value-type="float" office:value="0.0374584">
                <text:p>0.0374584</text:p>
              </table:table-cell>
              <table:table-cell office:value-type="float" office:value="0.30739">
                <text:p>0.307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15786">
                <text:p>0.0115786</text:p>
              </table:table-cell>
              <table:table-cell office:value-type="float" office:value="0.017639">
                <text:p>0.017639</text:p>
              </table:table-cell>
              <table:table-cell office:value-type="float" office:value="0.0166903">
                <text:p>0.0166903</text:p>
              </table:table-cell>
              <table:table-cell office:value-type="float" office:value="0.023417">
                <text:p>0.023417</text:p>
              </table:table-cell>
              <table:table-cell office:value-type="float" office:value="0.29306">
                <text:p>0.293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46399">
                <text:p>0.0146399</text:p>
              </table:table-cell>
              <table:table-cell office:value-type="float" office:value="0.0211948">
                <text:p>0.0211948</text:p>
              </table:table-cell>
              <table:table-cell office:value-type="float" office:value="0.012494">
                <text:p>0.012494</text:p>
              </table:table-cell>
              <table:table-cell office:value-type="float" office:value="0.0282743">
                <text:p>0.0282743</text:p>
              </table:table-cell>
              <table:table-cell office:value-type="float" office:value="0.29247">
                <text:p>0.292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66755">
                <text:p>0.0166755</text:p>
              </table:table-cell>
              <table:table-cell office:value-type="float" office:value="0.0191187">
                <text:p>0.0191187</text:p>
              </table:table-cell>
              <table:table-cell office:value-type="float" office:value="0.0187205">
                <text:p>0.0187205</text:p>
              </table:table-cell>
              <table:table-cell office:value-type="float" office:value="0.0342185">
                <text:p>0.0342185</text:p>
              </table:table-cell>
              <table:table-cell office:value-type="float" office:value="0.31138">
                <text:p>0.311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44213">
                <text:p>0.0144213</text:p>
              </table:table-cell>
              <table:table-cell office:value-type="float" office:value="0.020727">
                <text:p>0.020727</text:p>
              </table:table-cell>
              <table:table-cell office:value-type="float" office:value="0.0185024">
                <text:p>0.0185024</text:p>
              </table:table-cell>
              <table:table-cell office:value-type="float" office:value="0.0265792">
                <text:p>0.0265792</text:p>
              </table:table-cell>
              <table:table-cell office:value-type="float" office:value="0.28559">
                <text:p>0.285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62978">
                <text:p>0.0162978</text:p>
              </table:table-cell>
              <table:table-cell office:value-type="float" office:value="0.0185527">
                <text:p>0.0185527</text:p>
              </table:table-cell>
              <table:table-cell office:value-type="float" office:value="0.0106295">
                <text:p>0.0106295</text:p>
              </table:table-cell>
              <table:table-cell office:value-type="float" office:value="0.0369334">
                <text:p>0.0369334</text:p>
              </table:table-cell>
              <table:table-cell office:value-type="float" office:value="0.29077">
                <text:p>0.290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19246">
                <text:p>0.0119246</text:p>
              </table:table-cell>
              <table:table-cell office:value-type="float" office:value="0.0187024">
                <text:p>0.0187024</text:p>
              </table:table-cell>
              <table:table-cell office:value-type="float" office:value="0.0203649">
                <text:p>0.0203649</text:p>
              </table:table-cell>
              <table:table-cell office:value-type="float" office:value="0.0165657">
                <text:p>0.0165657</text:p>
              </table:table-cell>
              <table:table-cell office:value-type="float" office:value="0.22214">
                <text:p>0.222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40103">
                <text:p>0.0140103</text:p>
              </table:table-cell>
              <table:table-cell office:value-type="float" office:value="0.0218722">
                <text:p>0.0218722</text:p>
              </table:table-cell>
              <table:table-cell office:value-type="float" office:value="0.0158464">
                <text:p>0.0158464</text:p>
              </table:table-cell>
              <table:table-cell office:value-type="float" office:value="0.0217554">
                <text:p>0.0217554</text:p>
              </table:table-cell>
              <table:table-cell office:value-type="float" office:value="0.24459">
                <text:p>0.244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49821">
                <text:p>0.0149821</text:p>
              </table:table-cell>
              <table:table-cell office:value-type="float" office:value="0.0183841">
                <text:p>0.0183841</text:p>
              </table:table-cell>
              <table:table-cell office:value-type="float" office:value="0.015871">
                <text:p>0.015871</text:p>
              </table:table-cell>
              <table:table-cell office:value-type="float" office:value="0.0436912">
                <text:p>0.0436912</text:p>
              </table:table-cell>
              <table:table-cell office:value-type="float" office:value="0.24434">
                <text:p>0.244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4152">
                <text:p>0.014152</text:p>
              </table:table-cell>
              <table:table-cell office:value-type="float" office:value="0.0129899">
                <text:p>0.0129899</text:p>
              </table:table-cell>
              <table:table-cell office:value-type="float" office:value="0.01534">
                <text:p>0.01534</text:p>
              </table:table-cell>
              <table:table-cell office:value-type="float" office:value="0.0214365">
                <text:p>0.0214365</text:p>
              </table:table-cell>
              <table:table-cell office:value-type="float" office:value="0.23151">
                <text:p>0.231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12826">
                <text:p>0.0112826</text:p>
              </table:table-cell>
              <table:table-cell office:value-type="float" office:value="0.0235149">
                <text:p>0.0235149</text:p>
              </table:table-cell>
              <table:table-cell office:value-type="float" office:value="0.0157315">
                <text:p>0.0157315</text:p>
              </table:table-cell>
              <table:table-cell office:value-type="float" office:value="0.0375022">
                <text:p>0.0375022</text:p>
              </table:table-cell>
              <table:table-cell office:value-type="float" office:value="0.18887">
                <text:p>0.188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37973">
                <text:p>0.0137973</text:p>
              </table:table-cell>
              <table:table-cell office:value-type="float" office:value="0.0236304">
                <text:p>0.0236304</text:p>
              </table:table-cell>
              <table:table-cell office:value-type="float" office:value="0.014905">
                <text:p>0.014905</text:p>
              </table:table-cell>
              <table:table-cell office:value-type="float" office:value="0.0234958">
                <text:p>0.0234958</text:p>
              </table:table-cell>
              <table:table-cell office:value-type="float" office:value="0.18681">
                <text:p>0.186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04754">
                <text:p>0.0104754</text:p>
              </table:table-cell>
              <table:table-cell office:value-type="float" office:value="0.0209975">
                <text:p>0.0209975</text:p>
              </table:table-cell>
              <table:table-cell office:value-type="float" office:value="0.0112481">
                <text:p>0.0112481</text:p>
              </table:table-cell>
              <table:table-cell office:value-type="float" office:value="0.0168057">
                <text:p>0.0168057</text:p>
              </table:table-cell>
              <table:table-cell office:value-type="float" office:value="0.18944">
                <text:p>0.189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98827">
                <text:p>0.0098827</text:p>
              </table:table-cell>
              <table:table-cell office:value-type="float" office:value="0.0196444">
                <text:p>0.0196444</text:p>
              </table:table-cell>
              <table:table-cell office:value-type="float" office:value="0.0163249">
                <text:p>0.0163249</text:p>
              </table:table-cell>
              <table:table-cell office:value-type="float" office:value="0.0399062">
                <text:p>0.0399062</text:p>
              </table:table-cell>
              <table:table-cell office:value-type="float" office:value="0.16953">
                <text:p>0.169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08645">
                <text:p>0.0108645</text:p>
              </table:table-cell>
              <table:table-cell office:value-type="float" office:value="0.0199713">
                <text:p>0.0199713</text:p>
              </table:table-cell>
              <table:table-cell office:value-type="float" office:value="0.0201968">
                <text:p>0.0201968</text:p>
              </table:table-cell>
              <table:table-cell office:value-type="float" office:value="0.0255875">
                <text:p>0.0255875</text:p>
              </table:table-cell>
              <table:table-cell office:value-type="float" office:value="0.18858">
                <text:p>0.188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11438">
                <text:p>0.0111438</text:p>
              </table:table-cell>
              <table:table-cell office:value-type="float" office:value="0.0158899">
                <text:p>0.0158899</text:p>
              </table:table-cell>
              <table:table-cell office:value-type="float" office:value="0.0115509">
                <text:p>0.0115509</text:p>
              </table:table-cell>
              <table:table-cell office:value-type="float" office:value="0.0233524">
                <text:p>0.0233524</text:p>
              </table:table-cell>
              <table:table-cell office:value-type="float" office:value="0.15366">
                <text:p>0.153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30511">
                <text:p>0.0130511</text:p>
              </table:table-cell>
              <table:table-cell office:value-type="float" office:value="0.0164559">
                <text:p>0.0164559</text:p>
              </table:table-cell>
              <table:table-cell office:value-type="float" office:value="0.0164522">
                <text:p>0.0164522</text:p>
              </table:table-cell>
              <table:table-cell office:value-type="float" office:value="0.0368577">
                <text:p>0.0368577</text:p>
              </table:table-cell>
              <table:table-cell office:value-type="float" office:value="0.14893">
                <text:p>0.148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02222">
                <text:p>0.0102222</text:p>
              </table:table-cell>
              <table:table-cell office:value-type="float" office:value="0.0145437">
                <text:p>0.0145437</text:p>
              </table:table-cell>
              <table:table-cell office:value-type="float" office:value="0.0176236">
                <text:p>0.0176236</text:p>
              </table:table-cell>
              <table:table-cell office:value-type="float" office:value="0.0243851">
                <text:p>0.0243851</text:p>
              </table:table-cell>
              <table:table-cell office:value-type="float" office:value="0.12332">
                <text:p>0.123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23745">
                <text:p>0.0123745</text:p>
              </table:table-cell>
              <table:table-cell office:value-type="float" office:value="0.0162093">
                <text:p>0.0162093</text:p>
              </table:table-cell>
              <table:table-cell office:value-type="float" office:value="0.0119408">
                <text:p>0.0119408</text:p>
              </table:table-cell>
              <table:table-cell office:value-type="float" office:value="0.0109808">
                <text:p>0.0109808</text:p>
              </table:table-cell>
              <table:table-cell office:value-type="float" office:value="0.15201">
                <text:p>0.152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43836">
                <text:p>0.0143836</text:p>
              </table:table-cell>
              <table:table-cell office:value-type="float" office:value="0.0180968">
                <text:p>0.0180968</text:p>
              </table:table-cell>
              <table:table-cell office:value-type="float" office:value="0.0132719">
                <text:p>0.0132719</text:p>
              </table:table-cell>
              <table:table-cell office:value-type="float" office:value="0.0215377">
                <text:p>0.0215377</text:p>
              </table:table-cell>
              <table:table-cell office:value-type="float" office:value="0.14817">
                <text:p>0.148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29832">
                <text:p>0.0129832</text:p>
              </table:table-cell>
              <table:table-cell office:value-type="float" office:value="0.0132624">
                <text:p>0.0132624</text:p>
              </table:table-cell>
              <table:table-cell office:value-type="float" office:value="0.0116905">
                <text:p>0.0116905</text:p>
              </table:table-cell>
              <table:table-cell office:value-type="float" office:value="0.0186727">
                <text:p>0.0186727</text:p>
              </table:table-cell>
              <table:table-cell office:value-type="float" office:value="0.13864">
                <text:p>0.138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23159">
                <text:p>0.0123159</text:p>
              </table:table-cell>
              <table:table-cell office:value-type="float" office:value="0.0197025">
                <text:p>0.0197025</text:p>
              </table:table-cell>
              <table:table-cell office:value-type="float" office:value="0.0119512">
                <text:p>0.0119512</text:p>
              </table:table-cell>
              <table:table-cell office:value-type="float" office:value="0.0220854">
                <text:p>0.0220854</text:p>
              </table:table-cell>
              <table:table-cell office:value-type="float" office:value="0.13246">
                <text:p>0.132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12345">
                <text:p>0.0112345</text:p>
              </table:table-cell>
              <table:table-cell office:value-type="float" office:value="0.0278373">
                <text:p>0.0278373</text:p>
              </table:table-cell>
              <table:table-cell office:value-type="float" office:value="0.0096568">
                <text:p>0.0096568</text:p>
              </table:table-cell>
              <table:table-cell office:value-type="float" office:value="0.0168841">
                <text:p>0.0168841</text:p>
              </table:table-cell>
              <table:table-cell office:value-type="float" office:value="0.11831">
                <text:p>0.118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21829">
                <text:p>0.0121829</text:p>
              </table:table-cell>
              <table:table-cell office:value-type="float" office:value="0.0118384">
                <text:p>0.0118384</text:p>
              </table:table-cell>
              <table:table-cell office:value-type="float" office:value="0.0147964">
                <text:p>0.0147964</text:p>
              </table:table-cell>
              <table:table-cell office:value-type="float" office:value="0.0133476">
                <text:p>0.0133476</text:p>
              </table:table-cell>
              <table:table-cell office:value-type="float" office:value="0.10151">
                <text:p>0.101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10318">
                <text:p>0.0110318</text:p>
              </table:table-cell>
              <table:table-cell office:value-type="float" office:value="0.0167422">
                <text:p>0.0167422</text:p>
              </table:table-cell>
              <table:table-cell office:value-type="float" office:value="0.0173441">
                <text:p>0.0173441</text:p>
              </table:table-cell>
              <table:table-cell office:value-type="float" office:value="0.02155">
                <text:p>0.02155</text:p>
              </table:table-cell>
              <table:table-cell office:value-type="float" office:value="0.11191">
                <text:p>0.111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05478">
                <text:p>0.0105478</text:p>
              </table:table-cell>
              <table:table-cell office:value-type="float" office:value="0.0179551">
                <text:p>0.0179551</text:p>
              </table:table-cell>
              <table:table-cell office:value-type="float" office:value="0.0074158">
                <text:p>0.0074158</text:p>
              </table:table-cell>
              <table:table-cell office:value-type="float" office:value="0.0350968">
                <text:p>0.0350968</text:p>
              </table:table-cell>
              <table:table-cell office:value-type="float" office:value="0.10712">
                <text:p>0.107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08568">
                <text:p>0.0108568</text:p>
              </table:table-cell>
              <table:table-cell office:value-type="float" office:value="0.0205179">
                <text:p>0.0205179</text:p>
              </table:table-cell>
              <table:table-cell office:value-type="float" office:value="0.0088636">
                <text:p>0.0088636</text:p>
              </table:table-cell>
              <table:table-cell office:value-type="float" office:value="0.0208242">
                <text:p>0.0208242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97072">
                <text:p>0.0097072</text:p>
              </table:table-cell>
              <table:table-cell office:value-type="float" office:value="0.019685">
                <text:p>0.019685</text:p>
              </table:table-cell>
              <table:table-cell office:value-type="float" office:value="0.0158754">
                <text:p>0.0158754</text:p>
              </table:table-cell>
              <table:table-cell office:value-type="float" office:value="0.0259457">
                <text:p>0.0259457</text:p>
              </table:table-cell>
              <table:table-cell office:value-type="float" office:value="0.07888">
                <text:p>0.078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30478">
                <text:p>0.0130478</text:p>
              </table:table-cell>
              <table:table-cell office:value-type="float" office:value="0.0161887">
                <text:p>0.0161887</text:p>
              </table:table-cell>
              <table:table-cell office:value-type="float" office:value="0.0144157">
                <text:p>0.0144157</text:p>
              </table:table-cell>
              <table:table-cell office:value-type="float" office:value="0.0230851">
                <text:p>0.0230851</text:p>
              </table:table-cell>
              <table:table-cell office:value-type="float" office:value="0.09509">
                <text:p>0.095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94962">
                <text:p>0.0094962</text:p>
              </table:table-cell>
              <table:table-cell office:value-type="float" office:value="0.0186663">
                <text:p>0.0186663</text:p>
              </table:table-cell>
              <table:table-cell office:value-type="float" office:value="0.0195035">
                <text:p>0.0195035</text:p>
              </table:table-cell>
              <table:table-cell office:value-type="float" office:value="0.0313158">
                <text:p>0.0313158</text:p>
              </table:table-cell>
              <table:table-cell office:value-type="float" office:value="0.0783">
                <text:p>0.07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99463">
                <text:p>0.0099463</text:p>
              </table:table-cell>
              <table:table-cell office:value-type="float" office:value="0.0178349">
                <text:p>0.0178349</text:p>
              </table:table-cell>
              <table:table-cell office:value-type="float" office:value="0.0147194">
                <text:p>0.0147194</text:p>
              </table:table-cell>
              <table:table-cell office:value-type="float" office:value="0.0367182">
                <text:p>0.0367182</text:p>
              </table:table-cell>
              <table:table-cell office:value-type="float" office:value="0.07188">
                <text:p>0.071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04117">
                <text:p>0.0104117</text:p>
              </table:table-cell>
              <table:table-cell office:value-type="float" office:value="0.0135963">
                <text:p>0.0135963</text:p>
              </table:table-cell>
              <table:table-cell office:value-type="float" office:value="0.021085">
                <text:p>0.021085</text:p>
              </table:table-cell>
              <table:table-cell office:value-type="float" office:value="0.0210483">
                <text:p>0.0210483</text:p>
              </table:table-cell>
              <table:table-cell office:value-type="float" office:value="0.06952">
                <text:p>0.069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76219">
                <text:p>0.0076219</text:p>
              </table:table-cell>
              <table:table-cell office:value-type="float" office:value="0.0139196">
                <text:p>0.0139196</text:p>
              </table:table-cell>
              <table:table-cell office:value-type="float" office:value="0.0117844">
                <text:p>0.0117844</text:p>
              </table:table-cell>
              <table:table-cell office:value-type="float" office:value="0.034743">
                <text:p>0.034743</text:p>
              </table:table-cell>
              <table:table-cell office:value-type="float" office:value="0.06905">
                <text:p>0.069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76893">
                <text:p>0.0076893</text:p>
              </table:table-cell>
              <table:table-cell office:value-type="float" office:value="0.0173078">
                <text:p>0.0173078</text:p>
              </table:table-cell>
              <table:table-cell office:value-type="float" office:value="0.017441">
                <text:p>0.017441</text:p>
              </table:table-cell>
              <table:table-cell office:value-type="float" office:value="0.0386838">
                <text:p>0.0386838</text:p>
              </table:table-cell>
              <table:table-cell office:value-type="float" office:value="0.05687">
                <text:p>0.056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97798">
                <text:p>0.0097798</text:p>
              </table:table-cell>
              <table:table-cell office:value-type="float" office:value="0.0196974">
                <text:p>0.0196974</text:p>
              </table:table-cell>
              <table:table-cell office:value-type="float" office:value="0.0090068">
                <text:p>0.0090068</text:p>
              </table:table-cell>
              <table:table-cell office:value-type="float" office:value="0.0398823">
                <text:p>0.0398823</text:p>
              </table:table-cell>
              <table:table-cell office:value-type="float" office:value="0.04956">
                <text:p>0.049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03407">
                <text:p>0.0103407</text:p>
              </table:table-cell>
              <table:table-cell office:value-type="float" office:value="0.0136367">
                <text:p>0.0136367</text:p>
              </table:table-cell>
              <table:table-cell office:value-type="float" office:value="0.0129724">
                <text:p>0.0129724</text:p>
              </table:table-cell>
              <table:table-cell office:value-type="float" office:value="0.021188">
                <text:p>0.021188</text:p>
              </table:table-cell>
              <table:table-cell office:value-type="float" office:value="0.05138">
                <text:p>0.051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79692">
                <text:p>0.0079692</text:p>
              </table:table-cell>
              <table:table-cell office:value-type="float" office:value="0.0155787">
                <text:p>0.0155787</text:p>
              </table:table-cell>
              <table:table-cell office:value-type="float" office:value="0.0130815">
                <text:p>0.0130815</text:p>
              </table:table-cell>
              <table:table-cell office:value-type="float" office:value="0.0281446">
                <text:p>0.0281446</text:p>
              </table:table-cell>
              <table:table-cell office:value-type="float" office:value="0.06199">
                <text:p>0.061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9022">
                <text:p>0.009022</text:p>
              </table:table-cell>
              <table:table-cell office:value-type="float" office:value="0.0206047">
                <text:p>0.0206047</text:p>
              </table:table-cell>
              <table:table-cell office:value-type="float" office:value="0.0127726">
                <text:p>0.0127726</text:p>
              </table:table-cell>
              <table:table-cell office:value-type="float" office:value="0.0202086">
                <text:p>0.0202086</text:p>
              </table:table-cell>
              <table:table-cell office:value-type="float" office:value="0.06223">
                <text:p>0.062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99309">
                <text:p>0.0099309</text:p>
              </table:table-cell>
              <table:table-cell office:value-type="float" office:value="0.0226573">
                <text:p>0.0226573</text:p>
              </table:table-cell>
              <table:table-cell office:value-type="float" office:value="0.0139221">
                <text:p>0.0139221</text:p>
              </table:table-cell>
              <table:table-cell office:value-type="float" office:value="0.0194403">
                <text:p>0.0194403</text:p>
              </table:table-cell>
              <table:table-cell office:value-type="float" office:value="0.05716">
                <text:p>0.057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86309">
                <text:p>0.0086309</text:p>
              </table:table-cell>
              <table:table-cell office:value-type="float" office:value="0.0150018">
                <text:p>0.0150018</text:p>
              </table:table-cell>
              <table:table-cell office:value-type="float" office:value="0.0142473">
                <text:p>0.0142473</text:p>
              </table:table-cell>
              <table:table-cell office:value-type="float" office:value="0.0254286">
                <text:p>0.0254286</text:p>
              </table:table-cell>
              <table:table-cell office:value-type="float" office:value="0.05607">
                <text:p>0.056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03864">
                <text:p>0.0103864</text:p>
              </table:table-cell>
              <table:table-cell office:value-type="float" office:value="0.0120878">
                <text:p>0.0120878</text:p>
              </table:table-cell>
              <table:table-cell office:value-type="float" office:value="0.0151889">
                <text:p>0.0151889</text:p>
              </table:table-cell>
              <table:table-cell office:value-type="float" office:value="0.041909">
                <text:p>0.041909</text:p>
              </table:table-cell>
              <table:table-cell office:value-type="float" office:value="0.04754">
                <text:p>0.047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0025">
                <text:p>0.010025</text:p>
              </table:table-cell>
              <table:table-cell office:value-type="float" office:value="0.0219305">
                <text:p>0.0219305</text:p>
              </table:table-cell>
              <table:table-cell office:value-type="float" office:value="0.0159954">
                <text:p>0.0159954</text:p>
              </table:table-cell>
              <table:table-cell office:value-type="float" office:value="0.0205659">
                <text:p>0.0205659</text:p>
              </table:table-cell>
              <table:table-cell office:value-type="float" office:value="0.04774">
                <text:p>0.047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97524">
                <text:p>0.0097524</text:p>
              </table:table-cell>
              <table:table-cell office:value-type="float" office:value="0.01456">
                <text:p>0.01456</text:p>
              </table:table-cell>
              <table:table-cell office:value-type="float" office:value="0.0160252">
                <text:p>0.0160252</text:p>
              </table:table-cell>
              <table:table-cell office:value-type="float" office:value="0.0295602">
                <text:p>0.0295602</text:p>
              </table:table-cell>
              <table:table-cell office:value-type="float" office:value="0.03764">
                <text:p>0.037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95781">
                <text:p>0.0095781</text:p>
              </table:table-cell>
              <table:table-cell office:value-type="float" office:value="0.0098763">
                <text:p>0.0098763</text:p>
              </table:table-cell>
              <table:table-cell office:value-type="float" office:value="0.0135474">
                <text:p>0.0135474</text:p>
              </table:table-cell>
              <table:table-cell office:value-type="float" office:value="0.0327894">
                <text:p>0.0327894</text:p>
              </table:table-cell>
              <table:table-cell office:value-type="float" office:value="0.02902">
                <text:p>0.029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96747">
                <text:p>0.0096747</text:p>
              </table:table-cell>
              <table:table-cell office:value-type="float" office:value="0.0128033">
                <text:p>0.0128033</text:p>
              </table:table-cell>
              <table:table-cell office:value-type="float" office:value="0.0151038">
                <text:p>0.0151038</text:p>
              </table:table-cell>
              <table:table-cell office:value-type="float" office:value="0.0155073">
                <text:p>0.0155073</text:p>
              </table:table-cell>
              <table:table-cell office:value-type="float" office:value="0.04252">
                <text:p>0.042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74808">
                <text:p>0.0074808</text:p>
              </table:table-cell>
              <table:table-cell office:value-type="float" office:value="0.0164555">
                <text:p>0.0164555</text:p>
              </table:table-cell>
              <table:table-cell office:value-type="float" office:value="0.0171412">
                <text:p>0.0171412</text:p>
              </table:table-cell>
              <table:table-cell office:value-type="float" office:value="0.0201089">
                <text:p>0.0201089</text:p>
              </table:table-cell>
              <table:table-cell office:value-type="float" office:value="0.04092">
                <text:p>0.040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90971">
                <text:p>0.0090971</text:p>
              </table:table-cell>
              <table:table-cell office:value-type="float" office:value="0.0137751">
                <text:p>0.0137751</text:p>
              </table:table-cell>
              <table:table-cell office:value-type="float" office:value="0.0130914">
                <text:p>0.0130914</text:p>
              </table:table-cell>
              <table:table-cell office:value-type="float" office:value="0.0268567">
                <text:p>0.0268567</text:p>
              </table:table-cell>
              <table:table-cell office:value-type="float" office:value="0.0399">
                <text:p>0.03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96125">
                <text:p>0.0096125</text:p>
              </table:table-cell>
              <table:table-cell office:value-type="float" office:value="0.0175269">
                <text:p>0.0175269</text:p>
              </table:table-cell>
              <table:table-cell office:value-type="float" office:value="0.0131128">
                <text:p>0.0131128</text:p>
              </table:table-cell>
              <table:table-cell office:value-type="float" office:value="0.0155468">
                <text:p>0.0155468</text:p>
              </table:table-cell>
              <table:table-cell office:value-type="float" office:value="0.04153">
                <text:p>0.041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80889">
                <text:p>0.0080889</text:p>
              </table:table-cell>
              <table:table-cell office:value-type="float" office:value="0.0153359">
                <text:p>0.0153359</text:p>
              </table:table-cell>
              <table:table-cell office:value-type="float" office:value="0.0103814">
                <text:p>0.0103814</text:p>
              </table:table-cell>
              <table:table-cell office:value-type="float" office:value="0.0181222">
                <text:p>0.0181222</text:p>
              </table:table-cell>
              <table:table-cell office:value-type="float" office:value="0.03358">
                <text:p>0.033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91999">
                <text:p>0.0091999</text:p>
              </table:table-cell>
              <table:table-cell office:value-type="float" office:value="0.0173767">
                <text:p>0.0173767</text:p>
              </table:table-cell>
              <table:table-cell office:value-type="float" office:value="0.0121769">
                <text:p>0.0121769</text:p>
              </table:table-cell>
              <table:table-cell office:value-type="float" office:value="0.0359667">
                <text:p>0.0359667</text:p>
              </table:table-cell>
              <table:table-cell office:value-type="float" office:value="0.03871">
                <text:p>0.038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87277">
                <text:p>0.0087277</text:p>
              </table:table-cell>
              <table:table-cell office:value-type="float" office:value="0.0189179">
                <text:p>0.0189179</text:p>
              </table:table-cell>
              <table:table-cell office:value-type="float" office:value="0.0087729">
                <text:p>0.0087729</text:p>
              </table:table-cell>
              <table:table-cell office:value-type="float" office:value="0.0361364">
                <text:p>0.0361364</text:p>
              </table:table-cell>
              <table:table-cell office:value-type="float" office:value="0.03713">
                <text:p>0.037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798">
                <text:p>0.00798</text:p>
              </table:table-cell>
              <table:table-cell office:value-type="float" office:value="0.0272774">
                <text:p>0.0272774</text:p>
              </table:table-cell>
              <table:table-cell office:value-type="float" office:value="0.0185955">
                <text:p>0.0185955</text:p>
              </table:table-cell>
              <table:table-cell office:value-type="float" office:value="0.0187753">
                <text:p>0.0187753</text:p>
              </table:table-cell>
              <table:table-cell office:value-type="float" office:value="0.02869">
                <text:p>0.028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9829">
                <text:p>0.009829</text:p>
              </table:table-cell>
              <table:table-cell office:value-type="float" office:value="0.0175955">
                <text:p>0.0175955</text:p>
              </table:table-cell>
              <table:table-cell office:value-type="float" office:value="0.0163771">
                <text:p>0.0163771</text:p>
              </table:table-cell>
              <table:table-cell office:value-type="float" office:value="0.0183528">
                <text:p>0.0183528</text:p>
              </table:table-cell>
              <table:table-cell office:value-type="float" office:value="0.03513">
                <text:p>0.035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97673">
                <text:p>0.0097673</text:p>
              </table:table-cell>
              <table:table-cell office:value-type="float" office:value="0.0193696">
                <text:p>0.0193696</text:p>
              </table:table-cell>
              <table:table-cell office:value-type="float" office:value="0.0170347">
                <text:p>0.0170347</text:p>
              </table:table-cell>
              <table:table-cell office:value-type="float" office:value="0.0298845">
                <text:p>0.0298845</text:p>
              </table:table-cell>
              <table:table-cell office:value-type="float" office:value="0.03241">
                <text:p>0.0324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0232">
                <text:p>0.010232</text:p>
              </table:table-cell>
              <table:table-cell office:value-type="float" office:value="0.0198331">
                <text:p>0.0198331</text:p>
              </table:table-cell>
              <table:table-cell office:value-type="float" office:value="0.0100745">
                <text:p>0.0100745</text:p>
              </table:table-cell>
              <table:table-cell office:value-type="float" office:value="0.0171335">
                <text:p>0.0171335</text:p>
              </table:table-cell>
              <table:table-cell office:value-type="float" office:value="0.02382">
                <text:p>0.023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95942">
                <text:p>0.0095942</text:p>
              </table:table-cell>
              <table:table-cell office:value-type="float" office:value="0.0125588">
                <text:p>0.0125588</text:p>
              </table:table-cell>
              <table:table-cell office:value-type="float" office:value="0.0109259">
                <text:p>0.0109259</text:p>
              </table:table-cell>
              <table:table-cell office:value-type="float" office:value="0.0142332">
                <text:p>0.0142332</text:p>
              </table:table-cell>
              <table:table-cell office:value-type="float" office:value="0.01477">
                <text:p>0.014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90569">
                <text:p>0.0090569</text:p>
              </table:table-cell>
              <table:table-cell office:value-type="float" office:value="0.0160062">
                <text:p>0.0160062</text:p>
              </table:table-cell>
              <table:table-cell office:value-type="float" office:value="0.0160757">
                <text:p>0.0160757</text:p>
              </table:table-cell>
              <table:table-cell office:value-type="float" office:value="0.0133672">
                <text:p>0.0133672</text:p>
              </table:table-cell>
              <table:table-cell office:value-type="float" office:value="0.03204">
                <text:p>0.032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76078">
                <text:p>0.0076078</text:p>
              </table:table-cell>
              <table:table-cell office:value-type="float" office:value="0.0180657">
                <text:p>0.0180657</text:p>
              </table:table-cell>
              <table:table-cell office:value-type="float" office:value="0.0144341">
                <text:p>0.0144341</text:p>
              </table:table-cell>
              <table:table-cell office:value-type="float" office:value="0.0189693">
                <text:p>0.0189693</text:p>
              </table:table-cell>
              <table:table-cell office:value-type="float" office:value="0.03615">
                <text:p>0.036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01925">
                <text:p>0.0101925</text:p>
              </table:table-cell>
              <table:table-cell office:value-type="float" office:value="0.0162678">
                <text:p>0.0162678</text:p>
              </table:table-cell>
              <table:table-cell office:value-type="float" office:value="0.0148387">
                <text:p>0.0148387</text:p>
              </table:table-cell>
              <table:table-cell office:value-type="float" office:value="0.0221671">
                <text:p>0.0221671</text:p>
              </table:table-cell>
              <table:table-cell office:value-type="float" office:value="0.02755">
                <text:p>0.027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044">
                <text:p>0.01044</text:p>
              </table:table-cell>
              <table:table-cell office:value-type="float" office:value="0.0141415">
                <text:p>0.0141415</text:p>
              </table:table-cell>
              <table:table-cell office:value-type="float" office:value="0.0139008">
                <text:p>0.0139008</text:p>
              </table:table-cell>
              <table:table-cell office:value-type="float" office:value="0.0168341">
                <text:p>0.0168341</text:p>
              </table:table-cell>
              <table:table-cell office:value-type="float" office:value="0.02563">
                <text:p>0.025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82156">
                <text:p>0.0082156</text:p>
              </table:table-cell>
              <table:table-cell office:value-type="float" office:value="0.0103998">
                <text:p>0.0103998</text:p>
              </table:table-cell>
              <table:table-cell office:value-type="float" office:value="0.0098015">
                <text:p>0.0098015</text:p>
              </table:table-cell>
              <table:table-cell office:value-type="float" office:value="0.0109424">
                <text:p>0.0109424</text:p>
              </table:table-cell>
              <table:table-cell office:value-type="float" office:value="0.03038">
                <text:p>0.030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83565">
                <text:p>0.0083565</text:p>
              </table:table-cell>
              <table:table-cell office:value-type="float" office:value="0.0157244">
                <text:p>0.0157244</text:p>
              </table:table-cell>
              <table:table-cell office:value-type="float" office:value="0.0178759">
                <text:p>0.0178759</text:p>
              </table:table-cell>
              <table:table-cell office:value-type="float" office:value="0.0102104">
                <text:p>0.0102104</text:p>
              </table:table-cell>
              <table:table-cell office:value-type="float" office:value="0.02664">
                <text:p>0.026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85273">
                <text:p>0.0085273</text:p>
              </table:table-cell>
              <table:table-cell office:value-type="float" office:value="0.016855">
                <text:p>0.016855</text:p>
              </table:table-cell>
              <table:table-cell office:value-type="float" office:value="0.0155363">
                <text:p>0.0155363</text:p>
              </table:table-cell>
              <table:table-cell office:value-type="float" office:value="0.0150868">
                <text:p>0.0150868</text:p>
              </table:table-cell>
              <table:table-cell office:value-type="float" office:value="0.01673">
                <text:p>0.016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91643">
                <text:p>0.0091643</text:p>
              </table:table-cell>
              <table:table-cell office:value-type="float" office:value="0.0195661">
                <text:p>0.0195661</text:p>
              </table:table-cell>
              <table:table-cell office:value-type="float" office:value="0.0185763">
                <text:p>0.0185763</text:p>
              </table:table-cell>
              <table:table-cell office:value-type="float" office:value="0.0226733">
                <text:p>0.0226733</text:p>
              </table:table-cell>
              <table:table-cell office:value-type="float" office:value="0.01369">
                <text:p>0.013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90821">
                <text:p>0.0090821</text:p>
              </table:table-cell>
              <table:table-cell office:value-type="float" office:value="0.0125071">
                <text:p>0.0125071</text:p>
              </table:table-cell>
              <table:table-cell office:value-type="float" office:value="0.0080546">
                <text:p>0.0080546</text:p>
              </table:table-cell>
              <table:table-cell office:value-type="float" office:value="0.0187416">
                <text:p>0.0187416</text:p>
              </table:table-cell>
              <table:table-cell office:value-type="float" office:value="0.03435">
                <text:p>0.034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82668">
                <text:p>0.0082668</text:p>
              </table:table-cell>
              <table:table-cell office:value-type="float" office:value="0.0132274">
                <text:p>0.0132274</text:p>
              </table:table-cell>
              <table:table-cell office:value-type="float" office:value="0.0111212">
                <text:p>0.0111212</text:p>
              </table:table-cell>
              <table:table-cell office:value-type="float" office:value="0.0243548">
                <text:p>0.0243548</text:p>
              </table:table-cell>
              <table:table-cell office:value-type="float" office:value="0.02113">
                <text:p>0.021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82728">
                <text:p>0.0082728</text:p>
              </table:table-cell>
              <table:table-cell office:value-type="float" office:value="0.0160541">
                <text:p>0.0160541</text:p>
              </table:table-cell>
              <table:table-cell office:value-type="float" office:value="0.0130273">
                <text:p>0.0130273</text:p>
              </table:table-cell>
              <table:table-cell office:value-type="float" office:value="0.0287047">
                <text:p>0.0287047</text:p>
              </table:table-cell>
              <table:table-cell office:value-type="float" office:value="0.02056">
                <text:p>0.020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90412">
                <text:p>0.0090412</text:p>
              </table:table-cell>
              <table:table-cell office:value-type="float" office:value="0.0085227">
                <text:p>0.0085227</text:p>
              </table:table-cell>
              <table:table-cell office:value-type="float" office:value="0.0147331">
                <text:p>0.0147331</text:p>
              </table:table-cell>
              <table:table-cell office:value-type="float" office:value="0.0114125">
                <text:p>0.0114125</text:p>
              </table:table-cell>
              <table:table-cell office:value-type="float" office:value="0.01883">
                <text:p>0.018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94528">
                <text:p>0.0094528</text:p>
              </table:table-cell>
              <table:table-cell office:value-type="float" office:value="0.0133101">
                <text:p>0.0133101</text:p>
              </table:table-cell>
              <table:table-cell office:value-type="float" office:value="0.0108105">
                <text:p>0.0108105</text:p>
              </table:table-cell>
              <table:table-cell office:value-type="float" office:value="0.0191944">
                <text:p>0.0191944</text:p>
              </table:table-cell>
              <table:table-cell office:value-type="float" office:value="0.02769">
                <text:p>0.027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87846">
                <text:p>0.0087846</text:p>
              </table:table-cell>
              <table:table-cell office:value-type="float" office:value="0.0237238">
                <text:p>0.0237238</text:p>
              </table:table-cell>
              <table:table-cell office:value-type="float" office:value="0.0124027">
                <text:p>0.0124027</text:p>
              </table:table-cell>
              <table:table-cell office:value-type="float" office:value="0.0195811">
                <text:p>0.0195811</text:p>
              </table:table-cell>
              <table:table-cell office:value-type="float" office:value="0.02505">
                <text:p>0.025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95518">
                <text:p>0.0095518</text:p>
              </table:table-cell>
              <table:table-cell office:value-type="float" office:value="0.0123112">
                <text:p>0.0123112</text:p>
              </table:table-cell>
              <table:table-cell office:value-type="float" office:value="0.010742">
                <text:p>0.010742</text:p>
              </table:table-cell>
              <table:table-cell office:value-type="float" office:value="0.020848">
                <text:p>0.020848</text:p>
              </table:table-cell>
              <table:table-cell office:value-type="float" office:value="0.03091">
                <text:p>0.030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8407">
                <text:p>0.008407</text:p>
              </table:table-cell>
              <table:table-cell office:value-type="float" office:value="0.0171489">
                <text:p>0.0171489</text:p>
              </table:table-cell>
              <table:table-cell office:value-type="float" office:value="0.0130083">
                <text:p>0.0130083</text:p>
              </table:table-cell>
              <table:table-cell office:value-type="float" office:value="0.0318039">
                <text:p>0.0318039</text:p>
              </table:table-cell>
              <table:table-cell office:value-type="float" office:value="0.02572">
                <text:p>0.025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97324">
                <text:p>0.0097324</text:p>
              </table:table-cell>
              <table:table-cell office:value-type="float" office:value="0.0112222">
                <text:p>0.0112222</text:p>
              </table:table-cell>
              <table:table-cell office:value-type="float" office:value="0.0176738">
                <text:p>0.0176738</text:p>
              </table:table-cell>
              <table:table-cell office:value-type="float" office:value="0.0248443">
                <text:p>0.0248443</text:p>
              </table:table-cell>
              <table:table-cell office:value-type="float" office:value="0.01897">
                <text:p>0.018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8301">
                <text:p>0.008301</text:p>
              </table:table-cell>
              <table:table-cell office:value-type="float" office:value="0.0232573">
                <text:p>0.0232573</text:p>
              </table:table-cell>
              <table:table-cell office:value-type="float" office:value="0.0095027">
                <text:p>0.0095027</text:p>
              </table:table-cell>
              <table:table-cell office:value-type="float" office:value="0.0149162">
                <text:p>0.0149162</text:p>
              </table:table-cell>
              <table:table-cell office:value-type="float" office:value="0.02186">
                <text:p>0.021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65093">
                <text:p>0.0065093</text:p>
              </table:table-cell>
              <table:table-cell office:value-type="float" office:value="0.0144867">
                <text:p>0.0144867</text:p>
              </table:table-cell>
              <table:table-cell office:value-type="float" office:value="0.0145541">
                <text:p>0.0145541</text:p>
              </table:table-cell>
              <table:table-cell office:value-type="float" office:value="0.0182169">
                <text:p>0.0182169</text:p>
              </table:table-cell>
              <table:table-cell office:value-type="float" office:value="0.02107">
                <text:p>0.021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88248">
                <text:p>0.0088248</text:p>
              </table:table-cell>
              <table:table-cell office:value-type="float" office:value="0.0158208">
                <text:p>0.0158208</text:p>
              </table:table-cell>
              <table:table-cell office:value-type="float" office:value="0.0075413">
                <text:p>0.0075413</text:p>
              </table:table-cell>
              <table:table-cell office:value-type="float" office:value="0.0208377">
                <text:p>0.0208377</text:p>
              </table:table-cell>
              <table:table-cell office:value-type="float" office:value="0.02406">
                <text:p>0.024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92129">
                <text:p>0.0092129</text:p>
              </table:table-cell>
              <table:table-cell office:value-type="float" office:value="0.0151209">
                <text:p>0.0151209</text:p>
              </table:table-cell>
              <table:table-cell office:value-type="float" office:value="0.0084453">
                <text:p>0.0084453</text:p>
              </table:table-cell>
              <table:table-cell office:value-type="float" office:value="0.0194305">
                <text:p>0.0194305</text:p>
              </table:table-cell>
              <table:table-cell office:value-type="float" office:value="0.02057">
                <text:p>0.020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95897">
                <text:p>0.0095897</text:p>
              </table:table-cell>
              <table:table-cell office:value-type="float" office:value="0.0177336">
                <text:p>0.0177336</text:p>
              </table:table-cell>
              <table:table-cell office:value-type="float" office:value="0.0122786">
                <text:p>0.0122786</text:p>
              </table:table-cell>
              <table:table-cell office:value-type="float" office:value="0.0262488">
                <text:p>0.0262488</text:p>
              </table:table-cell>
              <table:table-cell office:value-type="float" office:value="0.03422">
                <text:p>0.034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67387">
                <text:p>0.0067387</text:p>
              </table:table-cell>
              <table:table-cell office:value-type="float" office:value="0.0168424">
                <text:p>0.0168424</text:p>
              </table:table-cell>
              <table:table-cell office:value-type="float" office:value="0.0220491">
                <text:p>0.0220491</text:p>
              </table:table-cell>
              <table:table-cell office:value-type="float" office:value="0.0163998">
                <text:p>0.0163998</text:p>
              </table:table-cell>
              <table:table-cell office:value-type="float" office:value="0.01712">
                <text:p>0.017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9399">
                <text:p>0.009399</text:p>
              </table:table-cell>
              <table:table-cell office:value-type="float" office:value="0.0167755">
                <text:p>0.0167755</text:p>
              </table:table-cell>
              <table:table-cell office:value-type="float" office:value="0.0135738">
                <text:p>0.0135738</text:p>
              </table:table-cell>
              <table:table-cell office:value-type="float" office:value="0.0242325">
                <text:p>0.0242325</text:p>
              </table:table-cell>
              <table:table-cell office:value-type="float" office:value="0.02277">
                <text:p>0.022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95187">
                <text:p>0.0095187</text:p>
              </table:table-cell>
              <table:table-cell office:value-type="float" office:value="0.01642">
                <text:p>0.01642</text:p>
              </table:table-cell>
              <table:table-cell office:value-type="float" office:value="0.0117036">
                <text:p>0.0117036</text:p>
              </table:table-cell>
              <table:table-cell office:value-type="float" office:value="0.0275861">
                <text:p>0.0275861</text:p>
              </table:table-cell>
              <table:table-cell office:value-type="float" office:value="0.01998">
                <text:p>0.019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64388">
                <text:p>0.0064388</text:p>
              </table:table-cell>
              <table:table-cell office:value-type="float" office:value="0.011126">
                <text:p>0.011126</text:p>
              </table:table-cell>
              <table:table-cell office:value-type="float" office:value="0.0168967">
                <text:p>0.0168967</text:p>
              </table:table-cell>
              <table:table-cell office:value-type="float" office:value="0.017871">
                <text:p>0.017871</text:p>
              </table:table-cell>
              <table:table-cell office:value-type="float" office:value="0.02701">
                <text:p>0.027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07774">
                <text:p>0.0107774</text:p>
              </table:table-cell>
              <table:table-cell office:value-type="float" office:value="0.0178386">
                <text:p>0.0178386</text:p>
              </table:table-cell>
              <table:table-cell office:value-type="float" office:value="0.0114694">
                <text:p>0.0114694</text:p>
              </table:table-cell>
              <table:table-cell office:value-type="float" office:value="0.0353319">
                <text:p>0.0353319</text:p>
              </table:table-cell>
              <table:table-cell office:value-type="float" office:value="0.02686">
                <text:p>0.026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7983">
                <text:p>0.007983</text:p>
              </table:table-cell>
              <table:table-cell office:value-type="float" office:value="0.0148851">
                <text:p>0.0148851</text:p>
              </table:table-cell>
              <table:table-cell office:value-type="float" office:value="0.0189233">
                <text:p>0.0189233</text:p>
              </table:table-cell>
              <table:table-cell office:value-type="float" office:value="0.0296728">
                <text:p>0.0296728</text:p>
              </table:table-cell>
              <table:table-cell office:value-type="float" office:value="0.01939">
                <text:p>0.019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85241">
                <text:p>0.0085241</text:p>
              </table:table-cell>
              <table:table-cell office:value-type="float" office:value="0.0161313">
                <text:p>0.0161313</text:p>
              </table:table-cell>
              <table:table-cell office:value-type="float" office:value="0.0143838">
                <text:p>0.0143838</text:p>
              </table:table-cell>
              <table:table-cell office:value-type="float" office:value="0.0283176">
                <text:p>0.0283176</text:p>
              </table:table-cell>
              <table:table-cell office:value-type="float" office:value="0.02283">
                <text:p>0.0228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08965">
                <text:p>0.0108965</text:p>
              </table:table-cell>
              <table:table-cell office:value-type="float" office:value="0.0163038">
                <text:p>0.0163038</text:p>
              </table:table-cell>
              <table:table-cell office:value-type="float" office:value="0.0192735">
                <text:p>0.0192735</text:p>
              </table:table-cell>
              <table:table-cell office:value-type="float" office:value="0.0356481">
                <text:p>0.0356481</text:p>
              </table:table-cell>
              <table:table-cell office:value-type="float" office:value="0.01847">
                <text:p>0.018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96696">
                <text:p>0.0096696</text:p>
              </table:table-cell>
              <table:table-cell office:value-type="float" office:value="0.0157161">
                <text:p>0.0157161</text:p>
              </table:table-cell>
              <table:table-cell office:value-type="float" office:value="0.0120431">
                <text:p>0.0120431</text:p>
              </table:table-cell>
              <table:table-cell office:value-type="float" office:value="0.0269548">
                <text:p>0.0269548</text:p>
              </table:table-cell>
              <table:table-cell office:value-type="float" office:value="0.02293">
                <text:p>0.022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70104">
                <text:p>0.0070104</text:p>
              </table:table-cell>
              <table:table-cell office:value-type="float" office:value="0.013841">
                <text:p>0.013841</text:p>
              </table:table-cell>
              <table:table-cell office:value-type="float" office:value="0.0201815">
                <text:p>0.0201815</text:p>
              </table:table-cell>
              <table:table-cell office:value-type="float" office:value="0.0412407">
                <text:p>0.0412407</text:p>
              </table:table-cell>
              <table:table-cell office:value-type="float" office:value="0.01391">
                <text:p>0.013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91191">
                <text:p>0.0091191</text:p>
              </table:table-cell>
              <table:table-cell office:value-type="float" office:value="0.0101873">
                <text:p>0.0101873</text:p>
              </table:table-cell>
              <table:table-cell office:value-type="float" office:value="0.0179333">
                <text:p>0.0179333</text:p>
              </table:table-cell>
              <table:table-cell office:value-type="float" office:value="0.029089">
                <text:p>0.029089</text:p>
              </table:table-cell>
              <table:table-cell office:value-type="float" office:value="0.01458">
                <text:p>0.014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87859">
                <text:p>0.0087859</text:p>
              </table:table-cell>
              <table:table-cell office:value-type="float" office:value="0.0098372">
                <text:p>0.0098372</text:p>
              </table:table-cell>
              <table:table-cell office:value-type="float" office:value="0.0131049">
                <text:p>0.0131049</text:p>
              </table:table-cell>
              <table:table-cell office:value-type="float" office:value="0.0191929">
                <text:p>0.0191929</text:p>
              </table:table-cell>
              <table:table-cell office:value-type="float" office:value="0.0119">
                <text:p>0.01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83197">
                <text:p>0.0083197</text:p>
              </table:table-cell>
              <table:table-cell office:value-type="float" office:value="0.0127274">
                <text:p>0.0127274</text:p>
              </table:table-cell>
              <table:table-cell office:value-type="float" office:value="0.0088107">
                <text:p>0.0088107</text:p>
              </table:table-cell>
              <table:table-cell office:value-type="float" office:value="0.0360775">
                <text:p>0.0360775</text:p>
              </table:table-cell>
              <table:table-cell office:value-type="float" office:value="0.01696">
                <text:p>0.016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92667">
                <text:p>0.0092667</text:p>
              </table:table-cell>
              <table:table-cell office:value-type="float" office:value="0.009738">
                <text:p>0.009738</text:p>
              </table:table-cell>
              <table:table-cell office:value-type="float" office:value="0.0088544">
                <text:p>0.0088544</text:p>
              </table:table-cell>
              <table:table-cell office:value-type="float" office:value="0.0168697">
                <text:p>0.0168697</text:p>
              </table:table-cell>
              <table:table-cell office:value-type="float" office:value="0.01595">
                <text:p>0.015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00296">
                <text:p>0.0100296</text:p>
              </table:table-cell>
              <table:table-cell office:value-type="float" office:value="0.0110632">
                <text:p>0.0110632</text:p>
              </table:table-cell>
              <table:table-cell office:value-type="float" office:value="0.0122639">
                <text:p>0.0122639</text:p>
              </table:table-cell>
              <table:table-cell office:value-type="float" office:value="0.0261817">
                <text:p>0.0261817</text:p>
              </table:table-cell>
              <table:table-cell office:value-type="float" office:value="0.01984">
                <text:p>0.019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84604">
                <text:p>0.0084604</text:p>
              </table:table-cell>
              <table:table-cell office:value-type="float" office:value="0.0151634">
                <text:p>0.0151634</text:p>
              </table:table-cell>
              <table:table-cell office:value-type="float" office:value="0.0146395">
                <text:p>0.0146395</text:p>
              </table:table-cell>
              <table:table-cell office:value-type="float" office:value="0.0229939">
                <text:p>0.0229939</text:p>
              </table:table-cell>
              <table:table-cell office:value-type="float" office:value="0.02361">
                <text:p>0.023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64785">
                <text:p>0.0064785</text:p>
              </table:table-cell>
              <table:table-cell office:value-type="float" office:value="0.0131062">
                <text:p>0.0131062</text:p>
              </table:table-cell>
              <table:table-cell office:value-type="float" office:value="0.0153454">
                <text:p>0.0153454</text:p>
              </table:table-cell>
              <table:table-cell office:value-type="float" office:value="0.0193013">
                <text:p>0.0193013</text:p>
              </table:table-cell>
              <table:table-cell office:value-type="float" office:value="0.02237">
                <text:p>0.022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73743">
                <text:p>0.0073743</text:p>
              </table:table-cell>
              <table:table-cell office:value-type="float" office:value="0.0238227">
                <text:p>0.0238227</text:p>
              </table:table-cell>
              <table:table-cell office:value-type="float" office:value="0.0146547">
                <text:p>0.0146547</text:p>
              </table:table-cell>
              <table:table-cell office:value-type="float" office:value="0.0347786">
                <text:p>0.0347786</text:p>
              </table:table-cell>
              <table:table-cell office:value-type="float" office:value="0.02222">
                <text:p>0.022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9756">
                <text:p>0.009756</text:p>
              </table:table-cell>
              <table:table-cell office:value-type="float" office:value="0.0204341">
                <text:p>0.0204341</text:p>
              </table:table-cell>
              <table:table-cell office:value-type="float" office:value="0.0096827">
                <text:p>0.0096827</text:p>
              </table:table-cell>
              <table:table-cell office:value-type="float" office:value="0.0213415">
                <text:p>0.0213415</text:p>
              </table:table-cell>
              <table:table-cell office:value-type="float" office:value="0.03511">
                <text:p>0.035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81825">
                <text:p>0.0081825</text:p>
              </table:table-cell>
              <table:table-cell office:value-type="float" office:value="0.0192134">
                <text:p>0.0192134</text:p>
              </table:table-cell>
              <table:table-cell office:value-type="float" office:value="0.0134848">
                <text:p>0.0134848</text:p>
              </table:table-cell>
              <table:table-cell office:value-type="float" office:value="0.0312037">
                <text:p>0.0312037</text:p>
              </table:table-cell>
              <table:table-cell office:value-type="float" office:value="0.02256">
                <text:p>0.022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77773">
                <text:p>0.0077773</text:p>
              </table:table-cell>
              <table:table-cell office:value-type="float" office:value="0.0146018">
                <text:p>0.0146018</text:p>
              </table:table-cell>
              <table:table-cell office:value-type="float" office:value="0.0154959">
                <text:p>0.0154959</text:p>
              </table:table-cell>
              <table:table-cell office:value-type="float" office:value="0.0203035">
                <text:p>0.0203035</text:p>
              </table:table-cell>
              <table:table-cell office:value-type="float" office:value="0.01793">
                <text:p>0.017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0068">
                <text:p>0.010068</text:p>
              </table:table-cell>
              <table:table-cell office:value-type="float" office:value="0.0167919">
                <text:p>0.0167919</text:p>
              </table:table-cell>
              <table:table-cell office:value-type="float" office:value="0.0134615">
                <text:p>0.0134615</text:p>
              </table:table-cell>
              <table:table-cell office:value-type="float" office:value="0.0181271">
                <text:p>0.0181271</text:p>
              </table:table-cell>
              <table:table-cell office:value-type="float" office:value="0.0231">
                <text:p>0.02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90894">
                <text:p>0.0090894</text:p>
              </table:table-cell>
              <table:table-cell office:value-type="float" office:value="0.0108993">
                <text:p>0.0108993</text:p>
              </table:table-cell>
              <table:table-cell office:value-type="float" office:value="0.0134469">
                <text:p>0.0134469</text:p>
              </table:table-cell>
              <table:table-cell office:value-type="float" office:value="0.0220459">
                <text:p>0.0220459</text:p>
              </table:table-cell>
              <table:table-cell office:value-type="float" office:value="0.0243">
                <text:p>0.02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55082">
                <text:p>0.0055082</text:p>
              </table:table-cell>
              <table:table-cell office:value-type="float" office:value="0.0135173">
                <text:p>0.0135173</text:p>
              </table:table-cell>
              <table:table-cell office:value-type="float" office:value="0.0103392">
                <text:p>0.0103392</text:p>
              </table:table-cell>
              <table:table-cell office:value-type="float" office:value="0.0147429">
                <text:p>0.0147429</text:p>
              </table:table-cell>
              <table:table-cell office:value-type="float" office:value="0.03318">
                <text:p>0.033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84339">
                <text:p>0.0084339</text:p>
              </table:table-cell>
              <table:table-cell office:value-type="float" office:value="0.0181222">
                <text:p>0.0181222</text:p>
              </table:table-cell>
              <table:table-cell office:value-type="float" office:value="0.0129273">
                <text:p>0.0129273</text:p>
              </table:table-cell>
              <table:table-cell office:value-type="float" office:value="0.0146761">
                <text:p>0.0146761</text:p>
              </table:table-cell>
              <table:table-cell office:value-type="float" office:value="0.01564">
                <text:p>0.015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9776">
                <text:p>0.009776</text:p>
              </table:table-cell>
              <table:table-cell office:value-type="float" office:value="0.0134052">
                <text:p>0.0134052</text:p>
              </table:table-cell>
              <table:table-cell office:value-type="float" office:value="0.011996">
                <text:p>0.011996</text:p>
              </table:table-cell>
              <table:table-cell office:value-type="float" office:value="0.0234658">
                <text:p>0.0234658</text:p>
              </table:table-cell>
              <table:table-cell office:value-type="float" office:value="0.01834">
                <text:p>0.018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76977">
                <text:p>0.0076977</text:p>
              </table:table-cell>
              <table:table-cell office:value-type="float" office:value="0.0130577">
                <text:p>0.0130577</text:p>
              </table:table-cell>
              <table:table-cell office:value-type="float" office:value="0.0137332">
                <text:p>0.0137332</text:p>
              </table:table-cell>
              <table:table-cell office:value-type="float" office:value="0.0129148">
                <text:p>0.0129148</text:p>
              </table:table-cell>
              <table:table-cell office:value-type="float" office:value="0.0367">
                <text:p>0.03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91819">
                <text:p>0.0091819</text:p>
              </table:table-cell>
              <table:table-cell office:value-type="float" office:value="0.0138593">
                <text:p>0.0138593</text:p>
              </table:table-cell>
              <table:table-cell office:value-type="float" office:value="0.0220498">
                <text:p>0.0220498</text:p>
              </table:table-cell>
              <table:table-cell office:value-type="float" office:value="0.0314561">
                <text:p>0.0314561</text:p>
              </table:table-cell>
              <table:table-cell office:value-type="float" office:value="0.01578">
                <text:p>0.015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8313">
                <text:p>0.008313</text:p>
              </table:table-cell>
              <table:table-cell office:value-type="float" office:value="0.0152664">
                <text:p>0.0152664</text:p>
              </table:table-cell>
              <table:table-cell office:value-type="float" office:value="0.011783">
                <text:p>0.011783</text:p>
              </table:table-cell>
              <table:table-cell office:value-type="float" office:value="0.0245443">
                <text:p>0.0245443</text:p>
              </table:table-cell>
              <table:table-cell office:value-type="float" office:value="0.03106">
                <text:p>0.031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9311">
                <text:p>0.009311</text:p>
              </table:table-cell>
              <table:table-cell office:value-type="float" office:value="0.0151222">
                <text:p>0.0151222</text:p>
              </table:table-cell>
              <table:table-cell office:value-type="float" office:value="0.0164962">
                <text:p>0.0164962</text:p>
              </table:table-cell>
              <table:table-cell office:value-type="float" office:value="0.0179437">
                <text:p>0.0179437</text:p>
              </table:table-cell>
              <table:table-cell office:value-type="float" office:value="0.02265">
                <text:p>0.022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85802">
                <text:p>0.0085802</text:p>
              </table:table-cell>
              <table:table-cell office:value-type="float" office:value="0.0157607">
                <text:p>0.0157607</text:p>
              </table:table-cell>
              <table:table-cell office:value-type="float" office:value="0.0115905">
                <text:p>0.0115905</text:p>
              </table:table-cell>
              <table:table-cell office:value-type="float" office:value="0.0202906">
                <text:p>0.0202906</text:p>
              </table:table-cell>
              <table:table-cell office:value-type="float" office:value="0.01918">
                <text:p>0.019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73269">
                <text:p>0.0073269</text:p>
              </table:table-cell>
              <table:table-cell office:value-type="float" office:value="0.0147466">
                <text:p>0.0147466</text:p>
              </table:table-cell>
              <table:table-cell office:value-type="float" office:value="0.0102587">
                <text:p>0.0102587</text:p>
              </table:table-cell>
              <table:table-cell office:value-type="float" office:value="0.0169736">
                <text:p>0.0169736</text:p>
              </table:table-cell>
              <table:table-cell office:value-type="float" office:value="0.02298">
                <text:p>0.022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67105">
                <text:p>0.0067105</text:p>
              </table:table-cell>
              <table:table-cell office:value-type="float" office:value="0.0173492">
                <text:p>0.0173492</text:p>
              </table:table-cell>
              <table:table-cell office:value-type="float" office:value="0.0123587">
                <text:p>0.0123587</text:p>
              </table:table-cell>
              <table:table-cell office:value-type="float" office:value="0.019292">
                <text:p>0.019292</text:p>
              </table:table-cell>
              <table:table-cell office:value-type="float" office:value="0.02052">
                <text:p>0.020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83267">
                <text:p>0.0083267</text:p>
              </table:table-cell>
              <table:table-cell office:value-type="float" office:value="0.0093798">
                <text:p>0.0093798</text:p>
              </table:table-cell>
              <table:table-cell office:value-type="float" office:value="0.0139798">
                <text:p>0.0139798</text:p>
              </table:table-cell>
              <table:table-cell office:value-type="float" office:value="0.0200726">
                <text:p>0.0200726</text:p>
              </table:table-cell>
              <table:table-cell office:value-type="float" office:value="0.01391">
                <text:p>0.013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88285">
                <text:p>0.0088285</text:p>
              </table:table-cell>
              <table:table-cell office:value-type="float" office:value="0.0116622">
                <text:p>0.0116622</text:p>
              </table:table-cell>
              <table:table-cell office:value-type="float" office:value="0.0100184">
                <text:p>0.0100184</text:p>
              </table:table-cell>
              <table:table-cell office:value-type="float" office:value="0.0213332">
                <text:p>0.0213332</text:p>
              </table:table-cell>
              <table:table-cell office:value-type="float" office:value="0.02302">
                <text:p>0.023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96323">
                <text:p>0.0096323</text:p>
              </table:table-cell>
              <table:table-cell office:value-type="float" office:value="0.0141937">
                <text:p>0.0141937</text:p>
              </table:table-cell>
              <table:table-cell office:value-type="float" office:value="0.0151248">
                <text:p>0.0151248</text:p>
              </table:table-cell>
              <table:table-cell office:value-type="float" office:value="0.0181881">
                <text:p>0.0181881</text:p>
              </table:table-cell>
              <table:table-cell office:value-type="float" office:value="0.01602">
                <text:p>0.016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64563">
                <text:p>0.0064563</text:p>
              </table:table-cell>
              <table:table-cell office:value-type="float" office:value="0.0123461">
                <text:p>0.0123461</text:p>
              </table:table-cell>
              <table:table-cell office:value-type="float" office:value="0.0148282">
                <text:p>0.0148282</text:p>
              </table:table-cell>
              <table:table-cell office:value-type="float" office:value="0.0188259">
                <text:p>0.0188259</text:p>
              </table:table-cell>
              <table:table-cell office:value-type="float" office:value="0.01746">
                <text:p>0.017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78566">
                <text:p>0.0078566</text:p>
              </table:table-cell>
              <table:table-cell office:value-type="float" office:value="0.0169393">
                <text:p>0.0169393</text:p>
              </table:table-cell>
              <table:table-cell office:value-type="float" office:value="0.0118677">
                <text:p>0.0118677</text:p>
              </table:table-cell>
              <table:table-cell office:value-type="float" office:value="0.0174524">
                <text:p>0.0174524</text:p>
              </table:table-cell>
              <table:table-cell office:value-type="float" office:value="0.02503">
                <text:p>0.025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91118">
                <text:p>0.0091118</text:p>
              </table:table-cell>
              <table:table-cell office:value-type="float" office:value="0.0152114">
                <text:p>0.0152114</text:p>
              </table:table-cell>
              <table:table-cell office:value-type="float" office:value="0.0159613">
                <text:p>0.0159613</text:p>
              </table:table-cell>
              <table:table-cell office:value-type="float" office:value="0.0137776">
                <text:p>0.013777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75491">
                <text:p>0.0075491</text:p>
              </table:table-cell>
              <table:table-cell office:value-type="float" office:value="0.0178194">
                <text:p>0.0178194</text:p>
              </table:table-cell>
              <table:table-cell office:value-type="float" office:value="0.0151612">
                <text:p>0.0151612</text:p>
              </table:table-cell>
              <table:table-cell office:value-type="float" office:value="0.02463">
                <text:p>0.02463</text:p>
              </table:table-cell>
              <table:table-cell office:value-type="float" office:value="0.01812">
                <text:p>0.018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81277">
                <text:p>0.0081277</text:p>
              </table:table-cell>
              <table:table-cell office:value-type="float" office:value="0.0105309">
                <text:p>0.0105309</text:p>
              </table:table-cell>
              <table:table-cell office:value-type="float" office:value="0.0199918">
                <text:p>0.0199918</text:p>
              </table:table-cell>
              <table:table-cell office:value-type="float" office:value="0.0147517">
                <text:p>0.0147517</text:p>
              </table:table-cell>
              <table:table-cell office:value-type="float" office:value="0.02093">
                <text:p>0.020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00344">
                <text:p>0.0100344</text:p>
              </table:table-cell>
              <table:table-cell office:value-type="float" office:value="0.0168892">
                <text:p>0.0168892</text:p>
              </table:table-cell>
              <table:table-cell office:value-type="float" office:value="0.0165251">
                <text:p>0.0165251</text:p>
              </table:table-cell>
              <table:table-cell office:value-type="float" office:value="0.02354">
                <text:p>0.02354</text:p>
              </table:table-cell>
              <table:table-cell office:value-type="float" office:value="0.02039">
                <text:p>0.020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54833">
                <text:p>0.0054833</text:p>
              </table:table-cell>
              <table:table-cell office:value-type="float" office:value="0.013582">
                <text:p>0.013582</text:p>
              </table:table-cell>
              <table:table-cell office:value-type="float" office:value="0.013211">
                <text:p>0.013211</text:p>
              </table:table-cell>
              <table:table-cell office:value-type="float" office:value="0.0168068">
                <text:p>0.0168068</text:p>
              </table:table-cell>
              <table:table-cell office:value-type="float" office:value="0.01151">
                <text:p>0.011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94615">
                <text:p>0.0094615</text:p>
              </table:table-cell>
              <table:table-cell office:value-type="float" office:value="0.0164568">
                <text:p>0.0164568</text:p>
              </table:table-cell>
              <table:table-cell office:value-type="float" office:value="0.0141948">
                <text:p>0.0141948</text:p>
              </table:table-cell>
              <table:table-cell office:value-type="float" office:value="0.0182428">
                <text:p>0.0182428</text:p>
              </table:table-cell>
              <table:table-cell office:value-type="float" office:value="0.02331">
                <text:p>0.023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81845">
                <text:p>0.0081845</text:p>
              </table:table-cell>
              <table:table-cell office:value-type="float" office:value="0.0162301">
                <text:p>0.0162301</text:p>
              </table:table-cell>
              <table:table-cell office:value-type="float" office:value="0.0102701">
                <text:p>0.0102701</text:p>
              </table:table-cell>
              <table:table-cell office:value-type="float" office:value="0.0160108">
                <text:p>0.0160108</text:p>
              </table:table-cell>
              <table:table-cell office:value-type="float" office:value="0.02857">
                <text:p>0.028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84531">
                <text:p>0.0084531</text:p>
              </table:table-cell>
              <table:table-cell office:value-type="float" office:value="0.0169222">
                <text:p>0.0169222</text:p>
              </table:table-cell>
              <table:table-cell office:value-type="float" office:value="0.0187089">
                <text:p>0.0187089</text:p>
              </table:table-cell>
              <table:table-cell office:value-type="float" office:value="0.0239109">
                <text:p>0.0239109</text:p>
              </table:table-cell>
              <table:table-cell office:value-type="float" office:value="0.01526">
                <text:p>0.015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90403">
                <text:p>0.0090403</text:p>
              </table:table-cell>
              <table:table-cell office:value-type="float" office:value="0.0122272">
                <text:p>0.0122272</text:p>
              </table:table-cell>
              <table:table-cell office:value-type="float" office:value="0.0090953">
                <text:p>0.0090953</text:p>
              </table:table-cell>
              <table:table-cell office:value-type="float" office:value="0.0239568">
                <text:p>0.0239568</text:p>
              </table:table-cell>
              <table:table-cell office:value-type="float" office:value="0.02516">
                <text:p>0.025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84803">
                <text:p>0.0084803</text:p>
              </table:table-cell>
              <table:table-cell office:value-type="float" office:value="0.0164153">
                <text:p>0.0164153</text:p>
              </table:table-cell>
              <table:table-cell office:value-type="float" office:value="0.0123814">
                <text:p>0.0123814</text:p>
              </table:table-cell>
              <table:table-cell office:value-type="float" office:value="0.0161936">
                <text:p>0.0161936</text:p>
              </table:table-cell>
              <table:table-cell office:value-type="float" office:value="0.0239">
                <text:p>0.02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77017">
                <text:p>0.0077017</text:p>
              </table:table-cell>
              <table:table-cell office:value-type="float" office:value="0.0141459">
                <text:p>0.0141459</text:p>
              </table:table-cell>
              <table:table-cell office:value-type="float" office:value="0.0160837">
                <text:p>0.0160837</text:p>
              </table:table-cell>
              <table:table-cell office:value-type="float" office:value="0.0235371">
                <text:p>0.0235371</text:p>
              </table:table-cell>
              <table:table-cell office:value-type="float" office:value="0.01745">
                <text:p>0.017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9225">
                <text:p>0.009225</text:p>
              </table:table-cell>
              <table:table-cell office:value-type="float" office:value="0.0158361">
                <text:p>0.0158361</text:p>
              </table:table-cell>
              <table:table-cell office:value-type="float" office:value="0.0146276">
                <text:p>0.0146276</text:p>
              </table:table-cell>
              <table:table-cell office:value-type="float" office:value="0.03611">
                <text:p>0.03611</text:p>
              </table:table-cell>
              <table:table-cell office:value-type="float" office:value="0.02462">
                <text:p>0.024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6584">
                <text:p>0.006584</text:p>
              </table:table-cell>
              <table:table-cell office:value-type="float" office:value="0.0113579">
                <text:p>0.0113579</text:p>
              </table:table-cell>
              <table:table-cell office:value-type="float" office:value="0.0173045">
                <text:p>0.0173045</text:p>
              </table:table-cell>
              <table:table-cell office:value-type="float" office:value="0.0193185">
                <text:p>0.0193185</text:p>
              </table:table-cell>
              <table:table-cell office:value-type="float" office:value="0.01957">
                <text:p>0.019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8213">
                <text:p>0.008213</text:p>
              </table:table-cell>
              <table:table-cell office:value-type="float" office:value="0.0116655">
                <text:p>0.0116655</text:p>
              </table:table-cell>
              <table:table-cell office:value-type="float" office:value="0.0115004">
                <text:p>0.0115004</text:p>
              </table:table-cell>
              <table:table-cell office:value-type="float" office:value="0.0284348">
                <text:p>0.0284348</text:p>
              </table:table-cell>
              <table:table-cell office:value-type="float" office:value="0.02724">
                <text:p>0.027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85013">
                <text:p>0.0085013</text:p>
              </table:table-cell>
              <table:table-cell office:value-type="float" office:value="0.0147133">
                <text:p>0.0147133</text:p>
              </table:table-cell>
              <table:table-cell office:value-type="float" office:value="0.013265">
                <text:p>0.013265</text:p>
              </table:table-cell>
              <table:table-cell office:value-type="float" office:value="0.0164951">
                <text:p>0.0164951</text:p>
              </table:table-cell>
              <table:table-cell office:value-type="float" office:value="0.01927">
                <text:p>0.019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73293">
                <text:p>0.0073293</text:p>
              </table:table-cell>
              <table:table-cell office:value-type="float" office:value="0.0088969">
                <text:p>0.0088969</text:p>
              </table:table-cell>
              <table:table-cell office:value-type="float" office:value="0.0100664">
                <text:p>0.0100664</text:p>
              </table:table-cell>
              <table:table-cell office:value-type="float" office:value="0.0183201">
                <text:p>0.0183201</text:p>
              </table:table-cell>
              <table:table-cell office:value-type="float" office:value="0.03053">
                <text:p>0.030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80396">
                <text:p>0.0080396</text:p>
              </table:table-cell>
              <table:table-cell office:value-type="float" office:value="0.0142979">
                <text:p>0.0142979</text:p>
              </table:table-cell>
              <table:table-cell office:value-type="float" office:value="0.0161092">
                <text:p>0.0161092</text:p>
              </table:table-cell>
              <table:table-cell office:value-type="float" office:value="0.0259107">
                <text:p>0.0259107</text:p>
              </table:table-cell>
              <table:table-cell office:value-type="float" office:value="0.02433">
                <text:p>0.024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80229">
                <text:p>0.0080229</text:p>
              </table:table-cell>
              <table:table-cell office:value-type="float" office:value="0.0121713">
                <text:p>0.0121713</text:p>
              </table:table-cell>
              <table:table-cell office:value-type="float" office:value="0.0105923">
                <text:p>0.0105923</text:p>
              </table:table-cell>
              <table:table-cell office:value-type="float" office:value="0.0169495">
                <text:p>0.0169495</text:p>
              </table:table-cell>
              <table:table-cell office:value-type="float" office:value="0.0233">
                <text:p>0.02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79626">
                <text:p>0.0079626</text:p>
              </table:table-cell>
              <table:table-cell office:value-type="float" office:value="0.0141947">
                <text:p>0.0141947</text:p>
              </table:table-cell>
              <table:table-cell office:value-type="float" office:value="0.011513">
                <text:p>0.011513</text:p>
              </table:table-cell>
              <table:table-cell office:value-type="float" office:value="0.0184978">
                <text:p>0.0184978</text:p>
              </table:table-cell>
              <table:table-cell office:value-type="float" office:value="0.01626">
                <text:p>0.016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76991">
                <text:p>0.0076991</text:p>
              </table:table-cell>
              <table:table-cell office:value-type="float" office:value="0.0133703">
                <text:p>0.0133703</text:p>
              </table:table-cell>
              <table:table-cell office:value-type="float" office:value="0.0126194">
                <text:p>0.0126194</text:p>
              </table:table-cell>
              <table:table-cell office:value-type="float" office:value="0.0269249">
                <text:p>0.0269249</text:p>
              </table:table-cell>
              <table:table-cell office:value-type="float" office:value="0.02869">
                <text:p>0.028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74553">
                <text:p>0.0074553</text:p>
              </table:table-cell>
              <table:table-cell office:value-type="float" office:value="0.0177707">
                <text:p>0.0177707</text:p>
              </table:table-cell>
              <table:table-cell office:value-type="float" office:value="0.0145247">
                <text:p>0.0145247</text:p>
              </table:table-cell>
              <table:table-cell office:value-type="float" office:value="0.0181059">
                <text:p>0.0181059</text:p>
              </table:table-cell>
              <table:table-cell office:value-type="float" office:value="0.02148">
                <text:p>0.021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9295">
                <text:p>0.009295</text:p>
              </table:table-cell>
              <table:table-cell office:value-type="float" office:value="0.0096182">
                <text:p>0.0096182</text:p>
              </table:table-cell>
              <table:table-cell office:value-type="float" office:value="0.0116964">
                <text:p>0.0116964</text:p>
              </table:table-cell>
              <table:table-cell office:value-type="float" office:value="0.0142248">
                <text:p>0.0142248</text:p>
              </table:table-cell>
              <table:table-cell office:value-type="float" office:value="0.01708">
                <text:p>0.017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7098">
                <text:p>0.007098</text:p>
              </table:table-cell>
              <table:table-cell office:value-type="float" office:value="0.019238">
                <text:p>0.019238</text:p>
              </table:table-cell>
              <table:table-cell office:value-type="float" office:value="0.0114756">
                <text:p>0.0114756</text:p>
              </table:table-cell>
              <table:table-cell office:value-type="float" office:value="0.0153605">
                <text:p>0.0153605</text:p>
              </table:table-cell>
              <table:table-cell office:value-type="float" office:value="0.02479">
                <text:p>0.024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79608">
                <text:p>0.0079608</text:p>
              </table:table-cell>
              <table:table-cell office:value-type="float" office:value="0.0156261">
                <text:p>0.0156261</text:p>
              </table:table-cell>
              <table:table-cell office:value-type="float" office:value="0.0114722">
                <text:p>0.0114722</text:p>
              </table:table-cell>
              <table:table-cell office:value-type="float" office:value="0.018922">
                <text:p>0.018922</text:p>
              </table:table-cell>
              <table:table-cell office:value-type="float" office:value="0.01198">
                <text:p>0.011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79816">
                <text:p>0.0079816</text:p>
              </table:table-cell>
              <table:table-cell office:value-type="float" office:value="0.0142918">
                <text:p>0.0142918</text:p>
              </table:table-cell>
              <table:table-cell office:value-type="float" office:value="0.0179064">
                <text:p>0.0179064</text:p>
              </table:table-cell>
              <table:table-cell office:value-type="float" office:value="0.0139009">
                <text:p>0.0139009</text:p>
              </table:table-cell>
              <table:table-cell office:value-type="float" office:value="0.01842">
                <text:p>0.018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67401">
                <text:p>0.0067401</text:p>
              </table:table-cell>
              <table:table-cell office:value-type="float" office:value="0.0147613">
                <text:p>0.0147613</text:p>
              </table:table-cell>
              <table:table-cell office:value-type="float" office:value="0.0139447">
                <text:p>0.0139447</text:p>
              </table:table-cell>
              <table:table-cell office:value-type="float" office:value="0.0155455">
                <text:p>0.0155455</text:p>
              </table:table-cell>
              <table:table-cell office:value-type="float" office:value="0.02293">
                <text:p>0.022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98629">
                <text:p>0.0098629</text:p>
              </table:table-cell>
              <table:table-cell office:value-type="float" office:value="0.0172586">
                <text:p>0.0172586</text:p>
              </table:table-cell>
              <table:table-cell office:value-type="float" office:value="0.0135976">
                <text:p>0.0135976</text:p>
              </table:table-cell>
              <table:table-cell office:value-type="float" office:value="0.0163439">
                <text:p>0.0163439</text:p>
              </table:table-cell>
              <table:table-cell office:value-type="float" office:value="0.01717">
                <text:p>0.017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78149">
                <text:p>0.0078149</text:p>
              </table:table-cell>
              <table:table-cell office:value-type="float" office:value="0.0205725">
                <text:p>0.0205725</text:p>
              </table:table-cell>
              <table:table-cell office:value-type="float" office:value="0.0088859">
                <text:p>0.0088859</text:p>
              </table:table-cell>
              <table:table-cell office:value-type="float" office:value="0.0338156">
                <text:p>0.0338156</text:p>
              </table:table-cell>
              <table:table-cell office:value-type="float" office:value="0.02301">
                <text:p>0.023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86292">
                <text:p>0.0086292</text:p>
              </table:table-cell>
              <table:table-cell office:value-type="float" office:value="0.0130813">
                <text:p>0.0130813</text:p>
              </table:table-cell>
              <table:table-cell office:value-type="float" office:value="0.010068">
                <text:p>0.010068</text:p>
              </table:table-cell>
              <table:table-cell office:value-type="float" office:value="0.0231418">
                <text:p>0.0231418</text:p>
              </table:table-cell>
              <table:table-cell office:value-type="float" office:value="0.02678">
                <text:p>0.026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76254">
                <text:p>0.0076254</text:p>
              </table:table-cell>
              <table:table-cell office:value-type="float" office:value="0.0157365">
                <text:p>0.0157365</text:p>
              </table:table-cell>
              <table:table-cell office:value-type="float" office:value="0.0103056">
                <text:p>0.0103056</text:p>
              </table:table-cell>
              <table:table-cell office:value-type="float" office:value="0.0362969">
                <text:p>0.0362969</text:p>
              </table:table-cell>
              <table:table-cell office:value-type="float" office:value="0.01361">
                <text:p>0.013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76246">
                <text:p>0.0076246</text:p>
              </table:table-cell>
              <table:table-cell office:value-type="float" office:value="0.0106228">
                <text:p>0.0106228</text:p>
              </table:table-cell>
              <table:table-cell office:value-type="float" office:value="0.0121268">
                <text:p>0.0121268</text:p>
              </table:table-cell>
              <table:table-cell office:value-type="float" office:value="0.0188958">
                <text:p>0.0188958</text:p>
              </table:table-cell>
              <table:table-cell office:value-type="float" office:value="0.02352">
                <text:p>0.023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76772">
                <text:p>0.0076772</text:p>
              </table:table-cell>
              <table:table-cell office:value-type="float" office:value="0.0130362">
                <text:p>0.0130362</text:p>
              </table:table-cell>
              <table:table-cell office:value-type="float" office:value="0.0117064">
                <text:p>0.0117064</text:p>
              </table:table-cell>
              <table:table-cell office:value-type="float" office:value="0.034842">
                <text:p>0.034842</text:p>
              </table:table-cell>
              <table:table-cell office:value-type="float" office:value="0.01775">
                <text:p>0.017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88903">
                <text:p>0.0088903</text:p>
              </table:table-cell>
              <table:table-cell office:value-type="float" office:value="0.0147176">
                <text:p>0.0147176</text:p>
              </table:table-cell>
              <table:table-cell office:value-type="float" office:value="0.0132431">
                <text:p>0.0132431</text:p>
              </table:table-cell>
              <table:table-cell office:value-type="float" office:value="0.0232052">
                <text:p>0.0232052</text:p>
              </table:table-cell>
              <table:table-cell office:value-type="float" office:value="0.01863">
                <text:p>0.018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83931">
                <text:p>0.0083931</text:p>
              </table:table-cell>
              <table:table-cell office:value-type="float" office:value="0.0136653">
                <text:p>0.0136653</text:p>
              </table:table-cell>
              <table:table-cell office:value-type="float" office:value="0.0119478">
                <text:p>0.0119478</text:p>
              </table:table-cell>
              <table:table-cell office:value-type="float" office:value="0.0096533">
                <text:p>0.0096533</text:p>
              </table:table-cell>
              <table:table-cell office:value-type="float" office:value="0.02135">
                <text:p>0.021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69316">
                <text:p>0.0069316</text:p>
              </table:table-cell>
              <table:table-cell office:value-type="float" office:value="0.0150101">
                <text:p>0.0150101</text:p>
              </table:table-cell>
              <table:table-cell office:value-type="float" office:value="0.0148792">
                <text:p>0.0148792</text:p>
              </table:table-cell>
              <table:table-cell office:value-type="float" office:value="0.0405168">
                <text:p>0.0405168</text:p>
              </table:table-cell>
              <table:table-cell office:value-type="float" office:value="0.01927">
                <text:p>0.019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92906">
                <text:p>0.0092906</text:p>
              </table:table-cell>
              <table:table-cell office:value-type="float" office:value="0.0186159">
                <text:p>0.0186159</text:p>
              </table:table-cell>
              <table:table-cell office:value-type="float" office:value="0.0123643">
                <text:p>0.0123643</text:p>
              </table:table-cell>
              <table:table-cell office:value-type="float" office:value="0.0300085">
                <text:p>0.0300085</text:p>
              </table:table-cell>
              <table:table-cell office:value-type="float" office:value="0.01613">
                <text:p>0.016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87527">
                <text:p>0.0087527</text:p>
              </table:table-cell>
              <table:table-cell office:value-type="float" office:value="0.011906">
                <text:p>0.011906</text:p>
              </table:table-cell>
              <table:table-cell office:value-type="float" office:value="0.014321">
                <text:p>0.014321</text:p>
              </table:table-cell>
              <table:table-cell office:value-type="float" office:value="0.0382784">
                <text:p>0.0382784</text:p>
              </table:table-cell>
              <table:table-cell office:value-type="float" office:value="0.0168">
                <text:p>0.016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85786">
                <text:p>0.0085786</text:p>
              </table:table-cell>
              <table:table-cell office:value-type="float" office:value="0.011291">
                <text:p>0.011291</text:p>
              </table:table-cell>
              <table:table-cell office:value-type="float" office:value="0.0088768">
                <text:p>0.0088768</text:p>
              </table:table-cell>
              <table:table-cell office:value-type="float" office:value="0.0357912">
                <text:p>0.0357912</text:p>
              </table:table-cell>
              <table:table-cell office:value-type="float" office:value="0.02487">
                <text:p>0.0248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92199">
                <text:p>0.0092199</text:p>
              </table:table-cell>
              <table:table-cell office:value-type="float" office:value="0.0107336">
                <text:p>0.0107336</text:p>
              </table:table-cell>
              <table:table-cell office:value-type="float" office:value="0.0103072">
                <text:p>0.0103072</text:p>
              </table:table-cell>
              <table:table-cell office:value-type="float" office:value="0.0171314">
                <text:p>0.0171314</text:p>
              </table:table-cell>
              <table:table-cell office:value-type="float" office:value="0.02005">
                <text:p>0.020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90196">
                <text:p>0.0090196</text:p>
              </table:table-cell>
              <table:table-cell office:value-type="float" office:value="0.0116141">
                <text:p>0.0116141</text:p>
              </table:table-cell>
              <table:table-cell office:value-type="float" office:value="0.009021">
                <text:p>0.009021</text:p>
              </table:table-cell>
              <table:table-cell office:value-type="float" office:value="0.0273217">
                <text:p>0.0273217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70607">
                <text:p>0.0070607</text:p>
              </table:table-cell>
              <table:table-cell office:value-type="float" office:value="0.0161972">
                <text:p>0.0161972</text:p>
              </table:table-cell>
              <table:table-cell office:value-type="float" office:value="0.0093703">
                <text:p>0.0093703</text:p>
              </table:table-cell>
              <table:table-cell office:value-type="float" office:value="0.022735">
                <text:p>0.022735</text:p>
              </table:table-cell>
              <table:table-cell office:value-type="float" office:value="0.01559">
                <text:p>0.015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72946">
                <text:p>0.0072946</text:p>
              </table:table-cell>
              <table:table-cell office:value-type="float" office:value="0.0142562">
                <text:p>0.0142562</text:p>
              </table:table-cell>
              <table:table-cell office:value-type="float" office:value="0.0151823">
                <text:p>0.0151823</text:p>
              </table:table-cell>
              <table:table-cell office:value-type="float" office:value="0.0230229">
                <text:p>0.0230229</text:p>
              </table:table-cell>
              <table:table-cell office:value-type="float" office:value="0.02844">
                <text:p>0.028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95337">
                <text:p>0.0095337</text:p>
              </table:table-cell>
              <table:table-cell office:value-type="float" office:value="0.0134109">
                <text:p>0.0134109</text:p>
              </table:table-cell>
              <table:table-cell office:value-type="float" office:value="0.0186436">
                <text:p>0.0186436</text:p>
              </table:table-cell>
              <table:table-cell office:value-type="float" office:value="0.0444018">
                <text:p>0.0444018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9202">
                <text:p>0.009202</text:p>
              </table:table-cell>
              <table:table-cell office:value-type="float" office:value="0.0196103">
                <text:p>0.0196103</text:p>
              </table:table-cell>
              <table:table-cell office:value-type="float" office:value="0.012858">
                <text:p>0.012858</text:p>
              </table:table-cell>
              <table:table-cell office:value-type="float" office:value="0.0157396">
                <text:p>0.0157396</text:p>
              </table:table-cell>
              <table:table-cell office:value-type="float" office:value="0.01967">
                <text:p>0.019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86308">
                <text:p>0.0086308</text:p>
              </table:table-cell>
              <table:table-cell office:value-type="float" office:value="0.0150406">
                <text:p>0.0150406</text:p>
              </table:table-cell>
              <table:table-cell office:value-type="float" office:value="0.0117858">
                <text:p>0.0117858</text:p>
              </table:table-cell>
              <table:table-cell office:value-type="float" office:value="0.0272329">
                <text:p>0.0272329</text:p>
              </table:table-cell>
              <table:table-cell office:value-type="float" office:value="0.01927">
                <text:p>0.019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82934">
                <text:p>0.0082934</text:p>
              </table:table-cell>
              <table:table-cell office:value-type="float" office:value="0.0130502">
                <text:p>0.0130502</text:p>
              </table:table-cell>
              <table:table-cell office:value-type="float" office:value="0.0166723">
                <text:p>0.0166723</text:p>
              </table:table-cell>
              <table:table-cell office:value-type="float" office:value="0.0357467">
                <text:p>0.0357467</text:p>
              </table:table-cell>
              <table:table-cell office:value-type="float" office:value="0.02673">
                <text:p>0.0267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76875">
                <text:p>0.0076875</text:p>
              </table:table-cell>
              <table:table-cell office:value-type="float" office:value="0.013894">
                <text:p>0.013894</text:p>
              </table:table-cell>
              <table:table-cell office:value-type="float" office:value="0.0156283">
                <text:p>0.0156283</text:p>
              </table:table-cell>
              <table:table-cell office:value-type="float" office:value="0.0125203">
                <text:p>0.0125203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73373">
                <text:p>0.0073373</text:p>
              </table:table-cell>
              <table:table-cell office:value-type="float" office:value="0.0122187">
                <text:p>0.0122187</text:p>
              </table:table-cell>
              <table:table-cell office:value-type="float" office:value="0.0154936">
                <text:p>0.0154936</text:p>
              </table:table-cell>
              <table:table-cell office:value-type="float" office:value="0.0378188">
                <text:p>0.0378188</text:p>
              </table:table-cell>
              <table:table-cell office:value-type="float" office:value="0.01676">
                <text:p>0.016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75914">
                <text:p>0.0075914</text:p>
              </table:table-cell>
              <table:table-cell office:value-type="float" office:value="0.0100366">
                <text:p>0.0100366</text:p>
              </table:table-cell>
              <table:table-cell office:value-type="float" office:value="0.0141725">
                <text:p>0.0141725</text:p>
              </table:table-cell>
              <table:table-cell office:value-type="float" office:value="0.0163082">
                <text:p>0.0163082</text:p>
              </table:table-cell>
              <table:table-cell office:value-type="float" office:value="0.02286">
                <text:p>0.022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92455">
                <text:p>0.0092455</text:p>
              </table:table-cell>
              <table:table-cell office:value-type="float" office:value="0.01048">
                <text:p>0.01048</text:p>
              </table:table-cell>
              <table:table-cell office:value-type="float" office:value="0.0131164">
                <text:p>0.0131164</text:p>
              </table:table-cell>
              <table:table-cell office:value-type="float" office:value="0.0248571">
                <text:p>0.0248571</text:p>
              </table:table-cell>
              <table:table-cell office:value-type="float" office:value="0.01088">
                <text:p>0.010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92642">
                <text:p>0.0092642</text:p>
              </table:table-cell>
              <table:table-cell office:value-type="float" office:value="0.0155113">
                <text:p>0.0155113</text:p>
              </table:table-cell>
              <table:table-cell office:value-type="float" office:value="0.0119491">
                <text:p>0.0119491</text:p>
              </table:table-cell>
              <table:table-cell office:value-type="float" office:value="0.0389242">
                <text:p>0.0389242</text:p>
              </table:table-cell>
              <table:table-cell office:value-type="float" office:value="0.01578">
                <text:p>0.0157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68955">
                <text:p>0.0068955</text:p>
              </table:table-cell>
              <table:table-cell office:value-type="float" office:value="0.0114365">
                <text:p>0.0114365</text:p>
              </table:table-cell>
              <table:table-cell office:value-type="float" office:value="0.0104952">
                <text:p>0.0104952</text:p>
              </table:table-cell>
              <table:table-cell office:value-type="float" office:value="0.0115384">
                <text:p>0.0115384</text:p>
              </table:table-cell>
              <table:table-cell office:value-type="float" office:value="0.01828">
                <text:p>0.018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03091">
                <text:p>0.0103091</text:p>
              </table:table-cell>
              <table:table-cell office:value-type="float" office:value="0.0192438">
                <text:p>0.0192438</text:p>
              </table:table-cell>
              <table:table-cell office:value-type="float" office:value="0.0118577">
                <text:p>0.0118577</text:p>
              </table:table-cell>
              <table:table-cell office:value-type="float" office:value="0.0464028">
                <text:p>0.0464028</text:p>
              </table:table-cell>
              <table:table-cell office:value-type="float" office:value="0.02203">
                <text:p>0.022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8235">
                <text:p>0.008235</text:p>
              </table:table-cell>
              <table:table-cell office:value-type="float" office:value="0.0120262">
                <text:p>0.0120262</text:p>
              </table:table-cell>
              <table:table-cell office:value-type="float" office:value="0.0176254">
                <text:p>0.0176254</text:p>
              </table:table-cell>
              <table:table-cell office:value-type="float" office:value="0.0249897">
                <text:p>0.0249897</text:p>
              </table:table-cell>
              <table:table-cell office:value-type="float" office:value="0.0277">
                <text:p>0.027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7219">
                <text:p>0.007219</text:p>
              </table:table-cell>
              <table:table-cell office:value-type="float" office:value="0.0122273">
                <text:p>0.0122273</text:p>
              </table:table-cell>
              <table:table-cell office:value-type="float" office:value="0.0208058">
                <text:p>0.0208058</text:p>
              </table:table-cell>
              <table:table-cell office:value-type="float" office:value="0.0225656">
                <text:p>0.0225656</text:p>
              </table:table-cell>
              <table:table-cell office:value-type="float" office:value="0.02916">
                <text:p>0.029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75806">
                <text:p>0.0075806</text:p>
              </table:table-cell>
              <table:table-cell office:value-type="float" office:value="0.0137547">
                <text:p>0.0137547</text:p>
              </table:table-cell>
              <table:table-cell office:value-type="float" office:value="0.0120653">
                <text:p>0.0120653</text:p>
              </table:table-cell>
              <table:table-cell office:value-type="float" office:value="0.0298909">
                <text:p>0.0298909</text:p>
              </table:table-cell>
              <table:table-cell office:value-type="float" office:value="0.02291">
                <text:p>0.022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75729">
                <text:p>0.0075729</text:p>
              </table:table-cell>
              <table:table-cell office:value-type="float" office:value="0.0143952">
                <text:p>0.0143952</text:p>
              </table:table-cell>
              <table:table-cell office:value-type="float" office:value="0.0119446">
                <text:p>0.0119446</text:p>
              </table:table-cell>
              <table:table-cell office:value-type="float" office:value="0.0187256">
                <text:p>0.0187256</text:p>
              </table:table-cell>
              <table:table-cell office:value-type="float" office:value="0.01262">
                <text:p>0.012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67369">
                <text:p>0.0067369</text:p>
              </table:table-cell>
              <table:table-cell office:value-type="float" office:value="0.0189858">
                <text:p>0.0189858</text:p>
              </table:table-cell>
              <table:table-cell office:value-type="float" office:value="0.0145063">
                <text:p>0.0145063</text:p>
              </table:table-cell>
              <table:table-cell office:value-type="float" office:value="0.0249717">
                <text:p>0.0249717</text:p>
              </table:table-cell>
              <table:table-cell office:value-type="float" office:value="0.01592">
                <text:p>0.0159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70353">
                <text:p>0.0070353</text:p>
              </table:table-cell>
              <table:table-cell office:value-type="float" office:value="0.0109677">
                <text:p>0.0109677</text:p>
              </table:table-cell>
              <table:table-cell office:value-type="float" office:value="0.0175906">
                <text:p>0.0175906</text:p>
              </table:table-cell>
              <table:table-cell office:value-type="float" office:value="0.0181885">
                <text:p>0.0181885</text:p>
              </table:table-cell>
              <table:table-cell office:value-type="float" office:value="0.02279">
                <text:p>0.022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73844">
                <text:p>0.0073844</text:p>
              </table:table-cell>
              <table:table-cell office:value-type="float" office:value="0.0145799">
                <text:p>0.0145799</text:p>
              </table:table-cell>
              <table:table-cell office:value-type="float" office:value="0.0140307">
                <text:p>0.0140307</text:p>
              </table:table-cell>
              <table:table-cell office:value-type="float" office:value="0.0150284">
                <text:p>0.0150284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63252">
                <text:p>0.0063252</text:p>
              </table:table-cell>
              <table:table-cell office:value-type="float" office:value="0.0104331">
                <text:p>0.0104331</text:p>
              </table:table-cell>
              <table:table-cell office:value-type="float" office:value="0.0130645">
                <text:p>0.0130645</text:p>
              </table:table-cell>
              <table:table-cell office:value-type="float" office:value="0.0158773">
                <text:p>0.0158773</text:p>
              </table:table-cell>
              <table:table-cell office:value-type="float" office:value="0.02228">
                <text:p>0.022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76106">
                <text:p>0.0076106</text:p>
              </table:table-cell>
              <table:table-cell office:value-type="float" office:value="0.0089584">
                <text:p>0.0089584</text:p>
              </table:table-cell>
              <table:table-cell office:value-type="float" office:value="0.0080138">
                <text:p>0.0080138</text:p>
              </table:table-cell>
              <table:table-cell office:value-type="float" office:value="0.0155578">
                <text:p>0.0155578</text:p>
              </table:table-cell>
              <table:table-cell office:value-type="float" office:value="0.01867">
                <text:p>0.018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03696">
                <text:p>0.0103696</text:p>
              </table:table-cell>
              <table:table-cell office:value-type="float" office:value="0.0160658">
                <text:p>0.0160658</text:p>
              </table:table-cell>
              <table:table-cell office:value-type="float" office:value="0.0110695">
                <text:p>0.0110695</text:p>
              </table:table-cell>
              <table:table-cell office:value-type="float" office:value="0.0152309">
                <text:p>0.0152309</text:p>
              </table:table-cell>
              <table:table-cell office:value-type="float" office:value="0.01658">
                <text:p>0.016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80975">
                <text:p>0.0080975</text:p>
              </table:table-cell>
              <table:table-cell office:value-type="float" office:value="0.0181192">
                <text:p>0.0181192</text:p>
              </table:table-cell>
              <table:table-cell office:value-type="float" office:value="0.0148421">
                <text:p>0.0148421</text:p>
              </table:table-cell>
              <table:table-cell office:value-type="float" office:value="0.0148291">
                <text:p>0.0148291</text:p>
              </table:table-cell>
              <table:table-cell office:value-type="float" office:value="0.01839">
                <text:p>0.018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73461">
                <text:p>0.0073461</text:p>
              </table:table-cell>
              <table:table-cell office:value-type="float" office:value="0.010777">
                <text:p>0.010777</text:p>
              </table:table-cell>
              <table:table-cell office:value-type="float" office:value="0.0127549">
                <text:p>0.0127549</text:p>
              </table:table-cell>
              <table:table-cell office:value-type="float" office:value="0.0184721">
                <text:p>0.0184721</text:p>
              </table:table-cell>
              <table:table-cell office:value-type="float" office:value="0.01917">
                <text:p>0.019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79264">
                <text:p>0.0079264</text:p>
              </table:table-cell>
              <table:table-cell office:value-type="float" office:value="0.0113531">
                <text:p>0.0113531</text:p>
              </table:table-cell>
              <table:table-cell office:value-type="float" office:value="0.0161039">
                <text:p>0.0161039</text:p>
              </table:table-cell>
              <table:table-cell office:value-type="float" office:value="0.0153962">
                <text:p>0.0153962</text:p>
              </table:table-cell>
              <table:table-cell office:value-type="float" office:value="0.01351">
                <text:p>0.0135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94063">
                <text:p>0.0094063</text:p>
              </table:table-cell>
              <table:table-cell office:value-type="float" office:value="0.0117878">
                <text:p>0.0117878</text:p>
              </table:table-cell>
              <table:table-cell office:value-type="float" office:value="0.0165943">
                <text:p>0.0165943</text:p>
              </table:table-cell>
              <table:table-cell office:value-type="float" office:value="0.0119411">
                <text:p>0.0119411</text:p>
              </table:table-cell>
              <table:table-cell office:value-type="float" office:value="0.01769">
                <text:p>0.017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89851">
                <text:p>0.0089851</text:p>
              </table:table-cell>
              <table:table-cell office:value-type="float" office:value="0.0085923">
                <text:p>0.0085923</text:p>
              </table:table-cell>
              <table:table-cell office:value-type="float" office:value="0.0201076">
                <text:p>0.0201076</text:p>
              </table:table-cell>
              <table:table-cell office:value-type="float" office:value="0.0156006">
                <text:p>0.0156006</text:p>
              </table:table-cell>
              <table:table-cell office:value-type="float" office:value="0.01716">
                <text:p>0.017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82924">
                <text:p>0.0082924</text:p>
              </table:table-cell>
              <table:table-cell office:value-type="float" office:value="0.0097291">
                <text:p>0.0097291</text:p>
              </table:table-cell>
              <table:table-cell office:value-type="float" office:value="0.0114072">
                <text:p>0.0114072</text:p>
              </table:table-cell>
              <table:table-cell office:value-type="float" office:value="0.0172237">
                <text:p>0.0172237</text:p>
              </table:table-cell>
              <table:table-cell office:value-type="float" office:value="0.01793">
                <text:p>0.017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85961">
                <text:p>0.0085961</text:p>
              </table:table-cell>
              <table:table-cell office:value-type="float" office:value="0.0111592">
                <text:p>0.0111592</text:p>
              </table:table-cell>
              <table:table-cell office:value-type="float" office:value="0.0054185">
                <text:p>0.0054185</text:p>
              </table:table-cell>
              <table:table-cell office:value-type="float" office:value="0.0135417">
                <text:p>0.0135417</text:p>
              </table:table-cell>
              <table:table-cell office:value-type="float" office:value="0.01921">
                <text:p>0.0192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7554">
                <text:p>0.007554</text:p>
              </table:table-cell>
              <table:table-cell office:value-type="float" office:value="0.0186438">
                <text:p>0.0186438</text:p>
              </table:table-cell>
              <table:table-cell office:value-type="float" office:value="0.0080655">
                <text:p>0.0080655</text:p>
              </table:table-cell>
              <table:table-cell office:value-type="float" office:value="0.0249876">
                <text:p>0.0249876</text:p>
              </table:table-cell>
              <table:table-cell office:value-type="float" office:value="0.01741">
                <text:p>0.0174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73344">
                <text:p>0.0073344</text:p>
              </table:table-cell>
              <table:table-cell office:value-type="float" office:value="0.0091256">
                <text:p>0.0091256</text:p>
              </table:table-cell>
              <table:table-cell office:value-type="float" office:value="0.0132347">
                <text:p>0.0132347</text:p>
              </table:table-cell>
              <table:table-cell office:value-type="float" office:value="0.0240303">
                <text:p>0.0240303</text:p>
              </table:table-cell>
              <table:table-cell office:value-type="float" office:value="0.01984">
                <text:p>0.019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84592">
                <text:p>0.0084592</text:p>
              </table:table-cell>
              <table:table-cell office:value-type="float" office:value="0.0161225">
                <text:p>0.0161225</text:p>
              </table:table-cell>
              <table:table-cell office:value-type="float" office:value="0.0097743">
                <text:p>0.0097743</text:p>
              </table:table-cell>
              <table:table-cell office:value-type="float" office:value="0.0162662">
                <text:p>0.0162662</text:p>
              </table:table-cell>
              <table:table-cell office:value-type="float" office:value="0.0204">
                <text:p>0.020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82344">
                <text:p>0.0082344</text:p>
              </table:table-cell>
              <table:table-cell office:value-type="float" office:value="0.0104966">
                <text:p>0.0104966</text:p>
              </table:table-cell>
              <table:table-cell office:value-type="float" office:value="0.0133903">
                <text:p>0.0133903</text:p>
              </table:table-cell>
              <table:table-cell office:value-type="float" office:value="0.0248352">
                <text:p>0.0248352</text:p>
              </table:table-cell>
              <table:table-cell office:value-type="float" office:value="0.02196">
                <text:p>0.021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85773">
                <text:p>0.0085773</text:p>
              </table:table-cell>
              <table:table-cell office:value-type="float" office:value="0.0176939">
                <text:p>0.0176939</text:p>
              </table:table-cell>
              <table:table-cell office:value-type="float" office:value="0.0167539">
                <text:p>0.0167539</text:p>
              </table:table-cell>
              <table:table-cell office:value-type="float" office:value="0.0221205">
                <text:p>0.0221205</text:p>
              </table:table-cell>
              <table:table-cell office:value-type="float" office:value="0.02302">
                <text:p>0.0230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78799">
                <text:p>0.0078799</text:p>
              </table:table-cell>
              <table:table-cell office:value-type="float" office:value="0.0173303">
                <text:p>0.0173303</text:p>
              </table:table-cell>
              <table:table-cell office:value-type="float" office:value="0.0111883">
                <text:p>0.0111883</text:p>
              </table:table-cell>
              <table:table-cell office:value-type="float" office:value="0.0131392">
                <text:p>0.0131392</text:p>
              </table:table-cell>
              <table:table-cell office:value-type="float" office:value="0.01941">
                <text:p>0.0194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84439">
                <text:p>0.0084439</text:p>
              </table:table-cell>
              <table:table-cell office:value-type="float" office:value="0.0149118">
                <text:p>0.0149118</text:p>
              </table:table-cell>
              <table:table-cell office:value-type="float" office:value="0.0063451">
                <text:p>0.0063451</text:p>
              </table:table-cell>
              <table:table-cell office:value-type="float" office:value="0.0266045">
                <text:p>0.0266045</text:p>
              </table:table-cell>
              <table:table-cell office:value-type="float" office:value="0.01374">
                <text:p>0.013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72169">
                <text:p>0.0072169</text:p>
              </table:table-cell>
              <table:table-cell office:value-type="float" office:value="0.0138678">
                <text:p>0.0138678</text:p>
              </table:table-cell>
              <table:table-cell office:value-type="float" office:value="0.0151961">
                <text:p>0.0151961</text:p>
              </table:table-cell>
              <table:table-cell office:value-type="float" office:value="0.0209424">
                <text:p>0.0209424</text:p>
              </table:table-cell>
              <table:table-cell office:value-type="float" office:value="0.0178">
                <text:p>0.01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84218">
                <text:p>0.0084218</text:p>
              </table:table-cell>
              <table:table-cell office:value-type="float" office:value="0.0102877">
                <text:p>0.0102877</text:p>
              </table:table-cell>
              <table:table-cell office:value-type="float" office:value="0.0104973">
                <text:p>0.0104973</text:p>
              </table:table-cell>
              <table:table-cell office:value-type="float" office:value="0.0251911">
                <text:p>0.0251911</text:p>
              </table:table-cell>
              <table:table-cell office:value-type="float" office:value="0.01108">
                <text:p>0.011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83948">
                <text:p>0.0083948</text:p>
              </table:table-cell>
              <table:table-cell office:value-type="float" office:value="0.0188325">
                <text:p>0.0188325</text:p>
              </table:table-cell>
              <table:table-cell office:value-type="float" office:value="0.0125342">
                <text:p>0.0125342</text:p>
              </table:table-cell>
              <table:table-cell office:value-type="float" office:value="0.0272825">
                <text:p>0.0272825</text:p>
              </table:table-cell>
              <table:table-cell office:value-type="float" office:value="0.01589">
                <text:p>0.0158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71826">
                <text:p>0.0071826</text:p>
              </table:table-cell>
              <table:table-cell office:value-type="float" office:value="0.0103848">
                <text:p>0.0103848</text:p>
              </table:table-cell>
              <table:table-cell office:value-type="float" office:value="0.0091427">
                <text:p>0.0091427</text:p>
              </table:table-cell>
              <table:table-cell office:value-type="float" office:value="0.034379">
                <text:p>0.034379</text:p>
              </table:table-cell>
              <table:table-cell office:value-type="float" office:value="0.01848">
                <text:p>0.018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73991">
                <text:p>0.0073991</text:p>
              </table:table-cell>
              <table:table-cell office:value-type="float" office:value="0.0171538">
                <text:p>0.0171538</text:p>
              </table:table-cell>
              <table:table-cell office:value-type="float" office:value="0.0195918">
                <text:p>0.0195918</text:p>
              </table:table-cell>
              <table:table-cell office:value-type="float" office:value="0.0157385">
                <text:p>0.0157385</text:p>
              </table:table-cell>
              <table:table-cell office:value-type="float" office:value="0.02184">
                <text:p>0.0218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72511">
                <text:p>0.0072511</text:p>
              </table:table-cell>
              <table:table-cell office:value-type="float" office:value="0.0138703">
                <text:p>0.0138703</text:p>
              </table:table-cell>
              <table:table-cell office:value-type="float" office:value="0.0171513">
                <text:p>0.0171513</text:p>
              </table:table-cell>
              <table:table-cell office:value-type="float" office:value="0.0297673">
                <text:p>0.0297673</text:p>
              </table:table-cell>
              <table:table-cell office:value-type="float" office:value="0.01649">
                <text:p>0.016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73256">
                <text:p>0.0073256</text:p>
              </table:table-cell>
              <table:table-cell office:value-type="float" office:value="0.011298">
                <text:p>0.011298</text:p>
              </table:table-cell>
              <table:table-cell office:value-type="float" office:value="0.0139495">
                <text:p>0.0139495</text:p>
              </table:table-cell>
              <table:table-cell office:value-type="float" office:value="0.0276053">
                <text:p>0.0276053</text:p>
              </table:table-cell>
              <table:table-cell office:value-type="float" office:value="0.01345">
                <text:p>0.0134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97437">
                <text:p>0.0097437</text:p>
              </table:table-cell>
              <table:table-cell office:value-type="float" office:value="0.0127399">
                <text:p>0.0127399</text:p>
              </table:table-cell>
              <table:table-cell office:value-type="float" office:value="0.0187153">
                <text:p>0.0187153</text:p>
              </table:table-cell>
              <table:table-cell office:value-type="float" office:value="0.011628">
                <text:p>0.011628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65825">
                <text:p>0.0065825</text:p>
              </table:table-cell>
              <table:table-cell office:value-type="float" office:value="0.0129482">
                <text:p>0.0129482</text:p>
              </table:table-cell>
              <table:table-cell office:value-type="float" office:value="0.0152111">
                <text:p>0.0152111</text:p>
              </table:table-cell>
              <table:table-cell office:value-type="float" office:value="0.0359386">
                <text:p>0.0359386</text:p>
              </table:table-cell>
              <table:table-cell office:value-type="float" office:value="0.0173">
                <text:p>0.017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79149">
                <text:p>0.0079149</text:p>
              </table:table-cell>
              <table:table-cell office:value-type="float" office:value="0.0200547">
                <text:p>0.0200547</text:p>
              </table:table-cell>
              <table:table-cell office:value-type="float" office:value="0.0139517">
                <text:p>0.0139517</text:p>
              </table:table-cell>
              <table:table-cell office:value-type="float" office:value="0.0257136">
                <text:p>0.0257136</text:p>
              </table:table-cell>
              <table:table-cell office:value-type="float" office:value="0.02094">
                <text:p>0.020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85459">
                <text:p>0.0085459</text:p>
              </table:table-cell>
              <table:table-cell office:value-type="float" office:value="0.0149947">
                <text:p>0.0149947</text:p>
              </table:table-cell>
              <table:table-cell office:value-type="float" office:value="0.0130732">
                <text:p>0.0130732</text:p>
              </table:table-cell>
              <table:table-cell office:value-type="float" office:value="0.0253932">
                <text:p>0.0253932</text:p>
              </table:table-cell>
              <table:table-cell office:value-type="float" office:value="0.01407">
                <text:p>0.014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80309">
                <text:p>0.0080309</text:p>
              </table:table-cell>
              <table:table-cell office:value-type="float" office:value="0.015514">
                <text:p>0.015514</text:p>
              </table:table-cell>
              <table:table-cell office:value-type="float" office:value="0.0114737">
                <text:p>0.0114737</text:p>
              </table:table-cell>
              <table:table-cell office:value-type="float" office:value="0.0252385">
                <text:p>0.0252385</text:p>
              </table:table-cell>
              <table:table-cell office:value-type="float" office:value="0.01843">
                <text:p>0.0184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7535">
                <text:p>0.007535</text:p>
              </table:table-cell>
              <table:table-cell office:value-type="float" office:value="0.0150705">
                <text:p>0.0150705</text:p>
              </table:table-cell>
              <table:table-cell office:value-type="float" office:value="0.0156891">
                <text:p>0.0156891</text:p>
              </table:table-cell>
              <table:table-cell office:value-type="float" office:value="0.0186926">
                <text:p>0.0186926</text:p>
              </table:table-cell>
              <table:table-cell office:value-type="float" office:value="0.0223">
                <text:p>0.02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6853">
                <text:p>0.006853</text:p>
              </table:table-cell>
              <table:table-cell office:value-type="float" office:value="0.0105625">
                <text:p>0.0105625</text:p>
              </table:table-cell>
              <table:table-cell office:value-type="float" office:value="0.0157731">
                <text:p>0.0157731</text:p>
              </table:table-cell>
              <table:table-cell office:value-type="float" office:value="0.0208141">
                <text:p>0.0208141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81725">
                <text:p>0.0081725</text:p>
              </table:table-cell>
              <table:table-cell office:value-type="float" office:value="0.0098546">
                <text:p>0.0098546</text:p>
              </table:table-cell>
              <table:table-cell office:value-type="float" office:value="0.0089187">
                <text:p>0.0089187</text:p>
              </table:table-cell>
              <table:table-cell office:value-type="float" office:value="0.0286378">
                <text:p>0.0286378</text:p>
              </table:table-cell>
              <table:table-cell office:value-type="float" office:value="0.0215">
                <text:p>0.02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80728">
                <text:p>0.0080728</text:p>
              </table:table-cell>
              <table:table-cell office:value-type="float" office:value="0.0096692">
                <text:p>0.0096692</text:p>
              </table:table-cell>
              <table:table-cell office:value-type="float" office:value="0.0150689">
                <text:p>0.0150689</text:p>
              </table:table-cell>
              <table:table-cell office:value-type="float" office:value="0.0144709">
                <text:p>0.0144709</text:p>
              </table:table-cell>
              <table:table-cell office:value-type="float" office:value="0.01947">
                <text:p>0.0194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84469">
                <text:p>0.0084469</text:p>
              </table:table-cell>
              <table:table-cell office:value-type="float" office:value="0.0098765">
                <text:p>0.0098765</text:p>
              </table:table-cell>
              <table:table-cell office:value-type="float" office:value="0.0170532">
                <text:p>0.0170532</text:p>
              </table:table-cell>
              <table:table-cell office:value-type="float" office:value="0.0329004">
                <text:p>0.0329004</text:p>
              </table:table-cell>
              <table:table-cell office:value-type="float" office:value="0.0163">
                <text:p>0.01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67927">
                <text:p>0.0067927</text:p>
              </table:table-cell>
              <table:table-cell office:value-type="float" office:value="0.0082076">
                <text:p>0.0082076</text:p>
              </table:table-cell>
              <table:table-cell office:value-type="float" office:value="0.0180923">
                <text:p>0.0180923</text:p>
              </table:table-cell>
              <table:table-cell office:value-type="float" office:value="0.0140921">
                <text:p>0.0140921</text:p>
              </table:table-cell>
              <table:table-cell office:value-type="float" office:value="0.01534">
                <text:p>0.0153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85002">
                <text:p>0.0085002</text:p>
              </table:table-cell>
              <table:table-cell office:value-type="float" office:value="0.0121885">
                <text:p>0.0121885</text:p>
              </table:table-cell>
              <table:table-cell office:value-type="float" office:value="0.0131479">
                <text:p>0.0131479</text:p>
              </table:table-cell>
              <table:table-cell office:value-type="float" office:value="0.0171544">
                <text:p>0.0171544</text:p>
              </table:table-cell>
              <table:table-cell office:value-type="float" office:value="0.01707">
                <text:p>0.0170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70287">
                <text:p>0.0070287</text:p>
              </table:table-cell>
              <table:table-cell office:value-type="float" office:value="0.0136407">
                <text:p>0.0136407</text:p>
              </table:table-cell>
              <table:table-cell office:value-type="float" office:value="0.0188321">
                <text:p>0.0188321</text:p>
              </table:table-cell>
              <table:table-cell office:value-type="float" office:value="0.0268812">
                <text:p>0.026881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73603">
                <text:p>0.0073603</text:p>
              </table:table-cell>
              <table:table-cell office:value-type="float" office:value="0.0189833">
                <text:p>0.0189833</text:p>
              </table:table-cell>
              <table:table-cell office:value-type="float" office:value="0.0129052">
                <text:p>0.0129052</text:p>
              </table:table-cell>
              <table:table-cell office:value-type="float" office:value="0.0170872">
                <text:p>0.0170872</text:p>
              </table:table-cell>
              <table:table-cell office:value-type="float" office:value="0.02235">
                <text:p>0.0223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79612">
                <text:p>0.0079612</text:p>
              </table:table-cell>
              <table:table-cell office:value-type="float" office:value="0.0136064">
                <text:p>0.0136064</text:p>
              </table:table-cell>
              <table:table-cell office:value-type="float" office:value="0.015184">
                <text:p>0.015184</text:p>
              </table:table-cell>
              <table:table-cell office:value-type="float" office:value="0.0304061">
                <text:p>0.0304061</text:p>
              </table:table-cell>
              <table:table-cell office:value-type="float" office:value="0.02239">
                <text:p>0.0223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75162">
                <text:p>0.0075162</text:p>
              </table:table-cell>
              <table:table-cell office:value-type="float" office:value="0.0156522">
                <text:p>0.0156522</text:p>
              </table:table-cell>
              <table:table-cell office:value-type="float" office:value="0.013768">
                <text:p>0.013768</text:p>
              </table:table-cell>
              <table:table-cell office:value-type="float" office:value="0.0149957">
                <text:p>0.0149957</text:p>
              </table:table-cell>
              <table:table-cell office:value-type="float" office:value="0.01994">
                <text:p>0.0199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80611">
                <text:p>0.0080611</text:p>
              </table:table-cell>
              <table:table-cell office:value-type="float" office:value="0.0181974">
                <text:p>0.0181974</text:p>
              </table:table-cell>
              <table:table-cell office:value-type="float" office:value="0.0124389">
                <text:p>0.0124389</text:p>
              </table:table-cell>
              <table:table-cell office:value-type="float" office:value="0.0161354">
                <text:p>0.0161354</text:p>
              </table:table-cell>
              <table:table-cell office:value-type="float" office:value="0.02314">
                <text:p>0.023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98583">
                <text:p>0.0098583</text:p>
              </table:table-cell>
              <table:table-cell office:value-type="float" office:value="0.0096182">
                <text:p>0.0096182</text:p>
              </table:table-cell>
              <table:table-cell office:value-type="float" office:value="0.0109083">
                <text:p>0.0109083</text:p>
              </table:table-cell>
              <table:table-cell office:value-type="float" office:value="0.015973">
                <text:p>0.015973</text:p>
              </table:table-cell>
              <table:table-cell office:value-type="float" office:value="0.02705">
                <text:p>0.027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82894">
                <text:p>0.0082894</text:p>
              </table:table-cell>
              <table:table-cell office:value-type="float" office:value="0.0143824">
                <text:p>0.0143824</text:p>
              </table:table-cell>
              <table:table-cell office:value-type="float" office:value="0.0190234">
                <text:p>0.0190234</text:p>
              </table:table-cell>
              <table:table-cell office:value-type="float" office:value="0.0145361">
                <text:p>0.0145361</text:p>
              </table:table-cell>
              <table:table-cell office:value-type="float" office:value="0.01737">
                <text:p>0.0173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77693">
                <text:p>0.0077693</text:p>
              </table:table-cell>
              <table:table-cell office:value-type="float" office:value="0.0155609">
                <text:p>0.0155609</text:p>
              </table:table-cell>
              <table:table-cell office:value-type="float" office:value="0.0108328">
                <text:p>0.0108328</text:p>
              </table:table-cell>
              <table:table-cell office:value-type="float" office:value="0.0130254">
                <text:p>0.0130254</text:p>
              </table:table-cell>
              <table:table-cell office:value-type="float" office:value="0.01223">
                <text:p>0.012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72553">
                <text:p>0.0072553</text:p>
              </table:table-cell>
              <table:table-cell office:value-type="float" office:value="0.0123753">
                <text:p>0.0123753</text:p>
              </table:table-cell>
              <table:table-cell office:value-type="float" office:value="0.0169106">
                <text:p>0.0169106</text:p>
              </table:table-cell>
              <table:table-cell office:value-type="float" office:value="0.022315">
                <text:p>0.022315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84294">
                <text:p>0.0084294</text:p>
              </table:table-cell>
              <table:table-cell office:value-type="float" office:value="0.0164174">
                <text:p>0.0164174</text:p>
              </table:table-cell>
              <table:table-cell office:value-type="float" office:value="0.0128049">
                <text:p>0.0128049</text:p>
              </table:table-cell>
              <table:table-cell office:value-type="float" office:value="0.0126104">
                <text:p>0.0126104</text:p>
              </table:table-cell>
              <table:table-cell office:value-type="float" office:value="0.01474">
                <text:p>0.0147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72681">
                <text:p>0.0072681</text:p>
              </table:table-cell>
              <table:table-cell office:value-type="float" office:value="0.0158711">
                <text:p>0.0158711</text:p>
              </table:table-cell>
              <table:table-cell office:value-type="float" office:value="0.0102736">
                <text:p>0.0102736</text:p>
              </table:table-cell>
              <table:table-cell office:value-type="float" office:value="0.020075">
                <text:p>0.020075</text:p>
              </table:table-cell>
              <table:table-cell office:value-type="float" office:value="0.02005">
                <text:p>0.020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90072">
                <text:p>0.0090072</text:p>
              </table:table-cell>
              <table:table-cell office:value-type="float" office:value="0.0110382">
                <text:p>0.0110382</text:p>
              </table:table-cell>
              <table:table-cell office:value-type="float" office:value="0.0117753">
                <text:p>0.0117753</text:p>
              </table:table-cell>
              <table:table-cell office:value-type="float" office:value="0.0210444">
                <text:p>0.0210444</text:p>
              </table:table-cell>
              <table:table-cell office:value-type="float" office:value="0.01774">
                <text:p>0.0177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78593">
                <text:p>0.0078593</text:p>
              </table:table-cell>
              <table:table-cell office:value-type="float" office:value="0.0110536">
                <text:p>0.0110536</text:p>
              </table:table-cell>
              <table:table-cell office:value-type="float" office:value="0.0133143">
                <text:p>0.0133143</text:p>
              </table:table-cell>
              <table:table-cell office:value-type="float" office:value="0.0242135">
                <text:p>0.0242135</text:p>
              </table:table-cell>
              <table:table-cell office:value-type="float" office:value="0.01716">
                <text:p>0.017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75511">
                <text:p>0.0075511</text:p>
              </table:table-cell>
              <table:table-cell office:value-type="float" office:value="0.0150067">
                <text:p>0.0150067</text:p>
              </table:table-cell>
              <table:table-cell office:value-type="float" office:value="0.0109981">
                <text:p>0.0109981</text:p>
              </table:table-cell>
              <table:table-cell office:value-type="float" office:value="0.0252909">
                <text:p>0.0252909</text:p>
              </table:table-cell>
              <table:table-cell office:value-type="float" office:value="0.02496">
                <text:p>0.024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83307">
                <text:p>0.0083307</text:p>
              </table:table-cell>
              <table:table-cell office:value-type="float" office:value="0.015781">
                <text:p>0.015781</text:p>
              </table:table-cell>
              <table:table-cell office:value-type="float" office:value="0.0120078">
                <text:p>0.0120078</text:p>
              </table:table-cell>
              <table:table-cell office:value-type="float" office:value="0.0105931">
                <text:p>0.0105931</text:p>
              </table:table-cell>
              <table:table-cell office:value-type="float" office:value="0.01713">
                <text:p>0.0171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87479">
                <text:p>0.0087479</text:p>
              </table:table-cell>
              <table:table-cell office:value-type="float" office:value="0.0100028">
                <text:p>0.0100028</text:p>
              </table:table-cell>
              <table:table-cell office:value-type="float" office:value="0.0180763">
                <text:p>0.0180763</text:p>
              </table:table-cell>
              <table:table-cell office:value-type="float" office:value="0.0155921">
                <text:p>0.0155921</text:p>
              </table:table-cell>
              <table:table-cell office:value-type="float" office:value="0.01975">
                <text:p>0.019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85484">
                <text:p>0.0085484</text:p>
              </table:table-cell>
              <table:table-cell office:value-type="float" office:value="0.0165441">
                <text:p>0.0165441</text:p>
              </table:table-cell>
              <table:table-cell office:value-type="float" office:value="0.0138695">
                <text:p>0.0138695</text:p>
              </table:table-cell>
              <table:table-cell office:value-type="float" office:value="0.0177627">
                <text:p>0.0177627</text:p>
              </table:table-cell>
              <table:table-cell office:value-type="float" office:value="0.01857">
                <text:p>0.0185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94892">
                <text:p>0.0094892</text:p>
              </table:table-cell>
              <table:table-cell office:value-type="float" office:value="0.0121917">
                <text:p>0.0121917</text:p>
              </table:table-cell>
              <table:table-cell office:value-type="float" office:value="0.0082285">
                <text:p>0.0082285</text:p>
              </table:table-cell>
              <table:table-cell office:value-type="float" office:value="0.0144582">
                <text:p>0.0144582</text:p>
              </table:table-cell>
              <table:table-cell office:value-type="float" office:value="0.02693">
                <text:p>0.0269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76003">
                <text:p>0.0076003</text:p>
              </table:table-cell>
              <table:table-cell office:value-type="float" office:value="0.0146451">
                <text:p>0.0146451</text:p>
              </table:table-cell>
              <table:table-cell office:value-type="float" office:value="0.0120172">
                <text:p>0.0120172</text:p>
              </table:table-cell>
              <table:table-cell office:value-type="float" office:value="0.0220998">
                <text:p>0.0220998</text:p>
              </table:table-cell>
              <table:table-cell office:value-type="float" office:value="0.01082">
                <text:p>0.010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83382">
                <text:p>0.0083382</text:p>
              </table:table-cell>
              <table:table-cell office:value-type="float" office:value="0.0148681">
                <text:p>0.0148681</text:p>
              </table:table-cell>
              <table:table-cell office:value-type="float" office:value="0.0169139">
                <text:p>0.0169139</text:p>
              </table:table-cell>
              <table:table-cell office:value-type="float" office:value="0.0146842">
                <text:p>0.0146842</text:p>
              </table:table-cell>
              <table:table-cell office:value-type="float" office:value="0.00933">
                <text:p>0.009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73169">
                <text:p>0.0073169</text:p>
              </table:table-cell>
              <table:table-cell office:value-type="float" office:value="0.0156248">
                <text:p>0.0156248</text:p>
              </table:table-cell>
              <table:table-cell office:value-type="float" office:value="0.0136328">
                <text:p>0.0136328</text:p>
              </table:table-cell>
              <table:table-cell office:value-type="float" office:value="0.0139458">
                <text:p>0.0139458</text:p>
              </table:table-cell>
              <table:table-cell office:value-type="float" office:value="0.02688">
                <text:p>0.026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71848">
                <text:p>0.0071848</text:p>
              </table:table-cell>
              <table:table-cell office:value-type="float" office:value="0.0113236">
                <text:p>0.0113236</text:p>
              </table:table-cell>
              <table:table-cell office:value-type="float" office:value="0.0143613">
                <text:p>0.0143613</text:p>
              </table:table-cell>
              <table:table-cell office:value-type="float" office:value="0.0149069">
                <text:p>0.0149069</text:p>
              </table:table-cell>
              <table:table-cell office:value-type="float" office:value="0.01714">
                <text:p>0.017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90908">
                <text:p>0.0090908</text:p>
              </table:table-cell>
              <table:table-cell office:value-type="float" office:value="0.0142667">
                <text:p>0.0142667</text:p>
              </table:table-cell>
              <table:table-cell office:value-type="float" office:value="0.0142028">
                <text:p>0.0142028</text:p>
              </table:table-cell>
              <table:table-cell office:value-type="float" office:value="0.0149036">
                <text:p>0.0149036</text:p>
              </table:table-cell>
              <table:table-cell office:value-type="float" office:value="0.01907">
                <text:p>0.0190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74399">
                <text:p>0.0074399</text:p>
              </table:table-cell>
              <table:table-cell office:value-type="float" office:value="0.0086328">
                <text:p>0.0086328</text:p>
              </table:table-cell>
              <table:table-cell office:value-type="float" office:value="0.012792">
                <text:p>0.012792</text:p>
              </table:table-cell>
              <table:table-cell office:value-type="float" office:value="0.0123039">
                <text:p>0.0123039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8576">
                <text:p>0.008576</text:p>
              </table:table-cell>
              <table:table-cell office:value-type="float" office:value="0.0151296">
                <text:p>0.0151296</text:p>
              </table:table-cell>
              <table:table-cell office:value-type="float" office:value="0.0071845">
                <text:p>0.0071845</text:p>
              </table:table-cell>
              <table:table-cell office:value-type="float" office:value="0.0099538">
                <text:p>0.0099538</text:p>
              </table:table-cell>
              <table:table-cell office:value-type="float" office:value="0.01567">
                <text:p>0.015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67871">
                <text:p>0.0067871</text:p>
              </table:table-cell>
              <table:table-cell office:value-type="float" office:value="0.0196341">
                <text:p>0.0196341</text:p>
              </table:table-cell>
              <table:table-cell office:value-type="float" office:value="0.0114942">
                <text:p>0.0114942</text:p>
              </table:table-cell>
              <table:table-cell office:value-type="float" office:value="0.0203957">
                <text:p>0.0203957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76507">
                <text:p>0.0076507</text:p>
              </table:table-cell>
              <table:table-cell office:value-type="float" office:value="0.0130454">
                <text:p>0.0130454</text:p>
              </table:table-cell>
              <table:table-cell office:value-type="float" office:value="0.0126829">
                <text:p>0.0126829</text:p>
              </table:table-cell>
              <table:table-cell office:value-type="float" office:value="0.0133163">
                <text:p>0.0133163</text:p>
              </table:table-cell>
              <table:table-cell office:value-type="float" office:value="0.01933">
                <text:p>0.019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66745">
                <text:p>0.0066745</text:p>
              </table:table-cell>
              <table:table-cell office:value-type="float" office:value="0.0118015">
                <text:p>0.0118015</text:p>
              </table:table-cell>
              <table:table-cell office:value-type="float" office:value="0.015142">
                <text:p>0.015142</text:p>
              </table:table-cell>
              <table:table-cell office:value-type="float" office:value="0.0140597">
                <text:p>0.0140597</text:p>
              </table:table-cell>
              <table:table-cell office:value-type="float" office:value="0.01565">
                <text:p>0.0156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72929">
                <text:p>0.0072929</text:p>
              </table:table-cell>
              <table:table-cell office:value-type="float" office:value="0.0103908">
                <text:p>0.0103908</text:p>
              </table:table-cell>
              <table:table-cell office:value-type="float" office:value="0.0102899">
                <text:p>0.0102899</text:p>
              </table:table-cell>
              <table:table-cell office:value-type="float" office:value="0.0127982">
                <text:p>0.0127982</text:p>
              </table:table-cell>
              <table:table-cell office:value-type="float" office:value="0.02409">
                <text:p>0.024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81752">
                <text:p>0.0081752</text:p>
              </table:table-cell>
              <table:table-cell office:value-type="float" office:value="0.0160792">
                <text:p>0.0160792</text:p>
              </table:table-cell>
              <table:table-cell office:value-type="float" office:value="0.0173281">
                <text:p>0.0173281</text:p>
              </table:table-cell>
              <table:table-cell office:value-type="float" office:value="0.0241653">
                <text:p>0.0241653</text:p>
              </table:table-cell>
              <table:table-cell office:value-type="float" office:value="0.01347">
                <text:p>0.013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63445">
                <text:p>0.0063445</text:p>
              </table:table-cell>
              <table:table-cell office:value-type="float" office:value="0.0103141">
                <text:p>0.0103141</text:p>
              </table:table-cell>
              <table:table-cell office:value-type="float" office:value="0.0149928">
                <text:p>0.0149928</text:p>
              </table:table-cell>
              <table:table-cell office:value-type="float" office:value="0.0157003">
                <text:p>0.0157003</text:p>
              </table:table-cell>
              <table:table-cell office:value-type="float" office:value="0.01374">
                <text:p>0.0137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8392">
                <text:p>0.008392</text:p>
              </table:table-cell>
              <table:table-cell office:value-type="float" office:value="0.0120784">
                <text:p>0.0120784</text:p>
              </table:table-cell>
              <table:table-cell office:value-type="float" office:value="0.0119555">
                <text:p>0.0119555</text:p>
              </table:table-cell>
              <table:table-cell office:value-type="float" office:value="0.0150348">
                <text:p>0.0150348</text:p>
              </table:table-cell>
              <table:table-cell office:value-type="float" office:value="0.01804">
                <text:p>0.018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7.2$Windows_X86_64 LibreOffice_project/8d71d29d553c0f7dcbfa38fbfda25ee34cce99a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